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1.65805555555556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99319444444444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4.40972222222222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6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xperime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<text:s/>T_start</text:p>
          </table:table-cell>
          <table:table-cell office:value-type="string" table:style-name="ce2">
            <text:p><text:s/>T_end</text:p>
          </table:table-cell>
          <table:table-cell office:value-type="string" table:style-name="ce3">
            <text:p>T_elapsed (ms)</text:p>
          </table:table-cell>
          <table:table-cell office:value-type="string" table:style-name="ce3">
            <text:p>P_CPU (%)</text:p>
          </table:table-cell>
          <table:table-cell office:value-type="string" table:style-name="ce3">
            <text:p>Pw_CPU (W)</text:p>
          </table:table-cell>
          <table:table-cell office:value-type="string" table:style-name="ce4">
            <text:p>Consumed energy (J=Ws)</text:p>
          </table:table-cell>
          <table:table-cell table:number-columns-repeated="16378" table:style-name="ce3"/>
        </table:table-row>
        <table:table-row table:style-name="ro2">
          <table:table-cell office:value-type="time" office:time-value="PT18H27M0S" table:style-name="ce5">
            <text:p>18:27:00</text:p>
          </table:table-cell>
          <table:table-cell office:value-type="time" office:time-value="PT18H27M1S" table:style-name="ce5">
            <text:p>18:27:01</text:p>
          </table:table-cell>
          <table:table-cell office:value-type="float" office:value="1016" table:style-name="ce1">
            <text:p>1016</text:p>
          </table:table-cell>
          <table:table-cell office:value-type="float" office:value="2.4609999999999999" table:style-name="ce1">
            <text:p>2,461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0.20421600000000001" table:formula="of:=[.C3]/1000*[.E3]" table:style-name="ce1">
            <text:p>0,204216</text:p>
          </table:table-cell>
          <table:table-cell table:number-columns-repeated="16378"/>
        </table:table-row>
        <table:table-row table:style-name="ro2">
          <table:table-cell office:value-type="time" office:time-value="PT18H27M1S" table:style-name="ce5">
            <text:p>18:27:01</text:p>
          </table:table-cell>
          <table:table-cell office:value-type="time" office:time-value="PT18H27M2S" table:style-name="ce5">
            <text:p>18:27:02</text:p>
          </table:table-cell>
          <table:table-cell office:value-type="float" office:value="1016" table:style-name="ce1">
            <text:p>1016</text:p>
          </table:table-cell>
          <table:table-cell office:value-type="float" office:value="3.4449999999999998" table:style-name="ce1">
            <text:p>3,445</text:p>
          </table:table-cell>
          <table:table-cell office:value-type="float" office:value="0.219" table:style-name="ce1">
            <text:p>0,219</text:p>
          </table:table-cell>
          <table:table-cell office:value-type="float" office:value="0.22250400000000001" table:formula="of:=[.C4]/1000*[.E4]" table:style-name="ce1">
            <text:p>0,222504</text:p>
          </table:table-cell>
          <table:table-cell table:number-columns-repeated="16378"/>
        </table:table-row>
        <table:table-row table:style-name="ro2">
          <table:table-cell office:value-type="time" office:time-value="PT18H27M2S" table:style-name="ce5">
            <text:p>18:27:02</text:p>
          </table:table-cell>
          <table:table-cell office:value-type="time" office:time-value="PT18H27M3S" table:style-name="ce5">
            <text:p>18:27:03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0.21619499999999997" table:formula="of:=[.C5]/1000*[.E5]" table:style-name="ce1">
            <text:p>0,216195</text:p>
          </table:table-cell>
          <table:table-cell table:number-columns-repeated="16378"/>
        </table:table-row>
        <table:table-row table:style-name="ro2">
          <table:table-cell office:value-type="time" office:time-value="PT18H27M3S" table:style-name="ce5">
            <text:p>18:27:03</text:p>
          </table:table-cell>
          <table:table-cell office:value-type="time" office:time-value="PT18H27M4S" table:style-name="ce5">
            <text:p>18:27:04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0.21213499999999996" table:formula="of:=[.C6]/1000*[.E6]" table:style-name="ce1">
            <text:p>0,212135</text:p>
          </table:table-cell>
          <table:table-cell table:number-columns-repeated="16378"/>
        </table:table-row>
        <table:table-row table:style-name="ro2">
          <table:table-cell office:value-type="time" office:time-value="PT18H27M4S" table:style-name="ce5">
            <text:p>18:27:04</text:p>
          </table:table-cell>
          <table:table-cell office:value-type="time" office:time-value="PT18H27M5S" table:style-name="ce5">
            <text:p>18:27:05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47" table:style-name="ce1">
            <text:p>0,247</text:p>
          </table:table-cell>
          <table:table-cell office:value-type="float" office:value="0.25070499999999996" table:formula="of:=[.C7]/1000*[.E7]" table:style-name="ce1">
            <text:p>0,250705</text:p>
          </table:table-cell>
          <table:table-cell table:number-columns-repeated="16378"/>
        </table:table-row>
        <table:table-row table:style-name="ro2">
          <table:table-cell office:value-type="time" office:time-value="PT18H27M5S" table:style-name="ce5">
            <text:p>18:27:05</text:p>
          </table:table-cell>
          <table:table-cell office:value-type="time" office:time-value="PT18H27M6S" table:style-name="ce5">
            <text:p>18:27:06</text:p>
          </table:table-cell>
          <table:table-cell office:value-type="float" office:value="1016" table:style-name="ce1">
            <text:p>1016</text:p>
          </table:table-cell>
          <table:table-cell office:value-type="float" office:value="3.6909999999999998" table:style-name="ce1">
            <text:p>3,691</text:p>
          </table:table-cell>
          <table:table-cell office:value-type="float" office:value="0.20899999999999999" table:style-name="ce1">
            <text:p>0,209</text:p>
          </table:table-cell>
          <table:table-cell office:value-type="float" office:value="0.212344" table:formula="of:=[.C8]/1000*[.E8]" table:style-name="ce1">
            <text:p>0,212344</text:p>
          </table:table-cell>
          <table:table-cell table:number-columns-repeated="16378"/>
        </table:table-row>
        <table:table-row table:style-name="ro2">
          <table:table-cell office:value-type="time" office:time-value="PT18H27M6S" table:style-name="ce5">
            <text:p>18:27:06</text:p>
          </table:table-cell>
          <table:table-cell office:value-type="time" office:time-value="PT18H27M7S" table:style-name="ce5">
            <text:p>18:27:07</text:p>
          </table:table-cell>
          <table:table-cell office:value-type="float" office:value="1016" table:style-name="ce1">
            <text:p>1016</text:p>
          </table:table-cell>
          <table:table-cell office:value-type="float" office:value="3.6909999999999998" table:style-name="ce1">
            <text:p>3,691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10312" table:formula="of:=[.C9]/1000*[.E9]" table:style-name="ce1">
            <text:p>0,210312</text:p>
          </table:table-cell>
          <table:table-cell table:number-columns-repeated="16378"/>
        </table:table-row>
        <table:table-row table:style-name="ro2">
          <table:table-cell office:value-type="time" office:time-value="PT18H27M7S" table:style-name="ce5">
            <text:p>18:27:07</text:p>
          </table:table-cell>
          <table:table-cell office:value-type="time" office:time-value="PT18H27M8S" table:style-name="ce5">
            <text:p>18:27:08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1010499999999996" table:formula="of:=[.C10]/1000*[.E10]" table:style-name="ce1">
            <text:p>0,210105</text:p>
          </table:table-cell>
          <table:table-cell table:number-columns-repeated="16378"/>
        </table:table-row>
        <table:table-row table:style-name="ro2">
          <table:table-cell office:value-type="time" office:time-value="PT18H27M8S" table:style-name="ce5">
            <text:p>18:27:08</text:p>
          </table:table-cell>
          <table:table-cell office:value-type="time" office:time-value="PT18H27M9S" table:style-name="ce5">
            <text:p>18:27:09</text:p>
          </table:table-cell>
          <table:table-cell office:value-type="float" office:value="1016" table:style-name="ce1">
            <text:p>1016</text:p>
          </table:table-cell>
          <table:table-cell office:value-type="float" office:value="3.6909999999999998" table:style-name="ce1">
            <text:p>3,691</text:p>
          </table:table-cell>
          <table:table-cell office:value-type="float" office:value="0.23200000000000001" table:style-name="ce1">
            <text:p>0,232</text:p>
          </table:table-cell>
          <table:table-cell office:value-type="float" office:value="0.235712" table:formula="of:=[.C11]/1000*[.E11]" table:style-name="ce1">
            <text:p>0,235712</text:p>
          </table:table-cell>
          <table:table-cell table:number-columns-repeated="16378"/>
        </table:table-row>
        <table:table-row table:style-name="ro2">
          <table:table-cell office:value-type="time" office:time-value="PT18H27M9S" table:style-name="ce5">
            <text:p>18:27:09</text:p>
          </table:table-cell>
          <table:table-cell office:value-type="time" office:time-value="PT18H27M10S" table:style-name="ce5">
            <text:p>18:27:10</text:p>
          </table:table-cell>
          <table:table-cell office:value-type="float" office:value="1016" table:style-name="ce1">
            <text:p>1016</text:p>
          </table:table-cell>
          <table:table-cell office:value-type="float" office:value="4.1829999999999998" table:style-name="ce1">
            <text:p>4,183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143200000000002" table:formula="of:=[.C12]/1000*[.E12]" table:style-name="ce1">
            <text:p>0,281432</text:p>
          </table:table-cell>
          <table:table-cell table:number-columns-repeated="16378"/>
        </table:table-row>
        <table:table-row table:style-name="ro2">
          <table:table-cell office:value-type="time" office:time-value="PT18H27M10S" table:style-name="ce5">
            <text:p>18:27:10</text:p>
          </table:table-cell>
          <table:table-cell office:value-type="time" office:time-value="PT18H27M11S" table:style-name="ce5">
            <text:p>18:27:11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3899999999999999" table:style-name="ce1">
            <text:p>0,239</text:p>
          </table:table-cell>
          <table:table-cell office:value-type="float" office:value="0.24258499999999997" table:formula="of:=[.C13]/1000*[.E13]" table:style-name="ce1">
            <text:p>0,242585</text:p>
          </table:table-cell>
          <table:table-cell table:number-columns-repeated="16378"/>
        </table:table-row>
        <table:table-row table:style-name="ro2">
          <table:table-cell office:value-type="time" office:time-value="PT18H27M11S" table:style-name="ce5">
            <text:p>18:27:11</text:p>
          </table:table-cell>
          <table:table-cell office:value-type="time" office:time-value="PT18H27M12S" table:style-name="ce5">
            <text:p>18:27:12</text:p>
          </table:table-cell>
          <table:table-cell office:value-type="float" office:value="1015" table:style-name="ce1">
            <text:p>1015</text:p>
          </table:table-cell>
          <table:table-cell office:value-type="float" office:value="2.956" table:style-name="ce1">
            <text:p>2,956</text:p>
          </table:table-cell>
          <table:table-cell office:value-type="float" office:value="0.22600000000000001" table:style-name="ce1">
            <text:p>0,226</text:p>
          </table:table-cell>
          <table:table-cell office:value-type="float" office:value="0.22938999999999998" table:formula="of:=[.C14]/1000*[.E14]" table:style-name="ce1">
            <text:p>0,22939</text:p>
          </table:table-cell>
          <table:table-cell table:number-columns-repeated="16378"/>
        </table:table-row>
        <table:table-row table:style-name="ro2">
          <table:table-cell office:value-type="time" office:time-value="PT18H27M12S" table:style-name="ce5">
            <text:p>18:27:12</text:p>
          </table:table-cell>
          <table:table-cell office:value-type="time" office:time-value="PT18H27M13S" table:style-name="ce5">
            <text:p>18:27:13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6700000000000002" table:style-name="ce1">
            <text:p>0,267</text:p>
          </table:table-cell>
          <table:table-cell office:value-type="float" office:value="0.271005" table:formula="of:=[.C15]/1000*[.E15]" table:style-name="ce1">
            <text:p>0,271005</text:p>
          </table:table-cell>
          <table:table-cell table:number-columns-repeated="16378"/>
        </table:table-row>
        <table:table-row table:style-name="ro2">
          <table:table-cell office:value-type="time" office:time-value="PT18H27M13S" table:style-name="ce5">
            <text:p>18:27:13</text:p>
          </table:table-cell>
          <table:table-cell office:value-type="time" office:time-value="PT18H27M14S" table:style-name="ce5">
            <text:p>18:27:14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22" table:style-name="ce1">
            <text:p>0,222</text:p>
          </table:table-cell>
          <table:table-cell office:value-type="float" office:value="0.22532999999999997" table:formula="of:=[.C16]/1000*[.E16]" table:style-name="ce1">
            <text:p>0,22533</text:p>
          </table:table-cell>
          <table:table-cell table:number-columns-repeated="16378"/>
        </table:table-row>
        <table:table-row table:style-name="ro2">
          <table:table-cell office:value-type="time" office:time-value="PT18H27M14S" table:style-name="ce5">
            <text:p>18:27:14</text:p>
          </table:table-cell>
          <table:table-cell office:value-type="time" office:time-value="PT18H27M15S" table:style-name="ce5">
            <text:p>18:27:15</text:p>
          </table:table-cell>
          <table:table-cell office:value-type="float" office:value="1015" table:style-name="ce1">
            <text:p>1015</text:p>
          </table:table-cell>
          <table:table-cell office:value-type="float" office:value="3.448" table:style-name="ce1">
            <text:p>3,448</text:p>
          </table:table-cell>
          <table:table-cell office:value-type="float" office:value="0.25" table:style-name="ce1">
            <text:p>0,25</text:p>
          </table:table-cell>
          <table:table-cell office:value-type="float" office:value="0.25374999999999998" table:formula="of:=[.C17]/1000*[.E17]" table:style-name="ce1">
            <text:p>0,25375</text:p>
          </table:table-cell>
          <table:table-cell table:number-columns-repeated="16378"/>
        </table:table-row>
        <table:table-row table:style-name="ro2">
          <table:table-cell office:value-type="time" office:time-value="PT18H27M15S" table:style-name="ce5">
            <text:p>18:27:15</text:p>
          </table:table-cell>
          <table:table-cell office:value-type="time" office:time-value="PT18H27M16S" table:style-name="ce5">
            <text:p>18:27:16</text:p>
          </table:table-cell>
          <table:table-cell office:value-type="float" office:value="1015" table:style-name="ce1">
            <text:p>1015</text:p>
          </table:table-cell>
          <table:table-cell office:value-type="float" office:value="3.6949999999999998" table:style-name="ce1">
            <text:p>3,695</text:p>
          </table:table-cell>
          <table:table-cell office:value-type="float" office:value="0.25" table:style-name="ce1">
            <text:p>0,25</text:p>
          </table:table-cell>
          <table:table-cell office:value-type="float" office:value="0.25374999999999998" table:formula="of:=[.C18]/1000*[.E18]" table:style-name="ce1">
            <text:p>0,25375</text:p>
          </table:table-cell>
          <table:table-cell table:number-columns-repeated="16378"/>
        </table:table-row>
        <table:table-row table:style-name="ro2">
          <table:table-cell office:value-type="time" office:time-value="PT18H27M16S" table:style-name="ce5">
            <text:p>18:27:16</text:p>
          </table:table-cell>
          <table:table-cell office:value-type="time" office:time-value="PT18H27M17S" table:style-name="ce5">
            <text:p>18:27:17</text:p>
          </table:table-cell>
          <table:table-cell office:value-type="float" office:value="1015" table:style-name="ce1">
            <text:p>1015</text:p>
          </table:table-cell>
          <table:table-cell office:value-type="float" office:value="4.4329999999999998" table:style-name="ce1">
            <text:p>4,433</text:p>
          </table:table-cell>
          <table:table-cell office:value-type="float" office:value="0.26400000000000001" table:style-name="ce1">
            <text:p>0,264</text:p>
          </table:table-cell>
          <table:table-cell office:value-type="float" office:value="0.26795999999999998" table:formula="of:=[.C19]/1000*[.E19]" table:style-name="ce1">
            <text:p>0,26796</text:p>
          </table:table-cell>
          <table:table-cell table:number-columns-repeated="16378"/>
        </table:table-row>
        <table:table-row table:style-name="ro2">
          <table:table-cell office:value-type="time" office:time-value="PT18H27M17S" table:style-name="ce5">
            <text:p>18:27:17</text:p>
          </table:table-cell>
          <table:table-cell office:value-type="time" office:time-value="PT18H27M18S" table:style-name="ce5">
            <text:p>18:27:18</text:p>
          </table:table-cell>
          <table:table-cell office:value-type="float" office:value="1015" table:style-name="ce1">
            <text:p>1015</text:p>
          </table:table-cell>
          <table:table-cell office:value-type="float" office:value="4.68" table:style-name="ce1">
            <text:p>4,68</text:p>
          </table:table-cell>
          <table:table-cell office:value-type="float" office:value="0.27800000000000002" table:style-name="ce1">
            <text:p>0,278</text:p>
          </table:table-cell>
          <table:table-cell office:value-type="float" office:value="0.28216999999999998" table:formula="of:=[.C20]/1000*[.E20]" table:style-name="ce1">
            <text:p>0,28217</text:p>
          </table:table-cell>
          <table:table-cell table:number-columns-repeated="16378"/>
        </table:table-row>
        <table:table-row table:style-name="ro2">
          <table:table-cell office:value-type="time" office:time-value="PT18H27M18S" table:style-name="ce5">
            <text:p>18:27:18</text:p>
          </table:table-cell>
          <table:table-cell office:value-type="time" office:time-value="PT18H27M19S" table:style-name="ce5">
            <text:p>18:27:19</text:p>
          </table:table-cell>
          <table:table-cell office:value-type="float" office:value="1014" table:style-name="ce1">
            <text:p>1014</text:p>
          </table:table-cell>
          <table:table-cell office:value-type="float" office:value="5.9169999999999998" table:style-name="ce1">
            <text:p>5,917</text:p>
          </table:table-cell>
          <table:table-cell office:value-type="float" office:value="0.32700000000000001" table:style-name="ce1">
            <text:p>0,327</text:p>
          </table:table-cell>
          <table:table-cell office:value-type="float" office:value="0.33157800000000004" table:formula="of:=[.C21]/1000*[.E21]" table:style-name="ce1">
            <text:p>0,331578</text:p>
          </table:table-cell>
          <table:table-cell table:number-columns-repeated="16378"/>
        </table:table-row>
        <table:table-row table:style-name="ro2">
          <table:table-cell office:value-type="time" office:time-value="PT18H27M19S" table:style-name="ce5">
            <text:p>18:27:19</text:p>
          </table:table-cell>
          <table:table-cell office:value-type="time" office:time-value="PT18H27M20S" table:style-name="ce5">
            <text:p>18:27:20</text:p>
          </table:table-cell>
          <table:table-cell office:value-type="float" office:value="1014" table:style-name="ce1">
            <text:p>1014</text:p>
          </table:table-cell>
          <table:table-cell office:value-type="float" office:value="4.4379999999999997" table:style-name="ce1">
            <text:p>4,438</text:p>
          </table:table-cell>
          <table:table-cell office:value-type="float" office:value="0.27800000000000002" table:style-name="ce1">
            <text:p>0,278</text:p>
          </table:table-cell>
          <table:table-cell office:value-type="float" office:value="0.28189200000000003" table:formula="of:=[.C22]/1000*[.E22]" table:style-name="ce1">
            <text:p>0,281892</text:p>
          </table:table-cell>
          <table:table-cell table:number-columns-repeated="16378"/>
        </table:table-row>
        <table:table-row table:style-name="ro2">
          <table:table-cell office:value-type="time" office:time-value="PT18H27M20S" table:style-name="ce5">
            <text:p>18:27:20</text:p>
          </table:table-cell>
          <table:table-cell office:value-type="time" office:time-value="PT18H27M21S" table:style-name="ce5">
            <text:p>18:27:21</text:p>
          </table:table-cell>
          <table:table-cell office:value-type="float" office:value="1014" table:style-name="ce1">
            <text:p>1014</text:p>
          </table:table-cell>
          <table:table-cell office:value-type="float" office:value="4.1909999999999998" table:style-name="ce1">
            <text:p>4,191</text:p>
          </table:table-cell>
          <table:table-cell office:value-type="float" office:value="0.27400000000000002" table:style-name="ce1">
            <text:p>0,274</text:p>
          </table:table-cell>
          <table:table-cell office:value-type="float" office:value="0.27783600000000003" table:formula="of:=[.C23]/1000*[.E23]" table:style-name="ce1">
            <text:p>0,277836</text:p>
          </table:table-cell>
          <table:table-cell table:number-columns-repeated="16378"/>
        </table:table-row>
        <table:table-row table:style-name="ro2">
          <table:table-cell office:value-type="time" office:time-value="PT18H27M21S" table:style-name="ce5">
            <text:p>18:27:21</text:p>
          </table:table-cell>
          <table:table-cell office:value-type="time" office:time-value="PT18H27M22S" table:style-name="ce5">
            <text:p>18:27:22</text:p>
          </table:table-cell>
          <table:table-cell office:value-type="float" office:value="1015" table:style-name="ce1">
            <text:p>1015</text:p>
          </table:table-cell>
          <table:table-cell office:value-type="float" office:value="4.4329999999999998" table:style-name="ce1">
            <text:p>4,433</text:p>
          </table:table-cell>
          <table:table-cell office:value-type="float" office:value="0.26900000000000002" table:style-name="ce1">
            <text:p>0,269</text:p>
          </table:table-cell>
          <table:table-cell office:value-type="float" office:value="0.27303499999999997" table:formula="of:=[.C24]/1000*[.E24]" table:style-name="ce1">
            <text:p>0,273035</text:p>
          </table:table-cell>
          <table:table-cell table:number-columns-repeated="16378"/>
        </table:table-row>
        <table:table-row table:style-name="ro2">
          <table:table-cell office:value-type="time" office:time-value="PT18H27M22S" table:style-name="ce5">
            <text:p>18:27:22</text:p>
          </table:table-cell>
          <table:table-cell office:value-type="time" office:time-value="PT18H27M23S" table:style-name="ce5">
            <text:p>18:27:23</text:p>
          </table:table-cell>
          <table:table-cell office:value-type="float" office:value="1015" table:style-name="ce1">
            <text:p>1015</text:p>
          </table:table-cell>
          <table:table-cell office:value-type="float" office:value="4.68" table:style-name="ce1">
            <text:p>4,68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0.28318500000000002" table:formula="of:=[.C25]/1000*[.E25]" table:style-name="ce1">
            <text:p>0,283185</text:p>
          </table:table-cell>
          <table:table-cell table:number-columns-repeated="16378"/>
        </table:table-row>
        <table:table-row table:style-name="ro2">
          <table:table-cell office:value-type="time" office:time-value="PT18H27M23S" table:style-name="ce5">
            <text:p>18:27:23</text:p>
          </table:table-cell>
          <table:table-cell office:value-type="time" office:time-value="PT18H27M25S" table:style-name="ce5">
            <text:p>18:27:25</text:p>
          </table:table-cell>
          <table:table-cell office:value-type="float" office:value="1015" table:style-name="ce1">
            <text:p>1015</text:p>
          </table:table-cell>
          <table:table-cell office:value-type="float" office:value="4.68" table:style-name="ce1">
            <text:p>4,68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0.39787999999999996" table:formula="of:=[.C26]/1000*[.E26]" table:style-name="ce1">
            <text:p>0,39788</text:p>
          </table:table-cell>
          <table:table-cell table:number-columns-repeated="16378"/>
        </table:table-row>
        <table:table-row table:style-name="ro2">
          <table:table-cell office:value-type="time" office:time-value="PT18H27M25S" table:style-name="ce5">
            <text:p>18:27:25</text:p>
          </table:table-cell>
          <table:table-cell office:value-type="time" office:time-value="PT18H27M26S" table:style-name="ce5">
            <text:p>18:27:26</text:p>
          </table:table-cell>
          <table:table-cell office:value-type="float" office:value="1021" table:style-name="ce1">
            <text:p>1021</text:p>
          </table:table-cell>
          <table:table-cell office:value-type="float" office:value="4.8970000000000002" table:style-name="ce1">
            <text:p>4,897</text:p>
          </table:table-cell>
          <table:table-cell office:value-type="float" office:value="0.312" table:style-name="ce1">
            <text:p>0,312</text:p>
          </table:table-cell>
          <table:table-cell office:value-type="float" office:value="0.31855199999999995" table:formula="of:=[.C27]/1000*[.E27]" table:style-name="ce1">
            <text:p>0,318552</text:p>
          </table:table-cell>
          <table:table-cell table:number-columns-repeated="16378"/>
        </table:table-row>
        <table:table-row table:style-name="ro2">
          <table:table-cell office:value-type="time" office:time-value="PT18H27M26S" table:style-name="ce5">
            <text:p>18:27:26</text:p>
          </table:table-cell>
          <table:table-cell office:value-type="time" office:time-value="PT18H27M27S" table:style-name="ce5">
            <text:p>18:27:27</text:p>
          </table:table-cell>
          <table:table-cell office:value-type="float" office:value="1015" table:style-name="ce1">
            <text:p>1015</text:p>
          </table:table-cell>
          <table:table-cell office:value-type="float" office:value="3.9409999999999998" table:style-name="ce1">
            <text:p>3,941</text:p>
          </table:table-cell>
          <table:table-cell office:value-type="float" office:value="0.249" table:style-name="ce1">
            <text:p>0,249</text:p>
          </table:table-cell>
          <table:table-cell office:value-type="float" office:value="0.25273499999999999" table:formula="of:=[.C28]/1000*[.E28]" table:style-name="ce1">
            <text:p>0,252735</text:p>
          </table:table-cell>
          <table:table-cell table:number-columns-repeated="16378"/>
        </table:table-row>
        <table:table-row table:style-name="ro2">
          <table:table-cell office:value-type="time" office:time-value="PT18H27M27S" table:style-name="ce5">
            <text:p>18:27:27</text:p>
          </table:table-cell>
          <table:table-cell office:value-type="time" office:time-value="PT18H27M28S" table:style-name="ce5">
            <text:p>18:27:28</text:p>
          </table:table-cell>
          <table:table-cell office:value-type="float" office:value="1015" table:style-name="ce1">
            <text:p>1015</text:p>
          </table:table-cell>
          <table:table-cell office:value-type="float" office:value="5.1719999999999997" table:style-name="ce1">
            <text:p>5,172</text:p>
          </table:table-cell>
          <table:table-cell office:value-type="float" office:value="0.313" table:style-name="ce1">
            <text:p>0,313</text:p>
          </table:table-cell>
          <table:table-cell office:value-type="float" office:value="0.31769499999999995" table:formula="of:=[.C29]/1000*[.E29]" table:style-name="ce1">
            <text:p>0,317695</text:p>
          </table:table-cell>
          <table:table-cell table:number-columns-repeated="16378"/>
        </table:table-row>
        <table:table-row table:style-name="ro2">
          <table:table-cell office:value-type="time" office:time-value="PT18H27M28S" table:style-name="ce5">
            <text:p>18:27:28</text:p>
          </table:table-cell>
          <table:table-cell office:value-type="time" office:time-value="PT18H27M29S" table:style-name="ce5">
            <text:p>18:27:29</text:p>
          </table:table-cell>
          <table:table-cell office:value-type="float" office:value="1015" table:style-name="ce1">
            <text:p>1015</text:p>
          </table:table-cell>
          <table:table-cell office:value-type="float" office:value="4.9260000000000002" table:style-name="ce1">
            <text:p>4,926</text:p>
          </table:table-cell>
          <table:table-cell office:value-type="float" office:value="0.313" table:style-name="ce1">
            <text:p>0,313</text:p>
          </table:table-cell>
          <table:table-cell office:value-type="float" office:value="0.31769499999999995" table:formula="of:=[.C30]/1000*[.E30]" table:style-name="ce1">
            <text:p>0,317695</text:p>
          </table:table-cell>
          <table:table-cell table:number-columns-repeated="16378"/>
        </table:table-row>
        <table:table-row table:style-name="ro2">
          <table:table-cell office:value-type="time" office:time-value="PT18H27M29S" table:style-name="ce5">
            <text:p>18:27:29</text:p>
          </table:table-cell>
          <table:table-cell office:value-type="time" office:time-value="PT18H27M30S" table:style-name="ce5">
            <text:p>18:27:30</text:p>
          </table:table-cell>
          <table:table-cell office:value-type="float" office:value="1015" table:style-name="ce1">
            <text:p>1015</text:p>
          </table:table-cell>
          <table:table-cell office:value-type="float" office:value="4.9260000000000002" table:style-name="ce1">
            <text:p>4,926</text:p>
          </table:table-cell>
          <table:table-cell office:value-type="float" office:value="0.32700000000000001" table:style-name="ce1">
            <text:p>0,327</text:p>
          </table:table-cell>
          <table:table-cell office:value-type="float" office:value="0.33190500000000001" table:formula="of:=[.C31]/1000*[.E31]" table:style-name="ce1">
            <text:p>0,331905</text:p>
          </table:table-cell>
          <table:table-cell table:number-columns-repeated="16378"/>
        </table:table-row>
        <table:table-row table:style-name="ro2">
          <table:table-cell office:value-type="time" office:time-value="PT18H27M30S" table:style-name="ce5">
            <text:p>18:27:30</text:p>
          </table:table-cell>
          <table:table-cell office:value-type="time" office:time-value="PT18H27M31S" table:style-name="ce5">
            <text:p>18:27:31</text:p>
          </table:table-cell>
          <table:table-cell office:value-type="float" office:value="1015" table:style-name="ce1">
            <text:p>1015</text:p>
          </table:table-cell>
          <table:table-cell office:value-type="float" office:value="6.1580000000000004" table:style-name="ce1">
            <text:p>6,158</text:p>
          </table:table-cell>
          <table:table-cell office:value-type="float" office:value="0.38600000000000001" table:style-name="ce1">
            <text:p>0,386</text:p>
          </table:table-cell>
          <table:table-cell office:value-type="float" office:value="0.39178999999999997" table:formula="of:=[.C32]/1000*[.E32]" table:style-name="ce1">
            <text:p>0,39179</text:p>
          </table:table-cell>
          <table:table-cell table:number-columns-repeated="16378"/>
        </table:table-row>
        <table:table-row table:style-name="ro2">
          <table:table-cell office:value-type="time" office:time-value="PT18H27M31S" table:style-name="ce5">
            <text:p>18:27:31</text:p>
          </table:table-cell>
          <table:table-cell office:value-type="time" office:time-value="PT18H27M32S" table:style-name="ce5">
            <text:p>18:27:32</text:p>
          </table:table-cell>
          <table:table-cell office:value-type="float" office:value="1015" table:style-name="ce1">
            <text:p>1015</text:p>
          </table:table-cell>
          <table:table-cell office:value-type="float" office:value="4.4329999999999998" table:style-name="ce1">
            <text:p>4,433</text:p>
          </table:table-cell>
          <table:table-cell office:value-type="float" office:value="0.308" table:style-name="ce1">
            <text:p>0,308</text:p>
          </table:table-cell>
          <table:table-cell office:value-type="float" office:value="0.31261999999999995" table:formula="of:=[.C33]/1000*[.E33]" table:style-name="ce1">
            <text:p>0,31262</text:p>
          </table:table-cell>
          <table:table-cell table:number-columns-repeated="16378"/>
        </table:table-row>
        <table:table-row table:style-name="ro2">
          <table:table-cell office:value-type="time" office:time-value="PT18H27M32S" table:style-name="ce5">
            <text:p>18:27:32</text:p>
          </table:table-cell>
          <table:table-cell office:value-type="time" office:time-value="PT18H27M33S" table:style-name="ce5">
            <text:p>18:27:33</text:p>
          </table:table-cell>
          <table:table-cell office:value-type="float" office:value="1014" table:style-name="ce1">
            <text:p>1014</text:p>
          </table:table-cell>
          <table:table-cell office:value-type="float" office:value="5.1779999999999999" table:style-name="ce1">
            <text:p>5,178</text:p>
          </table:table-cell>
          <table:table-cell office:value-type="float" office:value="0.33400000000000002" table:style-name="ce1">
            <text:p>0,334</text:p>
          </table:table-cell>
          <table:table-cell office:value-type="float" office:value="0.33867600000000003" table:formula="of:=[.C34]/1000*[.E34]" table:style-name="ce1">
            <text:p>0,338676</text:p>
          </table:table-cell>
          <table:table-cell table:number-columns-repeated="16378"/>
        </table:table-row>
        <table:table-row table:style-name="ro2">
          <table:table-cell office:value-type="time" office:time-value="PT18H27M33S" table:style-name="ce5">
            <text:p>18:27:33</text:p>
          </table:table-cell>
          <table:table-cell office:value-type="time" office:time-value="PT18H27M34S" table:style-name="ce5">
            <text:p>18:27:34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35099999999999998" table:style-name="ce1">
            <text:p>0,351</text:p>
          </table:table-cell>
          <table:table-cell office:value-type="float" office:value="0.35556299999999996" table:formula="of:=[.C35]/1000*[.E35]" table:style-name="ce1">
            <text:p>0,355563</text:p>
          </table:table-cell>
          <table:table-cell table:number-columns-repeated="16378"/>
        </table:table-row>
        <table:table-row table:style-name="ro2">
          <table:table-cell office:value-type="time" office:time-value="PT18H27M34S" table:style-name="ce5">
            <text:p>18:27:34</text:p>
          </table:table-cell>
          <table:table-cell office:value-type="time" office:time-value="PT18H27M35S" table:style-name="ce5">
            <text:p>18:27:35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5899999999999999" table:style-name="ce1">
            <text:p>0,359</text:p>
          </table:table-cell>
          <table:table-cell office:value-type="float" office:value="0.36330799999999996" table:formula="of:=[.C36]/1000*[.E36]" table:style-name="ce1">
            <text:p>0,363308</text:p>
          </table:table-cell>
          <table:table-cell table:number-columns-repeated="16378"/>
        </table:table-row>
        <table:table-row table:style-name="ro2">
          <table:table-cell office:value-type="time" office:time-value="PT18H27M35S" table:style-name="ce5">
            <text:p>18:27:35</text:p>
          </table:table-cell>
          <table:table-cell office:value-type="time" office:time-value="PT18H27M36S" table:style-name="ce5">
            <text:p>18:27:36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36699999999999999" table:style-name="ce1">
            <text:p>0,367</text:p>
          </table:table-cell>
          <table:table-cell office:value-type="float" office:value="0.37177099999999996" table:formula="of:=[.C37]/1000*[.E37]" table:style-name="ce1">
            <text:p>0,371771</text:p>
          </table:table-cell>
          <table:table-cell table:number-columns-repeated="16378"/>
        </table:table-row>
        <table:table-row table:style-name="ro2">
          <table:table-cell office:value-type="time" office:time-value="PT18H27M36S" table:style-name="ce5">
            <text:p>18:27:36</text:p>
          </table:table-cell>
          <table:table-cell office:value-type="time" office:time-value="PT18H27M37S" table:style-name="ce5">
            <text:p>18:27:37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7010999999999999" table:formula="of:=[.C38]/1000*[.E38]" table:style-name="ce1">
            <text:p>0,37011</text:p>
          </table:table-cell>
          <table:table-cell table:number-columns-repeated="16378"/>
        </table:table-row>
        <table:table-row table:style-name="ro2">
          <table:table-cell office:value-type="time" office:time-value="PT18H27M37S" table:style-name="ce5">
            <text:p>18:27:37</text:p>
          </table:table-cell>
          <table:table-cell office:value-type="time" office:time-value="PT18H27M38S" table:style-name="ce5">
            <text:p>18:27:38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36099999999999999" table:style-name="ce1">
            <text:p>0,361</text:p>
          </table:table-cell>
          <table:table-cell office:value-type="float" office:value="0.36533199999999999" table:formula="of:=[.C39]/1000*[.E39]" table:style-name="ce1">
            <text:p>0,365332</text:p>
          </table:table-cell>
          <table:table-cell table:number-columns-repeated="16378"/>
        </table:table-row>
        <table:table-row table:style-name="ro2">
          <table:table-cell office:value-type="time" office:time-value="PT18H27M38S" table:style-name="ce5">
            <text:p>18:27:38</text:p>
          </table:table-cell>
          <table:table-cell office:value-type="time" office:time-value="PT18H27M39S" table:style-name="ce5">
            <text:p>18:27:39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36299999999999999" table:style-name="ce1">
            <text:p>0,363</text:p>
          </table:table-cell>
          <table:table-cell office:value-type="float" office:value="0.36808200000000002" table:formula="of:=[.C40]/1000*[.E40]" table:style-name="ce1">
            <text:p>0,368082</text:p>
          </table:table-cell>
          <table:table-cell table:number-columns-repeated="16378"/>
        </table:table-row>
        <table:table-row table:style-name="ro2">
          <table:table-cell office:value-type="time" office:time-value="PT18H27M39S" table:style-name="ce5">
            <text:p>18:27:39</text:p>
          </table:table-cell>
          <table:table-cell office:value-type="time" office:time-value="PT18H27M40S" table:style-name="ce5">
            <text:p>18:27:40</text:p>
          </table:table-cell>
          <table:table-cell office:value-type="float" office:value="1014" table:style-name="ce1">
            <text:p>1014</text:p>
          </table:table-cell>
          <table:table-cell office:value-type="float" office:value="5.6710000000000003" table:style-name="ce1">
            <text:p>5,671</text:p>
          </table:table-cell>
          <table:table-cell office:value-type="float" office:value="0.36899999999999999" table:style-name="ce1">
            <text:p>0,369</text:p>
          </table:table-cell>
          <table:table-cell office:value-type="float" office:value="0.374166" table:formula="of:=[.C41]/1000*[.E41]" table:style-name="ce1">
            <text:p>0,374166</text:p>
          </table:table-cell>
          <table:table-cell table:number-columns-repeated="16378"/>
        </table:table-row>
        <table:table-row table:style-name="ro2">
          <table:table-cell office:value-type="time" office:time-value="PT18H27M40S" table:style-name="ce5">
            <text:p>18:27:40</text:p>
          </table:table-cell>
          <table:table-cell office:value-type="time" office:time-value="PT18H27M41S" table:style-name="ce5">
            <text:p>18:27:41</text:p>
          </table:table-cell>
          <table:table-cell office:value-type="float" office:value="1015" table:style-name="ce1">
            <text:p>1015</text:p>
          </table:table-cell>
          <table:table-cell office:value-type="float" office:value="5.9109999999999996" table:style-name="ce1">
            <text:p>5,911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0.47907999999999995" table:formula="of:=[.C42]/1000*[.E42]" table:style-name="ce1">
            <text:p>0,47908</text:p>
          </table:table-cell>
          <table:table-cell table:number-columns-repeated="16378"/>
        </table:table-row>
        <table:table-row table:style-name="ro2">
          <table:table-cell office:value-type="time" office:time-value="PT18H27M41S" table:style-name="ce5">
            <text:p>18:27:41</text:p>
          </table:table-cell>
          <table:table-cell office:value-type="time" office:time-value="PT18H27M42S" table:style-name="ce5">
            <text:p>18:27:42</text:p>
          </table:table-cell>
          <table:table-cell office:value-type="float" office:value="1014" table:style-name="ce1">
            <text:p>1014</text:p>
          </table:table-cell>
          <table:table-cell office:value-type="float" office:value="5.9169999999999998" table:style-name="ce1">
            <text:p>5,917</text:p>
          </table:table-cell>
          <table:table-cell office:value-type="float" office:value="0.41299999999999998" table:style-name="ce1">
            <text:p>0,413</text:p>
          </table:table-cell>
          <table:table-cell office:value-type="float" office:value="0.41878199999999999" table:formula="of:=[.C43]/1000*[.E43]" table:style-name="ce1">
            <text:p>0,418782</text:p>
          </table:table-cell>
          <table:table-cell table:number-columns-repeated="16378"/>
        </table:table-row>
        <table:table-row table:style-name="ro2">
          <table:table-cell office:value-type="time" office:time-value="PT18H27M42S" table:style-name="ce5">
            <text:p>18:27:42</text:p>
          </table:table-cell>
          <table:table-cell office:value-type="time" office:time-value="PT18H27M43S" table:style-name="ce5">
            <text:p>18:27:43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39800000000000002" table:style-name="ce1">
            <text:p>0,398</text:p>
          </table:table-cell>
          <table:table-cell office:value-type="float" office:value="0.40317399999999998" table:formula="of:=[.C44]/1000*[.E44]" table:style-name="ce1">
            <text:p>0,403174</text:p>
          </table:table-cell>
          <table:table-cell table:number-columns-repeated="16378"/>
        </table:table-row>
        <table:table-row table:style-name="ro2">
          <table:table-cell office:value-type="time" office:time-value="PT18H27M43S" table:style-name="ce5">
            <text:p>18:27:43</text:p>
          </table:table-cell>
          <table:table-cell office:value-type="time" office:time-value="PT18H27M44S" table:style-name="ce5">
            <text:p>18:27:44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1" table:style-name="ce1">
            <text:p>0,41</text:p>
          </table:table-cell>
          <table:table-cell office:value-type="float" office:value="0.41532999999999992" table:formula="of:=[.C45]/1000*[.E45]" table:style-name="ce1">
            <text:p>0,41533</text:p>
          </table:table-cell>
          <table:table-cell table:number-columns-repeated="16378"/>
        </table:table-row>
        <table:table-row table:style-name="ro2">
          <table:table-cell office:value-type="time" office:time-value="PT18H27M44S" table:style-name="ce5">
            <text:p>18:27:44</text:p>
          </table:table-cell>
          <table:table-cell office:value-type="time" office:time-value="PT18H27M45S" table:style-name="ce5">
            <text:p>18:27:45</text:p>
          </table:table-cell>
          <table:table-cell office:value-type="float" office:value="1014" table:style-name="ce1">
            <text:p>1014</text:p>
          </table:table-cell>
          <table:table-cell office:value-type="float" office:value="6.1639999999999997" table:style-name="ce1">
            <text:p>6,164</text:p>
          </table:table-cell>
          <table:table-cell office:value-type="float" office:value="0.42399999999999999" table:style-name="ce1">
            <text:p>0,424</text:p>
          </table:table-cell>
          <table:table-cell office:value-type="float" office:value="0.42993599999999998" table:formula="of:=[.C46]/1000*[.E46]" table:style-name="ce1">
            <text:p>0,429936</text:p>
          </table:table-cell>
          <table:table-cell table:number-columns-repeated="16378"/>
        </table:table-row>
        <table:table-row table:style-name="ro2">
          <table:table-cell office:value-type="time" office:time-value="PT18H27M45S" table:style-name="ce5">
            <text:p>18:27:45</text:p>
          </table:table-cell>
          <table:table-cell office:value-type="time" office:time-value="PT18H27M46S" table:style-name="ce5">
            <text:p>18:27:46</text:p>
          </table:table-cell>
          <table:table-cell office:value-type="float" office:value="1013" table:style-name="ce1">
            <text:p>1013</text:p>
          </table:table-cell>
          <table:table-cell office:value-type="float" office:value="6.6630000000000003" table:style-name="ce1">
            <text:p>6,663</text:p>
          </table:table-cell>
          <table:table-cell office:value-type="float" office:value="0.62" table:style-name="ce1">
            <text:p>0,62</text:p>
          </table:table-cell>
          <table:table-cell office:value-type="float" office:value="0.62805999999999995" table:formula="of:=[.C47]/1000*[.E47]" table:style-name="ce1">
            <text:p>0,62806</text:p>
          </table:table-cell>
          <table:table-cell table:number-columns-repeated="16378"/>
        </table:table-row>
        <table:table-row table:style-name="ro2">
          <table:table-cell office:value-type="time" office:time-value="PT18H27M46S" table:style-name="ce5">
            <text:p>18:27:46</text:p>
          </table:table-cell>
          <table:table-cell office:value-type="time" office:time-value="PT18H27M47S" table:style-name="ce5">
            <text:p>18:27:47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43" table:style-name="ce1">
            <text:p>0,43</text:p>
          </table:table-cell>
          <table:table-cell office:value-type="float" office:value="0.43558999999999998" table:formula="of:=[.C48]/1000*[.E48]" table:style-name="ce1">
            <text:p>0,43559</text:p>
          </table:table-cell>
          <table:table-cell table:number-columns-repeated="16378"/>
        </table:table-row>
        <table:table-row table:style-name="ro2">
          <table:table-cell office:value-type="time" office:time-value="PT18H27M47S" table:style-name="ce5">
            <text:p>18:27:47</text:p>
          </table:table-cell>
          <table:table-cell office:value-type="time" office:time-value="PT18H27M48S" table:style-name="ce5">
            <text:p>18:27:48</text:p>
          </table:table-cell>
          <table:table-cell office:value-type="float" office:value="1013" table:style-name="ce1">
            <text:p>1013</text:p>
          </table:table-cell>
          <table:table-cell office:value-type="float" office:value="6.91" table:style-name="ce1">
            <text:p>6,91</text:p>
          </table:table-cell>
          <table:table-cell office:value-type="float" office:value="0.44600000000000001" table:style-name="ce1">
            <text:p>0,446</text:p>
          </table:table-cell>
          <table:table-cell office:value-type="float" office:value="0.45179799999999998" table:formula="of:=[.C49]/1000*[.E49]" table:style-name="ce1">
            <text:p>0,451798</text:p>
          </table:table-cell>
          <table:table-cell table:number-columns-repeated="16378"/>
        </table:table-row>
        <table:table-row table:style-name="ro2">
          <table:table-cell office:value-type="time" office:time-value="PT18H27M48S" table:style-name="ce5">
            <text:p>18:27:48</text:p>
          </table:table-cell>
          <table:table-cell office:value-type="time" office:time-value="PT18H27M49S" table:style-name="ce5">
            <text:p>18:27:49</text:p>
          </table:table-cell>
          <table:table-cell office:value-type="float" office:value="1015" table:style-name="ce1">
            <text:p>1015</text:p>
          </table:table-cell>
          <table:table-cell office:value-type="float" office:value="6.4039999999999999" table:style-name="ce1">
            <text:p>6,404</text:p>
          </table:table-cell>
          <table:table-cell office:value-type="float" office:value="0.52500000000000002" table:style-name="ce1">
            <text:p>0,525</text:p>
          </table:table-cell>
          <table:table-cell office:value-type="float" office:value="0.53287499999999999" table:formula="of:=[.C50]/1000*[.E50]" table:style-name="ce1">
            <text:p>0,532875</text:p>
          </table:table-cell>
          <table:table-cell table:number-columns-repeated="16378"/>
        </table:table-row>
        <table:table-row table:style-name="ro2">
          <table:table-cell office:value-type="time" office:time-value="PT18H27M49S" table:style-name="ce5">
            <text:p>18:27:49</text:p>
          </table:table-cell>
          <table:table-cell office:value-type="time" office:time-value="PT18H27M50S" table:style-name="ce5">
            <text:p>18:27:50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46" table:style-name="ce1">
            <text:p>0,46</text:p>
          </table:table-cell>
          <table:table-cell office:value-type="float" office:value="0.46597999999999995" table:formula="of:=[.C51]/1000*[.E51]" table:style-name="ce1">
            <text:p>0,46598</text:p>
          </table:table-cell>
          <table:table-cell table:number-columns-repeated="16378"/>
        </table:table-row>
        <table:table-row table:style-name="ro2">
          <table:table-cell office:value-type="time" office:time-value="PT18H27M50S" table:style-name="ce5">
            <text:p>18:27:50</text:p>
          </table:table-cell>
          <table:table-cell office:value-type="time" office:time-value="PT18H27M51S" table:style-name="ce5">
            <text:p>18:27:51</text:p>
          </table:table-cell>
          <table:table-cell office:value-type="float" office:value="1015" table:style-name="ce1">
            <text:p>1015</text:p>
          </table:table-cell>
          <table:table-cell office:value-type="float" office:value="6.4039999999999999" table:style-name="ce1">
            <text:p>6,404</text:p>
          </table:table-cell>
          <table:table-cell office:value-type="float" office:value="0.65" table:style-name="ce1">
            <text:p>0,65</text:p>
          </table:table-cell>
          <table:table-cell office:value-type="float" office:value="0.65974999999999995" table:formula="of:=[.C52]/1000*[.E52]" table:style-name="ce1">
            <text:p>0,65975</text:p>
          </table:table-cell>
          <table:table-cell table:number-columns-repeated="16378"/>
        </table:table-row>
        <table:table-row table:style-name="ro2">
          <table:table-cell office:value-type="time" office:time-value="PT18H27M51S" table:style-name="ce5">
            <text:p>18:27:51</text:p>
          </table:table-cell>
          <table:table-cell office:value-type="time" office:time-value="PT18H27M52S" table:style-name="ce5">
            <text:p>18:27:52</text:p>
          </table:table-cell>
          <table:table-cell office:value-type="float" office:value="1015" table:style-name="ce1">
            <text:p>1015</text:p>
          </table:table-cell>
          <table:table-cell office:value-type="float" office:value="6.65" table:style-name="ce1">
            <text:p>6,65</text:p>
          </table:table-cell>
          <table:table-cell office:value-type="float" office:value="0.46899999999999997" table:style-name="ce1">
            <text:p>0,469</text:p>
          </table:table-cell>
          <table:table-cell office:value-type="float" office:value="0.47603499999999993" table:formula="of:=[.C53]/1000*[.E53]" table:style-name="ce1">
            <text:p>0,476035</text:p>
          </table:table-cell>
          <table:table-cell table:number-columns-repeated="16378"/>
        </table:table-row>
        <table:table-row table:style-name="ro2">
          <table:table-cell office:value-type="time" office:time-value="PT18H27M52S" table:style-name="ce5">
            <text:p>18:27:52</text:p>
          </table:table-cell>
          <table:table-cell office:value-type="time" office:time-value="PT18H27M53S" table:style-name="ce5">
            <text:p>18:27:53</text:p>
          </table:table-cell>
          <table:table-cell office:value-type="float" office:value="1012" table:style-name="ce1">
            <text:p>1012</text:p>
          </table:table-cell>
          <table:table-cell office:value-type="float" office:value="7.4109999999999996" table:style-name="ce1">
            <text:p>7,411</text:p>
          </table:table-cell>
          <table:table-cell office:value-type="float" office:value="0.51" table:style-name="ce1">
            <text:p>0,51</text:p>
          </table:table-cell>
          <table:table-cell office:value-type="float" office:value="0.51612000000000002" table:formula="of:=[.C54]/1000*[.E54]" table:style-name="ce1">
            <text:p>0,51612</text:p>
          </table:table-cell>
          <table:table-cell table:number-columns-repeated="16378"/>
        </table:table-row>
        <table:table-row table:style-name="ro2">
          <table:table-cell office:value-type="time" office:time-value="PT18H27M53S" table:style-name="ce5">
            <text:p>18:27:53</text:p>
          </table:table-cell>
          <table:table-cell office:value-type="time" office:time-value="PT18H27M54S" table:style-name="ce5">
            <text:p>18:27:54</text:p>
          </table:table-cell>
          <table:table-cell office:value-type="float" office:value="1022" table:style-name="ce1">
            <text:p>1022</text:p>
          </table:table-cell>
          <table:table-cell office:value-type="float" office:value="6.8490000000000002" table:style-name="ce1">
            <text:p>6,849</text:p>
          </table:table-cell>
          <table:table-cell office:value-type="float" office:value="0.56299999999999994" table:style-name="ce1">
            <text:p>0,563</text:p>
          </table:table-cell>
          <table:table-cell office:value-type="float" office:value="0.57538599999999995" table:formula="of:=[.C55]/1000*[.E55]" table:style-name="ce1">
            <text:p>0,575386</text:p>
          </table:table-cell>
          <table:table-cell table:number-columns-repeated="16378"/>
        </table:table-row>
        <table:table-row table:style-name="ro2">
          <table:table-cell office:value-type="time" office:time-value="PT18H27M54S" table:style-name="ce5">
            <text:p>18:27:54</text:p>
          </table:table-cell>
          <table:table-cell office:value-type="time" office:time-value="PT18H27M55S" table:style-name="ce5">
            <text:p>18:27:55</text:p>
          </table:table-cell>
          <table:table-cell office:value-type="float" office:value="1013" table:style-name="ce1">
            <text:p>1013</text:p>
          </table:table-cell>
          <table:table-cell office:value-type="float" office:value="6.91" table:style-name="ce1">
            <text:p>6,91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0.52169499999999991" table:formula="of:=[.C56]/1000*[.E56]" table:style-name="ce1">
            <text:p>0,521695</text:p>
          </table:table-cell>
          <table:table-cell table:number-columns-repeated="16378"/>
        </table:table-row>
        <table:table-row table:style-name="ro2">
          <table:table-cell office:value-type="time" office:time-value="PT18H27M55S" table:style-name="ce5">
            <text:p>18:27:55</text:p>
          </table:table-cell>
          <table:table-cell office:value-type="time" office:time-value="PT18H27M56S" table:style-name="ce5">
            <text:p>18:27:56</text:p>
          </table:table-cell>
          <table:table-cell office:value-type="float" office:value="1013" table:style-name="ce1">
            <text:p>1013</text:p>
          </table:table-cell>
          <table:table-cell office:value-type="float" office:value="8.1440000000000001" table:style-name="ce1">
            <text:p>8,144</text:p>
          </table:table-cell>
          <table:table-cell office:value-type="float" office:value="0.55200000000000005" table:style-name="ce1">
            <text:p>0,552</text:p>
          </table:table-cell>
          <table:table-cell office:value-type="float" office:value="0.55917600000000001" table:formula="of:=[.C57]/1000*[.E57]" table:style-name="ce1">
            <text:p>0,559176</text:p>
          </table:table-cell>
          <table:table-cell table:number-columns-repeated="16378"/>
        </table:table-row>
        <table:table-row table:style-name="ro2">
          <table:table-cell office:value-type="time" office:time-value="PT18H27M56S" table:style-name="ce5">
            <text:p>18:27:56</text:p>
          </table:table-cell>
          <table:table-cell office:value-type="time" office:time-value="PT18H27M57S" table:style-name="ce5">
            <text:p>18:27:57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498" table:style-name="ce1">
            <text:p>0,498</text:p>
          </table:table-cell>
          <table:table-cell office:value-type="float" office:value="0.50397599999999998" table:formula="of:=[.C58]/1000*[.E58]" table:style-name="ce1">
            <text:p>0,503976</text:p>
          </table:table-cell>
          <table:table-cell table:number-columns-repeated="16378"/>
        </table:table-row>
        <table:table-row table:style-name="ro2">
          <table:table-cell office:value-type="time" office:time-value="PT18H27M57S" table:style-name="ce5">
            <text:p>18:27:57</text:p>
          </table:table-cell>
          <table:table-cell office:value-type="time" office:time-value="PT18H27M58S" table:style-name="ce5">
            <text:p>18:27:58</text:p>
          </table:table-cell>
          <table:table-cell office:value-type="float" office:value="1012" table:style-name="ce1">
            <text:p>1012</text:p>
          </table:table-cell>
          <table:table-cell office:value-type="float" office:value="7.6580000000000004" table:style-name="ce1">
            <text:p>7,658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0.52117999999999998" table:formula="of:=[.C59]/1000*[.E59]" table:style-name="ce1">
            <text:p>0,52118</text:p>
          </table:table-cell>
          <table:table-cell table:number-columns-repeated="16378"/>
        </table:table-row>
        <table:table-row table:style-name="ro2">
          <table:table-cell office:value-type="time" office:time-value="PT18H27M58S" table:style-name="ce5">
            <text:p>18:27:58</text:p>
          </table:table-cell>
          <table:table-cell office:value-type="time" office:time-value="PT18H27M59S" table:style-name="ce5">
            <text:p>18:27:59</text:p>
          </table:table-cell>
          <table:table-cell office:value-type="float" office:value="1013" table:style-name="ce1">
            <text:p>1013</text:p>
          </table:table-cell>
          <table:table-cell office:value-type="float" office:value="7.157" table:style-name="ce1">
            <text:p>7,157</text:p>
          </table:table-cell>
          <table:table-cell office:value-type="float" office:value="0.51300000000000001" table:style-name="ce1">
            <text:p>0,513</text:p>
          </table:table-cell>
          <table:table-cell office:value-type="float" office:value="0.51966899999999994" table:formula="of:=[.C60]/1000*[.E60]" table:style-name="ce1">
            <text:p>0,519669</text:p>
          </table:table-cell>
          <table:table-cell table:number-columns-repeated="16378"/>
        </table:table-row>
        <table:table-row table:style-name="ro2">
          <table:table-cell office:value-type="time" office:time-value="PT18H27M59S" table:style-name="ce5">
            <text:p>18:27:59</text:p>
          </table:table-cell>
          <table:table-cell office:value-type="time" office:time-value="PT18H28M0S" table:style-name="ce5">
            <text:p>18:28:00</text:p>
          </table:table-cell>
          <table:table-cell office:value-type="float" office:value="1013" table:style-name="ce1">
            <text:p>1013</text:p>
          </table:table-cell>
          <table:table-cell office:value-type="float" office:value="7.4039999999999999" table:style-name="ce1">
            <text:p>7,404</text:p>
          </table:table-cell>
          <table:table-cell office:value-type="float" office:value="0.51300000000000001" table:style-name="ce1">
            <text:p>0,513</text:p>
          </table:table-cell>
          <table:table-cell office:value-type="float" office:value="0.51966899999999994" table:formula="of:=[.C61]/1000*[.E61]" table:style-name="ce1">
            <text:p>0,519669</text:p>
          </table:table-cell>
          <table:table-cell table:number-columns-repeated="16378"/>
        </table:table-row>
        <table:table-row table:style-name="ro2">
          <table:table-cell office:value-type="time" office:time-value="PT18H28M0S" table:style-name="ce5">
            <text:p>18:28:00</text:p>
          </table:table-cell>
          <table:table-cell office:value-type="time" office:time-value="PT18H28M1S" table:style-name="ce5">
            <text:p>18:28:01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53900000000000003" table:style-name="ce1">
            <text:p>0,539</text:p>
          </table:table-cell>
          <table:table-cell office:value-type="float" office:value="0.54546800000000006" table:formula="of:=[.C62]/1000*[.E62]" table:style-name="ce1">
            <text:p>0,545468</text:p>
          </table:table-cell>
          <table:table-cell table:number-columns-repeated="16378"/>
        </table:table-row>
        <table:table-row table:style-name="ro2">
          <table:table-cell office:value-type="time" office:time-value="PT18H28M1S" table:style-name="ce5">
            <text:p>18:28:01</text:p>
          </table:table-cell>
          <table:table-cell office:value-type="time" office:time-value="PT18H28M2S" table:style-name="ce5">
            <text:p>18:28:02</text:p>
          </table:table-cell>
          <table:table-cell office:value-type="float" office:value="1013" table:style-name="ce1">
            <text:p>1013</text:p>
          </table:table-cell>
          <table:table-cell office:value-type="float" office:value="7.6509999999999998" table:style-name="ce1">
            <text:p>7,651</text:p>
          </table:table-cell>
          <table:table-cell office:value-type="float" office:value="0.53400000000000003" table:style-name="ce1">
            <text:p>0,534</text:p>
          </table:table-cell>
          <table:table-cell office:value-type="float" office:value="0.54094199999999992" table:formula="of:=[.C63]/1000*[.E63]" table:style-name="ce1">
            <text:p>0,540942</text:p>
          </table:table-cell>
          <table:table-cell table:number-columns-repeated="16378"/>
        </table:table-row>
        <table:table-row table:style-name="ro2">
          <table:table-cell office:value-type="time" office:time-value="PT18H28M2S" table:style-name="ce5">
            <text:p>18:28:02</text:p>
          </table:table-cell>
          <table:table-cell office:value-type="time" office:time-value="PT18H28M3S" table:style-name="ce5">
            <text:p>18:28:03</text:p>
          </table:table-cell>
          <table:table-cell office:value-type="float" office:value="1017" table:style-name="ce1">
            <text:p>1017</text:p>
          </table:table-cell>
          <table:table-cell office:value-type="float" office:value="7.375" table:style-name="ce1">
            <text:p>7,375</text:p>
          </table:table-cell>
          <table:table-cell office:value-type="float" office:value="0.57399999999999995" table:style-name="ce1">
            <text:p>0,574</text:p>
          </table:table-cell>
          <table:table-cell office:value-type="float" office:value="0.58375799999999989" table:formula="of:=[.C64]/1000*[.E64]" table:style-name="ce1">
            <text:p>0,583758</text:p>
          </table:table-cell>
          <table:table-cell table:number-columns-repeated="16378"/>
        </table:table-row>
        <table:table-row table:style-name="ro2">
          <table:table-cell office:value-type="time" office:time-value="PT18H28M3S" table:style-name="ce5">
            <text:p>18:28:03</text:p>
          </table:table-cell>
          <table:table-cell office:value-type="time" office:time-value="PT18H28M4S" table:style-name="ce5">
            <text:p>18:28:04</text:p>
          </table:table-cell>
          <table:table-cell office:value-type="float" office:value="1013" table:style-name="ce1">
            <text:p>1013</text:p>
          </table:table-cell>
          <table:table-cell office:value-type="float" office:value="8.1440000000000001" table:style-name="ce1">
            <text:p>8,144</text:p>
          </table:table-cell>
          <table:table-cell office:value-type="float" office:value="0.55600000000000005" table:style-name="ce1">
            <text:p>0,556</text:p>
          </table:table-cell>
          <table:table-cell office:value-type="float" office:value="0.56322799999999995" table:formula="of:=[.C65]/1000*[.E65]" table:style-name="ce1">
            <text:p>0,563228</text:p>
          </table:table-cell>
          <table:table-cell table:number-columns-repeated="16378"/>
        </table:table-row>
        <table:table-row table:style-name="ro2">
          <table:table-cell office:value-type="time" office:time-value="PT18H28M4S" table:style-name="ce5">
            <text:p>18:28:04</text:p>
          </table:table-cell>
          <table:table-cell office:value-type="time" office:time-value="PT18H28M5S" table:style-name="ce5">
            <text:p>18:28:05</text:p>
          </table:table-cell>
          <table:table-cell office:value-type="float" office:value="1013" table:style-name="ce1">
            <text:p>1013</text:p>
          </table:table-cell>
          <table:table-cell office:value-type="float" office:value="7.6509999999999998" table:style-name="ce1">
            <text:p>7,651</text:p>
          </table:table-cell>
          <table:table-cell office:value-type="float" office:value="0.55500000000000005" table:style-name="ce1">
            <text:p>0,555</text:p>
          </table:table-cell>
          <table:table-cell office:value-type="float" office:value="0.56221500000000002" table:formula="of:=[.C66]/1000*[.E66]" table:style-name="ce1">
            <text:p>0,562215</text:p>
          </table:table-cell>
          <table:table-cell table:number-columns-repeated="16378"/>
        </table:table-row>
        <table:table-row table:style-name="ro2">
          <table:table-cell office:value-type="time" office:time-value="PT18H28M5S" table:style-name="ce5">
            <text:p>18:28:05</text:p>
          </table:table-cell>
          <table:table-cell office:value-type="time" office:time-value="PT18H28M6S" table:style-name="ce5">
            <text:p>18:28:06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56699999999999995" table:style-name="ce1">
            <text:p>0,567</text:p>
          </table:table-cell>
          <table:table-cell office:value-type="float" office:value="0.57323699999999989" table:formula="of:=[.C67]/1000*[.E67]" table:style-name="ce1">
            <text:p>0,573237</text:p>
          </table:table-cell>
          <table:table-cell table:number-columns-repeated="16378"/>
        </table:table-row>
        <table:table-row table:style-name="ro2">
          <table:table-cell office:value-type="time" office:time-value="PT18H28M6S" table:style-name="ce5">
            <text:p>18:28:06</text:p>
          </table:table-cell>
          <table:table-cell office:value-type="time" office:time-value="PT18H28M7S" table:style-name="ce5">
            <text:p>18:28:07</text:p>
          </table:table-cell>
          <table:table-cell office:value-type="float" office:value="1013" table:style-name="ce1">
            <text:p>1013</text:p>
          </table:table-cell>
          <table:table-cell office:value-type="float" office:value="7.8970000000000002" table:style-name="ce1">
            <text:p>7,897</text:p>
          </table:table-cell>
          <table:table-cell office:value-type="float" office:value="0.56499999999999995" table:style-name="ce1">
            <text:p>0,565</text:p>
          </table:table-cell>
          <table:table-cell office:value-type="float" office:value="0.57234499999999988" table:formula="of:=[.C68]/1000*[.E68]" table:style-name="ce1">
            <text:p>0,572345</text:p>
          </table:table-cell>
          <table:table-cell table:number-columns-repeated="16378"/>
        </table:table-row>
        <table:table-row table:style-name="ro2">
          <table:table-cell office:value-type="time" office:time-value="PT18H28M7S" table:style-name="ce5">
            <text:p>18:28:07</text:p>
          </table:table-cell>
          <table:table-cell office:value-type="time" office:time-value="PT18H28M8S" table:style-name="ce5">
            <text:p>18:28:08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56299999999999994" table:style-name="ce1">
            <text:p>0,563</text:p>
          </table:table-cell>
          <table:table-cell office:value-type="float" office:value="0.56975599999999993" table:formula="of:=[.C69]/1000*[.E69]" table:style-name="ce1">
            <text:p>0,569756</text:p>
          </table:table-cell>
          <table:table-cell table:number-columns-repeated="16378"/>
        </table:table-row>
        <table:table-row table:style-name="ro2">
          <table:table-cell office:value-type="time" office:time-value="PT18H28M8S" table:style-name="ce5">
            <text:p>18:28:08</text:p>
          </table:table-cell>
          <table:table-cell office:value-type="time" office:time-value="PT18H28M9S" table:style-name="ce5">
            <text:p>18:28:09</text:p>
          </table:table-cell>
          <table:table-cell office:value-type="float" office:value="1013" table:style-name="ce1">
            <text:p>1013</text:p>
          </table:table-cell>
          <table:table-cell office:value-type="float" office:value="8.391" table:style-name="ce1">
            <text:p>8,391</text:p>
          </table:table-cell>
          <table:table-cell office:value-type="float" office:value="0.629" table:style-name="ce1">
            <text:p>0,629</text:p>
          </table:table-cell>
          <table:table-cell office:value-type="float" office:value="0.63717699999999999" table:formula="of:=[.C70]/1000*[.E70]" table:style-name="ce1">
            <text:p>0,637177</text:p>
          </table:table-cell>
          <table:table-cell table:number-columns-repeated="16378"/>
        </table:table-row>
        <table:table-row table:style-name="ro2">
          <table:table-cell office:value-type="time" office:time-value="PT18H28M9S" table:style-name="ce5">
            <text:p>18:28:09</text:p>
          </table:table-cell>
          <table:table-cell office:value-type="time" office:time-value="PT18H28M10S" table:style-name="ce5">
            <text:p>18:28:10</text:p>
          </table:table-cell>
          <table:table-cell office:value-type="float" office:value="1013" table:style-name="ce1">
            <text:p>1013</text:p>
          </table:table-cell>
          <table:table-cell office:value-type="float" office:value="8.1440000000000001" table:style-name="ce1">
            <text:p>8,144</text:p>
          </table:table-cell>
          <table:table-cell office:value-type="float" office:value="0.58699999999999997" table:style-name="ce1">
            <text:p>0,587</text:p>
          </table:table-cell>
          <table:table-cell office:value-type="float" office:value="0.59463099999999991" table:formula="of:=[.C71]/1000*[.E71]" table:style-name="ce1">
            <text:p>0,594631</text:p>
          </table:table-cell>
          <table:table-cell table:number-columns-repeated="16378"/>
        </table:table-row>
        <table:table-row table:style-name="ro2">
          <table:table-cell office:value-type="time" office:time-value="PT18H28M10S" table:style-name="ce5">
            <text:p>18:28:10</text:p>
          </table:table-cell>
          <table:table-cell office:value-type="time" office:time-value="PT18H28M11S" table:style-name="ce5">
            <text:p>18:28:11</text:p>
          </table:table-cell>
          <table:table-cell office:value-type="float" office:value="1013" table:style-name="ce1">
            <text:p>1013</text:p>
          </table:table-cell>
          <table:table-cell office:value-type="float" office:value="8.6379999999999999" table:style-name="ce1">
            <text:p>8,638</text:p>
          </table:table-cell>
          <table:table-cell office:value-type="float" office:value="0.61799999999999999" table:style-name="ce1">
            <text:p>0,618</text:p>
          </table:table-cell>
          <table:table-cell office:value-type="float" office:value="0.62603399999999998" table:formula="of:=[.C72]/1000*[.E72]" table:style-name="ce1">
            <text:p>0,626034</text:p>
          </table:table-cell>
          <table:table-cell table:number-columns-repeated="16378"/>
        </table:table-row>
        <table:table-row table:style-name="ro2">
          <table:table-cell office:value-type="time" office:time-value="PT18H28M11S" table:style-name="ce5">
            <text:p>18:28:11</text:p>
          </table:table-cell>
          <table:table-cell office:value-type="time" office:time-value="PT18H28M12S" table:style-name="ce5">
            <text:p>18:28:12</text:p>
          </table:table-cell>
          <table:table-cell office:value-type="float" office:value="1012" table:style-name="ce1">
            <text:p>1012</text:p>
          </table:table-cell>
          <table:table-cell office:value-type="float" office:value="8.6460000000000008" table:style-name="ce1">
            <text:p>8,646</text:p>
          </table:table-cell>
          <table:table-cell office:value-type="float" office:value="0.61" table:style-name="ce1">
            <text:p>0,61</text:p>
          </table:table-cell>
          <table:table-cell office:value-type="float" office:value="0.61731999999999998" table:formula="of:=[.C73]/1000*[.E73]" table:style-name="ce1">
            <text:p>0,61732</text:p>
          </table:table-cell>
          <table:table-cell table:number-columns-repeated="16378"/>
        </table:table-row>
        <table:table-row table:style-name="ro2">
          <table:table-cell office:value-type="time" office:time-value="PT18H28M12S" table:style-name="ce5">
            <text:p>18:28:12</text:p>
          </table:table-cell>
          <table:table-cell office:value-type="time" office:time-value="PT18H28M13S" table:style-name="ce5">
            <text:p>18:28:13</text:p>
          </table:table-cell>
          <table:table-cell office:value-type="float" office:value="1012" table:style-name="ce1">
            <text:p>1012</text:p>
          </table:table-cell>
          <table:table-cell office:value-type="float" office:value="8.3989999999999991" table:style-name="ce1">
            <text:p>8,399</text:p>
          </table:table-cell>
          <table:table-cell office:value-type="float" office:value="0.61899999999999999" table:style-name="ce1">
            <text:p>0,619</text:p>
          </table:table-cell>
          <table:table-cell office:value-type="float" office:value="0.62642799999999998" table:formula="of:=[.C74]/1000*[.E74]" table:style-name="ce1">
            <text:p>0,626428</text:p>
          </table:table-cell>
          <table:table-cell table:number-columns-repeated="16378"/>
        </table:table-row>
        <table:table-row table:style-name="ro2">
          <table:table-cell office:value-type="time" office:time-value="PT18H28M13S" table:style-name="ce5">
            <text:p>18:28:13</text:p>
          </table:table-cell>
          <table:table-cell office:value-type="time" office:time-value="PT18H28M14S" table:style-name="ce5">
            <text:p>18:28:14</text:p>
          </table:table-cell>
          <table:table-cell office:value-type="float" office:value="1013" table:style-name="ce1">
            <text:p>1013</text:p>
          </table:table-cell>
          <table:table-cell office:value-type="float" office:value="9.3780000000000001" table:style-name="ce1">
            <text:p>9,378</text:p>
          </table:table-cell>
          <table:table-cell office:value-type="float" office:value="0.63700000000000001" table:style-name="ce1">
            <text:p>0,637</text:p>
          </table:table-cell>
          <table:table-cell office:value-type="float" office:value="0.64528099999999999" table:formula="of:=[.C75]/1000*[.E75]" table:style-name="ce1">
            <text:p>0,645281</text:p>
          </table:table-cell>
          <table:table-cell table:number-columns-repeated="16378"/>
        </table:table-row>
        <table:table-row table:style-name="ro2">
          <table:table-cell office:value-type="time" office:time-value="PT18H28M14S" table:style-name="ce5">
            <text:p>18:28:14</text:p>
          </table:table-cell>
          <table:table-cell office:value-type="time" office:time-value="PT18H28M15S" table:style-name="ce5">
            <text:p>18:28:15</text:p>
          </table:table-cell>
          <table:table-cell office:value-type="float" office:value="1011" table:style-name="ce1">
            <text:p>1011</text:p>
          </table:table-cell>
          <table:table-cell office:value-type="float" office:value="8.9019999999999992" table:style-name="ce1">
            <text:p>8,902</text:p>
          </table:table-cell>
          <table:table-cell office:value-type="float" office:value="0.65" table:style-name="ce1">
            <text:p>0,65</text:p>
          </table:table-cell>
          <table:table-cell office:value-type="float" office:value="0.65715000000000001" table:formula="of:=[.C76]/1000*[.E76]" table:style-name="ce1">
            <text:p>0,65715</text:p>
          </table:table-cell>
          <table:table-cell table:number-columns-repeated="16378"/>
        </table:table-row>
        <table:table-row table:style-name="ro2">
          <table:table-cell office:value-type="time" office:time-value="PT18H28M15S" table:style-name="ce5">
            <text:p>18:28:15</text:p>
          </table:table-cell>
          <table:table-cell office:value-type="time" office:time-value="PT18H28M16S" table:style-name="ce5">
            <text:p>18:28:16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3400000000000001" table:style-name="ce1">
            <text:p>0,634</text:p>
          </table:table-cell>
          <table:table-cell office:value-type="float" office:value="0.64097399999999993" table:formula="of:=[.C77]/1000*[.E77]" table:style-name="ce1">
            <text:p>0,640974</text:p>
          </table:table-cell>
          <table:table-cell table:number-columns-repeated="16378"/>
        </table:table-row>
        <table:table-row table:style-name="ro2">
          <table:table-cell office:value-type="time" office:time-value="PT18H28M16S" table:style-name="ce5">
            <text:p>18:28:16</text:p>
          </table:table-cell>
          <table:table-cell office:value-type="time" office:time-value="PT18H28M17S" table:style-name="ce5">
            <text:p>18:28:17</text:p>
          </table:table-cell>
          <table:table-cell office:value-type="float" office:value="1012" table:style-name="ce1">
            <text:p>1012</text:p>
          </table:table-cell>
          <table:table-cell office:value-type="float" office:value="8.6460000000000008" table:style-name="ce1">
            <text:p>8,646</text:p>
          </table:table-cell>
          <table:table-cell office:value-type="float" office:value="0.628" table:style-name="ce1">
            <text:p>0,628</text:p>
          </table:table-cell>
          <table:table-cell office:value-type="float" office:value="0.63553599999999999" table:formula="of:=[.C78]/1000*[.E78]" table:style-name="ce1">
            <text:p>0,635536</text:p>
          </table:table-cell>
          <table:table-cell table:number-columns-repeated="16378"/>
        </table:table-row>
        <table:table-row table:style-name="ro2">
          <table:table-cell office:value-type="time" office:time-value="PT18H28M17S" table:style-name="ce5">
            <text:p>18:28:17</text:p>
          </table:table-cell>
          <table:table-cell office:value-type="time" office:time-value="PT18H28M18S" table:style-name="ce5">
            <text:p>18:28:18</text:p>
          </table:table-cell>
          <table:table-cell office:value-type="float" office:value="1010" table:style-name="ce1">
            <text:p>1010</text:p>
          </table:table-cell>
          <table:table-cell office:value-type="float" office:value="9.4060000000000006" table:style-name="ce1">
            <text:p>9,406</text:p>
          </table:table-cell>
          <table:table-cell office:value-type="float" office:value="0.67900000000000005" table:style-name="ce1">
            <text:p>0,679</text:p>
          </table:table-cell>
          <table:table-cell office:value-type="float" office:value="0.68579000000000001" table:formula="of:=[.C79]/1000*[.E79]" table:style-name="ce1">
            <text:p>0,68579</text:p>
          </table:table-cell>
          <table:table-cell table:number-columns-repeated="16378"/>
        </table:table-row>
        <table:table-row table:style-name="ro2">
          <table:table-cell office:value-type="time" office:time-value="PT18H28M18S" table:style-name="ce5">
            <text:p>18:28:18</text:p>
          </table:table-cell>
          <table:table-cell office:value-type="time" office:time-value="PT18H28M19S" table:style-name="ce5">
            <text:p>18:28:19</text:p>
          </table:table-cell>
          <table:table-cell office:value-type="float" office:value="1012" table:style-name="ce1">
            <text:p>1012</text:p>
          </table:table-cell>
          <table:table-cell office:value-type="float" office:value="9.8810000000000002" table:style-name="ce1">
            <text:p>9,881</text:p>
          </table:table-cell>
          <table:table-cell office:value-type="float" office:value="0.71" table:style-name="ce1">
            <text:p>0,71</text:p>
          </table:table-cell>
          <table:table-cell office:value-type="float" office:value="0.71851999999999994" table:formula="of:=[.C80]/1000*[.E80]" table:style-name="ce1">
            <text:p>0,71852</text:p>
          </table:table-cell>
          <table:table-cell table:number-columns-repeated="16378"/>
        </table:table-row>
        <table:table-row table:style-name="ro2">
          <table:table-cell office:value-type="time" office:time-value="PT18H28M19S" table:style-name="ce5">
            <text:p>18:28:19</text:p>
          </table:table-cell>
          <table:table-cell office:value-type="time" office:time-value="PT18H28M21S" table:style-name="ce5">
            <text:p>18:28:21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64600000000000002" table:style-name="ce1">
            <text:p>0,646</text:p>
          </table:table-cell>
          <table:table-cell office:value-type="float" office:value="0.65310599999999996" table:formula="of:=[.C81]/1000*[.E81]" table:style-name="ce1">
            <text:p>0,653106</text:p>
          </table:table-cell>
          <table:table-cell table:number-columns-repeated="16378"/>
        </table:table-row>
        <table:table-row table:style-name="ro2">
          <table:table-cell office:value-type="time" office:time-value="PT18H28M21S" table:style-name="ce5">
            <text:p>18:28:21</text:p>
          </table:table-cell>
          <table:table-cell office:value-type="time" office:time-value="PT18H28M22S" table:style-name="ce5">
            <text:p>18:28:22</text:p>
          </table:table-cell>
          <table:table-cell office:value-type="float" office:value="1011" table:style-name="ce1">
            <text:p>1011</text:p>
          </table:table-cell>
          <table:table-cell office:value-type="float" office:value="9.1489999999999991" table:style-name="ce1">
            <text:p>9,149</text:p>
          </table:table-cell>
          <table:table-cell office:value-type="float" office:value="0.68500000000000005" table:style-name="ce1">
            <text:p>0,685</text:p>
          </table:table-cell>
          <table:table-cell office:value-type="float" office:value="0.69253500000000001" table:formula="of:=[.C82]/1000*[.E82]" table:style-name="ce1">
            <text:p>0,692535</text:p>
          </table:table-cell>
          <table:table-cell table:number-columns-repeated="16378"/>
        </table:table-row>
        <table:table-row table:style-name="ro2">
          <table:table-cell office:value-type="time" office:time-value="PT18H28M22S" table:style-name="ce5">
            <text:p>18:28:22</text:p>
          </table:table-cell>
          <table:table-cell office:value-type="time" office:time-value="PT18H28M23S" table:style-name="ce5">
            <text:p>18:28:23</text:p>
          </table:table-cell>
          <table:table-cell office:value-type="float" office:value="1011" table:style-name="ce1">
            <text:p>1011</text:p>
          </table:table-cell>
          <table:table-cell office:value-type="float" office:value="9.3970000000000002" table:style-name="ce1">
            <text:p>9,397</text:p>
          </table:table-cell>
          <table:table-cell office:value-type="float" office:value="0.68200000000000005" table:style-name="ce1">
            <text:p>0,682</text:p>
          </table:table-cell>
          <table:table-cell office:value-type="float" office:value="0.68950199999999995" table:formula="of:=[.C83]/1000*[.E83]" table:style-name="ce1">
            <text:p>0,689502</text:p>
          </table:table-cell>
          <table:table-cell table:number-columns-repeated="16378"/>
        </table:table-row>
        <table:table-row table:style-name="ro2">
          <table:table-cell office:value-type="time" office:time-value="PT18H28M23S" table:style-name="ce5">
            <text:p>18:28:23</text:p>
          </table:table-cell>
          <table:table-cell office:value-type="time" office:time-value="PT18H28M24S" table:style-name="ce5">
            <text:p>18:28:24</text:p>
          </table:table-cell>
          <table:table-cell office:value-type="float" office:value="1011" table:style-name="ce1">
            <text:p>1011</text:p>
          </table:table-cell>
          <table:table-cell office:value-type="float" office:value="9.3970000000000002" table:style-name="ce1">
            <text:p>9,397</text:p>
          </table:table-cell>
          <table:table-cell office:value-type="float" office:value="0.67700000000000005" table:style-name="ce1">
            <text:p>0,677</text:p>
          </table:table-cell>
          <table:table-cell office:value-type="float" office:value="0.68444700000000003" table:formula="of:=[.C84]/1000*[.E84]" table:style-name="ce1">
            <text:p>0,684447</text:p>
          </table:table-cell>
          <table:table-cell table:number-columns-repeated="16378"/>
        </table:table-row>
        <table:table-row table:style-name="ro2">
          <table:table-cell office:value-type="time" office:time-value="PT18H28M24S" table:style-name="ce5">
            <text:p>18:28:24</text:p>
          </table:table-cell>
          <table:table-cell office:value-type="time" office:time-value="PT18H28M25S" table:style-name="ce5">
            <text:p>18:28:25</text:p>
          </table:table-cell>
          <table:table-cell office:value-type="float" office:value="1010" table:style-name="ce1">
            <text:p>1010</text:p>
          </table:table-cell>
          <table:table-cell office:value-type="float" office:value="9.1579999999999995" table:style-name="ce1">
            <text:p>9,158</text:p>
          </table:table-cell>
          <table:table-cell office:value-type="float" office:value="0.69299999999999995" table:style-name="ce1">
            <text:p>0,693</text:p>
          </table:table-cell>
          <table:table-cell office:value-type="float" office:value="0.69992999999999994" table:formula="of:=[.C85]/1000*[.E85]" table:style-name="ce1">
            <text:p>0,69993</text:p>
          </table:table-cell>
          <table:table-cell table:number-columns-repeated="16378"/>
        </table:table-row>
        <table:table-row table:style-name="ro2">
          <table:table-cell office:value-type="time" office:time-value="PT18H28M25S" table:style-name="ce5">
            <text:p>18:28:25</text:p>
          </table:table-cell>
          <table:table-cell office:value-type="time" office:time-value="PT18H28M26S" table:style-name="ce5">
            <text:p>18:28:26</text:p>
          </table:table-cell>
          <table:table-cell office:value-type="float" office:value="1022" table:style-name="ce1">
            <text:p>1022</text:p>
          </table:table-cell>
          <table:table-cell office:value-type="float" office:value="9.7850000000000001" table:style-name="ce1">
            <text:p>9,785</text:p>
          </table:table-cell>
          <table:table-cell office:value-type="float" office:value="0.73799999999999999" table:style-name="ce1">
            <text:p>0,738</text:p>
          </table:table-cell>
          <table:table-cell office:value-type="float" office:value="0.75423600000000002" table:formula="of:=[.C86]/1000*[.E86]" table:style-name="ce1">
            <text:p>0,754236</text:p>
          </table:table-cell>
          <table:table-cell table:number-columns-repeated="16378"/>
        </table:table-row>
        <table:table-row table:style-name="ro2">
          <table:table-cell office:value-type="time" office:time-value="PT18H28M26S" table:style-name="ce5">
            <text:p>18:28:26</text:p>
          </table:table-cell>
          <table:table-cell office:value-type="time" office:time-value="PT18H28M27S" table:style-name="ce5">
            <text:p>18:28:27</text:p>
          </table:table-cell>
          <table:table-cell office:value-type="float" office:value="1010" table:style-name="ce1">
            <text:p>1010</text:p>
          </table:table-cell>
          <table:table-cell office:value-type="float" office:value="9.4060000000000006" table:style-name="ce1">
            <text:p>9,406</text:p>
          </table:table-cell>
          <table:table-cell office:value-type="float" office:value="0.70399999999999996" table:style-name="ce1">
            <text:p>0,704</text:p>
          </table:table-cell>
          <table:table-cell office:value-type="float" office:value="0.71104000000000001" table:formula="of:=[.C87]/1000*[.E87]" table:style-name="ce1">
            <text:p>0,71104</text:p>
          </table:table-cell>
          <table:table-cell table:number-columns-repeated="16378"/>
        </table:table-row>
        <table:table-row table:style-name="ro2">
          <table:table-cell office:value-type="time" office:time-value="PT18H28M27S" table:style-name="ce5">
            <text:p>18:28:27</text:p>
          </table:table-cell>
          <table:table-cell office:value-type="time" office:time-value="PT18H28M28S" table:style-name="ce5">
            <text:p>18:28:28</text:p>
          </table:table-cell>
          <table:table-cell office:value-type="float" office:value="1011" table:style-name="ce1">
            <text:p>1011</text:p>
          </table:table-cell>
          <table:table-cell office:value-type="float" office:value="10.88" table:style-name="ce1">
            <text:p>10,88</text:p>
          </table:table-cell>
          <table:table-cell office:value-type="float" office:value="0.77" table:style-name="ce1">
            <text:p>0,77</text:p>
          </table:table-cell>
          <table:table-cell office:value-type="float" office:value="0.77847" table:formula="of:=[.C88]/1000*[.E88]" table:style-name="ce1">
            <text:p>0,77847</text:p>
          </table:table-cell>
          <table:table-cell table:number-columns-repeated="16378"/>
        </table:table-row>
        <table:table-row table:style-name="ro2">
          <table:table-cell office:value-type="time" office:time-value="PT18H28M28S" table:style-name="ce5">
            <text:p>18:28:28</text:p>
          </table:table-cell>
          <table:table-cell office:value-type="time" office:time-value="PT18H28M29S" table:style-name="ce5">
            <text:p>18:28:29</text:p>
          </table:table-cell>
          <table:table-cell office:value-type="float" office:value="1011" table:style-name="ce1">
            <text:p>1011</text:p>
          </table:table-cell>
          <table:table-cell office:value-type="float" office:value="9.6440000000000001" table:style-name="ce1">
            <text:p>9,644</text:p>
          </table:table-cell>
          <table:table-cell office:value-type="float" office:value="0.73" table:style-name="ce1">
            <text:p>0,73</text:p>
          </table:table-cell>
          <table:table-cell office:value-type="float" office:value="0.73802999999999985" table:formula="of:=[.C89]/1000*[.E89]" table:style-name="ce1">
            <text:p>0,73803</text:p>
          </table:table-cell>
          <table:table-cell table:number-columns-repeated="16378"/>
        </table:table-row>
        <table:table-row table:style-name="ro2">
          <table:table-cell office:value-type="time" office:time-value="PT18H28M29S" table:style-name="ce5">
            <text:p>18:28:29</text:p>
          </table:table-cell>
          <table:table-cell office:value-type="time" office:time-value="PT18H28M30S" table:style-name="ce5">
            <text:p>18:28:30</text:p>
          </table:table-cell>
          <table:table-cell office:value-type="float" office:value="1010" table:style-name="ce1">
            <text:p>1010</text:p>
          </table:table-cell>
          <table:table-cell office:value-type="float" office:value="9.9009999999999998" table:style-name="ce1">
            <text:p>9,901</text:p>
          </table:table-cell>
          <table:table-cell office:value-type="float" office:value="0.752" table:style-name="ce1">
            <text:p>0,752</text:p>
          </table:table-cell>
          <table:table-cell office:value-type="float" office:value="0.75951999999999997" table:formula="of:=[.C90]/1000*[.E90]" table:style-name="ce1">
            <text:p>0,75952</text:p>
          </table:table-cell>
          <table:table-cell table:number-columns-repeated="16378"/>
        </table:table-row>
        <table:table-row table:style-name="ro2">
          <table:table-cell office:value-type="time" office:time-value="PT18H28M30S" table:style-name="ce5">
            <text:p>18:28:30</text:p>
          </table:table-cell>
          <table:table-cell office:value-type="time" office:time-value="PT18H28M31S" table:style-name="ce5">
            <text:p>18:28:31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5" table:style-name="ce1">
            <text:p>0,75</text:p>
          </table:table-cell>
          <table:table-cell office:value-type="float" office:value="0.75824999999999987" table:formula="of:=[.C91]/1000*[.E91]" table:style-name="ce1">
            <text:p>0,75825</text:p>
          </table:table-cell>
          <table:table-cell table:number-columns-repeated="16378"/>
        </table:table-row>
        <table:table-row table:style-name="ro2">
          <table:table-cell office:value-type="time" office:time-value="PT18H28M31S" table:style-name="ce5">
            <text:p>18:28:31</text:p>
          </table:table-cell>
          <table:table-cell office:value-type="time" office:time-value="PT18H28M32S" table:style-name="ce5">
            <text:p>18:28:32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51" table:style-name="ce1">
            <text:p>0,751</text:p>
          </table:table-cell>
          <table:table-cell office:value-type="float" office:value="0.75926099999999996" table:formula="of:=[.C92]/1000*[.E92]" table:style-name="ce1">
            <text:p>0,759261</text:p>
          </table:table-cell>
          <table:table-cell table:number-columns-repeated="16378"/>
        </table:table-row>
        <table:table-row table:style-name="ro2">
          <table:table-cell office:value-type="time" office:time-value="PT18H28M32S" table:style-name="ce5">
            <text:p>18:28:32</text:p>
          </table:table-cell>
          <table:table-cell office:value-type="time" office:time-value="PT18H28M33S" table:style-name="ce5">
            <text:p>18:28:33</text:p>
          </table:table-cell>
          <table:table-cell office:value-type="float" office:value="1011" table:style-name="ce1">
            <text:p>1011</text:p>
          </table:table-cell>
          <table:table-cell office:value-type="float" office:value="10.632999999999999" table:style-name="ce1">
            <text:p>10,633</text:p>
          </table:table-cell>
          <table:table-cell office:value-type="float" office:value="0.74199999999999999" table:style-name="ce1">
            <text:p>0,742</text:p>
          </table:table-cell>
          <table:table-cell office:value-type="float" office:value="0.75016199999999988" table:formula="of:=[.C93]/1000*[.E93]" table:style-name="ce1">
            <text:p>0,750162</text:p>
          </table:table-cell>
          <table:table-cell table:number-columns-repeated="16378"/>
        </table:table-row>
        <table:table-row table:style-name="ro2">
          <table:table-cell office:value-type="time" office:time-value="PT18H28M33S" table:style-name="ce5">
            <text:p>18:28:33</text:p>
          </table:table-cell>
          <table:table-cell office:value-type="time" office:time-value="PT18H28M34S" table:style-name="ce5">
            <text:p>18:28:34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77100000000000002" table:style-name="ce1">
            <text:p>0,771</text:p>
          </table:table-cell>
          <table:table-cell office:value-type="float" office:value="0.77948099999999998" table:formula="of:=[.C94]/1000*[.E94]" table:style-name="ce1">
            <text:p>0,779481</text:p>
          </table:table-cell>
          <table:table-cell table:number-columns-repeated="16378"/>
        </table:table-row>
        <table:table-row table:style-name="ro2">
          <table:table-cell office:value-type="time" office:time-value="PT18H28M34S" table:style-name="ce5">
            <text:p>18:28:34</text:p>
          </table:table-cell>
          <table:table-cell office:value-type="time" office:time-value="PT18H28M35S" table:style-name="ce5">
            <text:p>18:28:35</text:p>
          </table:table-cell>
          <table:table-cell office:value-type="float" office:value="1011" table:style-name="ce1">
            <text:p>1011</text:p>
          </table:table-cell>
          <table:table-cell office:value-type="float" office:value="11.128" table:style-name="ce1">
            <text:p>11,128</text:p>
          </table:table-cell>
          <table:table-cell office:value-type="float" office:value="0.80600000000000005" table:style-name="ce1">
            <text:p>0,806</text:p>
          </table:table-cell>
          <table:table-cell office:value-type="float" office:value="0.81486599999999998" table:formula="of:=[.C95]/1000*[.E95]" table:style-name="ce1">
            <text:p>0,814866</text:p>
          </table:table-cell>
          <table:table-cell table:number-columns-repeated="16378"/>
        </table:table-row>
        <table:table-row table:style-name="ro2">
          <table:table-cell office:value-type="time" office:time-value="PT18H28M35S" table:style-name="ce5">
            <text:p>18:28:35</text:p>
          </table:table-cell>
          <table:table-cell office:value-type="time" office:time-value="PT18H28M36S" table:style-name="ce5">
            <text:p>18:28:36</text:p>
          </table:table-cell>
          <table:table-cell office:value-type="float" office:value="1011" table:style-name="ce1">
            <text:p>1011</text:p>
          </table:table-cell>
          <table:table-cell office:value-type="float" office:value="10.632999999999999" table:style-name="ce1">
            <text:p>10,633</text:p>
          </table:table-cell>
          <table:table-cell office:value-type="float" office:value="0.80400000000000005" table:style-name="ce1">
            <text:p>0,804</text:p>
          </table:table-cell>
          <table:table-cell office:value-type="float" office:value="0.81284400000000001" table:formula="of:=[.C96]/1000*[.E96]" table:style-name="ce1">
            <text:p>0,812844</text:p>
          </table:table-cell>
          <table:table-cell table:number-columns-repeated="16378"/>
        </table:table-row>
        <table:table-row table:style-name="ro2">
          <table:table-cell office:value-type="time" office:time-value="PT18H28M36S" table:style-name="ce5">
            <text:p>18:28:36</text:p>
          </table:table-cell>
          <table:table-cell office:value-type="time" office:time-value="PT18H28M37S" table:style-name="ce5">
            <text:p>18:28:37</text:p>
          </table:table-cell>
          <table:table-cell office:value-type="float" office:value="1011" table:style-name="ce1">
            <text:p>1011</text:p>
          </table:table-cell>
          <table:table-cell office:value-type="float" office:value="10.385999999999999" table:style-name="ce1">
            <text:p>10,386</text:p>
          </table:table-cell>
          <table:table-cell office:value-type="float" office:value="0.79300000000000004" table:style-name="ce1">
            <text:p>0,793</text:p>
          </table:table-cell>
          <table:table-cell office:value-type="float" office:value="0.80172299999999996" table:formula="of:=[.C97]/1000*[.E97]" table:style-name="ce1">
            <text:p>0,801723</text:p>
          </table:table-cell>
          <table:table-cell table:number-columns-repeated="16378"/>
        </table:table-row>
        <table:table-row table:style-name="ro2">
          <table:table-cell office:value-type="time" office:time-value="PT18H28M37S" table:style-name="ce5">
            <text:p>18:28:37</text:p>
          </table:table-cell>
          <table:table-cell office:value-type="time" office:time-value="PT18H28M38S" table:style-name="ce5">
            <text:p>18:28:38</text:p>
          </table:table-cell>
          <table:table-cell office:value-type="float" office:value="1012" table:style-name="ce1">
            <text:p>1012</text:p>
          </table:table-cell>
          <table:table-cell office:value-type="float" office:value="10.375" table:style-name="ce1">
            <text:p>10,375</text:p>
          </table:table-cell>
          <table:table-cell office:value-type="float" office:value="0.79" table:style-name="ce1">
            <text:p>0,79</text:p>
          </table:table-cell>
          <table:table-cell office:value-type="float" office:value="0.79948000000000008" table:formula="of:=[.C98]/1000*[.E98]" table:style-name="ce1">
            <text:p>0,79948</text:p>
          </table:table-cell>
          <table:table-cell table:number-columns-repeated="16378"/>
        </table:table-row>
        <table:table-row table:style-name="ro2">
          <table:table-cell office:value-type="time" office:time-value="PT18H28M38S" table:style-name="ce5">
            <text:p>18:28:38</text:p>
          </table:table-cell>
          <table:table-cell office:value-type="time" office:time-value="PT18H28M39S" table:style-name="ce5">
            <text:p>18:28:39</text:p>
          </table:table-cell>
          <table:table-cell office:value-type="float" office:value="1011" table:style-name="ce1">
            <text:p>1011</text:p>
          </table:table-cell>
          <table:table-cell office:value-type="float" office:value="10.632999999999999" table:style-name="ce1">
            <text:p>10,633</text:p>
          </table:table-cell>
          <table:table-cell office:value-type="float" office:value="0.81299999999999994" table:style-name="ce1">
            <text:p>0,813</text:p>
          </table:table-cell>
          <table:table-cell office:value-type="float" office:value="0.82194299999999987" table:formula="of:=[.C99]/1000*[.E99]" table:style-name="ce1">
            <text:p>0,821943</text:p>
          </table:table-cell>
          <table:table-cell table:number-columns-repeated="16378"/>
        </table:table-row>
        <table:table-row table:style-name="ro2">
          <table:table-cell office:value-type="time" office:time-value="PT18H28M39S" table:style-name="ce5">
            <text:p>18:28:39</text:p>
          </table:table-cell>
          <table:table-cell office:value-type="time" office:time-value="PT18H28M40S" table:style-name="ce5">
            <text:p>18:28:40</text:p>
          </table:table-cell>
          <table:table-cell office:value-type="float" office:value="1011" table:style-name="ce1">
            <text:p>1011</text:p>
          </table:table-cell>
          <table:table-cell office:value-type="float" office:value="10.138" table:style-name="ce1">
            <text:p>10,138</text:p>
          </table:table-cell>
          <table:table-cell office:value-type="float" office:value="0.80300000000000005" table:style-name="ce1">
            <text:p>0,803</text:p>
          </table:table-cell>
          <table:table-cell office:value-type="float" office:value="0.81183299999999992" table:formula="of:=[.C100]/1000*[.E100]" table:style-name="ce1">
            <text:p>0,811833</text:p>
          </table:table-cell>
          <table:table-cell table:number-columns-repeated="16378"/>
        </table:table-row>
        <table:table-row table:style-name="ro2">
          <table:table-cell office:value-type="time" office:time-value="PT18H28M40S" table:style-name="ce5">
            <text:p>18:28:40</text:p>
          </table:table-cell>
          <table:table-cell office:value-type="time" office:time-value="PT18H28M41S" table:style-name="ce5">
            <text:p>18:28:41</text:p>
          </table:table-cell>
          <table:table-cell office:value-type="float" office:value="1012" table:style-name="ce1">
            <text:p>1012</text:p>
          </table:table-cell>
          <table:table-cell office:value-type="float" office:value="10.87" table:style-name="ce1">
            <text:p>10,87</text:p>
          </table:table-cell>
          <table:table-cell office:value-type="float" office:value="0.82499999999999996" table:style-name="ce1">
            <text:p>0,825</text:p>
          </table:table-cell>
          <table:table-cell office:value-type="float" office:value="0.83489999999999998" table:formula="of:=[.C101]/1000*[.E101]" table:style-name="ce1">
            <text:p>0,8349</text:p>
          </table:table-cell>
          <table:table-cell table:number-columns-repeated="16378"/>
        </table:table-row>
        <table:table-row table:style-name="ro2">
          <table:table-cell office:value-type="time" office:time-value="PT18H28M41S" table:style-name="ce5">
            <text:p>18:28:41</text:p>
          </table:table-cell>
          <table:table-cell office:value-type="time" office:time-value="PT18H28M42S" table:style-name="ce5">
            <text:p>18:28:42</text:p>
          </table:table-cell>
          <table:table-cell office:value-type="float" office:value="1010" table:style-name="ce1">
            <text:p>1010</text:p>
          </table:table-cell>
          <table:table-cell office:value-type="float" office:value="10.644" table:style-name="ce1">
            <text:p>10,644</text:p>
          </table:table-cell>
          <table:table-cell office:value-type="float" office:value="0.84699999999999998" table:style-name="ce1">
            <text:p>0,847</text:p>
          </table:table-cell>
          <table:table-cell office:value-type="float" office:value="0.85546999999999995" table:formula="of:=[.C102]/1000*[.E102]" table:style-name="ce1">
            <text:p>0,85547</text:p>
          </table:table-cell>
          <table:table-cell table:number-columns-repeated="16378"/>
        </table:table-row>
        <table:table-row table:style-name="ro2">
          <table:table-cell office:value-type="time" office:time-value="PT18H28M42S" table:style-name="ce5">
            <text:p>18:28:42</text:p>
          </table:table-cell>
          <table:table-cell office:value-type="time" office:time-value="PT18H28M43S" table:style-name="ce5">
            <text:p>18:28:43</text:p>
          </table:table-cell>
          <table:table-cell office:value-type="float" office:value="1011" table:style-name="ce1">
            <text:p>1011</text:p>
          </table:table-cell>
          <table:table-cell office:value-type="float" office:value="11.622" table:style-name="ce1">
            <text:p>11,622</text:p>
          </table:table-cell>
          <table:table-cell office:value-type="float" office:value="0.96299999999999997" table:style-name="ce1">
            <text:p>0,963</text:p>
          </table:table-cell>
          <table:table-cell office:value-type="float" office:value="0.97359299999999982" table:formula="of:=[.C103]/1000*[.E103]" table:style-name="ce1">
            <text:p>0,973593</text:p>
          </table:table-cell>
          <table:table-cell table:number-columns-repeated="16378"/>
        </table:table-row>
        <table:table-row table:style-name="ro2">
          <table:table-cell office:value-type="time" office:time-value="PT18H28M43S" table:style-name="ce5">
            <text:p>18:28:43</text:p>
          </table:table-cell>
          <table:table-cell office:value-type="time" office:time-value="PT18H28M44S" table:style-name="ce5">
            <text:p>18:28:44</text:p>
          </table:table-cell>
          <table:table-cell office:value-type="float" office:value="1011" table:style-name="ce1">
            <text:p>1011</text:p>
          </table:table-cell>
          <table:table-cell office:value-type="float" office:value="11.128" table:style-name="ce1">
            <text:p>11,128</text:p>
          </table:table-cell>
          <table:table-cell office:value-type="float" office:value="0.82499999999999996" table:style-name="ce1">
            <text:p>0,825</text:p>
          </table:table-cell>
          <table:table-cell office:value-type="float" office:value="0.8340749999999999" table:formula="of:=[.C104]/1000*[.E104]" table:style-name="ce1">
            <text:p>0,834075</text:p>
          </table:table-cell>
          <table:table-cell table:number-columns-repeated="16378"/>
        </table:table-row>
        <table:table-row table:style-name="ro2">
          <table:table-cell office:value-type="time" office:time-value="PT18H28M44S" table:style-name="ce5">
            <text:p>18:28:44</text:p>
          </table:table-cell>
          <table:table-cell office:value-type="time" office:time-value="PT18H28M45S" table:style-name="ce5">
            <text:p>18:28:45</text:p>
          </table:table-cell>
          <table:table-cell office:value-type="float" office:value="1011" table:style-name="ce1">
            <text:p>1011</text:p>
          </table:table-cell>
          <table:table-cell office:value-type="float" office:value="11.128" table:style-name="ce1">
            <text:p>11,128</text:p>
          </table:table-cell>
          <table:table-cell office:value-type="float" office:value="0.84199999999999997" table:style-name="ce1">
            <text:p>0,842</text:p>
          </table:table-cell>
          <table:table-cell office:value-type="float" office:value="0.85126199999999985" table:formula="of:=[.C105]/1000*[.E105]" table:style-name="ce1">
            <text:p>0,851262</text:p>
          </table:table-cell>
          <table:table-cell table:number-columns-repeated="16378"/>
        </table:table-row>
        <table:table-row table:style-name="ro2">
          <table:table-cell office:value-type="time" office:time-value="PT18H28M45S" table:style-name="ce5">
            <text:p>18:28:45</text:p>
          </table:table-cell>
          <table:table-cell office:value-type="time" office:time-value="PT18H28M46S" table:style-name="ce5">
            <text:p>18:28:46</text:p>
          </table:table-cell>
          <table:table-cell office:value-type="float" office:value="1010" table:style-name="ce1">
            <text:p>1010</text:p>
          </table:table-cell>
          <table:table-cell office:value-type="float" office:value="11.634" table:style-name="ce1">
            <text:p>11,634</text:p>
          </table:table-cell>
          <table:table-cell office:value-type="float" office:value="0.86399999999999999" table:style-name="ce1">
            <text:p>0,864</text:p>
          </table:table-cell>
          <table:table-cell office:value-type="float" office:value="0.87263999999999997" table:formula="of:=[.C106]/1000*[.E106]" table:style-name="ce1">
            <text:p>0,87264</text:p>
          </table:table-cell>
          <table:table-cell table:number-columns-repeated="16378"/>
        </table:table-row>
        <table:table-row table:style-name="ro2">
          <table:table-cell office:value-type="time" office:time-value="PT18H28M46S" table:style-name="ce5">
            <text:p>18:28:46</text:p>
          </table:table-cell>
          <table:table-cell office:value-type="time" office:time-value="PT18H28M47S" table:style-name="ce5">
            <text:p>18:28:47</text:p>
          </table:table-cell>
          <table:table-cell office:value-type="float" office:value="1010" table:style-name="ce1">
            <text:p>1010</text:p>
          </table:table-cell>
          <table:table-cell office:value-type="float" office:value="11.138999999999999" table:style-name="ce1">
            <text:p>11,139</text:p>
          </table:table-cell>
          <table:table-cell office:value-type="float" office:value="0.85499999999999998" table:style-name="ce1">
            <text:p>0,855</text:p>
          </table:table-cell>
          <table:table-cell office:value-type="float" office:value="0.86355000000000004" table:formula="of:=[.C107]/1000*[.E107]" table:style-name="ce1">
            <text:p>0,86355</text:p>
          </table:table-cell>
          <table:table-cell table:number-columns-repeated="16378"/>
        </table:table-row>
        <table:table-row table:style-name="ro2">
          <table:table-cell office:value-type="time" office:time-value="PT18H28M47S" table:style-name="ce5">
            <text:p>18:28:47</text:p>
          </table:table-cell>
          <table:table-cell office:value-type="time" office:time-value="PT18H28M48S" table:style-name="ce5">
            <text:p>18:28:48</text:p>
          </table:table-cell>
          <table:table-cell office:value-type="float" office:value="1010" table:style-name="ce1">
            <text:p>1010</text:p>
          </table:table-cell>
          <table:table-cell office:value-type="float" office:value="12.375999999999999" table:style-name="ce1">
            <text:p>12,376</text:p>
          </table:table-cell>
          <table:table-cell office:value-type="float" office:value="0.90900000000000003" table:style-name="ce1">
            <text:p>0,909</text:p>
          </table:table-cell>
          <table:table-cell office:value-type="float" office:value="0.91809000000000007" table:formula="of:=[.C108]/1000*[.E108]" table:style-name="ce1">
            <text:p>0,91809</text:p>
          </table:table-cell>
          <table:table-cell table:number-columns-repeated="16378"/>
        </table:table-row>
        <table:table-row table:style-name="ro2">
          <table:table-cell office:value-type="time" office:time-value="PT18H28M48S" table:style-name="ce5">
            <text:p>18:28:48</text:p>
          </table:table-cell>
          <table:table-cell office:value-type="time" office:time-value="PT18H28M49S" table:style-name="ce5">
            <text:p>18:28:49</text:p>
          </table:table-cell>
          <table:table-cell office:value-type="float" office:value="1010" table:style-name="ce1">
            <text:p>1010</text:p>
          </table:table-cell>
          <table:table-cell office:value-type="float" office:value="11.881" table:style-name="ce1">
            <text:p>11,881</text:p>
          </table:table-cell>
          <table:table-cell office:value-type="float" office:value="0.89300000000000002" table:style-name="ce1">
            <text:p>0,893</text:p>
          </table:table-cell>
          <table:table-cell office:value-type="float" office:value="0.90193000000000001" table:formula="of:=[.C109]/1000*[.E109]" table:style-name="ce1">
            <text:p>0,90193</text:p>
          </table:table-cell>
          <table:table-cell table:number-columns-repeated="16378"/>
        </table:table-row>
        <table:table-row table:style-name="ro2">
          <table:table-cell office:value-type="time" office:time-value="PT18H28M49S" table:style-name="ce5">
            <text:p>18:28:49</text:p>
          </table:table-cell>
          <table:table-cell office:value-type="time" office:time-value="PT18H28M50S" table:style-name="ce5">
            <text:p>18:28:50</text:p>
          </table:table-cell>
          <table:table-cell office:value-type="float" office:value="1011" table:style-name="ce1">
            <text:p>1011</text:p>
          </table:table-cell>
          <table:table-cell office:value-type="float" office:value="11.375" table:style-name="ce1">
            <text:p>11,375</text:p>
          </table:table-cell>
          <table:table-cell office:value-type="float" office:value="0.92400000000000004" table:style-name="ce1">
            <text:p>0,924</text:p>
          </table:table-cell>
          <table:table-cell office:value-type="float" office:value="0.93416399999999999" table:formula="of:=[.C110]/1000*[.E110]" table:style-name="ce1">
            <text:p>0,934164</text:p>
          </table:table-cell>
          <table:table-cell table:number-columns-repeated="16378"/>
        </table:table-row>
        <table:table-row table:style-name="ro2">
          <table:table-cell office:value-type="time" office:time-value="PT18H28M50S" table:style-name="ce5">
            <text:p>18:28:50</text:p>
          </table:table-cell>
          <table:table-cell office:value-type="time" office:time-value="PT18H28M51S" table:style-name="ce5">
            <text:p>18:28:51</text:p>
          </table:table-cell>
          <table:table-cell office:value-type="float" office:value="1010" table:style-name="ce1">
            <text:p>1010</text:p>
          </table:table-cell>
          <table:table-cell office:value-type="float" office:value="12.129" table:style-name="ce1">
            <text:p>12,129</text:p>
          </table:table-cell>
          <table:table-cell office:value-type="float" office:value="0.91900000000000004" table:style-name="ce1">
            <text:p>0,919</text:p>
          </table:table-cell>
          <table:table-cell office:value-type="float" office:value="0.92819000000000007" table:formula="of:=[.C111]/1000*[.E111]" table:style-name="ce1">
            <text:p>0,92819</text:p>
          </table:table-cell>
          <table:table-cell table:number-columns-repeated="16378"/>
        </table:table-row>
        <table:table-row table:style-name="ro2">
          <table:table-cell office:value-type="time" office:time-value="PT18H28M51S" table:style-name="ce5">
            <text:p>18:28:51</text:p>
          </table:table-cell>
          <table:table-cell office:value-type="time" office:time-value="PT18H28M52S" table:style-name="ce5">
            <text:p>18:28:52</text:p>
          </table:table-cell>
          <table:table-cell office:value-type="float" office:value="1011" table:style-name="ce1">
            <text:p>1011</text:p>
          </table:table-cell>
          <table:table-cell office:value-type="float" office:value="12.117000000000001" table:style-name="ce1">
            <text:p>12,117</text:p>
          </table:table-cell>
          <table:table-cell office:value-type="float" office:value="0.91" table:style-name="ce1">
            <text:p>0,91</text:p>
          </table:table-cell>
          <table:table-cell office:value-type="float" office:value="0.92000999999999999" table:formula="of:=[.C112]/1000*[.E112]" table:style-name="ce1">
            <text:p>0,92001</text:p>
          </table:table-cell>
          <table:table-cell table:number-columns-repeated="16378"/>
        </table:table-row>
        <table:table-row table:style-name="ro2">
          <table:table-cell office:value-type="time" office:time-value="PT18H28M52S" table:style-name="ce5">
            <text:p>18:28:52</text:p>
          </table:table-cell>
          <table:table-cell office:value-type="time" office:time-value="PT18H28M53S" table:style-name="ce5">
            <text:p>18:28:53</text:p>
          </table:table-cell>
          <table:table-cell office:value-type="float" office:value="1011" table:style-name="ce1">
            <text:p>1011</text:p>
          </table:table-cell>
          <table:table-cell office:value-type="float" office:value="10.88" table:style-name="ce1">
            <text:p>10,88</text:p>
          </table:table-cell>
          <table:table-cell office:value-type="float" office:value="0.82699999999999996" table:style-name="ce1">
            <text:p>0,827</text:p>
          </table:table-cell>
          <table:table-cell office:value-type="float" office:value="0.83609699999999987" table:formula="of:=[.C113]/1000*[.E113]" table:style-name="ce1">
            <text:p>0,836097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59.500686999999992" table:formula="of:=SUM([.F3:.F113])" table:style-name="ce3">
            <text:p>59,500687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2">
            <text:p>Experiment 2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time" office:time-value="PT18H30M0S" table:style-name="ce5">
            <text:p>18:30:00</text:p>
          </table:table-cell>
          <table:table-cell office:value-type="time" office:time-value="PT18H30M1S" table:style-name="ce5">
            <text:p>18:30:01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0.16511899999999999" table:formula="of:=[.C116]/1000*[.E116]" table:style-name="ce1">
            <text:p>0,165119</text:p>
          </table:table-cell>
          <table:table-cell table:number-columns-repeated="16378"/>
        </table:table-row>
        <table:table-row table:style-name="ro2">
          <table:table-cell office:value-type="time" office:time-value="PT18H30M1S" table:style-name="ce5">
            <text:p>18:30:01</text:p>
          </table:table-cell>
          <table:table-cell office:value-type="time" office:time-value="PT18H30M2S" table:style-name="ce5">
            <text:p>18:30:02</text:p>
          </table:table-cell>
          <table:table-cell office:value-type="float" office:value="1012" table:style-name="ce1">
            <text:p>1012</text:p>
          </table:table-cell>
          <table:table-cell office:value-type="float" office:value="2.2229999999999999" table:style-name="ce1">
            <text:p>2,223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0.20745999999999998" table:formula="of:=[.C117]/1000*[.E117]" table:style-name="ce1">
            <text:p>0,20746</text:p>
          </table:table-cell>
          <table:table-cell table:number-columns-repeated="16378"/>
        </table:table-row>
        <table:table-row table:style-name="ro2">
          <table:table-cell office:value-type="time" office:time-value="PT18H30M2S" table:style-name="ce5">
            <text:p>18:30:02</text:p>
          </table:table-cell>
          <table:table-cell office:value-type="time" office:time-value="PT18H30M3S" table:style-name="ce5">
            <text:p>18:30:03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54" table:style-name="ce1">
            <text:p>0,154</text:p>
          </table:table-cell>
          <table:table-cell office:value-type="float" office:value="0.15600199999999997" table:formula="of:=[.C118]/1000*[.E118]" table:style-name="ce1">
            <text:p>0,156002</text:p>
          </table:table-cell>
          <table:table-cell table:number-columns-repeated="16378"/>
        </table:table-row>
        <table:table-row table:style-name="ro2">
          <table:table-cell office:value-type="time" office:time-value="PT18H30M3S" table:style-name="ce5">
            <text:p>18:30:03</text:p>
          </table:table-cell>
          <table:table-cell office:value-type="time" office:time-value="PT18H30M4S" table:style-name="ce5">
            <text:p>18:30:04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193" table:style-name="ce1">
            <text:p>0,193</text:p>
          </table:table-cell>
          <table:table-cell office:value-type="float" office:value="0.19531600000000002" table:formula="of:=[.C119]/1000*[.E119]" table:style-name="ce1">
            <text:p>0,195316</text:p>
          </table:table-cell>
          <table:table-cell table:number-columns-repeated="16378"/>
        </table:table-row>
        <table:table-row table:style-name="ro2">
          <table:table-cell office:value-type="time" office:time-value="PT18H30M4S" table:style-name="ce5">
            <text:p>18:30:04</text:p>
          </table:table-cell>
          <table:table-cell office:value-type="time" office:time-value="PT18H30M5S" table:style-name="ce5">
            <text:p>18:30:05</text:p>
          </table:table-cell>
          <table:table-cell office:value-type="float" office:value="1014" table:style-name="ce1">
            <text:p>1014</text:p>
          </table:table-cell>
          <table:table-cell office:value-type="float" office:value="2.7120000000000002" table:style-name="ce1">
            <text:p>2,712</text:p>
          </table:table-cell>
          <table:table-cell office:value-type="float" office:value="0.183" table:style-name="ce1">
            <text:p>0,183</text:p>
          </table:table-cell>
          <table:table-cell office:value-type="float" office:value="0.185562" table:formula="of:=[.C120]/1000*[.E120]" table:style-name="ce1">
            <text:p>0,185562</text:p>
          </table:table-cell>
          <table:table-cell table:number-columns-repeated="16378"/>
        </table:table-row>
        <table:table-row table:style-name="ro2">
          <table:table-cell office:value-type="time" office:time-value="PT18H30M5S" table:style-name="ce5">
            <text:p>18:30:05</text:p>
          </table:table-cell>
          <table:table-cell office:value-type="time" office:time-value="PT18H30M6S" table:style-name="ce5">
            <text:p>18:30:06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17699999999999999" table:style-name="ce1">
            <text:p>0,177</text:p>
          </table:table-cell>
          <table:table-cell office:value-type="float" office:value="0.17930099999999996" table:formula="of:=[.C121]/1000*[.E121]" table:style-name="ce1">
            <text:p>0,179301</text:p>
          </table:table-cell>
          <table:table-cell table:number-columns-repeated="16378"/>
        </table:table-row>
        <table:table-row table:style-name="ro2">
          <table:table-cell office:value-type="time" office:time-value="PT18H30M6S" table:style-name="ce5">
            <text:p>18:30:06</text:p>
          </table:table-cell>
          <table:table-cell office:value-type="time" office:time-value="PT18H30M7S" table:style-name="ce5">
            <text:p>18:30:07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5" table:style-name="ce1">
            <text:p>0,15</text:p>
          </table:table-cell>
          <table:table-cell office:value-type="float" office:value="0.15194999999999997" table:formula="of:=[.C122]/1000*[.E122]" table:style-name="ce1">
            <text:p>0,15195</text:p>
          </table:table-cell>
          <table:table-cell table:number-columns-repeated="16378"/>
        </table:table-row>
        <table:table-row table:style-name="ro2">
          <table:table-cell office:value-type="time" office:time-value="PT18H30M7S" table:style-name="ce5">
            <text:p>18:30:07</text:p>
          </table:table-cell>
          <table:table-cell office:value-type="time" office:time-value="PT18H30M8S" table:style-name="ce5">
            <text:p>18:30:08</text:p>
          </table:table-cell>
          <table:table-cell office:value-type="float" office:value="1014" table:style-name="ce1">
            <text:p>1014</text:p>
          </table:table-cell>
          <table:table-cell office:value-type="float" office:value="2.2189999999999999" table:style-name="ce1">
            <text:p>2,219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0.170352" table:formula="of:=[.C123]/1000*[.E123]" table:style-name="ce1">
            <text:p>0,170352</text:p>
          </table:table-cell>
          <table:table-cell table:number-columns-repeated="16378"/>
        </table:table-row>
        <table:table-row table:style-name="ro2">
          <table:table-cell office:value-type="time" office:time-value="PT18H30M8S" table:style-name="ce5">
            <text:p>18:30:08</text:p>
          </table:table-cell>
          <table:table-cell office:value-type="time" office:time-value="PT18H30M9S" table:style-name="ce5">
            <text:p>18:30:09</text:p>
          </table:table-cell>
          <table:table-cell office:value-type="float" office:value="1014" table:style-name="ce1">
            <text:p>1014</text:p>
          </table:table-cell>
          <table:table-cell office:value-type="float" office:value="2.9590000000000001" table:style-name="ce1">
            <text:p>2,959</text:p>
          </table:table-cell>
          <table:table-cell office:value-type="float" office:value="0.17399999999999999" table:style-name="ce1">
            <text:p>0,174</text:p>
          </table:table-cell>
          <table:table-cell office:value-type="float" office:value="0.17643599999999998" table:formula="of:=[.C124]/1000*[.E124]" table:style-name="ce1">
            <text:p>0,176436</text:p>
          </table:table-cell>
          <table:table-cell table:number-columns-repeated="16378"/>
        </table:table-row>
        <table:table-row table:style-name="ro2">
          <table:table-cell office:value-type="time" office:time-value="PT18H30M9S" table:style-name="ce5">
            <text:p>18:30:09</text:p>
          </table:table-cell>
          <table:table-cell office:value-type="time" office:time-value="PT18H30M10S" table:style-name="ce5">
            <text:p>18:30:10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9900000000000001" table:style-name="ce1">
            <text:p>0,199</text:p>
          </table:table-cell>
          <table:table-cell office:value-type="float" office:value="0.20158699999999999" table:formula="of:=[.C125]/1000*[.E125]" table:style-name="ce1">
            <text:p>0,201587</text:p>
          </table:table-cell>
          <table:table-cell table:number-columns-repeated="16378"/>
        </table:table-row>
        <table:table-row table:style-name="ro2">
          <table:table-cell office:value-type="time" office:time-value="PT18H30M10S" table:style-name="ce5">
            <text:p>18:30:10</text:p>
          </table:table-cell>
          <table:table-cell office:value-type="time" office:time-value="PT18H30M11S" table:style-name="ce5">
            <text:p>18:30:11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7699999999999999" table:style-name="ce1">
            <text:p>0,177</text:p>
          </table:table-cell>
          <table:table-cell office:value-type="float" office:value="0.17930099999999996" table:formula="of:=[.C126]/1000*[.E126]" table:style-name="ce1">
            <text:p>0,179301</text:p>
          </table:table-cell>
          <table:table-cell table:number-columns-repeated="16378"/>
        </table:table-row>
        <table:table-row table:style-name="ro2">
          <table:table-cell office:value-type="time" office:time-value="PT18H30M11S" table:style-name="ce5">
            <text:p>18:30:11</text:p>
          </table:table-cell>
          <table:table-cell office:value-type="time" office:time-value="PT18H30M12S" table:style-name="ce5">
            <text:p>18:30:12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159" table:style-name="ce1">
            <text:p>0,159</text:p>
          </table:table-cell>
          <table:table-cell office:value-type="float" office:value="0.160908" table:formula="of:=[.C127]/1000*[.E127]" table:style-name="ce1">
            <text:p>0,160908</text:p>
          </table:table-cell>
          <table:table-cell table:number-columns-repeated="16378"/>
        </table:table-row>
        <table:table-row table:style-name="ro2">
          <table:table-cell office:value-type="time" office:time-value="PT18H30M12S" table:style-name="ce5">
            <text:p>18:30:12</text:p>
          </table:table-cell>
          <table:table-cell office:value-type="time" office:time-value="PT18H30M13S" table:style-name="ce5">
            <text:p>18:30:13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87" table:style-name="ce1">
            <text:p>0,187</text:p>
          </table:table-cell>
          <table:table-cell office:value-type="float" office:value="0.18943099999999999" table:formula="of:=[.C128]/1000*[.E128]" table:style-name="ce1">
            <text:p>0,189431</text:p>
          </table:table-cell>
          <table:table-cell table:number-columns-repeated="16378"/>
        </table:table-row>
        <table:table-row table:style-name="ro2">
          <table:table-cell office:value-type="time" office:time-value="PT18H30M13S" table:style-name="ce5">
            <text:p>18:30:13</text:p>
          </table:table-cell>
          <table:table-cell office:value-type="time" office:time-value="PT18H30M14S" table:style-name="ce5">
            <text:p>18:30:14</text:p>
          </table:table-cell>
          <table:table-cell office:value-type="float" office:value="1013" table:style-name="ce1">
            <text:p>1013</text:p>
          </table:table-cell>
          <table:table-cell office:value-type="float" office:value="1.4810000000000001" table:style-name="ce1">
            <text:p>1,481</text:p>
          </table:table-cell>
          <table:table-cell office:value-type="float" office:value="0.17" table:style-name="ce1">
            <text:p>0,17</text:p>
          </table:table-cell>
          <table:table-cell office:value-type="float" office:value="0.17221" table:formula="of:=[.C129]/1000*[.E129]" table:style-name="ce1">
            <text:p>0,17221</text:p>
          </table:table-cell>
          <table:table-cell table:number-columns-repeated="16378"/>
        </table:table-row>
        <table:table-row table:style-name="ro2">
          <table:table-cell office:value-type="time" office:time-value="PT18H30M14S" table:style-name="ce5">
            <text:p>18:30:14</text:p>
          </table:table-cell>
          <table:table-cell office:value-type="time" office:time-value="PT18H30M15S" table:style-name="ce5">
            <text:p>18:30:15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3" table:style-name="ce1">
            <text:p>0,193</text:p>
          </table:table-cell>
          <table:table-cell office:value-type="float" office:value="0.19550899999999999" table:formula="of:=[.C130]/1000*[.E130]" table:style-name="ce1">
            <text:p>0,195509</text:p>
          </table:table-cell>
          <table:table-cell table:number-columns-repeated="16378"/>
        </table:table-row>
        <table:table-row table:style-name="ro2">
          <table:table-cell office:value-type="time" office:time-value="PT18H30M15S" table:style-name="ce5">
            <text:p>18:30:15</text:p>
          </table:table-cell>
          <table:table-cell office:value-type="time" office:time-value="PT18H30M16S" table:style-name="ce5">
            <text:p>18:30:16</text:p>
          </table:table-cell>
          <table:table-cell office:value-type="float" office:value="1012" table:style-name="ce1">
            <text:p>1012</text:p>
          </table:table-cell>
          <table:table-cell office:value-type="float" office:value="2.2229999999999999" table:style-name="ce1">
            <text:p>2,223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74064" table:formula="of:=[.C131]/1000*[.E131]" table:style-name="ce1">
            <text:p>0,174064</text:p>
          </table:table-cell>
          <table:table-cell table:number-columns-repeated="16378"/>
        </table:table-row>
        <table:table-row table:style-name="ro2">
          <table:table-cell office:value-type="time" office:time-value="PT18H30M16S" table:style-name="ce5">
            <text:p>18:30:16</text:p>
          </table:table-cell>
          <table:table-cell office:value-type="time" office:time-value="PT18H30M17S" table:style-name="ce5">
            <text:p>18:30:17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0.21454399999999998" table:formula="of:=[.C132]/1000*[.E132]" table:style-name="ce1">
            <text:p>0,214544</text:p>
          </table:table-cell>
          <table:table-cell table:number-columns-repeated="16378"/>
        </table:table-row>
        <table:table-row table:style-name="ro2">
          <table:table-cell office:value-type="time" office:time-value="PT18H30M17S" table:style-name="ce5">
            <text:p>18:30:17</text:p>
          </table:table-cell>
          <table:table-cell office:value-type="time" office:time-value="PT18H30M18S" table:style-name="ce5">
            <text:p>18:30:18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9900000000000001" table:style-name="ce1">
            <text:p>0,199</text:p>
          </table:table-cell>
          <table:table-cell office:value-type="float" office:value="0.20158699999999999" table:formula="of:=[.C133]/1000*[.E133]" table:style-name="ce1">
            <text:p>0,201587</text:p>
          </table:table-cell>
          <table:table-cell table:number-columns-repeated="16378"/>
        </table:table-row>
        <table:table-row table:style-name="ro2">
          <table:table-cell office:value-type="time" office:time-value="PT18H30M18S" table:style-name="ce5">
            <text:p>18:30:18</text:p>
          </table:table-cell>
          <table:table-cell office:value-type="time" office:time-value="PT18H30M19S" table:style-name="ce5">
            <text:p>18:30:19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187" table:style-name="ce1">
            <text:p>0,187</text:p>
          </table:table-cell>
          <table:table-cell office:value-type="float" office:value="0.189244" table:formula="of:=[.C134]/1000*[.E134]" table:style-name="ce1">
            <text:p>0,189244</text:p>
          </table:table-cell>
          <table:table-cell table:number-columns-repeated="16378"/>
        </table:table-row>
        <table:table-row table:style-name="ro2">
          <table:table-cell office:value-type="time" office:time-value="PT18H30M19S" table:style-name="ce5">
            <text:p>18:30:19</text:p>
          </table:table-cell>
          <table:table-cell office:value-type="time" office:time-value="PT18H30M20S" table:style-name="ce5">
            <text:p>18:30:20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0.21070399999999997" table:formula="of:=[.C135]/1000*[.E135]" table:style-name="ce1">
            <text:p>0,210704</text:p>
          </table:table-cell>
          <table:table-cell table:number-columns-repeated="16378"/>
        </table:table-row>
        <table:table-row table:style-name="ro2">
          <table:table-cell office:value-type="time" office:time-value="PT18H30M20S" table:style-name="ce5">
            <text:p>18:30:20</text:p>
          </table:table-cell>
          <table:table-cell office:value-type="time" office:time-value="PT18H30M21S" table:style-name="ce5">
            <text:p>18:30:21</text:p>
          </table:table-cell>
          <table:table-cell office:value-type="float" office:value="1016" table:style-name="ce1">
            <text:p>1016</text:p>
          </table:table-cell>
          <table:table-cell office:value-type="float" office:value="3.4449999999999998" table:style-name="ce1">
            <text:p>3,445</text:p>
          </table:table-cell>
          <table:table-cell office:value-type="float" office:value="0.27800000000000002" table:style-name="ce1">
            <text:p>0,278</text:p>
          </table:table-cell>
          <table:table-cell office:value-type="float" office:value="0.28244800000000003" table:formula="of:=[.C136]/1000*[.E136]" table:style-name="ce1">
            <text:p>0,282448</text:p>
          </table:table-cell>
          <table:table-cell table:number-columns-repeated="16378"/>
        </table:table-row>
        <table:table-row table:style-name="ro2">
          <table:table-cell office:value-type="time" office:time-value="PT18H30M21S" table:style-name="ce5">
            <text:p>18:30:21</text:p>
          </table:table-cell>
          <table:table-cell office:value-type="time" office:time-value="PT18H30M23S" table:style-name="ce5">
            <text:p>18:30:23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83" table:style-name="ce1">
            <text:p>0,183</text:p>
          </table:table-cell>
          <table:table-cell office:value-type="float" office:value="0.18537899999999999" table:formula="of:=[.C137]/1000*[.E137]" table:style-name="ce1">
            <text:p>0,185379</text:p>
          </table:table-cell>
          <table:table-cell table:number-columns-repeated="16378"/>
        </table:table-row>
        <table:table-row table:style-name="ro2">
          <table:table-cell office:value-type="time" office:time-value="PT18H30M23S" table:style-name="ce5">
            <text:p>18:30:23</text:p>
          </table:table-cell>
          <table:table-cell office:value-type="time" office:time-value="PT18H30M24S" table:style-name="ce5">
            <text:p>18:30:24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0.27121600000000001" table:formula="of:=[.C138]/1000*[.E138]" table:style-name="ce1">
            <text:p>0,271216</text:p>
          </table:table-cell>
          <table:table-cell table:number-columns-repeated="16378"/>
        </table:table-row>
        <table:table-row table:style-name="ro2">
          <table:table-cell office:value-type="time" office:time-value="PT18H30M24S" table:style-name="ce5">
            <text:p>18:30:24</text:p>
          </table:table-cell>
          <table:table-cell office:value-type="time" office:time-value="PT18H30M25S" table:style-name="ce5">
            <text:p>18:30:25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1" table:style-name="ce1">
            <text:p>0,21</text:p>
          </table:table-cell>
          <table:table-cell office:value-type="float" office:value="0.21251999999999999" table:formula="of:=[.C139]/1000*[.E139]" table:style-name="ce1">
            <text:p>0,21252</text:p>
          </table:table-cell>
          <table:table-cell table:number-columns-repeated="16378"/>
        </table:table-row>
        <table:table-row table:style-name="ro2">
          <table:table-cell office:value-type="time" office:time-value="PT18H30M25S" table:style-name="ce5">
            <text:p>18:30:25</text:p>
          </table:table-cell>
          <table:table-cell office:value-type="time" office:time-value="PT18H30M26S" table:style-name="ce5">
            <text:p>18:30:26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46" table:style-name="ce1">
            <text:p>0,246</text:p>
          </table:table-cell>
          <table:table-cell office:value-type="float" office:value="0.24919799999999998" table:formula="of:=[.C140]/1000*[.E140]" table:style-name="ce1">
            <text:p>0,249198</text:p>
          </table:table-cell>
          <table:table-cell table:number-columns-repeated="16378"/>
        </table:table-row>
        <table:table-row table:style-name="ro2">
          <table:table-cell office:value-type="time" office:time-value="PT18H30M26S" table:style-name="ce5">
            <text:p>18:30:26</text:p>
          </table:table-cell>
          <table:table-cell office:value-type="time" office:time-value="PT18H30M27S" table:style-name="ce5">
            <text:p>18:30:27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5" table:style-name="ce1">
            <text:p>0,215</text:p>
          </table:table-cell>
          <table:table-cell office:value-type="float" office:value="0.21779499999999999" table:formula="of:=[.C141]/1000*[.E141]" table:style-name="ce1">
            <text:p>0,217795</text:p>
          </table:table-cell>
          <table:table-cell table:number-columns-repeated="16378"/>
        </table:table-row>
        <table:table-row table:style-name="ro2">
          <table:table-cell office:value-type="time" office:time-value="PT18H30M27S" table:style-name="ce5">
            <text:p>18:30:27</text:p>
          </table:table-cell>
          <table:table-cell office:value-type="time" office:time-value="PT18H30M28S" table:style-name="ce5">
            <text:p>18:30:28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16" table:style-name="ce1">
            <text:p>0,216</text:p>
          </table:table-cell>
          <table:table-cell office:value-type="float" office:value="0.21880799999999997" table:formula="of:=[.C142]/1000*[.E142]" table:style-name="ce1">
            <text:p>0,218808</text:p>
          </table:table-cell>
          <table:table-cell table:number-columns-repeated="16378"/>
        </table:table-row>
        <table:table-row table:style-name="ro2">
          <table:table-cell office:value-type="time" office:time-value="PT18H30M28S" table:style-name="ce5">
            <text:p>18:30:28</text:p>
          </table:table-cell>
          <table:table-cell office:value-type="time" office:time-value="PT18H30M29S" table:style-name="ce5">
            <text:p>18:30:29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18" table:style-name="ce1">
            <text:p>0,218</text:p>
          </table:table-cell>
          <table:table-cell office:value-type="float" office:value="0.22061600000000001" table:formula="of:=[.C143]/1000*[.E143]" table:style-name="ce1">
            <text:p>0,220616</text:p>
          </table:table-cell>
          <table:table-cell table:number-columns-repeated="16378"/>
        </table:table-row>
        <table:table-row table:style-name="ro2">
          <table:table-cell office:value-type="time" office:time-value="PT18H30M29S" table:style-name="ce5">
            <text:p>18:30:29</text:p>
          </table:table-cell>
          <table:table-cell office:value-type="time" office:time-value="PT18H30M30S" table:style-name="ce5">
            <text:p>18:30:30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45" table:style-name="ce1">
            <text:p>0,245</text:p>
          </table:table-cell>
          <table:table-cell office:value-type="float" office:value="0.24818499999999996" table:formula="of:=[.C144]/1000*[.E144]" table:style-name="ce1">
            <text:p>0,248185</text:p>
          </table:table-cell>
          <table:table-cell table:number-columns-repeated="16378"/>
        </table:table-row>
        <table:table-row table:style-name="ro2">
          <table:table-cell office:value-type="time" office:time-value="PT18H30M30S" table:style-name="ce5">
            <text:p>18:30:30</text:p>
          </table:table-cell>
          <table:table-cell office:value-type="time" office:time-value="PT18H30M31S" table:style-name="ce5">
            <text:p>18:30:31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3100000000000001" table:style-name="ce1">
            <text:p>0,231</text:p>
          </table:table-cell>
          <table:table-cell office:value-type="float" office:value="0.23377200000000001" table:formula="of:=[.C145]/1000*[.E145]" table:style-name="ce1">
            <text:p>0,233772</text:p>
          </table:table-cell>
          <table:table-cell table:number-columns-repeated="16378"/>
        </table:table-row>
        <table:table-row table:style-name="ro2">
          <table:table-cell office:value-type="time" office:time-value="PT18H30M31S" table:style-name="ce5">
            <text:p>18:30:31</text:p>
          </table:table-cell>
          <table:table-cell office:value-type="time" office:time-value="PT18H30M32S" table:style-name="ce5">
            <text:p>18:30:32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46" table:style-name="ce1">
            <text:p>0,246</text:p>
          </table:table-cell>
          <table:table-cell office:value-type="float" office:value="0.24895200000000001" table:formula="of:=[.C146]/1000*[.E146]" table:style-name="ce1">
            <text:p>0,248952</text:p>
          </table:table-cell>
          <table:table-cell table:number-columns-repeated="16378"/>
        </table:table-row>
        <table:table-row table:style-name="ro2">
          <table:table-cell office:value-type="time" office:time-value="PT18H30M32S" table:style-name="ce5">
            <text:p>18:30:32</text:p>
          </table:table-cell>
          <table:table-cell office:value-type="time" office:time-value="PT18H30M33S" table:style-name="ce5">
            <text:p>18:30:33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1199999999999999" table:style-name="ce1">
            <text:p>0,212</text:p>
          </table:table-cell>
          <table:table-cell office:value-type="float" office:value="0.21475599999999997" table:formula="of:=[.C147]/1000*[.E147]" table:style-name="ce1">
            <text:p>0,214756</text:p>
          </table:table-cell>
          <table:table-cell table:number-columns-repeated="16378"/>
        </table:table-row>
        <table:table-row table:style-name="ro2">
          <table:table-cell office:value-type="time" office:time-value="PT18H30M33S" table:style-name="ce5">
            <text:p>18:30:33</text:p>
          </table:table-cell>
          <table:table-cell office:value-type="time" office:time-value="PT18H30M34S" table:style-name="ce5">
            <text:p>18:30:34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0.26034099999999999" table:formula="of:=[.C148]/1000*[.E148]" table:style-name="ce1">
            <text:p>0,260341</text:p>
          </table:table-cell>
          <table:table-cell table:number-columns-repeated="16378"/>
        </table:table-row>
        <table:table-row table:style-name="ro2">
          <table:table-cell office:value-type="time" office:time-value="PT18H30M34S" table:style-name="ce5">
            <text:p>18:30:34</text:p>
          </table:table-cell>
          <table:table-cell office:value-type="time" office:time-value="PT18H30M35S" table:style-name="ce5">
            <text:p>18:30:35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16" table:style-name="ce1">
            <text:p>0,216</text:p>
          </table:table-cell>
          <table:table-cell office:value-type="float" office:value="0.21880799999999997" table:formula="of:=[.C149]/1000*[.E149]" table:style-name="ce1">
            <text:p>0,218808</text:p>
          </table:table-cell>
          <table:table-cell table:number-columns-repeated="16378"/>
        </table:table-row>
        <table:table-row table:style-name="ro2">
          <table:table-cell office:value-type="time" office:time-value="PT18H30M35S" table:style-name="ce5">
            <text:p>18:30:35</text:p>
          </table:table-cell>
          <table:table-cell office:value-type="time" office:time-value="PT18H30M36S" table:style-name="ce5">
            <text:p>18:30:36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0.26818000000000003" table:formula="of:=[.C150]/1000*[.E150]" table:style-name="ce1">
            <text:p>0,26818</text:p>
          </table:table-cell>
          <table:table-cell table:number-columns-repeated="16378"/>
        </table:table-row>
        <table:table-row table:style-name="ro2">
          <table:table-cell office:value-type="time" office:time-value="PT18H30M36S" table:style-name="ce5">
            <text:p>18:30:36</text:p>
          </table:table-cell>
          <table:table-cell office:value-type="time" office:time-value="PT18H30M37S" table:style-name="ce5">
            <text:p>18:30:37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46" table:style-name="ce1">
            <text:p>0,246</text:p>
          </table:table-cell>
          <table:table-cell office:value-type="float" office:value="0.24919799999999998" table:formula="of:=[.C151]/1000*[.E151]" table:style-name="ce1">
            <text:p>0,249198</text:p>
          </table:table-cell>
          <table:table-cell table:number-columns-repeated="16378"/>
        </table:table-row>
        <table:table-row table:style-name="ro2">
          <table:table-cell office:value-type="time" office:time-value="PT18H30M37S" table:style-name="ce5">
            <text:p>18:30:37</text:p>
          </table:table-cell>
          <table:table-cell office:value-type="time" office:time-value="PT18H30M38S" table:style-name="ce5">
            <text:p>18:30:38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48" table:style-name="ce1">
            <text:p>0,248</text:p>
          </table:table-cell>
          <table:table-cell office:value-type="float" office:value="0.25097599999999998" table:formula="of:=[.C152]/1000*[.E152]" table:style-name="ce1">
            <text:p>0,250976</text:p>
          </table:table-cell>
          <table:table-cell table:number-columns-repeated="16378"/>
        </table:table-row>
        <table:table-row table:style-name="ro2">
          <table:table-cell office:value-type="time" office:time-value="PT18H30M38S" table:style-name="ce5">
            <text:p>18:30:38</text:p>
          </table:table-cell>
          <table:table-cell office:value-type="time" office:time-value="PT18H30M39S" table:style-name="ce5">
            <text:p>18:30:39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0.24085599999999999" table:formula="of:=[.C153]/1000*[.E153]" table:style-name="ce1">
            <text:p>0,240856</text:p>
          </table:table-cell>
          <table:table-cell table:number-columns-repeated="16378"/>
        </table:table-row>
        <table:table-row table:style-name="ro2">
          <table:table-cell office:value-type="time" office:time-value="PT18H30M39S" table:style-name="ce5">
            <text:p>18:30:39</text:p>
          </table:table-cell>
          <table:table-cell office:value-type="time" office:time-value="PT18H30M40S" table:style-name="ce5">
            <text:p>18:30:40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0499999999999999" table:style-name="ce1">
            <text:p>0,305</text:p>
          </table:table-cell>
          <table:table-cell office:value-type="float" office:value="0.30865999999999999" table:formula="of:=[.C154]/1000*[.E154]" table:style-name="ce1">
            <text:p>0,30866</text:p>
          </table:table-cell>
          <table:table-cell table:number-columns-repeated="16378"/>
        </table:table-row>
        <table:table-row table:style-name="ro2">
          <table:table-cell office:value-type="time" office:time-value="PT18H30M40S" table:style-name="ce5">
            <text:p>18:30:40</text:p>
          </table:table-cell>
          <table:table-cell office:value-type="time" office:time-value="PT18H30M41S" table:style-name="ce5">
            <text:p>18:30:41</text:p>
          </table:table-cell>
          <table:table-cell office:value-type="float" office:value="1014" table:style-name="ce1">
            <text:p>1014</text:p>
          </table:table-cell>
          <table:table-cell office:value-type="float" office:value="3.698" table:style-name="ce1">
            <text:p>3,698</text:p>
          </table:table-cell>
          <table:table-cell office:value-type="float" office:value="0.26100000000000001" table:style-name="ce1">
            <text:p>0,261</text:p>
          </table:table-cell>
          <table:table-cell office:value-type="float" office:value="0.264654" table:formula="of:=[.C155]/1000*[.E155]" table:style-name="ce1">
            <text:p>0,264654</text:p>
          </table:table-cell>
          <table:table-cell table:number-columns-repeated="16378"/>
        </table:table-row>
        <table:table-row table:style-name="ro2">
          <table:table-cell office:value-type="time" office:time-value="PT18H30M41S" table:style-name="ce5">
            <text:p>18:30:41</text:p>
          </table:table-cell>
          <table:table-cell office:value-type="time" office:time-value="PT18H30M42S" table:style-name="ce5">
            <text:p>18:30:42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7" table:style-name="ce1">
            <text:p>0,27</text:p>
          </table:table-cell>
          <table:table-cell office:value-type="float" office:value="0.27350999999999998" table:formula="of:=[.C156]/1000*[.E156]" table:style-name="ce1">
            <text:p>0,27351</text:p>
          </table:table-cell>
          <table:table-cell table:number-columns-repeated="16378"/>
        </table:table-row>
        <table:table-row table:style-name="ro2">
          <table:table-cell office:value-type="time" office:time-value="PT18H30M42S" table:style-name="ce5">
            <text:p>18:30:42</text:p>
          </table:table-cell>
          <table:table-cell office:value-type="time" office:time-value="PT18H30M43S" table:style-name="ce5">
            <text:p>18:30:43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26210800000000001" table:formula="of:=[.C157]/1000*[.E157]" table:style-name="ce1">
            <text:p>0,262108</text:p>
          </table:table-cell>
          <table:table-cell table:number-columns-repeated="16378"/>
        </table:table-row>
        <table:table-row table:style-name="ro2">
          <table:table-cell office:value-type="time" office:time-value="PT18H30M43S" table:style-name="ce5">
            <text:p>18:30:43</text:p>
          </table:table-cell>
          <table:table-cell office:value-type="time" office:time-value="PT18H30M44S" table:style-name="ce5">
            <text:p>18:30:44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032400000000002" table:formula="of:=[.C158]/1000*[.E158]" table:style-name="ce1">
            <text:p>0,280324</text:p>
          </table:table-cell>
          <table:table-cell table:number-columns-repeated="16378"/>
        </table:table-row>
        <table:table-row table:style-name="ro2">
          <table:table-cell office:value-type="time" office:time-value="PT18H30M44S" table:style-name="ce5">
            <text:p>18:30:44</text:p>
          </table:table-cell>
          <table:table-cell office:value-type="time" office:time-value="PT18H30M45S" table:style-name="ce5">
            <text:p>18:30:45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6300000000000001" table:style-name="ce1">
            <text:p>0,263</text:p>
          </table:table-cell>
          <table:table-cell office:value-type="float" office:value="0.26641899999999996" table:formula="of:=[.C159]/1000*[.E159]" table:style-name="ce1">
            <text:p>0,266419</text:p>
          </table:table-cell>
          <table:table-cell table:number-columns-repeated="16378"/>
        </table:table-row>
        <table:table-row table:style-name="ro2">
          <table:table-cell office:value-type="time" office:time-value="PT18H30M45S" table:style-name="ce5">
            <text:p>18:30:45</text:p>
          </table:table-cell>
          <table:table-cell office:value-type="time" office:time-value="PT18H30M46S" table:style-name="ce5">
            <text:p>18:30:46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8399999999999997" table:style-name="ce1">
            <text:p>0,284</text:p>
          </table:table-cell>
          <table:table-cell office:value-type="float" office:value="0.28769199999999995" table:formula="of:=[.C160]/1000*[.E160]" table:style-name="ce1">
            <text:p>0,287692</text:p>
          </table:table-cell>
          <table:table-cell table:number-columns-repeated="16378"/>
        </table:table-row>
        <table:table-row table:style-name="ro2">
          <table:table-cell office:value-type="time" office:time-value="PT18H30M46S" table:style-name="ce5">
            <text:p>18:30:46</text:p>
          </table:table-cell>
          <table:table-cell office:value-type="time" office:time-value="PT18H30M47S" table:style-name="ce5">
            <text:p>18:30:47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55" table:style-name="ce1">
            <text:p>0,255</text:p>
          </table:table-cell>
          <table:table-cell office:value-type="float" office:value="0.25831499999999996" table:formula="of:=[.C161]/1000*[.E161]" table:style-name="ce1">
            <text:p>0,258315</text:p>
          </table:table-cell>
          <table:table-cell table:number-columns-repeated="16378"/>
        </table:table-row>
        <table:table-row table:style-name="ro2">
          <table:table-cell office:value-type="time" office:time-value="PT18H30M47S" table:style-name="ce5">
            <text:p>18:30:47</text:p>
          </table:table-cell>
          <table:table-cell office:value-type="time" office:time-value="PT18H30M48S" table:style-name="ce5">
            <text:p>18:30:48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2700000000000001" table:style-name="ce1">
            <text:p>0,327</text:p>
          </table:table-cell>
          <table:table-cell office:value-type="float" office:value="0.33125099999999996" table:formula="of:=[.C162]/1000*[.E162]" table:style-name="ce1">
            <text:p>0,331251</text:p>
          </table:table-cell>
          <table:table-cell table:number-columns-repeated="16378"/>
        </table:table-row>
        <table:table-row table:style-name="ro2">
          <table:table-cell office:value-type="time" office:time-value="PT18H30M48S" table:style-name="ce5">
            <text:p>18:30:48</text:p>
          </table:table-cell>
          <table:table-cell office:value-type="time" office:time-value="PT18H30M49S" table:style-name="ce5">
            <text:p>18:30:49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0.26844499999999999" table:formula="of:=[.C163]/1000*[.E163]" table:style-name="ce1">
            <text:p>0,268445</text:p>
          </table:table-cell>
          <table:table-cell table:number-columns-repeated="16378"/>
        </table:table-row>
        <table:table-row table:style-name="ro2">
          <table:table-cell office:value-type="time" office:time-value="PT18H30M49S" table:style-name="ce5">
            <text:p>18:30:49</text:p>
          </table:table-cell>
          <table:table-cell office:value-type="time" office:time-value="PT18H30M50S" table:style-name="ce5">
            <text:p>18:30:50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28943199999999997" table:formula="of:=[.C164]/1000*[.E164]" table:style-name="ce1">
            <text:p>0,289432</text:p>
          </table:table-cell>
          <table:table-cell table:number-columns-repeated="16378"/>
        </table:table-row>
        <table:table-row table:style-name="ro2">
          <table:table-cell office:value-type="time" office:time-value="PT18H30M50S" table:style-name="ce5">
            <text:p>18:30:50</text:p>
          </table:table-cell>
          <table:table-cell office:value-type="time" office:time-value="PT18H30M51S" table:style-name="ce5">
            <text:p>18:30:51</text:p>
          </table:table-cell>
          <table:table-cell office:value-type="float" office:value="1011" table:style-name="ce1">
            <text:p>1011</text:p>
          </table:table-cell>
          <table:table-cell office:value-type="float" office:value="3.7090000000000001" table:style-name="ce1">
            <text:p>3,709</text:p>
          </table:table-cell>
          <table:table-cell office:value-type="float" office:value="0.318" table:style-name="ce1">
            <text:p>0,318</text:p>
          </table:table-cell>
          <table:table-cell office:value-type="float" office:value="0.32149799999999995" table:formula="of:=[.C165]/1000*[.E165]" table:style-name="ce1">
            <text:p>0,321498</text:p>
          </table:table-cell>
          <table:table-cell table:number-columns-repeated="16378"/>
        </table:table-row>
        <table:table-row table:style-name="ro2">
          <table:table-cell office:value-type="time" office:time-value="PT18H30M51S" table:style-name="ce5">
            <text:p>18:30:51</text:p>
          </table:table-cell>
          <table:table-cell office:value-type="time" office:time-value="PT18H30M52S" table:style-name="ce5">
            <text:p>18:30:52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16" table:style-name="ce1">
            <text:p>0,316</text:p>
          </table:table-cell>
          <table:table-cell office:value-type="float" office:value="0.32010799999999995" table:formula="of:=[.C166]/1000*[.E166]" table:style-name="ce1">
            <text:p>0,320108</text:p>
          </table:table-cell>
          <table:table-cell table:number-columns-repeated="16378"/>
        </table:table-row>
        <table:table-row table:style-name="ro2">
          <table:table-cell office:value-type="time" office:time-value="PT18H30M52S" table:style-name="ce5">
            <text:p>18:30:52</text:p>
          </table:table-cell>
          <table:table-cell office:value-type="time" office:time-value="PT18H30M53S" table:style-name="ce5">
            <text:p>18:30:53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0.28465299999999999" table:formula="of:=[.C167]/1000*[.E167]" table:style-name="ce1">
            <text:p>0,284653</text:p>
          </table:table-cell>
          <table:table-cell table:number-columns-repeated="16378"/>
        </table:table-row>
        <table:table-row table:style-name="ro2">
          <table:table-cell office:value-type="time" office:time-value="PT18H30M53S" table:style-name="ce5">
            <text:p>18:30:53</text:p>
          </table:table-cell>
          <table:table-cell office:value-type="time" office:time-value="PT18H30M54S" table:style-name="ce5">
            <text:p>18:30:54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0299999999999999" table:style-name="ce1">
            <text:p>0,303</text:p>
          </table:table-cell>
          <table:table-cell office:value-type="float" office:value="0.30693899999999996" table:formula="of:=[.C168]/1000*[.E168]" table:style-name="ce1">
            <text:p>0,306939</text:p>
          </table:table-cell>
          <table:table-cell table:number-columns-repeated="16378"/>
        </table:table-row>
        <table:table-row table:style-name="ro2">
          <table:table-cell office:value-type="time" office:time-value="PT18H30M54S" table:style-name="ce5">
            <text:p>18:30:54</text:p>
          </table:table-cell>
          <table:table-cell office:value-type="time" office:time-value="PT18H30M55S" table:style-name="ce5">
            <text:p>18:30:55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550399999999999" table:formula="of:=[.C169]/1000*[.E169]" table:style-name="ce1">
            <text:p>0,295504</text:p>
          </table:table-cell>
          <table:table-cell table:number-columns-repeated="16378"/>
        </table:table-row>
        <table:table-row table:style-name="ro2">
          <table:table-cell office:value-type="time" office:time-value="PT18H30M55S" table:style-name="ce5">
            <text:p>18:30:55</text:p>
          </table:table-cell>
          <table:table-cell office:value-type="time" office:time-value="PT18H30M56S" table:style-name="ce5">
            <text:p>18:30:56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4799999999999998" table:style-name="ce1">
            <text:p>0,348</text:p>
          </table:table-cell>
          <table:table-cell office:value-type="float" office:value="0.35252399999999995" table:formula="of:=[.C170]/1000*[.E170]" table:style-name="ce1">
            <text:p>0,352524</text:p>
          </table:table-cell>
          <table:table-cell table:number-columns-repeated="16378"/>
        </table:table-row>
        <table:table-row table:style-name="ro2">
          <table:table-cell office:value-type="time" office:time-value="PT18H30M56S" table:style-name="ce5">
            <text:p>18:30:56</text:p>
          </table:table-cell>
          <table:table-cell office:value-type="time" office:time-value="PT18H30M57S" table:style-name="ce5">
            <text:p>18:30:57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29299999999999998" table:style-name="ce1">
            <text:p>0,293</text:p>
          </table:table-cell>
          <table:table-cell office:value-type="float" office:value="0.29680899999999993" table:formula="of:=[.C171]/1000*[.E171]" table:style-name="ce1">
            <text:p>0,296809</text:p>
          </table:table-cell>
          <table:table-cell table:number-columns-repeated="16378"/>
        </table:table-row>
        <table:table-row table:style-name="ro2">
          <table:table-cell office:value-type="time" office:time-value="PT18H30M57S" table:style-name="ce5">
            <text:p>18:30:57</text:p>
          </table:table-cell>
          <table:table-cell office:value-type="time" office:time-value="PT18H30M58S" table:style-name="ce5">
            <text:p>18:30:58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9600000000000002" table:style-name="ce1">
            <text:p>0,396</text:p>
          </table:table-cell>
          <table:table-cell office:value-type="float" office:value="0.401148" table:formula="of:=[.C172]/1000*[.E172]" table:style-name="ce1">
            <text:p>0,401148</text:p>
          </table:table-cell>
          <table:table-cell table:number-columns-repeated="16378"/>
        </table:table-row>
        <table:table-row table:style-name="ro2">
          <table:table-cell office:value-type="time" office:time-value="PT18H30M58S" table:style-name="ce5">
            <text:p>18:30:58</text:p>
          </table:table-cell>
          <table:table-cell office:value-type="time" office:time-value="PT18H30M59S" table:style-name="ce5">
            <text:p>18:30:59</text:p>
          </table:table-cell>
          <table:table-cell office:value-type="float" office:value="1011" table:style-name="ce1">
            <text:p>1011</text:p>
          </table:table-cell>
          <table:table-cell office:value-type="float" office:value="4.4509999999999996" table:style-name="ce1">
            <text:p>4,451</text:p>
          </table:table-cell>
          <table:table-cell office:value-type="float" office:value="0.312" table:style-name="ce1">
            <text:p>0,312</text:p>
          </table:table-cell>
          <table:table-cell office:value-type="float" office:value="0.31543199999999999" table:formula="of:=[.C173]/1000*[.E173]" table:style-name="ce1">
            <text:p>0,315432</text:p>
          </table:table-cell>
          <table:table-cell table:number-columns-repeated="16378"/>
        </table:table-row>
        <table:table-row table:style-name="ro2">
          <table:table-cell office:value-type="time" office:time-value="PT18H30M59S" table:style-name="ce5">
            <text:p>18:30:59</text:p>
          </table:table-cell>
          <table:table-cell office:value-type="time" office:time-value="PT18H31M0S" table:style-name="ce5">
            <text:p>18:31:00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33935499999999996" table:formula="of:=[.C174]/1000*[.E174]" table:style-name="ce1">
            <text:p>0,339355</text:p>
          </table:table-cell>
          <table:table-cell table:number-columns-repeated="16378"/>
        </table:table-row>
        <table:table-row table:style-name="ro2">
          <table:table-cell office:value-type="time" office:time-value="PT18H31M0S" table:style-name="ce5">
            <text:p>18:31:00</text:p>
          </table:table-cell>
          <table:table-cell office:value-type="time" office:time-value="PT18H31M1S" table:style-name="ce5">
            <text:p>18:31:01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32700000000000001" table:style-name="ce1">
            <text:p>0,327</text:p>
          </table:table-cell>
          <table:table-cell office:value-type="float" office:value="0.33059699999999997" table:formula="of:=[.C175]/1000*[.E175]" table:style-name="ce1">
            <text:p>0,330597</text:p>
          </table:table-cell>
          <table:table-cell table:number-columns-repeated="16378"/>
        </table:table-row>
        <table:table-row table:style-name="ro2">
          <table:table-cell office:value-type="time" office:time-value="PT18H31M1S" table:style-name="ce5">
            <text:p>18:31:01</text:p>
          </table:table-cell>
          <table:table-cell office:value-type="time" office:time-value="PT18H31M2S" table:style-name="ce5">
            <text:p>18:31:02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0.33497200000000005" table:formula="of:=[.C176]/1000*[.E176]" table:style-name="ce1">
            <text:p>0,334972</text:p>
          </table:table-cell>
          <table:table-cell table:number-columns-repeated="16378"/>
        </table:table-row>
        <table:table-row table:style-name="ro2">
          <table:table-cell office:value-type="time" office:time-value="PT18H31M2S" table:style-name="ce5">
            <text:p>18:31:02</text:p>
          </table:table-cell>
          <table:table-cell office:value-type="time" office:time-value="PT18H31M3S" table:style-name="ce5">
            <text:p>18:31:03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3300000000000002" table:style-name="ce1">
            <text:p>0,333</text:p>
          </table:table-cell>
          <table:table-cell office:value-type="float" office:value="0.33699600000000002" table:formula="of:=[.C177]/1000*[.E177]" table:style-name="ce1">
            <text:p>0,336996</text:p>
          </table:table-cell>
          <table:table-cell table:number-columns-repeated="16378"/>
        </table:table-row>
        <table:table-row table:style-name="ro2">
          <table:table-cell office:value-type="time" office:time-value="PT18H31M3S" table:style-name="ce5">
            <text:p>18:31:03</text:p>
          </table:table-cell>
          <table:table-cell office:value-type="time" office:time-value="PT18H31M4S" table:style-name="ce5">
            <text:p>18:31:04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4599999999999997" table:style-name="ce1">
            <text:p>0,346</text:p>
          </table:table-cell>
          <table:table-cell office:value-type="float" office:value="0.35049799999999992" table:formula="of:=[.C178]/1000*[.E178]" table:style-name="ce1">
            <text:p>0,350498</text:p>
          </table:table-cell>
          <table:table-cell table:number-columns-repeated="16378"/>
        </table:table-row>
        <table:table-row table:style-name="ro2">
          <table:table-cell office:value-type="time" office:time-value="PT18H31M4S" table:style-name="ce5">
            <text:p>18:31:04</text:p>
          </table:table-cell>
          <table:table-cell office:value-type="time" office:time-value="PT18H31M5S" table:style-name="ce5">
            <text:p>18:31:05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34138099999999999" table:formula="of:=[.C179]/1000*[.E179]" table:style-name="ce1">
            <text:p>0,341381</text:p>
          </table:table-cell>
          <table:table-cell table:number-columns-repeated="16378"/>
        </table:table-row>
        <table:table-row table:style-name="ro2">
          <table:table-cell office:value-type="time" office:time-value="PT18H31M5S" table:style-name="ce5">
            <text:p>18:31:05</text:p>
          </table:table-cell>
          <table:table-cell office:value-type="time" office:time-value="PT18H31M6S" table:style-name="ce5">
            <text:p>18:31:06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6" table:style-name="ce1">
            <text:p>0,36</text:p>
          </table:table-cell>
          <table:table-cell office:value-type="float" office:value="0.36431999999999998" table:formula="of:=[.C180]/1000*[.E180]" table:style-name="ce1">
            <text:p>0,36432</text:p>
          </table:table-cell>
          <table:table-cell table:number-columns-repeated="16378"/>
        </table:table-row>
        <table:table-row table:style-name="ro2">
          <table:table-cell office:value-type="time" office:time-value="PT18H31M6S" table:style-name="ce5">
            <text:p>18:31:06</text:p>
          </table:table-cell>
          <table:table-cell office:value-type="time" office:time-value="PT18H31M7S" table:style-name="ce5">
            <text:p>18:31:07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2400000000000001" table:style-name="ce1">
            <text:p>0,324</text:p>
          </table:table-cell>
          <table:table-cell office:value-type="float" office:value="0.328212" table:formula="of:=[.C181]/1000*[.E181]" table:style-name="ce1">
            <text:p>0,328212</text:p>
          </table:table-cell>
          <table:table-cell table:number-columns-repeated="16378"/>
        </table:table-row>
        <table:table-row table:style-name="ro2">
          <table:table-cell office:value-type="time" office:time-value="PT18H31M7S" table:style-name="ce5">
            <text:p>18:31:07</text:p>
          </table:table-cell>
          <table:table-cell office:value-type="time" office:time-value="PT18H31M8S" table:style-name="ce5">
            <text:p>18:31:08</text:p>
          </table:table-cell>
          <table:table-cell office:value-type="float" office:value="1011" table:style-name="ce1">
            <text:p>1011</text:p>
          </table:table-cell>
          <table:table-cell office:value-type="float" office:value="4.9459999999999997" table:style-name="ce1">
            <text:p>4,946</text:p>
          </table:table-cell>
          <table:table-cell office:value-type="float" office:value="0.35899999999999999" table:style-name="ce1">
            <text:p>0,359</text:p>
          </table:table-cell>
          <table:table-cell office:value-type="float" office:value="0.36294899999999997" table:formula="of:=[.C182]/1000*[.E182]" table:style-name="ce1">
            <text:p>0,362949</text:p>
          </table:table-cell>
          <table:table-cell table:number-columns-repeated="16378"/>
        </table:table-row>
        <table:table-row table:style-name="ro2">
          <table:table-cell office:value-type="time" office:time-value="PT18H31M8S" table:style-name="ce5">
            <text:p>18:31:08</text:p>
          </table:table-cell>
          <table:table-cell office:value-type="time" office:time-value="PT18H31M9S" table:style-name="ce5">
            <text:p>18:31:09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2600000000000001" table:style-name="ce1">
            <text:p>0,326</text:p>
          </table:table-cell>
          <table:table-cell office:value-type="float" office:value="0.32991200000000004" table:formula="of:=[.C183]/1000*[.E183]" table:style-name="ce1">
            <text:p>0,329912</text:p>
          </table:table-cell>
          <table:table-cell table:number-columns-repeated="16378"/>
        </table:table-row>
        <table:table-row table:style-name="ro2">
          <table:table-cell office:value-type="time" office:time-value="PT18H31M9S" table:style-name="ce5">
            <text:p>18:31:09</text:p>
          </table:table-cell>
          <table:table-cell office:value-type="time" office:time-value="PT18H31M10S" table:style-name="ce5">
            <text:p>18:31:10</text:p>
          </table:table-cell>
          <table:table-cell office:value-type="float" office:value="1011" table:style-name="ce1">
            <text:p>1011</text:p>
          </table:table-cell>
          <table:table-cell office:value-type="float" office:value="5.1929999999999996" table:style-name="ce1">
            <text:p>5,193</text:p>
          </table:table-cell>
          <table:table-cell office:value-type="float" office:value="0.373" table:style-name="ce1">
            <text:p>0,373</text:p>
          </table:table-cell>
          <table:table-cell office:value-type="float" office:value="0.37710299999999997" table:formula="of:=[.C184]/1000*[.E184]" table:style-name="ce1">
            <text:p>0,377103</text:p>
          </table:table-cell>
          <table:table-cell table:number-columns-repeated="16378"/>
        </table:table-row>
        <table:table-row table:style-name="ro2">
          <table:table-cell office:value-type="time" office:time-value="PT18H31M10S" table:style-name="ce5">
            <text:p>18:31:10</text:p>
          </table:table-cell>
          <table:table-cell office:value-type="time" office:time-value="PT18H31M11S" table:style-name="ce5">
            <text:p>18:31:11</text:p>
          </table:table-cell>
          <table:table-cell office:value-type="float" office:value="1017" table:style-name="ce1">
            <text:p>1017</text:p>
          </table:table-cell>
          <table:table-cell office:value-type="float" office:value="5.6539999999999999" table:style-name="ce1">
            <text:p>5,654</text:p>
          </table:table-cell>
          <table:table-cell office:value-type="float" office:value="0.42299999999999999" table:style-name="ce1">
            <text:p>0,423</text:p>
          </table:table-cell>
          <table:table-cell office:value-type="float" office:value="0.43019099999999993" table:formula="of:=[.C185]/1000*[.E185]" table:style-name="ce1">
            <text:p>0,430191</text:p>
          </table:table-cell>
          <table:table-cell table:number-columns-repeated="16378"/>
        </table:table-row>
        <table:table-row table:style-name="ro2">
          <table:table-cell office:value-type="time" office:time-value="PT18H31M11S" table:style-name="ce5">
            <text:p>18:31:11</text:p>
          </table:table-cell>
          <table:table-cell office:value-type="time" office:time-value="PT18H31M12S" table:style-name="ce5">
            <text:p>18:31:12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6699999999999999" table:style-name="ce1">
            <text:p>0,367</text:p>
          </table:table-cell>
          <table:table-cell office:value-type="float" office:value="0.37140400000000001" table:formula="of:=[.C186]/1000*[.E186]" table:style-name="ce1">
            <text:p>0,371404</text:p>
          </table:table-cell>
          <table:table-cell table:number-columns-repeated="16378"/>
        </table:table-row>
        <table:table-row table:style-name="ro2">
          <table:table-cell office:value-type="time" office:time-value="PT18H31M12S" table:style-name="ce5">
            <text:p>18:31:12</text:p>
          </table:table-cell>
          <table:table-cell office:value-type="time" office:time-value="PT18H31M13S" table:style-name="ce5">
            <text:p>18:31:13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35599999999999998" table:style-name="ce1">
            <text:p>0,356</text:p>
          </table:table-cell>
          <table:table-cell office:value-type="float" office:value="0.36027199999999998" table:formula="of:=[.C187]/1000*[.E187]" table:style-name="ce1">
            <text:p>0,360272</text:p>
          </table:table-cell>
          <table:table-cell table:number-columns-repeated="16378"/>
        </table:table-row>
        <table:table-row table:style-name="ro2">
          <table:table-cell office:value-type="time" office:time-value="PT18H31M13S" table:style-name="ce5">
            <text:p>18:31:13</text:p>
          </table:table-cell>
          <table:table-cell office:value-type="time" office:time-value="PT18H31M14S" table:style-name="ce5">
            <text:p>18:31:14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6499999999999999" table:style-name="ce1">
            <text:p>0,365</text:p>
          </table:table-cell>
          <table:table-cell office:value-type="float" office:value="0.36937999999999999" table:formula="of:=[.C188]/1000*[.E188]" table:style-name="ce1">
            <text:p>0,36938</text:p>
          </table:table-cell>
          <table:table-cell table:number-columns-repeated="16378"/>
        </table:table-row>
        <table:table-row table:style-name="ro2">
          <table:table-cell office:value-type="time" office:time-value="PT18H31M14S" table:style-name="ce5">
            <text:p>18:31:14</text:p>
          </table:table-cell>
          <table:table-cell office:value-type="time" office:time-value="PT18H31M15S" table:style-name="ce5">
            <text:p>18:31:15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377" table:style-name="ce1">
            <text:p>0,377</text:p>
          </table:table-cell>
          <table:table-cell office:value-type="float" office:value="0.38152400000000003" table:formula="of:=[.C189]/1000*[.E189]" table:style-name="ce1">
            <text:p>0,381524</text:p>
          </table:table-cell>
          <table:table-cell table:number-columns-repeated="16378"/>
        </table:table-row>
        <table:table-row table:style-name="ro2">
          <table:table-cell office:value-type="time" office:time-value="PT18H31M15S" table:style-name="ce5">
            <text:p>18:31:15</text:p>
          </table:table-cell>
          <table:table-cell office:value-type="time" office:time-value="PT18H31M16S" table:style-name="ce5">
            <text:p>18:31:16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0.39608299999999996" table:formula="of:=[.C190]/1000*[.E190]" table:style-name="ce1">
            <text:p>0,396083</text:p>
          </table:table-cell>
          <table:table-cell table:number-columns-repeated="16378"/>
        </table:table-row>
        <table:table-row table:style-name="ro2">
          <table:table-cell office:value-type="time" office:time-value="PT18H31M16S" table:style-name="ce5">
            <text:p>18:31:16</text:p>
          </table:table-cell>
          <table:table-cell office:value-type="time" office:time-value="PT18H31M17S" table:style-name="ce5">
            <text:p>18:31:17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6099999999999999" table:style-name="ce1">
            <text:p>0,361</text:p>
          </table:table-cell>
          <table:table-cell office:value-type="float" office:value="0.36533199999999999" table:formula="of:=[.C191]/1000*[.E191]" table:style-name="ce1">
            <text:p>0,365332</text:p>
          </table:table-cell>
          <table:table-cell table:number-columns-repeated="16378"/>
        </table:table-row>
        <table:table-row table:style-name="ro2">
          <table:table-cell office:value-type="time" office:time-value="PT18H31M17S" table:style-name="ce5">
            <text:p>18:31:17</text:p>
          </table:table-cell>
          <table:table-cell office:value-type="time" office:time-value="PT18H31M18S" table:style-name="ce5">
            <text:p>18:31:18</text:p>
          </table:table-cell>
          <table:table-cell office:value-type="float" office:value="1011" table:style-name="ce1">
            <text:p>1011</text:p>
          </table:table-cell>
          <table:table-cell office:value-type="float" office:value="5.1929999999999996" table:style-name="ce1">
            <text:p>5,193</text:p>
          </table:table-cell>
          <table:table-cell office:value-type="float" office:value="0.39400000000000002" table:style-name="ce1">
            <text:p>0,394</text:p>
          </table:table-cell>
          <table:table-cell office:value-type="float" office:value="0.39833399999999997" table:formula="of:=[.C192]/1000*[.E192]" table:style-name="ce1">
            <text:p>0,398334</text:p>
          </table:table-cell>
          <table:table-cell table:number-columns-repeated="16378"/>
        </table:table-row>
        <table:table-row table:style-name="ro2">
          <table:table-cell office:value-type="time" office:time-value="PT18H31M18S" table:style-name="ce5">
            <text:p>18:31:18</text:p>
          </table:table-cell>
          <table:table-cell office:value-type="time" office:time-value="PT18H31M19S" table:style-name="ce5">
            <text:p>18:31:19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6599999999999999" table:style-name="ce1">
            <text:p>0,366</text:p>
          </table:table-cell>
          <table:table-cell office:value-type="float" office:value="0.370392" table:formula="of:=[.C193]/1000*[.E193]" table:style-name="ce1">
            <text:p>0,370392</text:p>
          </table:table-cell>
          <table:table-cell table:number-columns-repeated="16378"/>
        </table:table-row>
        <table:table-row table:style-name="ro2">
          <table:table-cell office:value-type="time" office:time-value="PT18H31M19S" table:style-name="ce5">
            <text:p>18:31:19</text:p>
          </table:table-cell>
          <table:table-cell office:value-type="time" office:time-value="PT18H31M20S" table:style-name="ce5">
            <text:p>18:31:20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39900000000000002" table:style-name="ce1">
            <text:p>0,399</text:p>
          </table:table-cell>
          <table:table-cell office:value-type="float" office:value="0.40378800000000004" table:formula="of:=[.C194]/1000*[.E194]" table:style-name="ce1">
            <text:p>0,403788</text:p>
          </table:table-cell>
          <table:table-cell table:number-columns-repeated="16378"/>
        </table:table-row>
        <table:table-row table:style-name="ro2">
          <table:table-cell office:value-type="time" office:time-value="PT18H31M20S" table:style-name="ce5">
            <text:p>18:31:20</text:p>
          </table:table-cell>
          <table:table-cell office:value-type="time" office:time-value="PT18H31M21S" table:style-name="ce5">
            <text:p>18:31:21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8900000000000001" table:style-name="ce1">
            <text:p>0,389</text:p>
          </table:table-cell>
          <table:table-cell office:value-type="float" office:value="0.39366800000000002" table:formula="of:=[.C195]/1000*[.E195]" table:style-name="ce1">
            <text:p>0,393668</text:p>
          </table:table-cell>
          <table:table-cell table:number-columns-repeated="16378"/>
        </table:table-row>
        <table:table-row table:style-name="ro2">
          <table:table-cell office:value-type="time" office:time-value="PT18H31M21S" table:style-name="ce5">
            <text:p>18:31:21</text:p>
          </table:table-cell>
          <table:table-cell office:value-type="time" office:time-value="PT18H31M22S" table:style-name="ce5">
            <text:p>18:31:22</text:p>
          </table:table-cell>
          <table:table-cell office:value-type="float" office:value="1011" table:style-name="ce1">
            <text:p>1011</text:p>
          </table:table-cell>
          <table:table-cell office:value-type="float" office:value="5.44" table:style-name="ce1">
            <text:p>5,44</text:p>
          </table:table-cell>
          <table:table-cell office:value-type="float" office:value="0.40799999999999997" table:style-name="ce1">
            <text:p>0,408</text:p>
          </table:table-cell>
          <table:table-cell office:value-type="float" office:value="0.41248799999999991" table:formula="of:=[.C196]/1000*[.E196]" table:style-name="ce1">
            <text:p>0,412488</text:p>
          </table:table-cell>
          <table:table-cell table:number-columns-repeated="16378"/>
        </table:table-row>
        <table:table-row table:style-name="ro2">
          <table:table-cell office:value-type="time" office:time-value="PT18H31M22S" table:style-name="ce5">
            <text:p>18:31:22</text:p>
          </table:table-cell>
          <table:table-cell office:value-type="time" office:time-value="PT18H31M24S" table:style-name="ce5">
            <text:p>18:31:24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9900000000000002" table:style-name="ce1">
            <text:p>0,399</text:p>
          </table:table-cell>
          <table:table-cell office:value-type="float" office:value="0.40378800000000004" table:formula="of:=[.C197]/1000*[.E197]" table:style-name="ce1">
            <text:p>0,403788</text:p>
          </table:table-cell>
          <table:table-cell table:number-columns-repeated="16378"/>
        </table:table-row>
        <table:table-row table:style-name="ro2">
          <table:table-cell office:value-type="time" office:time-value="PT18H31M24S" table:style-name="ce5">
            <text:p>18:31:24</text:p>
          </table:table-cell>
          <table:table-cell office:value-type="time" office:time-value="PT18H31M25S" table:style-name="ce5">
            <text:p>18:31:25</text:p>
          </table:table-cell>
          <table:table-cell office:value-type="float" office:value="1011" table:style-name="ce1">
            <text:p>1011</text:p>
          </table:table-cell>
          <table:table-cell office:value-type="float" office:value="5.44" table:style-name="ce1">
            <text:p>5,44</text:p>
          </table:table-cell>
          <table:table-cell office:value-type="float" office:value="0.42" table:style-name="ce1">
            <text:p>0,42</text:p>
          </table:table-cell>
          <table:table-cell office:value-type="float" office:value="0.42461999999999994" table:formula="of:=[.C198]/1000*[.E198]" table:style-name="ce1">
            <text:p>0,42462</text:p>
          </table:table-cell>
          <table:table-cell table:number-columns-repeated="16378"/>
        </table:table-row>
        <table:table-row table:style-name="ro2">
          <table:table-cell office:value-type="time" office:time-value="PT18H31M25S" table:style-name="ce5">
            <text:p>18:31:25</text:p>
          </table:table-cell>
          <table:table-cell office:value-type="time" office:time-value="PT18H31M26S" table:style-name="ce5">
            <text:p>18:31:26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0899999999999997" table:style-name="ce1">
            <text:p>0,409</text:p>
          </table:table-cell>
          <table:table-cell office:value-type="float" office:value="0.413908" table:formula="of:=[.C199]/1000*[.E199]" table:style-name="ce1">
            <text:p>0,413908</text:p>
          </table:table-cell>
          <table:table-cell table:number-columns-repeated="16378"/>
        </table:table-row>
        <table:table-row table:style-name="ro2">
          <table:table-cell office:value-type="time" office:time-value="PT18H31M26S" table:style-name="ce5">
            <text:p>18:31:26</text:p>
          </table:table-cell>
          <table:table-cell office:value-type="time" office:time-value="PT18H31M27S" table:style-name="ce5">
            <text:p>18:31:27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2499999999999999" table:style-name="ce1">
            <text:p>0,425</text:p>
          </table:table-cell>
          <table:table-cell office:value-type="float" office:value="0.43009999999999998" table:formula="of:=[.C200]/1000*[.E200]" table:style-name="ce1">
            <text:p>0,4301</text:p>
          </table:table-cell>
          <table:table-cell table:number-columns-repeated="16378"/>
        </table:table-row>
        <table:table-row table:style-name="ro2">
          <table:table-cell office:value-type="time" office:time-value="PT18H31M27S" table:style-name="ce5">
            <text:p>18:31:27</text:p>
          </table:table-cell>
          <table:table-cell office:value-type="time" office:time-value="PT18H31M28S" table:style-name="ce5">
            <text:p>18:31:28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0500000000000003" table:style-name="ce1">
            <text:p>0,405</text:p>
          </table:table-cell>
          <table:table-cell office:value-type="float" office:value="0.40986000000000006" table:formula="of:=[.C201]/1000*[.E201]" table:style-name="ce1">
            <text:p>0,40986</text:p>
          </table:table-cell>
          <table:table-cell table:number-columns-repeated="16378"/>
        </table:table-row>
        <table:table-row table:style-name="ro2">
          <table:table-cell office:value-type="time" office:time-value="PT18H31M28S" table:style-name="ce5">
            <text:p>18:31:28</text:p>
          </table:table-cell>
          <table:table-cell office:value-type="time" office:time-value="PT18H31M29S" table:style-name="ce5">
            <text:p>18:31:29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4400000000000001" table:style-name="ce1">
            <text:p>0,444</text:p>
          </table:table-cell>
          <table:table-cell office:value-type="float" office:value="0.44932800000000001" table:formula="of:=[.C202]/1000*[.E202]" table:style-name="ce1">
            <text:p>0,449328</text:p>
          </table:table-cell>
          <table:table-cell table:number-columns-repeated="16378"/>
        </table:table-row>
        <table:table-row table:style-name="ro2">
          <table:table-cell office:value-type="time" office:time-value="PT18H31M29S" table:style-name="ce5">
            <text:p>18:31:29</text:p>
          </table:table-cell>
          <table:table-cell office:value-type="time" office:time-value="PT18H31M30S" table:style-name="ce5">
            <text:p>18:31:30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39800000000000002" table:style-name="ce1">
            <text:p>0,398</text:p>
          </table:table-cell>
          <table:table-cell office:value-type="float" office:value="0.40317399999999998" table:formula="of:=[.C203]/1000*[.E203]" table:style-name="ce1">
            <text:p>0,403174</text:p>
          </table:table-cell>
          <table:table-cell table:number-columns-repeated="16378"/>
        </table:table-row>
        <table:table-row table:style-name="ro2">
          <table:table-cell office:value-type="time" office:time-value="PT18H31M30S" table:style-name="ce5">
            <text:p>18:31:30</text:p>
          </table:table-cell>
          <table:table-cell office:value-type="time" office:time-value="PT18H31M31S" table:style-name="ce5">
            <text:p>18:31:31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1200000000000001" table:style-name="ce1">
            <text:p>0,512</text:p>
          </table:table-cell>
          <table:table-cell office:value-type="float" office:value="0.51814400000000005" table:formula="of:=[.C204]/1000*[.E204]" table:style-name="ce1">
            <text:p>0,518144</text:p>
          </table:table-cell>
          <table:table-cell table:number-columns-repeated="16378"/>
        </table:table-row>
        <table:table-row table:style-name="ro2">
          <table:table-cell office:value-type="time" office:time-value="PT18H31M31S" table:style-name="ce5">
            <text:p>18:31:31</text:p>
          </table:table-cell>
          <table:table-cell office:value-type="time" office:time-value="PT18H31M32S" table:style-name="ce5">
            <text:p>18:31:32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36" table:style-name="ce1">
            <text:p>0,436</text:p>
          </table:table-cell>
          <table:table-cell office:value-type="float" office:value="0.44123200000000001" table:formula="of:=[.C205]/1000*[.E205]" table:style-name="ce1">
            <text:p>0,441232</text:p>
          </table:table-cell>
          <table:table-cell table:number-columns-repeated="16378"/>
        </table:table-row>
        <table:table-row table:style-name="ro2">
          <table:table-cell office:value-type="time" office:time-value="PT18H31M32S" table:style-name="ce5">
            <text:p>18:31:32</text:p>
          </table:table-cell>
          <table:table-cell office:value-type="time" office:time-value="PT18H31M33S" table:style-name="ce5">
            <text:p>18:31:33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5300000000000001" table:style-name="ce1">
            <text:p>0,453</text:p>
          </table:table-cell>
          <table:table-cell office:value-type="float" office:value="0.45843600000000001" table:formula="of:=[.C206]/1000*[.E206]" table:style-name="ce1">
            <text:p>0,458436</text:p>
          </table:table-cell>
          <table:table-cell table:number-columns-repeated="16378"/>
        </table:table-row>
        <table:table-row table:style-name="ro2">
          <table:table-cell office:value-type="time" office:time-value="PT18H31M33S" table:style-name="ce5">
            <text:p>18:31:33</text:p>
          </table:table-cell>
          <table:table-cell office:value-type="time" office:time-value="PT18H31M34S" table:style-name="ce5">
            <text:p>18:31:34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43414799999999998" table:formula="of:=[.C207]/1000*[.E207]" table:style-name="ce1">
            <text:p>0,434148</text:p>
          </table:table-cell>
          <table:table-cell table:number-columns-repeated="16378"/>
        </table:table-row>
        <table:table-row table:style-name="ro2">
          <table:table-cell office:value-type="time" office:time-value="PT18H31M34S" table:style-name="ce5">
            <text:p>18:31:34</text:p>
          </table:table-cell>
          <table:table-cell office:value-type="time" office:time-value="PT18H31M35S" table:style-name="ce5">
            <text:p>18:31:35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6300000000000002" table:style-name="ce1">
            <text:p>0,463</text:p>
          </table:table-cell>
          <table:table-cell office:value-type="float" office:value="0.46855600000000003" table:formula="of:=[.C208]/1000*[.E208]" table:style-name="ce1">
            <text:p>0,468556</text:p>
          </table:table-cell>
          <table:table-cell table:number-columns-repeated="16378"/>
        </table:table-row>
        <table:table-row table:style-name="ro2">
          <table:table-cell office:value-type="time" office:time-value="PT18H31M35S" table:style-name="ce5">
            <text:p>18:31:35</text:p>
          </table:table-cell>
          <table:table-cell office:value-type="time" office:time-value="PT18H31M36S" table:style-name="ce5">
            <text:p>18:31:36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39" table:style-name="ce1">
            <text:p>0,439</text:p>
          </table:table-cell>
          <table:table-cell office:value-type="float" office:value="0.444268" table:formula="of:=[.C209]/1000*[.E209]" table:style-name="ce1">
            <text:p>0,444268</text:p>
          </table:table-cell>
          <table:table-cell table:number-columns-repeated="16378"/>
        </table:table-row>
        <table:table-row table:style-name="ro2">
          <table:table-cell office:value-type="time" office:time-value="PT18H31M36S" table:style-name="ce5">
            <text:p>18:31:36</text:p>
          </table:table-cell>
          <table:table-cell office:value-type="time" office:time-value="PT18H31M37S" table:style-name="ce5">
            <text:p>18:31:37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6" table:style-name="ce1">
            <text:p>0,46</text:p>
          </table:table-cell>
          <table:table-cell office:value-type="float" office:value="0.46552000000000004" table:formula="of:=[.C210]/1000*[.E210]" table:style-name="ce1">
            <text:p>0,46552</text:p>
          </table:table-cell>
          <table:table-cell table:number-columns-repeated="16378"/>
        </table:table-row>
        <table:table-row table:style-name="ro2">
          <table:table-cell office:value-type="time" office:time-value="PT18H31M37S" table:style-name="ce5">
            <text:p>18:31:37</text:p>
          </table:table-cell>
          <table:table-cell office:value-type="time" office:time-value="PT18H31M38S" table:style-name="ce5">
            <text:p>18:31:38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4600000000000001" table:style-name="ce1">
            <text:p>0,446</text:p>
          </table:table-cell>
          <table:table-cell office:value-type="float" office:value="0.45135200000000003" table:formula="of:=[.C211]/1000*[.E211]" table:style-name="ce1">
            <text:p>0,451352</text:p>
          </table:table-cell>
          <table:table-cell table:number-columns-repeated="16378"/>
        </table:table-row>
        <table:table-row table:style-name="ro2">
          <table:table-cell office:value-type="time" office:time-value="PT18H31M38S" table:style-name="ce5">
            <text:p>18:31:38</text:p>
          </table:table-cell>
          <table:table-cell office:value-type="time" office:time-value="PT18H31M39S" table:style-name="ce5">
            <text:p>18:31:39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8199999999999998" table:style-name="ce1">
            <text:p>0,482</text:p>
          </table:table-cell>
          <table:table-cell office:value-type="float" office:value="0.487784" table:formula="of:=[.C212]/1000*[.E212]" table:style-name="ce1">
            <text:p>0,487784</text:p>
          </table:table-cell>
          <table:table-cell table:number-columns-repeated="16378"/>
        </table:table-row>
        <table:table-row table:style-name="ro2">
          <table:table-cell office:value-type="time" office:time-value="PT18H31M39S" table:style-name="ce5">
            <text:p>18:31:39</text:p>
          </table:table-cell>
          <table:table-cell office:value-type="time" office:time-value="PT18H31M40S" table:style-name="ce5">
            <text:p>18:31:40</text:p>
          </table:table-cell>
          <table:table-cell office:value-type="float" office:value="1011" table:style-name="ce1">
            <text:p>1011</text:p>
          </table:table-cell>
          <table:table-cell office:value-type="float" office:value="5.9349999999999996" table:style-name="ce1">
            <text:p>5,935</text:p>
          </table:table-cell>
          <table:table-cell office:value-type="float" office:value="0.45100000000000001" table:style-name="ce1">
            <text:p>0,451</text:p>
          </table:table-cell>
          <table:table-cell office:value-type="float" office:value="0.45596099999999995" table:formula="of:=[.C213]/1000*[.E213]" table:style-name="ce1">
            <text:p>0,455961</text:p>
          </table:table-cell>
          <table:table-cell table:number-columns-repeated="16378"/>
        </table:table-row>
        <table:table-row table:style-name="ro2">
          <table:table-cell office:value-type="time" office:time-value="PT18H31M40S" table:style-name="ce5">
            <text:p>18:31:40</text:p>
          </table:table-cell>
          <table:table-cell office:value-type="time" office:time-value="PT18H31M41S" table:style-name="ce5">
            <text:p>18:31:41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504" table:style-name="ce1">
            <text:p>0,504</text:p>
          </table:table-cell>
          <table:table-cell office:value-type="float" office:value="0.509544" table:formula="of:=[.C214]/1000*[.E214]" table:style-name="ce1">
            <text:p>0,509544</text:p>
          </table:table-cell>
          <table:table-cell table:number-columns-repeated="16378"/>
        </table:table-row>
        <table:table-row table:style-name="ro2">
          <table:table-cell office:value-type="time" office:time-value="PT18H31M41S" table:style-name="ce5">
            <text:p>18:31:41</text:p>
          </table:table-cell>
          <table:table-cell office:value-type="time" office:time-value="PT18H31M42S" table:style-name="ce5">
            <text:p>18:31:42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4900000000000001" table:style-name="ce1">
            <text:p>0,449</text:p>
          </table:table-cell>
          <table:table-cell office:value-type="float" office:value="0.45438800000000001" table:formula="of:=[.C215]/1000*[.E215]" table:style-name="ce1">
            <text:p>0,454388</text:p>
          </table:table-cell>
          <table:table-cell table:number-columns-repeated="16378"/>
        </table:table-row>
        <table:table-row table:style-name="ro2">
          <table:table-cell office:value-type="time" office:time-value="PT18H31M42S" table:style-name="ce5">
            <text:p>18:31:42</text:p>
          </table:table-cell>
          <table:table-cell office:value-type="time" office:time-value="PT18H31M43S" table:style-name="ce5">
            <text:p>18:31:43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51" table:style-name="ce1">
            <text:p>0,51</text:p>
          </table:table-cell>
          <table:table-cell office:value-type="float" office:value="0.51561000000000001" table:formula="of:=[.C216]/1000*[.E216]" table:style-name="ce1">
            <text:p>0,51561</text:p>
          </table:table-cell>
          <table:table-cell table:number-columns-repeated="16378"/>
        </table:table-row>
        <table:table-row table:style-name="ro2">
          <table:table-cell office:value-type="time" office:time-value="PT18H31M43S" table:style-name="ce5">
            <text:p>18:31:43</text:p>
          </table:table-cell>
          <table:table-cell office:value-type="time" office:time-value="PT18H31M44S" table:style-name="ce5">
            <text:p>18:31:44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6600000000000003" table:style-name="ce1">
            <text:p>0,466</text:p>
          </table:table-cell>
          <table:table-cell office:value-type="float" office:value="0.47159200000000001" table:formula="of:=[.C217]/1000*[.E217]" table:style-name="ce1">
            <text:p>0,471592</text:p>
          </table:table-cell>
          <table:table-cell table:number-columns-repeated="16378"/>
        </table:table-row>
        <table:table-row table:style-name="ro2">
          <table:table-cell office:value-type="time" office:time-value="PT18H31M44S" table:style-name="ce5">
            <text:p>18:31:44</text:p>
          </table:table-cell>
          <table:table-cell office:value-type="time" office:time-value="PT18H31M45S" table:style-name="ce5">
            <text:p>18:31:45</text:p>
          </table:table-cell>
          <table:table-cell office:value-type="float" office:value="1011" table:style-name="ce1">
            <text:p>1011</text:p>
          </table:table-cell>
          <table:table-cell office:value-type="float" office:value="5.9349999999999996" table:style-name="ce1">
            <text:p>5,935</text:p>
          </table:table-cell>
          <table:table-cell office:value-type="float" office:value="0.495" table:style-name="ce1">
            <text:p>0,495</text:p>
          </table:table-cell>
          <table:table-cell office:value-type="float" office:value="0.50044499999999992" table:formula="of:=[.C218]/1000*[.E218]" table:style-name="ce1">
            <text:p>0,500445</text:p>
          </table:table-cell>
          <table:table-cell table:number-columns-repeated="16378"/>
        </table:table-row>
        <table:table-row table:style-name="ro2">
          <table:table-cell office:value-type="time" office:time-value="PT18H31M45S" table:style-name="ce5">
            <text:p>18:31:45</text:p>
          </table:table-cell>
          <table:table-cell office:value-type="time" office:time-value="PT18H31M46S" table:style-name="ce5">
            <text:p>18:31:46</text:p>
          </table:table-cell>
          <table:table-cell office:value-type="float" office:value="1011" table:style-name="ce1">
            <text:p>1011</text:p>
          </table:table-cell>
          <table:table-cell office:value-type="float" office:value="5.6870000000000003" table:style-name="ce1">
            <text:p>5,687</text:p>
          </table:table-cell>
          <table:table-cell office:value-type="float" office:value="0.47199999999999998" table:style-name="ce1">
            <text:p>0,472</text:p>
          </table:table-cell>
          <table:table-cell office:value-type="float" office:value="0.47719199999999995" table:formula="of:=[.C219]/1000*[.E219]" table:style-name="ce1">
            <text:p>0,477192</text:p>
          </table:table-cell>
          <table:table-cell table:number-columns-repeated="16378"/>
        </table:table-row>
        <table:table-row table:style-name="ro2">
          <table:table-cell office:value-type="time" office:time-value="PT18H31M46S" table:style-name="ce5">
            <text:p>18:31:46</text:p>
          </table:table-cell>
          <table:table-cell office:value-type="time" office:time-value="PT18H31M47S" table:style-name="ce5">
            <text:p>18:31:47</text:p>
          </table:table-cell>
          <table:table-cell office:value-type="float" office:value="1011" table:style-name="ce1">
            <text:p>1011</text:p>
          </table:table-cell>
          <table:table-cell office:value-type="float" office:value="6.9240000000000004" table:style-name="ce1">
            <text:p>6,924</text:p>
          </table:table-cell>
          <table:table-cell office:value-type="float" office:value="0.54500000000000004" table:style-name="ce1">
            <text:p>0,545</text:p>
          </table:table-cell>
          <table:table-cell office:value-type="float" office:value="0.55099500000000001" table:formula="of:=[.C220]/1000*[.E220]" table:style-name="ce1">
            <text:p>0,550995</text:p>
          </table:table-cell>
          <table:table-cell table:number-columns-repeated="16378"/>
        </table:table-row>
        <table:table-row table:style-name="ro2">
          <table:table-cell office:value-type="time" office:time-value="PT18H31M47S" table:style-name="ce5">
            <text:p>18:31:47</text:p>
          </table:table-cell>
          <table:table-cell office:value-type="time" office:time-value="PT18H31M48S" table:style-name="ce5">
            <text:p>18:31:48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6800000000000003" table:style-name="ce1">
            <text:p>0,468</text:p>
          </table:table-cell>
          <table:table-cell office:value-type="float" office:value="0.47408400000000001" table:formula="of:=[.C221]/1000*[.E221]" table:style-name="ce1">
            <text:p>0,474084</text:p>
          </table:table-cell>
          <table:table-cell table:number-columns-repeated="16378"/>
        </table:table-row>
        <table:table-row table:style-name="ro2">
          <table:table-cell office:value-type="time" office:time-value="PT18H31M48S" table:style-name="ce5">
            <text:p>18:31:48</text:p>
          </table:table-cell>
          <table:table-cell office:value-type="time" office:time-value="PT18H31M49S" table:style-name="ce5">
            <text:p>18:31:49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2100000000000002" table:style-name="ce1">
            <text:p>0,521</text:p>
          </table:table-cell>
          <table:table-cell office:value-type="float" office:value="0.52725200000000005" table:formula="of:=[.C222]/1000*[.E222]" table:style-name="ce1">
            <text:p>0,527252</text:p>
          </table:table-cell>
          <table:table-cell table:number-columns-repeated="16378"/>
        </table:table-row>
        <table:table-row table:style-name="ro2">
          <table:table-cell office:value-type="time" office:time-value="PT18H31M49S" table:style-name="ce5">
            <text:p>18:31:49</text:p>
          </table:table-cell>
          <table:table-cell office:value-type="time" office:time-value="PT18H31M50S" table:style-name="ce5">
            <text:p>18:31:50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7699999999999998" table:style-name="ce1">
            <text:p>0,477</text:p>
          </table:table-cell>
          <table:table-cell office:value-type="float" office:value="0.48272399999999999" table:formula="of:=[.C223]/1000*[.E223]" table:style-name="ce1">
            <text:p>0,482724</text:p>
          </table:table-cell>
          <table:table-cell table:number-columns-repeated="16378"/>
        </table:table-row>
        <table:table-row table:style-name="ro2">
          <table:table-cell office:value-type="time" office:time-value="PT18H31M50S" table:style-name="ce5">
            <text:p>18:31:50</text:p>
          </table:table-cell>
          <table:table-cell office:value-type="time" office:time-value="PT18H31M51S" table:style-name="ce5">
            <text:p>18:31:51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53500000000000003" table:style-name="ce1">
            <text:p>0,535</text:p>
          </table:table-cell>
          <table:table-cell office:value-type="float" office:value="0.54088499999999995" table:formula="of:=[.C224]/1000*[.E224]" table:style-name="ce1">
            <text:p>0,540885</text:p>
          </table:table-cell>
          <table:table-cell table:number-columns-repeated="16378"/>
        </table:table-row>
        <table:table-row table:style-name="ro2">
          <table:table-cell office:value-type="time" office:time-value="PT18H31M51S" table:style-name="ce5">
            <text:p>18:31:51</text:p>
          </table:table-cell>
          <table:table-cell office:value-type="time" office:time-value="PT18H31M52S" table:style-name="ce5">
            <text:p>18:31:52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53" table:style-name="ce1">
            <text:p>0,53</text:p>
          </table:table-cell>
          <table:table-cell office:value-type="float" office:value="0.53636000000000006" table:formula="of:=[.C225]/1000*[.E225]" table:style-name="ce1">
            <text:p>0,53636</text:p>
          </table:table-cell>
          <table:table-cell table:number-columns-repeated="16378"/>
        </table:table-row>
        <table:table-row table:style-name="ro2">
          <table:table-cell office:value-type="time" office:time-value="PT18H31M52S" table:style-name="ce5">
            <text:p>18:31:52</text:p>
          </table:table-cell>
          <table:table-cell office:value-type="time" office:time-value="PT18H31M53S" table:style-name="ce5">
            <text:p>18:31:53</text:p>
          </table:table-cell>
          <table:table-cell office:value-type="float" office:value="1011" table:style-name="ce1">
            <text:p>1011</text:p>
          </table:table-cell>
          <table:table-cell office:value-type="float" office:value="6.9240000000000004" table:style-name="ce1">
            <text:p>6,924</text:p>
          </table:table-cell>
          <table:table-cell office:value-type="float" office:value="0.54300000000000004" table:style-name="ce1">
            <text:p>0,543</text:p>
          </table:table-cell>
          <table:table-cell office:value-type="float" office:value="0.54897299999999993" table:formula="of:=[.C226]/1000*[.E226]" table:style-name="ce1">
            <text:p>0,548973</text:p>
          </table:table-cell>
          <table:table-cell table:number-columns-repeated="16378"/>
        </table:table-row>
        <table:table-row table:style-name="ro2">
          <table:table-cell office:value-type="time" office:time-value="PT18H31M53S" table:style-name="ce5">
            <text:p>18:31:53</text:p>
          </table:table-cell>
          <table:table-cell office:value-type="time" office:time-value="PT18H31M54S" table:style-name="ce5">
            <text:p>18:31:54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49099999999999999" table:style-name="ce1">
            <text:p>0,491</text:p>
          </table:table-cell>
          <table:table-cell office:value-type="float" office:value="0.496892" table:formula="of:=[.C227]/1000*[.E227]" table:style-name="ce1">
            <text:p>0,496892</text:p>
          </table:table-cell>
          <table:table-cell table:number-columns-repeated="16378"/>
        </table:table-row>
        <table:table-row table:style-name="ro2">
          <table:table-cell office:value-type="time" office:time-value="PT18H31M54S" table:style-name="ce5">
            <text:p>18:31:54</text:p>
          </table:table-cell>
          <table:table-cell office:value-type="time" office:time-value="PT18H31M55S" table:style-name="ce5">
            <text:p>18:31:55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55400000000000005" table:style-name="ce1">
            <text:p>0,554</text:p>
          </table:table-cell>
          <table:table-cell office:value-type="float" office:value="0.56009399999999998" table:formula="of:=[.C228]/1000*[.E228]" table:style-name="ce1">
            <text:p>0,560094</text:p>
          </table:table-cell>
          <table:table-cell table:number-columns-repeated="16378"/>
        </table:table-row>
        <table:table-row table:style-name="ro2">
          <table:table-cell office:value-type="time" office:time-value="PT18H31M55S" table:style-name="ce5">
            <text:p>18:31:55</text:p>
          </table:table-cell>
          <table:table-cell office:value-type="time" office:time-value="PT18H31M56S" table:style-name="ce5">
            <text:p>18:31:56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52400000000000002" table:style-name="ce1">
            <text:p>0,524</text:p>
          </table:table-cell>
          <table:table-cell office:value-type="float" office:value="0.53028799999999998" table:formula="of:=[.C229]/1000*[.E229]" table:style-name="ce1">
            <text:p>0,530288</text:p>
          </table:table-cell>
          <table:table-cell table:number-columns-repeated="16378"/>
        </table:table-row>
        <table:table-row table:style-name="ro2">
          <table:table-cell office:value-type="time" office:time-value="PT18H31M56S" table:style-name="ce5">
            <text:p>18:31:56</text:p>
          </table:table-cell>
          <table:table-cell office:value-type="time" office:time-value="PT18H31M57S" table:style-name="ce5">
            <text:p>18:31:57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55605000000000004" table:formula="of:=[.C230]/1000*[.E230]" table:style-name="ce1">
            <text:p>0,55605</text:p>
          </table:table-cell>
          <table:table-cell table:number-columns-repeated="16378"/>
        </table:table-row>
        <table:table-row table:style-name="ro2">
          <table:table-cell office:value-type="time" office:time-value="PT18H31M57S" table:style-name="ce5">
            <text:p>18:31:57</text:p>
          </table:table-cell>
          <table:table-cell office:value-type="time" office:time-value="PT18H31M58S" table:style-name="ce5">
            <text:p>18:31:58</text:p>
          </table:table-cell>
          <table:table-cell office:value-type="float" office:value="1011" table:style-name="ce1">
            <text:p>1011</text:p>
          </table:table-cell>
          <table:table-cell office:value-type="float" office:value="6.4290000000000003" table:style-name="ce1">
            <text:p>6,429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0.52066499999999993" table:formula="of:=[.C231]/1000*[.E231]" table:style-name="ce1">
            <text:p>0,520665</text:p>
          </table:table-cell>
          <table:table-cell table:number-columns-repeated="16378"/>
        </table:table-row>
        <table:table-row table:style-name="ro2">
          <table:table-cell office:value-type="time" office:time-value="PT18H31M58S" table:style-name="ce5">
            <text:p>18:31:58</text:p>
          </table:table-cell>
          <table:table-cell office:value-type="time" office:time-value="PT18H31M59S" table:style-name="ce5">
            <text:p>18:31:59</text:p>
          </table:table-cell>
          <table:table-cell office:value-type="float" office:value="1010" table:style-name="ce1">
            <text:p>1010</text:p>
          </table:table-cell>
          <table:table-cell office:value-type="float" office:value="7.9210000000000003" table:style-name="ce1">
            <text:p>7,921</text:p>
          </table:table-cell>
          <table:table-cell office:value-type="float" office:value="0.62" table:style-name="ce1">
            <text:p>0,62</text:p>
          </table:table-cell>
          <table:table-cell office:value-type="float" office:value="0.62619999999999998" table:formula="of:=[.C232]/1000*[.E232]" table:style-name="ce1">
            <text:p>0,6262</text:p>
          </table:table-cell>
          <table:table-cell table:number-columns-repeated="16378"/>
        </table:table-row>
        <table:table-row table:style-name="ro2">
          <table:table-cell office:value-type="time" office:time-value="PT18H31M59S" table:style-name="ce5">
            <text:p>18:31:59</text:p>
          </table:table-cell>
          <table:table-cell office:value-type="time" office:time-value="PT18H32M0S" table:style-name="ce5">
            <text:p>18:32:00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51900000000000002" table:style-name="ce1">
            <text:p>0,519</text:p>
          </table:table-cell>
          <table:table-cell office:value-type="float" office:value="0.52470899999999998" table:formula="of:=[.C233]/1000*[.E233]" table:style-name="ce1">
            <text:p>0,524709</text:p>
          </table:table-cell>
          <table:table-cell table:number-columns-repeated="16378"/>
        </table:table-row>
        <table:table-row table:style-name="ro2">
          <table:table-cell office:value-type="time" office:time-value="PT18H32M0S" table:style-name="ce5">
            <text:p>18:32:00</text:p>
          </table:table-cell>
          <table:table-cell office:value-type="time" office:time-value="PT18H32M1S" table:style-name="ce5">
            <text:p>18:32:01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58099999999999996" table:style-name="ce1">
            <text:p>0,581</text:p>
          </table:table-cell>
          <table:table-cell office:value-type="float" office:value="0.58797199999999994" table:formula="of:=[.C234]/1000*[.E234]" table:style-name="ce1">
            <text:p>0,587972</text:p>
          </table:table-cell>
          <table:table-cell table:number-columns-repeated="16378"/>
        </table:table-row>
        <table:table-row table:style-name="ro2">
          <table:table-cell office:value-type="time" office:time-value="PT18H32M1S" table:style-name="ce5">
            <text:p>18:32:01</text:p>
          </table:table-cell>
          <table:table-cell office:value-type="time" office:time-value="PT18H32M2S" table:style-name="ce5">
            <text:p>18:32:02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51500000000000001" table:style-name="ce1">
            <text:p>0,515</text:p>
          </table:table-cell>
          <table:table-cell office:value-type="float" office:value="0.52117999999999998" table:formula="of:=[.C235]/1000*[.E235]" table:style-name="ce1">
            <text:p>0,52118</text:p>
          </table:table-cell>
          <table:table-cell table:number-columns-repeated="16378"/>
        </table:table-row>
        <table:table-row table:style-name="ro2">
          <table:table-cell office:value-type="time" office:time-value="PT18H32M2S" table:style-name="ce5">
            <text:p>18:32:02</text:p>
          </table:table-cell>
          <table:table-cell office:value-type="time" office:time-value="PT18H32M3S" table:style-name="ce5">
            <text:p>18:32:03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58699999999999997" table:style-name="ce1">
            <text:p>0,587</text:p>
          </table:table-cell>
          <table:table-cell office:value-type="float" office:value="0.5934569999999999" table:formula="of:=[.C236]/1000*[.E236]" table:style-name="ce1">
            <text:p>0,593457</text:p>
          </table:table-cell>
          <table:table-cell table:number-columns-repeated="16378"/>
        </table:table-row>
        <table:table-row table:style-name="ro2">
          <table:table-cell office:value-type="time" office:time-value="PT18H32M3S" table:style-name="ce5">
            <text:p>18:32:03</text:p>
          </table:table-cell>
          <table:table-cell office:value-type="time" office:time-value="PT18H32M4S" table:style-name="ce5">
            <text:p>18:32:04</text:p>
          </table:table-cell>
          <table:table-cell office:value-type="float" office:value="1011" table:style-name="ce1">
            <text:p>1011</text:p>
          </table:table-cell>
          <table:table-cell office:value-type="float" office:value="6.9240000000000004" table:style-name="ce1">
            <text:p>6,924</text:p>
          </table:table-cell>
          <table:table-cell office:value-type="float" office:value="0.52500000000000002" table:style-name="ce1">
            <text:p>0,525</text:p>
          </table:table-cell>
          <table:table-cell office:value-type="float" office:value="0.530775" table:formula="of:=[.C237]/1000*[.E237]" table:style-name="ce1">
            <text:p>0,530775</text:p>
          </table:table-cell>
          <table:table-cell table:number-columns-repeated="16378"/>
        </table:table-row>
        <table:table-row table:style-name="ro2">
          <table:table-cell office:value-type="time" office:time-value="PT18H32M4S" table:style-name="ce5">
            <text:p>18:32:04</text:p>
          </table:table-cell>
          <table:table-cell office:value-type="time" office:time-value="PT18H32M5S" table:style-name="ce5">
            <text:p>18:32:05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59599999999999997" table:style-name="ce1">
            <text:p>0,596</text:p>
          </table:table-cell>
          <table:table-cell office:value-type="float" office:value="0.60255599999999987" table:formula="of:=[.C238]/1000*[.E238]" table:style-name="ce1">
            <text:p>0,602556</text:p>
          </table:table-cell>
          <table:table-cell table:number-columns-repeated="16378"/>
        </table:table-row>
        <table:table-row table:style-name="ro2">
          <table:table-cell office:value-type="time" office:time-value="PT18H32M5S" table:style-name="ce5">
            <text:p>18:32:05</text:p>
          </table:table-cell>
          <table:table-cell office:value-type="time" office:time-value="PT18H32M6S" table:style-name="ce5">
            <text:p>18:32:06</text:p>
          </table:table-cell>
          <table:table-cell office:value-type="float" office:value="1011" table:style-name="ce1">
            <text:p>1011</text:p>
          </table:table-cell>
          <table:table-cell office:value-type="float" office:value="7.1710000000000003" table:style-name="ce1">
            <text:p>7,171</text:p>
          </table:table-cell>
          <table:table-cell office:value-type="float" office:value="0.53800000000000003" table:style-name="ce1">
            <text:p>0,538</text:p>
          </table:table-cell>
          <table:table-cell office:value-type="float" office:value="0.54391800000000001" table:formula="of:=[.C239]/1000*[.E239]" table:style-name="ce1">
            <text:p>0,543918</text:p>
          </table:table-cell>
          <table:table-cell table:number-columns-repeated="16378"/>
        </table:table-row>
        <table:table-row table:style-name="ro2">
          <table:table-cell office:value-type="time" office:time-value="PT18H32M6S" table:style-name="ce5">
            <text:p>18:32:06</text:p>
          </table:table-cell>
          <table:table-cell office:value-type="time" office:time-value="PT18H32M7S" table:style-name="ce5">
            <text:p>18:32:07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1799999999999999" table:style-name="ce1">
            <text:p>0,618</text:p>
          </table:table-cell>
          <table:table-cell office:value-type="float" office:value="0.62479799999999996" table:formula="of:=[.C240]/1000*[.E240]" table:style-name="ce1">
            <text:p>0,624798</text:p>
          </table:table-cell>
          <table:table-cell table:number-columns-repeated="16378"/>
        </table:table-row>
        <table:table-row table:style-name="ro2">
          <table:table-cell office:value-type="time" office:time-value="PT18H32M7S" table:style-name="ce5">
            <text:p>18:32:07</text:p>
          </table:table-cell>
          <table:table-cell office:value-type="time" office:time-value="PT18H32M8S" table:style-name="ce5">
            <text:p>18:32:08</text:p>
          </table:table-cell>
          <table:table-cell office:value-type="float" office:value="1011" table:style-name="ce1">
            <text:p>1011</text:p>
          </table:table-cell>
          <table:table-cell office:value-type="float" office:value="6.6769999999999996" table:style-name="ce1">
            <text:p>6,677</text:p>
          </table:table-cell>
          <table:table-cell office:value-type="float" office:value="0.53800000000000003" table:style-name="ce1">
            <text:p>0,538</text:p>
          </table:table-cell>
          <table:table-cell office:value-type="float" office:value="0.54391800000000001" table:formula="of:=[.C241]/1000*[.E241]" table:style-name="ce1">
            <text:p>0,543918</text:p>
          </table:table-cell>
          <table:table-cell table:number-columns-repeated="16378"/>
        </table:table-row>
        <table:table-row table:style-name="ro2">
          <table:table-cell office:value-type="time" office:time-value="PT18H32M8S" table:style-name="ce5">
            <text:p>18:32:08</text:p>
          </table:table-cell>
          <table:table-cell office:value-type="time" office:time-value="PT18H32M9S" table:style-name="ce5">
            <text:p>18:32:09</text:p>
          </table:table-cell>
          <table:table-cell office:value-type="float" office:value="1012" table:style-name="ce1">
            <text:p>1012</text:p>
          </table:table-cell>
          <table:table-cell office:value-type="float" office:value="8.3989999999999991" table:style-name="ce1">
            <text:p>8,399</text:p>
          </table:table-cell>
          <table:table-cell office:value-type="float" office:value="0.65100000000000002" table:style-name="ce1">
            <text:p>0,651</text:p>
          </table:table-cell>
          <table:table-cell office:value-type="float" office:value="0.65881200000000006" table:formula="of:=[.C242]/1000*[.E242]" table:style-name="ce1">
            <text:p>0,658812</text:p>
          </table:table-cell>
          <table:table-cell table:number-columns-repeated="16378"/>
        </table:table-row>
        <table:table-row table:style-name="ro2">
          <table:table-cell office:value-type="time" office:time-value="PT18H32M9S" table:style-name="ce5">
            <text:p>18:32:09</text:p>
          </table:table-cell>
          <table:table-cell office:value-type="time" office:time-value="PT18H32M10S" table:style-name="ce5">
            <text:p>18:32:10</text:p>
          </table:table-cell>
          <table:table-cell office:value-type="float" office:value="1012" table:style-name="ce1">
            <text:p>1012</text:p>
          </table:table-cell>
          <table:table-cell office:value-type="float" office:value="6.9169999999999998" table:style-name="ce1">
            <text:p>6,917</text:p>
          </table:table-cell>
          <table:table-cell office:value-type="float" office:value="0.56100000000000005" table:style-name="ce1">
            <text:p>0,561</text:p>
          </table:table-cell>
          <table:table-cell office:value-type="float" office:value="0.56773200000000001" table:formula="of:=[.C243]/1000*[.E243]" table:style-name="ce1">
            <text:p>0,567732</text:p>
          </table:table-cell>
          <table:table-cell table:number-columns-repeated="16378"/>
        </table:table-row>
        <table:table-row table:style-name="ro2">
          <table:table-cell office:value-type="time" office:time-value="PT18H32M10S" table:style-name="ce5">
            <text:p>18:32:10</text:p>
          </table:table-cell>
          <table:table-cell office:value-type="time" office:time-value="PT18H32M11S" table:style-name="ce5">
            <text:p>18:32:11</text:p>
          </table:table-cell>
          <table:table-cell office:value-type="float" office:value="1011" table:style-name="ce1">
            <text:p>1011</text:p>
          </table:table-cell>
          <table:table-cell office:value-type="float" office:value="8.16" table:style-name="ce1">
            <text:p>8,16</text:p>
          </table:table-cell>
          <table:table-cell office:value-type="float" office:value="0.64100000000000001" table:style-name="ce1">
            <text:p>0,641</text:p>
          </table:table-cell>
          <table:table-cell office:value-type="float" office:value="0.64805099999999993" table:formula="of:=[.C244]/1000*[.E244]" table:style-name="ce1">
            <text:p>0,648051</text:p>
          </table:table-cell>
          <table:table-cell table:number-columns-repeated="16378"/>
        </table:table-row>
        <table:table-row table:style-name="ro2">
          <table:table-cell office:value-type="time" office:time-value="PT18H32M11S" table:style-name="ce5">
            <text:p>18:32:11</text:p>
          </table:table-cell>
          <table:table-cell office:value-type="time" office:time-value="PT18H32M12S" table:style-name="ce5">
            <text:p>18:32:12</text:p>
          </table:table-cell>
          <table:table-cell office:value-type="float" office:value="1011" table:style-name="ce1">
            <text:p>1011</text:p>
          </table:table-cell>
          <table:table-cell office:value-type="float" office:value="6.9240000000000004" table:style-name="ce1">
            <text:p>6,924</text:p>
          </table:table-cell>
          <table:table-cell office:value-type="float" office:value="0.55200000000000005" table:style-name="ce1">
            <text:p>0,552</text:p>
          </table:table-cell>
          <table:table-cell office:value-type="float" office:value="0.55807200000000001" table:formula="of:=[.C245]/1000*[.E245]" table:style-name="ce1">
            <text:p>0,558072</text:p>
          </table:table-cell>
          <table:table-cell table:number-columns-repeated="16378"/>
        </table:table-row>
        <table:table-row table:style-name="ro2">
          <table:table-cell office:value-type="time" office:time-value="PT18H32M12S" table:style-name="ce5">
            <text:p>18:32:12</text:p>
          </table:table-cell>
          <table:table-cell office:value-type="time" office:time-value="PT18H32M13S" table:style-name="ce5">
            <text:p>18:32:13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2" table:style-name="ce1">
            <text:p>0,62</text:p>
          </table:table-cell>
          <table:table-cell office:value-type="float" office:value="0.62681999999999993" table:formula="of:=[.C246]/1000*[.E246]" table:style-name="ce1">
            <text:p>0,62682</text:p>
          </table:table-cell>
          <table:table-cell table:number-columns-repeated="16378"/>
        </table:table-row>
        <table:table-row table:style-name="ro2">
          <table:table-cell office:value-type="time" office:time-value="PT18H32M13S" table:style-name="ce5">
            <text:p>18:32:13</text:p>
          </table:table-cell>
          <table:table-cell office:value-type="time" office:time-value="PT18H32M14S" table:style-name="ce5">
            <text:p>18:32:14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57728099999999993" table:formula="of:=[.C247]/1000*[.E247]" table:style-name="ce1">
            <text:p>0,577281</text:p>
          </table:table-cell>
          <table:table-cell table:number-columns-repeated="16378"/>
        </table:table-row>
        <table:table-row table:style-name="ro2">
          <table:table-cell office:value-type="time" office:time-value="PT18H32M14S" table:style-name="ce5">
            <text:p>18:32:14</text:p>
          </table:table-cell>
          <table:table-cell office:value-type="time" office:time-value="PT18H32M15S" table:style-name="ce5">
            <text:p>18:32:15</text:p>
          </table:table-cell>
          <table:table-cell office:value-type="float" office:value="1013" table:style-name="ce1">
            <text:p>1013</text:p>
          </table:table-cell>
          <table:table-cell office:value-type="float" office:value="8.1440000000000001" table:style-name="ce1">
            <text:p>8,144</text:p>
          </table:table-cell>
          <table:table-cell office:value-type="float" office:value="0.66100000000000003" table:style-name="ce1">
            <text:p>0,661</text:p>
          </table:table-cell>
          <table:table-cell office:value-type="float" office:value="0.66959299999999999" table:formula="of:=[.C248]/1000*[.E248]" table:style-name="ce1">
            <text:p>0,669593</text:p>
          </table:table-cell>
          <table:table-cell table:number-columns-repeated="16378"/>
        </table:table-row>
        <table:table-row table:style-name="ro2">
          <table:table-cell office:value-type="time" office:time-value="PT18H32M15S" table:style-name="ce5">
            <text:p>18:32:15</text:p>
          </table:table-cell>
          <table:table-cell office:value-type="time" office:time-value="PT18H32M16S" table:style-name="ce5">
            <text:p>18:32:16</text:p>
          </table:table-cell>
          <table:table-cell office:value-type="float" office:value="1025" table:style-name="ce1">
            <text:p>1025</text:p>
          </table:table-cell>
          <table:table-cell office:value-type="float" office:value="7.3170000000000002" table:style-name="ce1">
            <text:p>7,317</text:p>
          </table:table-cell>
          <table:table-cell office:value-type="float" office:value="0.63300000000000001" table:style-name="ce1">
            <text:p>0,633</text:p>
          </table:table-cell>
          <table:table-cell office:value-type="float" office:value="0.64882499999999999" table:formula="of:=[.C249]/1000*[.E249]" table:style-name="ce1">
            <text:p>0,648825</text:p>
          </table:table-cell>
          <table:table-cell table:number-columns-repeated="16378"/>
        </table:table-row>
        <table:table-row table:style-name="ro2">
          <table:table-cell office:value-type="time" office:time-value="PT18H32M16S" table:style-name="ce5">
            <text:p>18:32:16</text:p>
          </table:table-cell>
          <table:table-cell office:value-type="time" office:time-value="PT18H32M17S" table:style-name="ce5">
            <text:p>18:32:17</text:p>
          </table:table-cell>
          <table:table-cell office:value-type="float" office:value="1012" table:style-name="ce1">
            <text:p>1012</text:p>
          </table:table-cell>
          <table:table-cell office:value-type="float" office:value="8.1519999999999992" table:style-name="ce1">
            <text:p>8,152</text:p>
          </table:table-cell>
          <table:table-cell office:value-type="float" office:value="0.63600000000000001" table:style-name="ce1">
            <text:p>0,636</text:p>
          </table:table-cell>
          <table:table-cell office:value-type="float" office:value="0.64363199999999998" table:formula="of:=[.C250]/1000*[.E250]" table:style-name="ce1">
            <text:p>0,643632</text:p>
          </table:table-cell>
          <table:table-cell table:number-columns-repeated="16378"/>
        </table:table-row>
        <table:table-row table:style-name="ro2">
          <table:table-cell office:value-type="time" office:time-value="PT18H32M17S" table:style-name="ce5">
            <text:p>18:32:17</text:p>
          </table:table-cell>
          <table:table-cell office:value-type="time" office:time-value="PT18H32M18S" table:style-name="ce5">
            <text:p>18:32:18</text:p>
          </table:table-cell>
          <table:table-cell office:value-type="float" office:value="1012" table:style-name="ce1">
            <text:p>1012</text:p>
          </table:table-cell>
          <table:table-cell office:value-type="float" office:value="6.67" table:style-name="ce1">
            <text:p>6,67</text:p>
          </table:table-cell>
          <table:table-cell office:value-type="float" office:value="0.61199999999999999" table:style-name="ce1">
            <text:p>0,612</text:p>
          </table:table-cell>
          <table:table-cell office:value-type="float" office:value="0.61934400000000001" table:formula="of:=[.C251]/1000*[.E251]" table:style-name="ce1">
            <text:p>0,619344</text:p>
          </table:table-cell>
          <table:table-cell table:number-columns-repeated="16378"/>
        </table:table-row>
        <table:table-row table:style-name="ro2">
          <table:table-cell office:value-type="time" office:time-value="PT18H32M18S" table:style-name="ce5">
            <text:p>18:32:18</text:p>
          </table:table-cell>
          <table:table-cell office:value-type="time" office:time-value="PT18H32M19S" table:style-name="ce5">
            <text:p>18:32:19</text:p>
          </table:table-cell>
          <table:table-cell office:value-type="float" office:value="1016" table:style-name="ce1">
            <text:p>1016</text:p>
          </table:table-cell>
          <table:table-cell office:value-type="float" office:value="8.6120000000000001" table:style-name="ce1">
            <text:p>8,612</text:p>
          </table:table-cell>
          <table:table-cell office:value-type="float" office:value="0.70099999999999996" table:style-name="ce1">
            <text:p>0,701</text:p>
          </table:table-cell>
          <table:table-cell office:value-type="float" office:value="0.71221599999999996" table:formula="of:=[.C252]/1000*[.E252]" table:style-name="ce1">
            <text:p>0,712216</text:p>
          </table:table-cell>
          <table:table-cell table:number-columns-repeated="16378"/>
        </table:table-row>
        <table:table-row table:style-name="ro2">
          <table:table-cell office:value-type="time" office:time-value="PT18H32M19S" table:style-name="ce5">
            <text:p>18:32:19</text:p>
          </table:table-cell>
          <table:table-cell office:value-type="time" office:time-value="PT18H32M20S" table:style-name="ce5">
            <text:p>18:32:20</text:p>
          </table:table-cell>
          <table:table-cell office:value-type="float" office:value="1012" table:style-name="ce1">
            <text:p>1012</text:p>
          </table:table-cell>
          <table:table-cell office:value-type="float" office:value="7.1639999999999997" table:style-name="ce1">
            <text:p>7,164</text:p>
          </table:table-cell>
          <table:table-cell office:value-type="float" office:value="0.59799999999999998" table:style-name="ce1">
            <text:p>0,598</text:p>
          </table:table-cell>
          <table:table-cell office:value-type="float" office:value="0.60517599999999994" table:formula="of:=[.C253]/1000*[.E253]" table:style-name="ce1">
            <text:p>0,605176</text:p>
          </table:table-cell>
          <table:table-cell table:number-columns-repeated="16378"/>
        </table:table-row>
        <table:table-row table:style-name="ro2">
          <table:table-cell office:value-type="time" office:time-value="PT18H32M20S" table:style-name="ce5">
            <text:p>18:32:20</text:p>
          </table:table-cell>
          <table:table-cell office:value-type="time" office:time-value="PT18H32M21S" table:style-name="ce5">
            <text:p>18:32:21</text:p>
          </table:table-cell>
          <table:table-cell office:value-type="float" office:value="1010" table:style-name="ce1">
            <text:p>1010</text:p>
          </table:table-cell>
          <table:table-cell office:value-type="float" office:value="8.1679999999999993" table:style-name="ce1">
            <text:p>8,168</text:p>
          </table:table-cell>
          <table:table-cell office:value-type="float" office:value="0.65400000000000003" table:style-name="ce1">
            <text:p>0,654</text:p>
          </table:table-cell>
          <table:table-cell office:value-type="float" office:value="0.66054000000000002" table:formula="of:=[.C254]/1000*[.E254]" table:style-name="ce1">
            <text:p>0,66054</text:p>
          </table:table-cell>
          <table:table-cell table:number-columns-repeated="16378"/>
        </table:table-row>
        <table:table-row table:style-name="ro2">
          <table:table-cell office:value-type="time" office:time-value="PT18H32M21S" table:style-name="ce5">
            <text:p>18:32:21</text:p>
          </table:table-cell>
          <table:table-cell office:value-type="time" office:time-value="PT18H32M22S" table:style-name="ce5">
            <text:p>18:32:22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0299999999999998" table:style-name="ce1">
            <text:p>0,603</text:p>
          </table:table-cell>
          <table:table-cell office:value-type="float" office:value="0.60963299999999987" table:formula="of:=[.C255]/1000*[.E255]" table:style-name="ce1">
            <text:p>0,609633</text:p>
          </table:table-cell>
          <table:table-cell table:number-columns-repeated="16378"/>
        </table:table-row>
        <table:table-row table:style-name="ro2">
          <table:table-cell office:value-type="time" office:time-value="PT18H32M22S" table:style-name="ce5">
            <text:p>18:32:22</text:p>
          </table:table-cell>
          <table:table-cell office:value-type="time" office:time-value="PT18H32M23S" table:style-name="ce5">
            <text:p>18:32:23</text:p>
          </table:table-cell>
          <table:table-cell office:value-type="float" office:value="1012" table:style-name="ce1">
            <text:p>1012</text:p>
          </table:table-cell>
          <table:table-cell office:value-type="float" office:value="8.1519999999999992" table:style-name="ce1">
            <text:p>8,152</text:p>
          </table:table-cell>
          <table:table-cell office:value-type="float" office:value="0.65500000000000003" table:style-name="ce1">
            <text:p>0,655</text:p>
          </table:table-cell>
          <table:table-cell office:value-type="float" office:value="0.66286" table:formula="of:=[.C256]/1000*[.E256]" table:style-name="ce1">
            <text:p>0,66286</text:p>
          </table:table-cell>
          <table:table-cell table:number-columns-repeated="16378"/>
        </table:table-row>
        <table:table-row table:style-name="ro2">
          <table:table-cell office:value-type="time" office:time-value="PT18H32M23S" table:style-name="ce5">
            <text:p>18:32:23</text:p>
          </table:table-cell>
          <table:table-cell office:value-type="time" office:time-value="PT18H32M24S" table:style-name="ce5">
            <text:p>18:32:24</text:p>
          </table:table-cell>
          <table:table-cell office:value-type="float" office:value="1011" table:style-name="ce1">
            <text:p>1011</text:p>
          </table:table-cell>
          <table:table-cell office:value-type="float" office:value="7.4180000000000001" table:style-name="ce1">
            <text:p>7,418</text:p>
          </table:table-cell>
          <table:table-cell office:value-type="float" office:value="0.64" table:style-name="ce1">
            <text:p>0,64</text:p>
          </table:table-cell>
          <table:table-cell office:value-type="float" office:value="0.64703999999999995" table:formula="of:=[.C257]/1000*[.E257]" table:style-name="ce1">
            <text:p>0,64704</text:p>
          </table:table-cell>
          <table:table-cell table:number-columns-repeated="16378"/>
        </table:table-row>
        <table:table-row table:style-name="ro2">
          <table:table-cell office:value-type="time" office:time-value="PT18H32M24S" table:style-name="ce5">
            <text:p>18:32:24</text:p>
          </table:table-cell>
          <table:table-cell office:value-type="time" office:time-value="PT18H32M25S" table:style-name="ce5">
            <text:p>18:32:25</text:p>
          </table:table-cell>
          <table:table-cell office:value-type="float" office:value="1010" table:style-name="ce1">
            <text:p>1010</text:p>
          </table:table-cell>
          <table:table-cell office:value-type="float" office:value="8.4160000000000004" table:style-name="ce1">
            <text:p>8,416</text:p>
          </table:table-cell>
          <table:table-cell office:value-type="float" office:value="0.68400000000000005" table:style-name="ce1">
            <text:p>0,684</text:p>
          </table:table-cell>
          <table:table-cell office:value-type="float" office:value="0.69084000000000001" table:formula="of:=[.C258]/1000*[.E258]" table:style-name="ce1">
            <text:p>0,69084</text:p>
          </table:table-cell>
          <table:table-cell table:number-columns-repeated="16378"/>
        </table:table-row>
        <table:table-row table:style-name="ro2">
          <table:table-cell office:value-type="time" office:time-value="PT18H32M25S" table:style-name="ce5">
            <text:p>18:32:25</text:p>
          </table:table-cell>
          <table:table-cell office:value-type="time" office:time-value="PT18H32M26S" table:style-name="ce5">
            <text:p>18:32:26</text:p>
          </table:table-cell>
          <table:table-cell office:value-type="float" office:value="1015" table:style-name="ce1">
            <text:p>1015</text:p>
          </table:table-cell>
          <table:table-cell office:value-type="float" office:value="7.8819999999999997" table:style-name="ce1">
            <text:p>7,882</text:p>
          </table:table-cell>
          <table:table-cell office:value-type="float" office:value="0.60599999999999998" table:style-name="ce1">
            <text:p>0,606</text:p>
          </table:table-cell>
          <table:table-cell office:value-type="float" office:value="0.61508999999999991" table:formula="of:=[.C259]/1000*[.E259]" table:style-name="ce1">
            <text:p>0,61509</text:p>
          </table:table-cell>
          <table:table-cell table:number-columns-repeated="16378"/>
        </table:table-row>
        <table:table-row table:style-name="ro2">
          <table:table-cell office:value-type="time" office:time-value="PT18H32M26S" table:style-name="ce5">
            <text:p>18:32:26</text:p>
          </table:table-cell>
          <table:table-cell office:value-type="time" office:time-value="PT18H32M27S" table:style-name="ce5">
            <text:p>18:32:27</text:p>
          </table:table-cell>
          <table:table-cell office:value-type="float" office:value="1011" table:style-name="ce1">
            <text:p>1011</text:p>
          </table:table-cell>
          <table:table-cell office:value-type="float" office:value="8.4079999999999995" table:style-name="ce1">
            <text:p>8,408</text:p>
          </table:table-cell>
          <table:table-cell office:value-type="float" office:value="0.69199999999999995" table:style-name="ce1">
            <text:p>0,692</text:p>
          </table:table-cell>
          <table:table-cell office:value-type="float" office:value="0.6996119999999999" table:formula="of:=[.C260]/1000*[.E260]" table:style-name="ce1">
            <text:p>0,699612</text:p>
          </table:table-cell>
          <table:table-cell table:number-columns-repeated="16378"/>
        </table:table-row>
        <table:table-row table:style-name="ro2">
          <table:table-cell office:value-type="time" office:time-value="PT18H32M28S" table:style-name="ce5">
            <text:p>18:32:28</text:p>
          </table:table-cell>
          <table:table-cell office:value-type="time" office:time-value="PT18H32M29S" table:style-name="ce5">
            <text:p>18:32:29</text:p>
          </table:table-cell>
          <table:table-cell office:value-type="float" office:value="1011" table:style-name="ce1">
            <text:p>1011</text:p>
          </table:table-cell>
          <table:table-cell office:value-type="float" office:value="9.6440000000000001" table:style-name="ce1">
            <text:p>9,644</text:p>
          </table:table-cell>
          <table:table-cell office:value-type="float" office:value="0.69799999999999995" table:style-name="ce1">
            <text:p>0,698</text:p>
          </table:table-cell>
          <table:table-cell office:value-type="float" office:value="0.70567799999999992" table:formula="of:=[.C261]/1000*[.E261]" table:style-name="ce1">
            <text:p>0,705678</text:p>
          </table:table-cell>
          <table:table-cell table:number-columns-repeated="16378"/>
        </table:table-row>
        <table:table-row table:style-name="ro2">
          <table:table-cell office:value-type="time" office:time-value="PT18H32M29S" table:style-name="ce5">
            <text:p>18:32:29</text:p>
          </table:table-cell>
          <table:table-cell office:value-type="time" office:time-value="PT18H32M30S" table:style-name="ce5">
            <text:p>18:32:30</text:p>
          </table:table-cell>
          <table:table-cell office:value-type="float" office:value="1009" table:style-name="ce1">
            <text:p>1009</text:p>
          </table:table-cell>
          <table:table-cell office:value-type="float" office:value="8.4239999999999995" table:style-name="ce1">
            <text:p>8,424</text:p>
          </table:table-cell>
          <table:table-cell office:value-type="float" office:value="0.67800000000000005" table:style-name="ce1">
            <text:p>0,678</text:p>
          </table:table-cell>
          <table:table-cell office:value-type="float" office:value="0.68410199999999999" table:formula="of:=[.C262]/1000*[.E262]" table:style-name="ce1">
            <text:p>0,684102</text:p>
          </table:table-cell>
          <table:table-cell table:number-columns-repeated="16378"/>
        </table:table-row>
        <table:table-row table:style-name="ro2">
          <table:table-cell office:value-type="time" office:time-value="PT18H32M30S" table:style-name="ce5">
            <text:p>18:32:30</text:p>
          </table:table-cell>
          <table:table-cell office:value-type="time" office:time-value="PT18H32M31S" table:style-name="ce5">
            <text:p>18:32:31</text:p>
          </table:table-cell>
          <table:table-cell office:value-type="float" office:value="1011" table:style-name="ce1">
            <text:p>1011</text:p>
          </table:table-cell>
          <table:table-cell office:value-type="float" office:value="7.9130000000000003" table:style-name="ce1">
            <text:p>7,913</text:p>
          </table:table-cell>
          <table:table-cell office:value-type="float" office:value="0.626" table:style-name="ce1">
            <text:p>0,626</text:p>
          </table:table-cell>
          <table:table-cell office:value-type="float" office:value="0.63288599999999995" table:formula="of:=[.C263]/1000*[.E263]" table:style-name="ce1">
            <text:p>0,632886</text:p>
          </table:table-cell>
          <table:table-cell table:number-columns-repeated="16378"/>
        </table:table-row>
        <table:table-row table:style-name="ro2">
          <table:table-cell office:value-type="time" office:time-value="PT18H32M31S" table:style-name="ce5">
            <text:p>18:32:31</text:p>
          </table:table-cell>
          <table:table-cell office:value-type="time" office:time-value="PT18H32M32S" table:style-name="ce5">
            <text:p>18:32:32</text:p>
          </table:table-cell>
          <table:table-cell office:value-type="float" office:value="1011" table:style-name="ce1">
            <text:p>1011</text:p>
          </table:table-cell>
          <table:table-cell office:value-type="float" office:value="8.9019999999999992" table:style-name="ce1">
            <text:p>8,902</text:p>
          </table:table-cell>
          <table:table-cell office:value-type="float" office:value="0.70099999999999996" table:style-name="ce1">
            <text:p>0,701</text:p>
          </table:table-cell>
          <table:table-cell office:value-type="float" office:value="0.70871099999999987" table:formula="of:=[.C264]/1000*[.E264]" table:style-name="ce1">
            <text:p>0,708711</text:p>
          </table:table-cell>
          <table:table-cell table:number-columns-repeated="16378"/>
        </table:table-row>
        <table:table-row table:style-name="ro2">
          <table:table-cell office:value-type="time" office:time-value="PT18H32M32S" table:style-name="ce5">
            <text:p>18:32:32</text:p>
          </table:table-cell>
          <table:table-cell office:value-type="time" office:time-value="PT18H32M33S" table:style-name="ce5">
            <text:p>18:32:33</text:p>
          </table:table-cell>
          <table:table-cell office:value-type="float" office:value="1012" table:style-name="ce1">
            <text:p>1012</text:p>
          </table:table-cell>
          <table:table-cell office:value-type="float" office:value="7.9050000000000002" table:style-name="ce1">
            <text:p>7,905</text:p>
          </table:table-cell>
          <table:table-cell office:value-type="float" office:value="0.622" table:style-name="ce1">
            <text:p>0,622</text:p>
          </table:table-cell>
          <table:table-cell office:value-type="float" office:value="0.62946400000000002" table:formula="of:=[.C265]/1000*[.E265]" table:style-name="ce1">
            <text:p>0,629464</text:p>
          </table:table-cell>
          <table:table-cell table:number-columns-repeated="16378"/>
        </table:table-row>
        <table:table-row table:style-name="ro2">
          <table:table-cell office:value-type="time" office:time-value="PT18H32M33S" table:style-name="ce5">
            <text:p>18:32:33</text:p>
          </table:table-cell>
          <table:table-cell office:value-type="time" office:time-value="PT18H32M34S" table:style-name="ce5">
            <text:p>18:32:34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72299999999999998" table:style-name="ce1">
            <text:p>0,723</text:p>
          </table:table-cell>
          <table:table-cell office:value-type="float" office:value="0.73095299999999985" table:formula="of:=[.C266]/1000*[.E266]" table:style-name="ce1">
            <text:p>0,730953</text:p>
          </table:table-cell>
          <table:table-cell table:number-columns-repeated="16378"/>
        </table:table-row>
        <table:table-row table:style-name="ro2">
          <table:table-cell office:value-type="time" office:time-value="PT18H32M34S" table:style-name="ce5">
            <text:p>18:32:34</text:p>
          </table:table-cell>
          <table:table-cell office:value-type="time" office:time-value="PT18H32M35S" table:style-name="ce5">
            <text:p>18:32:35</text:p>
          </table:table-cell>
          <table:table-cell office:value-type="float" office:value="1011" table:style-name="ce1">
            <text:p>1011</text:p>
          </table:table-cell>
          <table:table-cell office:value-type="float" office:value="7.6660000000000004" table:style-name="ce1">
            <text:p>7,666</text:p>
          </table:table-cell>
          <table:table-cell office:value-type="float" office:value="0.63" table:style-name="ce1">
            <text:p>0,63</text:p>
          </table:table-cell>
          <table:table-cell office:value-type="float" office:value="0.63693" table:formula="of:=[.C267]/1000*[.E267]" table:style-name="ce1">
            <text:p>0,63693</text:p>
          </table:table-cell>
          <table:table-cell table:number-columns-repeated="16378"/>
        </table:table-row>
        <table:table-row table:style-name="ro2">
          <table:table-cell office:value-type="time" office:time-value="PT18H32M35S" table:style-name="ce5">
            <text:p>18:32:35</text:p>
          </table:table-cell>
          <table:table-cell office:value-type="time" office:time-value="PT18H32M36S" table:style-name="ce5">
            <text:p>18:32:36</text:p>
          </table:table-cell>
          <table:table-cell office:value-type="float" office:value="1011" table:style-name="ce1">
            <text:p>1011</text:p>
          </table:table-cell>
          <table:table-cell office:value-type="float" office:value="8.6549999999999994" table:style-name="ce1">
            <text:p>8,655</text:p>
          </table:table-cell>
          <table:table-cell office:value-type="float" office:value="0.75600000000000001" table:style-name="ce1">
            <text:p>0,756</text:p>
          </table:table-cell>
          <table:table-cell office:value-type="float" office:value="0.76431599999999988" table:formula="of:=[.C268]/1000*[.E268]" table:style-name="ce1">
            <text:p>0,764316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office:value-type="string" table:style-name="ce3">
            <text:p>Total energy</text:p>
          </table:table-cell>
          <table:table-cell office:value-type="float" office:value="62.531070999999983" table:formula="of:=SUM([.F116:.F268])" table:style-name="ce3">
            <text:p>62,531071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2">
            <text:p>Experiment 3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time" office:time-value="PT18H34M0S" table:style-name="ce5">
            <text:p>18:34:00</text:p>
          </table:table-cell>
          <table:table-cell office:value-type="time" office:time-value="PT18H34M1S" table:style-name="ce5">
            <text:p>18:34:01</text:p>
          </table:table-cell>
          <table:table-cell office:value-type="float" office:value="1012" table:style-name="ce1">
            <text:p>1012</text:p>
          </table:table-cell>
          <table:table-cell office:value-type="float" office:value="0.98799999999999999" table:style-name="ce1">
            <text:p>0,988</text:p>
          </table:table-cell>
          <table:table-cell office:value-type="float" office:value="0.126" table:style-name="ce1">
            <text:p>0,126</text:p>
          </table:table-cell>
          <table:table-cell office:value-type="float" office:value="0.12751200000000001" table:formula="of:=[.C271]/1000*[.E271]" table:style-name="ce1">
            <text:p>0,127512</text:p>
          </table:table-cell>
          <table:table-cell table:number-columns-repeated="16378"/>
        </table:table-row>
        <table:table-row table:style-name="ro2">
          <table:table-cell office:value-type="time" office:time-value="PT18H34M1S" table:style-name="ce5">
            <text:p>18:34:01</text:p>
          </table:table-cell>
          <table:table-cell office:value-type="time" office:time-value="PT18H34M2S" table:style-name="ce5">
            <text:p>18:34:02</text:p>
          </table:table-cell>
          <table:table-cell office:value-type="float" office:value="1013" table:style-name="ce1">
            <text:p>1013</text:p>
          </table:table-cell>
          <table:table-cell office:value-type="float" office:value="1.4810000000000001" table:style-name="ce1">
            <text:p>1,481</text:p>
          </table:table-cell>
          <table:table-cell office:value-type="float" office:value="0.125" table:style-name="ce1">
            <text:p>0,125</text:p>
          </table:table-cell>
          <table:table-cell office:value-type="float" office:value="0.12662499999999999" table:formula="of:=[.C272]/1000*[.E272]" table:style-name="ce1">
            <text:p>0,126625</text:p>
          </table:table-cell>
          <table:table-cell table:number-columns-repeated="16378"/>
        </table:table-row>
        <table:table-row table:style-name="ro2">
          <table:table-cell office:value-type="time" office:time-value="PT18H34M2S" table:style-name="ce5">
            <text:p>18:34:02</text:p>
          </table:table-cell>
          <table:table-cell office:value-type="time" office:time-value="PT18H34M3S" table:style-name="ce5">
            <text:p>18:34:03</text:p>
          </table:table-cell>
          <table:table-cell office:value-type="float" office:value="1013" table:style-name="ce1">
            <text:p>1013</text:p>
          </table:table-cell>
          <table:table-cell office:value-type="float" office:value="1.234" table:style-name="ce1">
            <text:p>1,234</text:p>
          </table:table-cell>
          <table:table-cell office:value-type="float" office:value="0.16" table:style-name="ce1">
            <text:p>0,16</text:p>
          </table:table-cell>
          <table:table-cell office:value-type="float" office:value="0.16207999999999997" table:formula="of:=[.C273]/1000*[.E273]" table:style-name="ce1">
            <text:p>0,16208</text:p>
          </table:table-cell>
          <table:table-cell table:number-columns-repeated="16378"/>
        </table:table-row>
        <table:table-row table:style-name="ro2">
          <table:table-cell office:value-type="time" office:time-value="PT18H34M3S" table:style-name="ce5">
            <text:p>18:34:03</text:p>
          </table:table-cell>
          <table:table-cell office:value-type="time" office:time-value="PT18H34M4S" table:style-name="ce5">
            <text:p>18:34:04</text:p>
          </table:table-cell>
          <table:table-cell office:value-type="float" office:value="1013" table:style-name="ce1">
            <text:p>1013</text:p>
          </table:table-cell>
          <table:table-cell office:value-type="float" office:value="1.4810000000000001" table:style-name="ce1">
            <text:p>1,481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139794" table:formula="of:=[.C274]/1000*[.E274]" table:style-name="ce1">
            <text:p>0,139794</text:p>
          </table:table-cell>
          <table:table-cell table:number-columns-repeated="16378"/>
        </table:table-row>
        <table:table-row table:style-name="ro2">
          <table:table-cell office:value-type="time" office:time-value="PT18H34M4S" table:style-name="ce5">
            <text:p>18:34:04</text:p>
          </table:table-cell>
          <table:table-cell office:value-type="time" office:time-value="PT18H34M5S" table:style-name="ce5">
            <text:p>18:34:05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4587199999999997" table:formula="of:=[.C275]/1000*[.E275]" table:style-name="ce1">
            <text:p>0,145872</text:p>
          </table:table-cell>
          <table:table-cell table:number-columns-repeated="16378"/>
        </table:table-row>
        <table:table-row table:style-name="ro2">
          <table:table-cell office:value-type="time" office:time-value="PT18H34M5S" table:style-name="ce5">
            <text:p>18:34:05</text:p>
          </table:table-cell>
          <table:table-cell office:value-type="time" office:time-value="PT18H34M6S" table:style-name="ce5">
            <text:p>18:34:06</text:p>
          </table:table-cell>
          <table:table-cell office:value-type="float" office:value="1013" table:style-name="ce1">
            <text:p>1013</text:p>
          </table:table-cell>
          <table:table-cell office:value-type="float" office:value="1.4810000000000001" table:style-name="ce1">
            <text:p>1,481</text:p>
          </table:table-cell>
          <table:table-cell office:value-type="float" office:value="0.155" table:style-name="ce1">
            <text:p>0,155</text:p>
          </table:table-cell>
          <table:table-cell office:value-type="float" office:value="0.15701499999999999" table:formula="of:=[.C276]/1000*[.E276]" table:style-name="ce1">
            <text:p>0,157015</text:p>
          </table:table-cell>
          <table:table-cell table:number-columns-repeated="16378"/>
        </table:table-row>
        <table:table-row table:style-name="ro2">
          <table:table-cell office:value-type="time" office:time-value="PT18H34M6S" table:style-name="ce5">
            <text:p>18:34:06</text:p>
          </table:table-cell>
          <table:table-cell office:value-type="time" office:time-value="PT18H34M7S" table:style-name="ce5">
            <text:p>18:34:07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22" table:style-name="ce1">
            <text:p>0,122</text:p>
          </table:table-cell>
          <table:table-cell office:value-type="float" office:value="0.12358599999999999" table:formula="of:=[.C277]/1000*[.E277]" table:style-name="ce1">
            <text:p>0,123586</text:p>
          </table:table-cell>
          <table:table-cell table:number-columns-repeated="16378"/>
        </table:table-row>
        <table:table-row table:style-name="ro2">
          <table:table-cell office:value-type="time" office:time-value="PT18H34M7S" table:style-name="ce5">
            <text:p>18:34:07</text:p>
          </table:table-cell>
          <table:table-cell office:value-type="time" office:time-value="PT18H34M8S" table:style-name="ce5">
            <text:p>18:34:08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4168000000000003" table:formula="of:=[.C278]/1000*[.E278]" table:style-name="ce1">
            <text:p>0,14168</text:p>
          </table:table-cell>
          <table:table-cell table:number-columns-repeated="16378"/>
        </table:table-row>
        <table:table-row table:style-name="ro2">
          <table:table-cell office:value-type="time" office:time-value="PT18H34M8S" table:style-name="ce5">
            <text:p>18:34:08</text:p>
          </table:table-cell>
          <table:table-cell office:value-type="time" office:time-value="PT18H34M9S" table:style-name="ce5">
            <text:p>18:34:09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52" table:style-name="ce1">
            <text:p>0,152</text:p>
          </table:table-cell>
          <table:table-cell office:value-type="float" office:value="0.15397599999999997" table:formula="of:=[.C279]/1000*[.E279]" table:style-name="ce1">
            <text:p>0,153976</text:p>
          </table:table-cell>
          <table:table-cell table:number-columns-repeated="16378"/>
        </table:table-row>
        <table:table-row table:style-name="ro2">
          <table:table-cell office:value-type="time" office:time-value="PT18H34M9S" table:style-name="ce5">
            <text:p>18:34:09</text:p>
          </table:table-cell>
          <table:table-cell office:value-type="time" office:time-value="PT18H34M10S" table:style-name="ce5">
            <text:p>18:34:10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56" table:style-name="ce1">
            <text:p>0,156</text:p>
          </table:table-cell>
          <table:table-cell office:value-type="float" office:value="0.15802799999999997" table:formula="of:=[.C280]/1000*[.E280]" table:style-name="ce1">
            <text:p>0,158028</text:p>
          </table:table-cell>
          <table:table-cell table:number-columns-repeated="16378"/>
        </table:table-row>
        <table:table-row table:style-name="ro2">
          <table:table-cell office:value-type="time" office:time-value="PT18H34M10S" table:style-name="ce5">
            <text:p>18:34:10</text:p>
          </table:table-cell>
          <table:table-cell office:value-type="time" office:time-value="PT18H34M11S" table:style-name="ce5">
            <text:p>18:34:11</text:p>
          </table:table-cell>
          <table:table-cell office:value-type="float" office:value="1013" table:style-name="ce1">
            <text:p>1013</text:p>
          </table:table-cell>
          <table:table-cell office:value-type="float" office:value="1.234" table:style-name="ce1">
            <text:p>1,234</text:p>
          </table:table-cell>
          <table:table-cell office:value-type="float" office:value="0.13" table:style-name="ce1">
            <text:p>0,13</text:p>
          </table:table-cell>
          <table:table-cell office:value-type="float" office:value="0.13169" table:formula="of:=[.C281]/1000*[.E281]" table:style-name="ce1">
            <text:p>0,13169</text:p>
          </table:table-cell>
          <table:table-cell table:number-columns-repeated="16378"/>
        </table:table-row>
        <table:table-row table:style-name="ro2">
          <table:table-cell office:value-type="time" office:time-value="PT18H34M11S" table:style-name="ce5">
            <text:p>18:34:11</text:p>
          </table:table-cell>
          <table:table-cell office:value-type="time" office:time-value="PT18H34M12S" table:style-name="ce5">
            <text:p>18:34:12</text:p>
          </table:table-cell>
          <table:table-cell office:value-type="float" office:value="1020" table:style-name="ce1">
            <text:p>1020</text:p>
          </table:table-cell>
          <table:table-cell office:value-type="float" office:value="1.2250000000000001" table:style-name="ce1">
            <text:p>1,225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0.20502000000000001" table:formula="of:=[.C282]/1000*[.E282]" table:style-name="ce1">
            <text:p>0,20502</text:p>
          </table:table-cell>
          <table:table-cell table:number-columns-repeated="16378"/>
        </table:table-row>
        <table:table-row table:style-name="ro2">
          <table:table-cell office:value-type="time" office:time-value="PT18H34M12S" table:style-name="ce5">
            <text:p>18:34:12</text:p>
          </table:table-cell>
          <table:table-cell office:value-type="time" office:time-value="PT18H34M13S" table:style-name="ce5">
            <text:p>18:34:13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29" table:style-name="ce1">
            <text:p>0,129</text:p>
          </table:table-cell>
          <table:table-cell office:value-type="float" office:value="0.13067699999999999" table:formula="of:=[.C283]/1000*[.E283]" table:style-name="ce1">
            <text:p>0,130677</text:p>
          </table:table-cell>
          <table:table-cell table:number-columns-repeated="16378"/>
        </table:table-row>
        <table:table-row table:style-name="ro2">
          <table:table-cell office:value-type="time" office:time-value="PT18H34M13S" table:style-name="ce5">
            <text:p>18:34:13</text:p>
          </table:table-cell>
          <table:table-cell office:value-type="time" office:time-value="PT18H34M14S" table:style-name="ce5">
            <text:p>18:34:14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3675499999999999" table:formula="of:=[.C284]/1000*[.E284]" table:style-name="ce1">
            <text:p>0,136755</text:p>
          </table:table-cell>
          <table:table-cell table:number-columns-repeated="16378"/>
        </table:table-row>
        <table:table-row table:style-name="ro2">
          <table:table-cell office:value-type="time" office:time-value="PT18H34M14S" table:style-name="ce5">
            <text:p>18:34:14</text:p>
          </table:table-cell>
          <table:table-cell office:value-type="time" office:time-value="PT18H34M15S" table:style-name="ce5">
            <text:p>18:34:15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3472899999999999" table:formula="of:=[.C285]/1000*[.E285]" table:style-name="ce1">
            <text:p>0,134729</text:p>
          </table:table-cell>
          <table:table-cell table:number-columns-repeated="16378"/>
        </table:table-row>
        <table:table-row table:style-name="ro2">
          <table:table-cell office:value-type="time" office:time-value="PT18H34M15S" table:style-name="ce5">
            <text:p>18:34:15</text:p>
          </table:table-cell>
          <table:table-cell office:value-type="time" office:time-value="PT18H34M16S" table:style-name="ce5">
            <text:p>18:34:16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5093699999999999" table:formula="of:=[.C286]/1000*[.E286]" table:style-name="ce1">
            <text:p>0,150937</text:p>
          </table:table-cell>
          <table:table-cell table:number-columns-repeated="16378"/>
        </table:table-row>
        <table:table-row table:style-name="ro2">
          <table:table-cell office:value-type="time" office:time-value="PT18H34M16S" table:style-name="ce5">
            <text:p>18:34:16</text:p>
          </table:table-cell>
          <table:table-cell office:value-type="time" office:time-value="PT18H34M17S" table:style-name="ce5">
            <text:p>18:34:17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139656" table:formula="of:=[.C287]/1000*[.E287]" table:style-name="ce1">
            <text:p>0,139656</text:p>
          </table:table-cell>
          <table:table-cell table:number-columns-repeated="16378"/>
        </table:table-row>
        <table:table-row table:style-name="ro2">
          <table:table-cell office:value-type="time" office:time-value="PT18H34M17S" table:style-name="ce5">
            <text:p>18:34:17</text:p>
          </table:table-cell>
          <table:table-cell office:value-type="time" office:time-value="PT18H34M18S" table:style-name="ce5">
            <text:p>18:34:18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0.170184" table:formula="of:=[.C288]/1000*[.E288]" table:style-name="ce1">
            <text:p>0,170184</text:p>
          </table:table-cell>
          <table:table-cell table:number-columns-repeated="16378"/>
        </table:table-row>
        <table:table-row table:style-name="ro2">
          <table:table-cell office:value-type="time" office:time-value="PT18H34M18S" table:style-name="ce5">
            <text:p>18:34:18</text:p>
          </table:table-cell>
          <table:table-cell office:value-type="time" office:time-value="PT18H34M19S" table:style-name="ce5">
            <text:p>18:34:19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87" table:style-name="ce1">
            <text:p>0,187</text:p>
          </table:table-cell>
          <table:table-cell office:value-type="float" office:value="0.18943099999999999" table:formula="of:=[.C289]/1000*[.E289]" table:style-name="ce1">
            <text:p>0,189431</text:p>
          </table:table-cell>
          <table:table-cell table:number-columns-repeated="16378"/>
        </table:table-row>
        <table:table-row table:style-name="ro2">
          <table:table-cell office:value-type="time" office:time-value="PT18H34M19S" table:style-name="ce5">
            <text:p>18:34:19</text:p>
          </table:table-cell>
          <table:table-cell office:value-type="time" office:time-value="PT18H34M20S" table:style-name="ce5">
            <text:p>18:34:20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51" table:style-name="ce1">
            <text:p>0,151</text:p>
          </table:table-cell>
          <table:table-cell office:value-type="float" office:value="0.15296299999999999" table:formula="of:=[.C290]/1000*[.E290]" table:style-name="ce1">
            <text:p>0,152963</text:p>
          </table:table-cell>
          <table:table-cell table:number-columns-repeated="16378"/>
        </table:table-row>
        <table:table-row table:style-name="ro2">
          <table:table-cell office:value-type="time" office:time-value="PT18H34M20S" table:style-name="ce5">
            <text:p>18:34:20</text:p>
          </table:table-cell>
          <table:table-cell office:value-type="time" office:time-value="PT18H34M21S" table:style-name="ce5">
            <text:p>18:34:21</text:p>
          </table:table-cell>
          <table:table-cell office:value-type="float" office:value="1013" table:style-name="ce1">
            <text:p>1013</text:p>
          </table:table-cell>
          <table:table-cell office:value-type="float" office:value="1.728" table:style-name="ce1">
            <text:p>1,728</text:p>
          </table:table-cell>
          <table:table-cell office:value-type="float" office:value="0.157" table:style-name="ce1">
            <text:p>0,157</text:p>
          </table:table-cell>
          <table:table-cell office:value-type="float" office:value="0.15904099999999999" table:formula="of:=[.C291]/1000*[.E291]" table:style-name="ce1">
            <text:p>0,159041</text:p>
          </table:table-cell>
          <table:table-cell table:number-columns-repeated="16378"/>
        </table:table-row>
        <table:table-row table:style-name="ro2">
          <table:table-cell office:value-type="time" office:time-value="PT18H34M21S" table:style-name="ce5">
            <text:p>18:34:21</text:p>
          </table:table-cell>
          <table:table-cell office:value-type="time" office:time-value="PT18H34M22S" table:style-name="ce5">
            <text:p>18:34:22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53" table:style-name="ce1">
            <text:p>0,153</text:p>
          </table:table-cell>
          <table:table-cell office:value-type="float" office:value="0.15498899999999999" table:formula="of:=[.C292]/1000*[.E292]" table:style-name="ce1">
            <text:p>0,154989</text:p>
          </table:table-cell>
          <table:table-cell table:number-columns-repeated="16378"/>
        </table:table-row>
        <table:table-row table:style-name="ro2">
          <table:table-cell office:value-type="time" office:time-value="PT18H34M22S" table:style-name="ce5">
            <text:p>18:34:22</text:p>
          </table:table-cell>
          <table:table-cell office:value-type="time" office:time-value="PT18H34M23S" table:style-name="ce5">
            <text:p>18:34:23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7899999999999999" table:style-name="ce1">
            <text:p>0,179</text:p>
          </table:table-cell>
          <table:table-cell office:value-type="float" office:value="0.18132699999999999" table:formula="of:=[.C293]/1000*[.E293]" table:style-name="ce1">
            <text:p>0,181327</text:p>
          </table:table-cell>
          <table:table-cell table:number-columns-repeated="16378"/>
        </table:table-row>
        <table:table-row table:style-name="ro2">
          <table:table-cell office:value-type="time" office:time-value="PT18H34M23S" table:style-name="ce5">
            <text:p>18:34:23</text:p>
          </table:table-cell>
          <table:table-cell office:value-type="time" office:time-value="PT18H34M24S" table:style-name="ce5">
            <text:p>18:34:24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5078800000000001" table:formula="of:=[.C294]/1000*[.E294]" table:style-name="ce1">
            <text:p>0,150788</text:p>
          </table:table-cell>
          <table:table-cell table:number-columns-repeated="16378"/>
        </table:table-row>
        <table:table-row table:style-name="ro2">
          <table:table-cell office:value-type="time" office:time-value="PT18H34M24S" table:style-name="ce5">
            <text:p>18:34:24</text:p>
          </table:table-cell>
          <table:table-cell office:value-type="time" office:time-value="PT18H34M25S" table:style-name="ce5">
            <text:p>18:34:25</text:p>
          </table:table-cell>
          <table:table-cell office:value-type="float" office:value="1011" table:style-name="ce1">
            <text:p>1011</text:p>
          </table:table-cell>
          <table:table-cell office:value-type="float" office:value="1.978" table:style-name="ce1">
            <text:p>1,978</text:p>
          </table:table-cell>
          <table:table-cell office:value-type="float" office:value="0.187" table:style-name="ce1">
            <text:p>0,187</text:p>
          </table:table-cell>
          <table:table-cell office:value-type="float" office:value="0.18905699999999998" table:formula="of:=[.C295]/1000*[.E295]" table:style-name="ce1">
            <text:p>0,189057</text:p>
          </table:table-cell>
          <table:table-cell table:number-columns-repeated="16378"/>
        </table:table-row>
        <table:table-row table:style-name="ro2">
          <table:table-cell office:value-type="time" office:time-value="PT18H34M25S" table:style-name="ce5">
            <text:p>18:34:25</text:p>
          </table:table-cell>
          <table:table-cell office:value-type="time" office:time-value="PT18H34M26S" table:style-name="ce5">
            <text:p>18:34:26</text:p>
          </table:table-cell>
          <table:table-cell office:value-type="float" office:value="1012" table:style-name="ce1">
            <text:p>1012</text:p>
          </table:table-cell>
          <table:table-cell office:value-type="float" office:value="1.7290000000000001" table:style-name="ce1">
            <text:p>1,729</text:p>
          </table:table-cell>
          <table:table-cell office:value-type="float" office:value="0.155" table:style-name="ce1">
            <text:p>0,155</text:p>
          </table:table-cell>
          <table:table-cell office:value-type="float" office:value="0.15686" table:formula="of:=[.C296]/1000*[.E296]" table:style-name="ce1">
            <text:p>0,15686</text:p>
          </table:table-cell>
          <table:table-cell table:number-columns-repeated="16378"/>
        </table:table-row>
        <table:table-row table:style-name="ro2">
          <table:table-cell office:value-type="time" office:time-value="PT18H34M26S" table:style-name="ce5">
            <text:p>18:34:26</text:p>
          </table:table-cell>
          <table:table-cell office:value-type="time" office:time-value="PT18H34M27S" table:style-name="ce5">
            <text:p>18:34:27</text:p>
          </table:table-cell>
          <table:table-cell office:value-type="float" office:value="1013" table:style-name="ce1">
            <text:p>1013</text:p>
          </table:table-cell>
          <table:table-cell office:value-type="float" office:value="1.974" table:style-name="ce1">
            <text:p>1,974</text:p>
          </table:table-cell>
          <table:table-cell office:value-type="float" office:value="0.152" table:style-name="ce1">
            <text:p>0,152</text:p>
          </table:table-cell>
          <table:table-cell office:value-type="float" office:value="0.15397599999999997" table:formula="of:=[.C297]/1000*[.E297]" table:style-name="ce1">
            <text:p>0,153976</text:p>
          </table:table-cell>
          <table:table-cell table:number-columns-repeated="16378"/>
        </table:table-row>
        <table:table-row table:style-name="ro2">
          <table:table-cell office:value-type="time" office:time-value="PT18H34M27S" table:style-name="ce5">
            <text:p>18:34:27</text:p>
          </table:table-cell>
          <table:table-cell office:value-type="time" office:time-value="PT18H34M28S" table:style-name="ce5">
            <text:p>18:34:28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6200000000000001" table:style-name="ce1">
            <text:p>0,162</text:p>
          </table:table-cell>
          <table:table-cell office:value-type="float" office:value="0.164106" table:formula="of:=[.C298]/1000*[.E298]" table:style-name="ce1">
            <text:p>0,164106</text:p>
          </table:table-cell>
          <table:table-cell table:number-columns-repeated="16378"/>
        </table:table-row>
        <table:table-row table:style-name="ro2">
          <table:table-cell office:value-type="time" office:time-value="PT18H34M28S" table:style-name="ce5">
            <text:p>18:34:28</text:p>
          </table:table-cell>
          <table:table-cell office:value-type="time" office:time-value="PT18H34M29S" table:style-name="ce5">
            <text:p>18:34:29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55" table:style-name="ce1">
            <text:p>0,155</text:p>
          </table:table-cell>
          <table:table-cell office:value-type="float" office:value="0.15701499999999999" table:formula="of:=[.C299]/1000*[.E299]" table:style-name="ce1">
            <text:p>0,157015</text:p>
          </table:table-cell>
          <table:table-cell table:number-columns-repeated="16378"/>
        </table:table-row>
        <table:table-row table:style-name="ro2">
          <table:table-cell office:value-type="time" office:time-value="PT18H34M29S" table:style-name="ce5">
            <text:p>18:34:29</text:p>
          </table:table-cell>
          <table:table-cell office:value-type="time" office:time-value="PT18H34M30S" table:style-name="ce5">
            <text:p>18:34:30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89" table:style-name="ce1">
            <text:p>0,189</text:p>
          </table:table-cell>
          <table:table-cell office:value-type="float" office:value="0.19145699999999999" table:formula="of:=[.C300]/1000*[.E300]" table:style-name="ce1">
            <text:p>0,191457</text:p>
          </table:table-cell>
          <table:table-cell table:number-columns-repeated="16378"/>
        </table:table-row>
        <table:table-row table:style-name="ro2">
          <table:table-cell office:value-type="time" office:time-value="PT18H34M30S" table:style-name="ce5">
            <text:p>18:34:30</text:p>
          </table:table-cell>
          <table:table-cell office:value-type="time" office:time-value="PT18H34M31S" table:style-name="ce5">
            <text:p>18:34:31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0.215556" table:formula="of:=[.C301]/1000*[.E301]" table:style-name="ce1">
            <text:p>0,215556</text:p>
          </table:table-cell>
          <table:table-cell table:number-columns-repeated="16378"/>
        </table:table-row>
        <table:table-row table:style-name="ro2">
          <table:table-cell office:value-type="time" office:time-value="PT18H34M31S" table:style-name="ce5">
            <text:p>18:34:31</text:p>
          </table:table-cell>
          <table:table-cell office:value-type="time" office:time-value="PT18H34M33S" table:style-name="ce5">
            <text:p>18:34:33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18" table:style-name="ce1">
            <text:p>0,18</text:p>
          </table:table-cell>
          <table:table-cell office:value-type="float" office:value="0.18233999999999997" table:formula="of:=[.C302]/1000*[.E302]" table:style-name="ce1">
            <text:p>0,18234</text:p>
          </table:table-cell>
          <table:table-cell table:number-columns-repeated="16378"/>
        </table:table-row>
        <table:table-row table:style-name="ro2">
          <table:table-cell office:value-type="time" office:time-value="PT18H34M33S" table:style-name="ce5">
            <text:p>18:34:33</text:p>
          </table:table-cell>
          <table:table-cell office:value-type="time" office:time-value="PT18H34M34S" table:style-name="ce5">
            <text:p>18:34:34</text:p>
          </table:table-cell>
          <table:table-cell office:value-type="float" office:value="1012" table:style-name="ce1">
            <text:p>1012</text:p>
          </table:table-cell>
          <table:table-cell office:value-type="float" office:value="2.2229999999999999" table:style-name="ce1">
            <text:p>2,223</text:p>
          </table:table-cell>
          <table:table-cell office:value-type="float" office:value="0.17899999999999999" table:style-name="ce1">
            <text:p>0,179</text:p>
          </table:table-cell>
          <table:table-cell office:value-type="float" office:value="0.181148" table:formula="of:=[.C303]/1000*[.E303]" table:style-name="ce1">
            <text:p>0,181148</text:p>
          </table:table-cell>
          <table:table-cell table:number-columns-repeated="16378"/>
        </table:table-row>
        <table:table-row table:style-name="ro2">
          <table:table-cell office:value-type="time" office:time-value="PT18H34M34S" table:style-name="ce5">
            <text:p>18:34:34</text:p>
          </table:table-cell>
          <table:table-cell office:value-type="time" office:time-value="PT18H34M35S" table:style-name="ce5">
            <text:p>18:34:35</text:p>
          </table:table-cell>
          <table:table-cell office:value-type="float" office:value="1012" table:style-name="ce1">
            <text:p>1012</text:p>
          </table:table-cell>
          <table:table-cell office:value-type="float" office:value="1.976" table:style-name="ce1">
            <text:p>1,976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83172" table:formula="of:=[.C304]/1000*[.E304]" table:style-name="ce1">
            <text:p>0,183172</text:p>
          </table:table-cell>
          <table:table-cell table:number-columns-repeated="16378"/>
        </table:table-row>
        <table:table-row table:style-name="ro2">
          <table:table-cell office:value-type="time" office:time-value="PT18H34M35S" table:style-name="ce5">
            <text:p>18:34:35</text:p>
          </table:table-cell>
          <table:table-cell office:value-type="time" office:time-value="PT18H34M36S" table:style-name="ce5">
            <text:p>18:34:36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87" table:style-name="ce1">
            <text:p>0,187</text:p>
          </table:table-cell>
          <table:table-cell office:value-type="float" office:value="0.18943099999999999" table:formula="of:=[.C305]/1000*[.E305]" table:style-name="ce1">
            <text:p>0,189431</text:p>
          </table:table-cell>
          <table:table-cell table:number-columns-repeated="16378"/>
        </table:table-row>
        <table:table-row table:style-name="ro2">
          <table:table-cell office:value-type="time" office:time-value="PT18H34M36S" table:style-name="ce5">
            <text:p>18:34:36</text:p>
          </table:table-cell>
          <table:table-cell office:value-type="time" office:time-value="PT18H34M37S" table:style-name="ce5">
            <text:p>18:34:37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0.19956099999999999" table:formula="of:=[.C306]/1000*[.E306]" table:style-name="ce1">
            <text:p>0,199561</text:p>
          </table:table-cell>
          <table:table-cell table:number-columns-repeated="16378"/>
        </table:table-row>
        <table:table-row table:style-name="ro2">
          <table:table-cell office:value-type="time" office:time-value="PT18H34M37S" table:style-name="ce5">
            <text:p>18:34:37</text:p>
          </table:table-cell>
          <table:table-cell office:value-type="time" office:time-value="PT18H34M38S" table:style-name="ce5">
            <text:p>18:34:38</text:p>
          </table:table-cell>
          <table:table-cell office:value-type="float" office:value="1011" table:style-name="ce1">
            <text:p>1011</text:p>
          </table:table-cell>
          <table:table-cell office:value-type="float" office:value="1.978" table:style-name="ce1">
            <text:p>1,978</text:p>
          </table:table-cell>
          <table:table-cell office:value-type="float" office:value="0.17699999999999999" table:style-name="ce1">
            <text:p>0,177</text:p>
          </table:table-cell>
          <table:table-cell office:value-type="float" office:value="0.17894699999999997" table:formula="of:=[.C307]/1000*[.E307]" table:style-name="ce1">
            <text:p>0,178947</text:p>
          </table:table-cell>
          <table:table-cell table:number-columns-repeated="16378"/>
        </table:table-row>
        <table:table-row table:style-name="ro2">
          <table:table-cell office:value-type="time" office:time-value="PT18H34M38S" table:style-name="ce5">
            <text:p>18:34:38</text:p>
          </table:table-cell>
          <table:table-cell office:value-type="time" office:time-value="PT18H34M39S" table:style-name="ce5">
            <text:p>18:34:39</text:p>
          </table:table-cell>
          <table:table-cell office:value-type="float" office:value="1012" table:style-name="ce1">
            <text:p>1012</text:p>
          </table:table-cell>
          <table:table-cell office:value-type="float" office:value="2.2229999999999999" table:style-name="ce1">
            <text:p>2,223</text:p>
          </table:table-cell>
          <table:table-cell office:value-type="float" office:value="0.191" table:style-name="ce1">
            <text:p>0,191</text:p>
          </table:table-cell>
          <table:table-cell office:value-type="float" office:value="0.19329199999999999" table:formula="of:=[.C308]/1000*[.E308]" table:style-name="ce1">
            <text:p>0,193292</text:p>
          </table:table-cell>
          <table:table-cell table:number-columns-repeated="16378"/>
        </table:table-row>
        <table:table-row table:style-name="ro2">
          <table:table-cell office:value-type="time" office:time-value="PT18H34M39S" table:style-name="ce5">
            <text:p>18:34:39</text:p>
          </table:table-cell>
          <table:table-cell office:value-type="time" office:time-value="PT18H34M40S" table:style-name="ce5">
            <text:p>18:34:40</text:p>
          </table:table-cell>
          <table:table-cell office:value-type="float" office:value="1011" table:style-name="ce1">
            <text:p>1011</text:p>
          </table:table-cell>
          <table:table-cell office:value-type="float" office:value="1.7310000000000001" table:style-name="ce1">
            <text:p>1,731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0.16681499999999999" table:formula="of:=[.C309]/1000*[.E309]" table:style-name="ce1">
            <text:p>0,166815</text:p>
          </table:table-cell>
          <table:table-cell table:number-columns-repeated="16378"/>
        </table:table-row>
        <table:table-row table:style-name="ro2">
          <table:table-cell office:value-type="time" office:time-value="PT18H34M40S" table:style-name="ce5">
            <text:p>18:34:40</text:p>
          </table:table-cell>
          <table:table-cell office:value-type="time" office:time-value="PT18H34M41S" table:style-name="ce5">
            <text:p>18:34:41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29099999999999998" table:style-name="ce1">
            <text:p>0,291</text:p>
          </table:table-cell>
          <table:table-cell office:value-type="float" office:value="0.29478299999999996" table:formula="of:=[.C310]/1000*[.E310]" table:style-name="ce1">
            <text:p>0,294783</text:p>
          </table:table-cell>
          <table:table-cell table:number-columns-repeated="16378"/>
        </table:table-row>
        <table:table-row table:style-name="ro2">
          <table:table-cell office:value-type="time" office:time-value="PT18H34M41S" table:style-name="ce5">
            <text:p>18:34:41</text:p>
          </table:table-cell>
          <table:table-cell office:value-type="time" office:time-value="PT18H34M42S" table:style-name="ce5">
            <text:p>18:34:42</text:p>
          </table:table-cell>
          <table:table-cell office:value-type="float" office:value="1013" table:style-name="ce1">
            <text:p>1013</text:p>
          </table:table-cell>
          <table:table-cell office:value-type="float" office:value="2.2210000000000001" table:style-name="ce1">
            <text:p>2,221</text:p>
          </table:table-cell>
          <table:table-cell office:value-type="float" office:value="0.18" table:style-name="ce1">
            <text:p>0,18</text:p>
          </table:table-cell>
          <table:table-cell office:value-type="float" office:value="0.18233999999999997" table:formula="of:=[.C311]/1000*[.E311]" table:style-name="ce1">
            <text:p>0,18234</text:p>
          </table:table-cell>
          <table:table-cell table:number-columns-repeated="16378"/>
        </table:table-row>
        <table:table-row table:style-name="ro2">
          <table:table-cell office:value-type="time" office:time-value="PT18H34M42S" table:style-name="ce5">
            <text:p>18:34:42</text:p>
          </table:table-cell>
          <table:table-cell office:value-type="time" office:time-value="PT18H34M43S" table:style-name="ce5">
            <text:p>18:34:43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193" table:style-name="ce1">
            <text:p>0,193</text:p>
          </table:table-cell>
          <table:table-cell office:value-type="float" office:value="0.19550899999999999" table:formula="of:=[.C312]/1000*[.E312]" table:style-name="ce1">
            <text:p>0,195509</text:p>
          </table:table-cell>
          <table:table-cell table:number-columns-repeated="16378"/>
        </table:table-row>
        <table:table-row table:style-name="ro2">
          <table:table-cell office:value-type="time" office:time-value="PT18H34M43S" table:style-name="ce5">
            <text:p>18:34:43</text:p>
          </table:table-cell>
          <table:table-cell office:value-type="time" office:time-value="PT18H34M44S" table:style-name="ce5">
            <text:p>18:34:44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0.20563899999999999" table:formula="of:=[.C313]/1000*[.E313]" table:style-name="ce1">
            <text:p>0,205639</text:p>
          </table:table-cell>
          <table:table-cell table:number-columns-repeated="16378"/>
        </table:table-row>
        <table:table-row table:style-name="ro2">
          <table:table-cell office:value-type="time" office:time-value="PT18H34M44S" table:style-name="ce5">
            <text:p>18:34:44</text:p>
          </table:table-cell>
          <table:table-cell office:value-type="time" office:time-value="PT18H34M45S" table:style-name="ce5">
            <text:p>18:34:45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0.21049599999999999" table:formula="of:=[.C314]/1000*[.E314]" table:style-name="ce1">
            <text:p>0,210496</text:p>
          </table:table-cell>
          <table:table-cell table:number-columns-repeated="16378"/>
        </table:table-row>
        <table:table-row table:style-name="ro2">
          <table:table-cell office:value-type="time" office:time-value="PT18H34M45S" table:style-name="ce5">
            <text:p>18:34:45</text:p>
          </table:table-cell>
          <table:table-cell office:value-type="time" office:time-value="PT18H34M46S" table:style-name="ce5">
            <text:p>18:34:46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0499999999999999" table:style-name="ce1">
            <text:p>0,205</text:p>
          </table:table-cell>
          <table:table-cell office:value-type="float" office:value="0.20766499999999996" table:formula="of:=[.C315]/1000*[.E315]" table:style-name="ce1">
            <text:p>0,207665</text:p>
          </table:table-cell>
          <table:table-cell table:number-columns-repeated="16378"/>
        </table:table-row>
        <table:table-row table:style-name="ro2">
          <table:table-cell office:value-type="time" office:time-value="PT18H34M46S" table:style-name="ce5">
            <text:p>18:34:46</text:p>
          </table:table-cell>
          <table:table-cell office:value-type="time" office:time-value="PT18H34M47S" table:style-name="ce5">
            <text:p>18:34:47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0.20563899999999999" table:formula="of:=[.C316]/1000*[.E316]" table:style-name="ce1">
            <text:p>0,205639</text:p>
          </table:table-cell>
          <table:table-cell table:number-columns-repeated="16378"/>
        </table:table-row>
        <table:table-row table:style-name="ro2">
          <table:table-cell office:value-type="time" office:time-value="PT18H34M47S" table:style-name="ce5">
            <text:p>18:34:47</text:p>
          </table:table-cell>
          <table:table-cell office:value-type="time" office:time-value="PT18H34M48S" table:style-name="ce5">
            <text:p>18:34:48</text:p>
          </table:table-cell>
          <table:table-cell office:value-type="float" office:value="1013" table:style-name="ce1">
            <text:p>1013</text:p>
          </table:table-cell>
          <table:table-cell office:value-type="float" office:value="2.468" table:style-name="ce1">
            <text:p>2,468</text:p>
          </table:table-cell>
          <table:table-cell office:value-type="float" office:value="0.2" table:style-name="ce1">
            <text:p>0,2</text:p>
          </table:table-cell>
          <table:table-cell office:value-type="float" office:value="0.2026" table:formula="of:=[.C317]/1000*[.E317]" table:style-name="ce1">
            <text:p>0,2026</text:p>
          </table:table-cell>
          <table:table-cell table:number-columns-repeated="16378"/>
        </table:table-row>
        <table:table-row table:style-name="ro2">
          <table:table-cell office:value-type="time" office:time-value="PT18H34M48S" table:style-name="ce5">
            <text:p>18:34:48</text:p>
          </table:table-cell>
          <table:table-cell office:value-type="time" office:time-value="PT18H34M49S" table:style-name="ce5">
            <text:p>18:34:49</text:p>
          </table:table-cell>
          <table:table-cell office:value-type="float" office:value="1012" table:style-name="ce1">
            <text:p>1012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0.214" table:style-name="ce1">
            <text:p>0,214</text:p>
          </table:table-cell>
          <table:table-cell office:value-type="float" office:value="0.21656800000000001" table:formula="of:=[.C318]/1000*[.E318]" table:style-name="ce1">
            <text:p>0,216568</text:p>
          </table:table-cell>
          <table:table-cell table:number-columns-repeated="16378"/>
        </table:table-row>
        <table:table-row table:style-name="ro2">
          <table:table-cell office:value-type="time" office:time-value="PT18H34M49S" table:style-name="ce5">
            <text:p>18:34:49</text:p>
          </table:table-cell>
          <table:table-cell office:value-type="time" office:time-value="PT18H34M50S" table:style-name="ce5">
            <text:p>18:34:50</text:p>
          </table:table-cell>
          <table:table-cell office:value-type="float" office:value="1017" table:style-name="ce1">
            <text:p>1017</text:p>
          </table:table-cell>
          <table:table-cell office:value-type="float" office:value="2.7040000000000002" table:style-name="ce1">
            <text:p>2,704</text:p>
          </table:table-cell>
          <table:table-cell office:value-type="float" office:value="0.223" table:style-name="ce1">
            <text:p>0,223</text:p>
          </table:table-cell>
          <table:table-cell office:value-type="float" office:value="0.22679099999999999" table:formula="of:=[.C319]/1000*[.E319]" table:style-name="ce1">
            <text:p>0,226791</text:p>
          </table:table-cell>
          <table:table-cell table:number-columns-repeated="16378"/>
        </table:table-row>
        <table:table-row table:style-name="ro2">
          <table:table-cell office:value-type="time" office:time-value="PT18H34M50S" table:style-name="ce5">
            <text:p>18:34:50</text:p>
          </table:table-cell>
          <table:table-cell office:value-type="time" office:time-value="PT18H34M51S" table:style-name="ce5">
            <text:p>18:34:51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2600000000000001" table:style-name="ce1">
            <text:p>0,226</text:p>
          </table:table-cell>
          <table:table-cell office:value-type="float" office:value="0.22893799999999997" table:formula="of:=[.C320]/1000*[.E320]" table:style-name="ce1">
            <text:p>0,228938</text:p>
          </table:table-cell>
          <table:table-cell table:number-columns-repeated="16378"/>
        </table:table-row>
        <table:table-row table:style-name="ro2">
          <table:table-cell office:value-type="time" office:time-value="PT18H34M51S" table:style-name="ce5">
            <text:p>18:34:51</text:p>
          </table:table-cell>
          <table:table-cell office:value-type="time" office:time-value="PT18H34M52S" table:style-name="ce5">
            <text:p>18:34:52</text:p>
          </table:table-cell>
          <table:table-cell office:value-type="float" office:value="1011" table:style-name="ce1">
            <text:p>1011</text:p>
          </table:table-cell>
          <table:table-cell office:value-type="float" office:value="2.4729999999999999" table:style-name="ce1">
            <text:p>2,473</text:p>
          </table:table-cell>
          <table:table-cell office:value-type="float" office:value="0.19600000000000001" table:style-name="ce1">
            <text:p>0,196</text:p>
          </table:table-cell>
          <table:table-cell office:value-type="float" office:value="0.198156" table:formula="of:=[.C321]/1000*[.E321]" table:style-name="ce1">
            <text:p>0,198156</text:p>
          </table:table-cell>
          <table:table-cell table:number-columns-repeated="16378"/>
        </table:table-row>
        <table:table-row table:style-name="ro2">
          <table:table-cell office:value-type="time" office:time-value="PT18H34M52S" table:style-name="ce5">
            <text:p>18:34:52</text:p>
          </table:table-cell>
          <table:table-cell office:value-type="time" office:time-value="PT18H34M53S" table:style-name="ce5">
            <text:p>18:34:53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4" table:style-name="ce1">
            <text:p>0,24</text:p>
          </table:table-cell>
          <table:table-cell office:value-type="float" office:value="0.24287999999999998" table:formula="of:=[.C322]/1000*[.E322]" table:style-name="ce1">
            <text:p>0,24288</text:p>
          </table:table-cell>
          <table:table-cell table:number-columns-repeated="16378"/>
        </table:table-row>
        <table:table-row table:style-name="ro2">
          <table:table-cell office:value-type="time" office:time-value="PT18H34M53S" table:style-name="ce5">
            <text:p>18:34:53</text:p>
          </table:table-cell>
          <table:table-cell office:value-type="time" office:time-value="PT18H34M54S" table:style-name="ce5">
            <text:p>18:34:54</text:p>
          </table:table-cell>
          <table:table-cell office:value-type="float" office:value="1012" table:style-name="ce1">
            <text:p>1012</text:p>
          </table:table-cell>
          <table:table-cell office:value-type="float" office:value="3.4580000000000002" table:style-name="ce1">
            <text:p>3,458</text:p>
          </table:table-cell>
          <table:table-cell office:value-type="float" office:value="0.251" table:style-name="ce1">
            <text:p>0,251</text:p>
          </table:table-cell>
          <table:table-cell office:value-type="float" office:value="0.25401200000000002" table:formula="of:=[.C323]/1000*[.E323]" table:style-name="ce1">
            <text:p>0,254012</text:p>
          </table:table-cell>
          <table:table-cell table:number-columns-repeated="16378"/>
        </table:table-row>
        <table:table-row table:style-name="ro2">
          <table:table-cell office:value-type="time" office:time-value="PT18H34M54S" table:style-name="ce5">
            <text:p>18:34:54</text:p>
          </table:table-cell>
          <table:table-cell office:value-type="time" office:time-value="PT18H34M55S" table:style-name="ce5">
            <text:p>18:34:55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2600000000000001" table:style-name="ce1">
            <text:p>0,226</text:p>
          </table:table-cell>
          <table:table-cell office:value-type="float" office:value="0.22893799999999997" table:formula="of:=[.C324]/1000*[.E324]" table:style-name="ce1">
            <text:p>0,228938</text:p>
          </table:table-cell>
          <table:table-cell table:number-columns-repeated="16378"/>
        </table:table-row>
        <table:table-row table:style-name="ro2">
          <table:table-cell office:value-type="time" office:time-value="PT18H34M55S" table:style-name="ce5">
            <text:p>18:34:55</text:p>
          </table:table-cell>
          <table:table-cell office:value-type="time" office:time-value="PT18H34M56S" table:style-name="ce5">
            <text:p>18:34:56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2" table:style-name="ce1">
            <text:p>0,22</text:p>
          </table:table-cell>
          <table:table-cell office:value-type="float" office:value="0.22285999999999997" table:formula="of:=[.C325]/1000*[.E325]" table:style-name="ce1">
            <text:p>0,22286</text:p>
          </table:table-cell>
          <table:table-cell table:number-columns-repeated="16378"/>
        </table:table-row>
        <table:table-row table:style-name="ro2">
          <table:table-cell office:value-type="time" office:time-value="PT18H34M56S" table:style-name="ce5">
            <text:p>18:34:56</text:p>
          </table:table-cell>
          <table:table-cell office:value-type="time" office:time-value="PT18H34M57S" table:style-name="ce5">
            <text:p>18:34:57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4399999999999999" table:style-name="ce1">
            <text:p>0,244</text:p>
          </table:table-cell>
          <table:table-cell office:value-type="float" office:value="0.24717199999999998" table:formula="of:=[.C326]/1000*[.E326]" table:style-name="ce1">
            <text:p>0,247172</text:p>
          </table:table-cell>
          <table:table-cell table:number-columns-repeated="16378"/>
        </table:table-row>
        <table:table-row table:style-name="ro2">
          <table:table-cell office:value-type="time" office:time-value="PT18H34M57S" table:style-name="ce5">
            <text:p>18:34:57</text:p>
          </table:table-cell>
          <table:table-cell office:value-type="time" office:time-value="PT18H34M58S" table:style-name="ce5">
            <text:p>18:34:58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24" table:style-name="ce1">
            <text:p>0,224</text:p>
          </table:table-cell>
          <table:table-cell office:value-type="float" office:value="0.22691199999999997" table:formula="of:=[.C327]/1000*[.E327]" table:style-name="ce1">
            <text:p>0,226912</text:p>
          </table:table-cell>
          <table:table-cell table:number-columns-repeated="16378"/>
        </table:table-row>
        <table:table-row table:style-name="ro2">
          <table:table-cell office:value-type="time" office:time-value="PT18H34M58S" table:style-name="ce5">
            <text:p>18:34:58</text:p>
          </table:table-cell>
          <table:table-cell office:value-type="time" office:time-value="PT18H34M59S" table:style-name="ce5">
            <text:p>18:34:59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17" table:style-name="ce1">
            <text:p>0,217</text:p>
          </table:table-cell>
          <table:table-cell office:value-type="float" office:value="0.21982099999999999" table:formula="of:=[.C328]/1000*[.E328]" table:style-name="ce1">
            <text:p>0,219821</text:p>
          </table:table-cell>
          <table:table-cell table:number-columns-repeated="16378"/>
        </table:table-row>
        <table:table-row table:style-name="ro2">
          <table:table-cell office:value-type="time" office:time-value="PT18H34M59S" table:style-name="ce5">
            <text:p>18:34:59</text:p>
          </table:table-cell>
          <table:table-cell office:value-type="time" office:time-value="PT18H35M0S" table:style-name="ce5">
            <text:p>18:35:00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23" table:style-name="ce1">
            <text:p>0,223</text:p>
          </table:table-cell>
          <table:table-cell office:value-type="float" office:value="0.22589899999999999" table:formula="of:=[.C329]/1000*[.E329]" table:style-name="ce1">
            <text:p>0,225899</text:p>
          </table:table-cell>
          <table:table-cell table:number-columns-repeated="16378"/>
        </table:table-row>
        <table:table-row table:style-name="ro2">
          <table:table-cell office:value-type="time" office:time-value="PT18H35M0S" table:style-name="ce5">
            <text:p>18:35:00</text:p>
          </table:table-cell>
          <table:table-cell office:value-type="time" office:time-value="PT18H35M1S" table:style-name="ce5">
            <text:p>18:35:01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0.24008099999999996" table:formula="of:=[.C330]/1000*[.E330]" table:style-name="ce1">
            <text:p>0,240081</text:p>
          </table:table-cell>
          <table:table-cell table:number-columns-repeated="16378"/>
        </table:table-row>
        <table:table-row table:style-name="ro2">
          <table:table-cell office:value-type="time" office:time-value="PT18H35M1S" table:style-name="ce5">
            <text:p>18:35:01</text:p>
          </table:table-cell>
          <table:table-cell office:value-type="time" office:time-value="PT18H35M2S" table:style-name="ce5">
            <text:p>18:35:02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53" table:style-name="ce1">
            <text:p>0,253</text:p>
          </table:table-cell>
          <table:table-cell office:value-type="float" office:value="0.25628899999999999" table:formula="of:=[.C331]/1000*[.E331]" table:style-name="ce1">
            <text:p>0,256289</text:p>
          </table:table-cell>
          <table:table-cell table:number-columns-repeated="16378"/>
        </table:table-row>
        <table:table-row table:style-name="ro2">
          <table:table-cell office:value-type="time" office:time-value="PT18H35M2S" table:style-name="ce5">
            <text:p>18:35:02</text:p>
          </table:table-cell>
          <table:table-cell office:value-type="time" office:time-value="PT18H35M3S" table:style-name="ce5">
            <text:p>18:35:03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48" table:style-name="ce1">
            <text:p>0,248</text:p>
          </table:table-cell>
          <table:table-cell office:value-type="float" office:value="0.25122399999999995" table:formula="of:=[.C332]/1000*[.E332]" table:style-name="ce1">
            <text:p>0,251224</text:p>
          </table:table-cell>
          <table:table-cell table:number-columns-repeated="16378"/>
        </table:table-row>
        <table:table-row table:style-name="ro2">
          <table:table-cell office:value-type="time" office:time-value="PT18H35M3S" table:style-name="ce5">
            <text:p>18:35:03</text:p>
          </table:table-cell>
          <table:table-cell office:value-type="time" office:time-value="PT18H35M4S" table:style-name="ce5">
            <text:p>18:35:04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24" table:style-name="ce1">
            <text:p>0,224</text:p>
          </table:table-cell>
          <table:table-cell office:value-type="float" office:value="0.22691199999999997" table:formula="of:=[.C333]/1000*[.E333]" table:style-name="ce1">
            <text:p>0,226912</text:p>
          </table:table-cell>
          <table:table-cell table:number-columns-repeated="16378"/>
        </table:table-row>
        <table:table-row table:style-name="ro2">
          <table:table-cell office:value-type="time" office:time-value="PT18H35M4S" table:style-name="ce5">
            <text:p>18:35:04</text:p>
          </table:table-cell>
          <table:table-cell office:value-type="time" office:time-value="PT18H35M5S" table:style-name="ce5">
            <text:p>18:35:05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2500000000000001" table:style-name="ce1">
            <text:p>0,225</text:p>
          </table:table-cell>
          <table:table-cell office:value-type="float" office:value="0.22770000000000001" table:formula="of:=[.C334]/1000*[.E334]" table:style-name="ce1">
            <text:p>0,2277</text:p>
          </table:table-cell>
          <table:table-cell table:number-columns-repeated="16378"/>
        </table:table-row>
        <table:table-row table:style-name="ro2">
          <table:table-cell office:value-type="time" office:time-value="PT18H35M5S" table:style-name="ce5">
            <text:p>18:35:05</text:p>
          </table:table-cell>
          <table:table-cell office:value-type="time" office:time-value="PT18H35M6S" table:style-name="ce5">
            <text:p>18:35:06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5800000000000001" table:style-name="ce1">
            <text:p>0,258</text:p>
          </table:table-cell>
          <table:table-cell office:value-type="float" office:value="0.26109599999999999" table:formula="of:=[.C335]/1000*[.E335]" table:style-name="ce1">
            <text:p>0,261096</text:p>
          </table:table-cell>
          <table:table-cell table:number-columns-repeated="16378"/>
        </table:table-row>
        <table:table-row table:style-name="ro2">
          <table:table-cell office:value-type="time" office:time-value="PT18H35M6S" table:style-name="ce5">
            <text:p>18:35:06</text:p>
          </table:table-cell>
          <table:table-cell office:value-type="time" office:time-value="PT18H35M7S" table:style-name="ce5">
            <text:p>18:35:07</text:p>
          </table:table-cell>
          <table:table-cell office:value-type="float" office:value="1012" table:style-name="ce1">
            <text:p>1012</text:p>
          </table:table-cell>
          <table:table-cell office:value-type="float" office:value="2.7170000000000001" table:style-name="ce1">
            <text:p>2,717</text:p>
          </table:table-cell>
          <table:table-cell office:value-type="float" office:value="0.223" table:style-name="ce1">
            <text:p>0,223</text:p>
          </table:table-cell>
          <table:table-cell office:value-type="float" office:value="0.22567600000000002" table:formula="of:=[.C336]/1000*[.E336]" table:style-name="ce1">
            <text:p>0,225676</text:p>
          </table:table-cell>
          <table:table-cell table:number-columns-repeated="16378"/>
        </table:table-row>
        <table:table-row table:style-name="ro2">
          <table:table-cell office:value-type="time" office:time-value="PT18H35M7S" table:style-name="ce5">
            <text:p>18:35:07</text:p>
          </table:table-cell>
          <table:table-cell office:value-type="time" office:time-value="PT18H35M8S" table:style-name="ce5">
            <text:p>18:35:08</text:p>
          </table:table-cell>
          <table:table-cell office:value-type="float" office:value="1010" table:style-name="ce1">
            <text:p>1010</text:p>
          </table:table-cell>
          <table:table-cell office:value-type="float" office:value="2.97" table:style-name="ce1">
            <text:p>2,97</text:p>
          </table:table-cell>
          <table:table-cell office:value-type="float" office:value="0.215" table:style-name="ce1">
            <text:p>0,215</text:p>
          </table:table-cell>
          <table:table-cell office:value-type="float" office:value="0.21715000000000001" table:formula="of:=[.C337]/1000*[.E337]" table:style-name="ce1">
            <text:p>0,21715</text:p>
          </table:table-cell>
          <table:table-cell table:number-columns-repeated="16378"/>
        </table:table-row>
        <table:table-row table:style-name="ro2">
          <table:table-cell office:value-type="time" office:time-value="PT18H35M8S" table:style-name="ce5">
            <text:p>18:35:08</text:p>
          </table:table-cell>
          <table:table-cell office:value-type="time" office:time-value="PT18H35M9S" table:style-name="ce5">
            <text:p>18:35:09</text:p>
          </table:table-cell>
          <table:table-cell office:value-type="float" office:value="1022" table:style-name="ce1">
            <text:p>1022</text:p>
          </table:table-cell>
          <table:table-cell office:value-type="float" office:value="2.6909999999999998" table:style-name="ce1">
            <text:p>2,691</text:p>
          </table:table-cell>
          <table:table-cell office:value-type="float" office:value="0.253" table:style-name="ce1">
            <text:p>0,253</text:p>
          </table:table-cell>
          <table:table-cell office:value-type="float" office:value="0.25856600000000002" table:formula="of:=[.C338]/1000*[.E338]" table:style-name="ce1">
            <text:p>0,258566</text:p>
          </table:table-cell>
          <table:table-cell table:number-columns-repeated="16378"/>
        </table:table-row>
        <table:table-row table:style-name="ro2">
          <table:table-cell office:value-type="time" office:time-value="PT18H35M9S" table:style-name="ce5">
            <text:p>18:35:09</text:p>
          </table:table-cell>
          <table:table-cell office:value-type="time" office:time-value="PT18H35M10S" table:style-name="ce5">
            <text:p>18:35:10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4299999999999999" table:style-name="ce1">
            <text:p>0,243</text:p>
          </table:table-cell>
          <table:table-cell office:value-type="float" office:value="0.24615899999999996" table:formula="of:=[.C339]/1000*[.E339]" table:style-name="ce1">
            <text:p>0,246159</text:p>
          </table:table-cell>
          <table:table-cell table:number-columns-repeated="16378"/>
        </table:table-row>
        <table:table-row table:style-name="ro2">
          <table:table-cell office:value-type="time" office:time-value="PT18H35M10S" table:style-name="ce5">
            <text:p>18:35:10</text:p>
          </table:table-cell>
          <table:table-cell office:value-type="time" office:time-value="PT18H35M11S" table:style-name="ce5">
            <text:p>18:35:11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6200000000000001" table:style-name="ce1">
            <text:p>0,262</text:p>
          </table:table-cell>
          <table:table-cell office:value-type="float" office:value="0.26540599999999998" table:formula="of:=[.C340]/1000*[.E340]" table:style-name="ce1">
            <text:p>0,265406</text:p>
          </table:table-cell>
          <table:table-cell table:number-columns-repeated="16378"/>
        </table:table-row>
        <table:table-row table:style-name="ro2">
          <table:table-cell office:value-type="time" office:time-value="PT18H35M11S" table:style-name="ce5">
            <text:p>18:35:11</text:p>
          </table:table-cell>
          <table:table-cell office:value-type="time" office:time-value="PT18H35M12S" table:style-name="ce5">
            <text:p>18:35:12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6900000000000002" table:style-name="ce1">
            <text:p>0,269</text:p>
          </table:table-cell>
          <table:table-cell office:value-type="float" office:value="0.27249699999999999" table:formula="of:=[.C341]/1000*[.E341]" table:style-name="ce1">
            <text:p>0,272497</text:p>
          </table:table-cell>
          <table:table-cell table:number-columns-repeated="16378"/>
        </table:table-row>
        <table:table-row table:style-name="ro2">
          <table:table-cell office:value-type="time" office:time-value="PT18H35M12S" table:style-name="ce5">
            <text:p>18:35:12</text:p>
          </table:table-cell>
          <table:table-cell office:value-type="time" office:time-value="PT18H35M13S" table:style-name="ce5">
            <text:p>18:35:13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45" table:style-name="ce1">
            <text:p>0,245</text:p>
          </table:table-cell>
          <table:table-cell office:value-type="float" office:value="0.24818499999999996" table:formula="of:=[.C342]/1000*[.E342]" table:style-name="ce1">
            <text:p>0,248185</text:p>
          </table:table-cell>
          <table:table-cell table:number-columns-repeated="16378"/>
        </table:table-row>
        <table:table-row table:style-name="ro2">
          <table:table-cell office:value-type="time" office:time-value="PT18H35M13S" table:style-name="ce5">
            <text:p>18:35:13</text:p>
          </table:table-cell>
          <table:table-cell office:value-type="time" office:time-value="PT18H35M14S" table:style-name="ce5">
            <text:p>18:35:14</text:p>
          </table:table-cell>
          <table:table-cell office:value-type="float" office:value="1013" table:style-name="ce1">
            <text:p>1013</text:p>
          </table:table-cell>
          <table:table-cell office:value-type="float" office:value="3.2080000000000002" table:style-name="ce1">
            <text:p>3,208</text:p>
          </table:table-cell>
          <table:table-cell office:value-type="float" office:value="0.246" table:style-name="ce1">
            <text:p>0,246</text:p>
          </table:table-cell>
          <table:table-cell office:value-type="float" office:value="0.24919799999999998" table:formula="of:=[.C343]/1000*[.E343]" table:style-name="ce1">
            <text:p>0,249198</text:p>
          </table:table-cell>
          <table:table-cell table:number-columns-repeated="16378"/>
        </table:table-row>
        <table:table-row table:style-name="ro2">
          <table:table-cell office:value-type="time" office:time-value="PT18H35M14S" table:style-name="ce5">
            <text:p>18:35:14</text:p>
          </table:table-cell>
          <table:table-cell office:value-type="time" office:time-value="PT18H35M15S" table:style-name="ce5">
            <text:p>18:35:15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49" table:style-name="ce1">
            <text:p>0,249</text:p>
          </table:table-cell>
          <table:table-cell office:value-type="float" office:value="0.25223699999999999" table:formula="of:=[.C344]/1000*[.E344]" table:style-name="ce1">
            <text:p>0,252237</text:p>
          </table:table-cell>
          <table:table-cell table:number-columns-repeated="16378"/>
        </table:table-row>
        <table:table-row table:style-name="ro2">
          <table:table-cell office:value-type="time" office:time-value="PT18H35M15S" table:style-name="ce5">
            <text:p>18:35:15</text:p>
          </table:table-cell>
          <table:table-cell office:value-type="time" office:time-value="PT18H35M16S" table:style-name="ce5">
            <text:p>18:35:16</text:p>
          </table:table-cell>
          <table:table-cell office:value-type="float" office:value="1013" table:style-name="ce1">
            <text:p>1013</text:p>
          </table:table-cell>
          <table:table-cell office:value-type="float" office:value="2.9620000000000002" table:style-name="ce1">
            <text:p>2,962</text:p>
          </table:table-cell>
          <table:table-cell office:value-type="float" office:value="0.25600000000000001" table:style-name="ce1">
            <text:p>0,256</text:p>
          </table:table-cell>
          <table:table-cell office:value-type="float" office:value="0.259328" table:formula="of:=[.C345]/1000*[.E345]" table:style-name="ce1">
            <text:p>0,259328</text:p>
          </table:table-cell>
          <table:table-cell table:number-columns-repeated="16378"/>
        </table:table-row>
        <table:table-row table:style-name="ro2">
          <table:table-cell office:value-type="time" office:time-value="PT18H35M16S" table:style-name="ce5">
            <text:p>18:35:16</text:p>
          </table:table-cell>
          <table:table-cell office:value-type="time" office:time-value="PT18H35M17S" table:style-name="ce5">
            <text:p>18:35:17</text:p>
          </table:table-cell>
          <table:table-cell office:value-type="float" office:value="1013" table:style-name="ce1">
            <text:p>1013</text:p>
          </table:table-cell>
          <table:table-cell office:value-type="float" office:value="2.7149999999999999" table:style-name="ce1">
            <text:p>2,715</text:p>
          </table:table-cell>
          <table:table-cell office:value-type="float" office:value="0.27400000000000002" table:style-name="ce1">
            <text:p>0,274</text:p>
          </table:table-cell>
          <table:table-cell office:value-type="float" office:value="0.27756199999999998" table:formula="of:=[.C346]/1000*[.E346]" table:style-name="ce1">
            <text:p>0,277562</text:p>
          </table:table-cell>
          <table:table-cell table:number-columns-repeated="16378"/>
        </table:table-row>
        <table:table-row table:style-name="ro2">
          <table:table-cell office:value-type="time" office:time-value="PT18H35M17S" table:style-name="ce5">
            <text:p>18:35:17</text:p>
          </table:table-cell>
          <table:table-cell office:value-type="time" office:time-value="PT18H35M18S" table:style-name="ce5">
            <text:p>18:35:18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0.26844499999999999" table:formula="of:=[.C347]/1000*[.E347]" table:style-name="ce1">
            <text:p>0,268445</text:p>
          </table:table-cell>
          <table:table-cell table:number-columns-repeated="16378"/>
        </table:table-row>
        <table:table-row table:style-name="ro2">
          <table:table-cell office:value-type="time" office:time-value="PT18H35M18S" table:style-name="ce5">
            <text:p>18:35:18</text:p>
          </table:table-cell>
          <table:table-cell office:value-type="time" office:time-value="PT18H35M19S" table:style-name="ce5">
            <text:p>18:35:19</text:p>
          </table:table-cell>
          <table:table-cell office:value-type="float" office:value="1012" table:style-name="ce1">
            <text:p>1012</text:p>
          </table:table-cell>
          <table:table-cell office:value-type="float" office:value="2.964" table:style-name="ce1">
            <text:p>2,964</text:p>
          </table:table-cell>
          <table:table-cell office:value-type="float" office:value="0.26400000000000001" table:style-name="ce1">
            <text:p>0,264</text:p>
          </table:table-cell>
          <table:table-cell office:value-type="float" office:value="0.26716800000000002" table:formula="of:=[.C348]/1000*[.E348]" table:style-name="ce1">
            <text:p>0,267168</text:p>
          </table:table-cell>
          <table:table-cell table:number-columns-repeated="16378"/>
        </table:table-row>
        <table:table-row table:style-name="ro2">
          <table:table-cell office:value-type="time" office:time-value="PT18H35M19S" table:style-name="ce5">
            <text:p>18:35:19</text:p>
          </table:table-cell>
          <table:table-cell office:value-type="time" office:time-value="PT18H35M20S" table:style-name="ce5">
            <text:p>18:35:20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550399999999999" table:formula="of:=[.C349]/1000*[.E349]" table:style-name="ce1">
            <text:p>0,295504</text:p>
          </table:table-cell>
          <table:table-cell table:number-columns-repeated="16378"/>
        </table:table-row>
        <table:table-row table:style-name="ro2">
          <table:table-cell office:value-type="time" office:time-value="PT18H35M20S" table:style-name="ce5">
            <text:p>18:35:20</text:p>
          </table:table-cell>
          <table:table-cell office:value-type="time" office:time-value="PT18H35M21S" table:style-name="ce5">
            <text:p>18:35:21</text:p>
          </table:table-cell>
          <table:table-cell office:value-type="float" office:value="1011" table:style-name="ce1">
            <text:p>1011</text:p>
          </table:table-cell>
          <table:table-cell office:value-type="float" office:value="2.9670000000000001" table:style-name="ce1">
            <text:p>2,967</text:p>
          </table:table-cell>
          <table:table-cell office:value-type="float" office:value="0.25600000000000001" table:style-name="ce1">
            <text:p>0,256</text:p>
          </table:table-cell>
          <table:table-cell office:value-type="float" office:value="0.25881599999999999" table:formula="of:=[.C350]/1000*[.E350]" table:style-name="ce1">
            <text:p>0,258816</text:p>
          </table:table-cell>
          <table:table-cell table:number-columns-repeated="16378"/>
        </table:table-row>
        <table:table-row table:style-name="ro2">
          <table:table-cell office:value-type="time" office:time-value="PT18H35M21S" table:style-name="ce5">
            <text:p>18:35:21</text:p>
          </table:table-cell>
          <table:table-cell office:value-type="time" office:time-value="PT18H35M22S" table:style-name="ce5">
            <text:p>18:35:22</text:p>
          </table:table-cell>
          <table:table-cell office:value-type="float" office:value="1010" table:style-name="ce1">
            <text:p>1010</text:p>
          </table:table-cell>
          <table:table-cell office:value-type="float" office:value="3.218" table:style-name="ce1">
            <text:p>3,218</text:p>
          </table:table-cell>
          <table:table-cell office:value-type="float" office:value="0.24" table:style-name="ce1">
            <text:p>0,24</text:p>
          </table:table-cell>
          <table:table-cell office:value-type="float" office:value="0.2424" table:formula="of:=[.C351]/1000*[.E351]" table:style-name="ce1">
            <text:p>0,2424</text:p>
          </table:table-cell>
          <table:table-cell table:number-columns-repeated="16378"/>
        </table:table-row>
        <table:table-row table:style-name="ro2">
          <table:table-cell office:value-type="time" office:time-value="PT18H35M22S" table:style-name="ce5">
            <text:p>18:35:22</text:p>
          </table:table-cell>
          <table:table-cell office:value-type="time" office:time-value="PT18H35M23S" table:style-name="ce5">
            <text:p>18:35:23</text:p>
          </table:table-cell>
          <table:table-cell office:value-type="float" office:value="1012" table:style-name="ce1">
            <text:p>1012</text:p>
          </table:table-cell>
          <table:table-cell office:value-type="float" office:value="3.2109999999999999" table:style-name="ce1">
            <text:p>3,211</text:p>
          </table:table-cell>
          <table:table-cell office:value-type="float" office:value="0.254" table:style-name="ce1">
            <text:p>0,254</text:p>
          </table:table-cell>
          <table:table-cell office:value-type="float" office:value="0.257048" table:formula="of:=[.C352]/1000*[.E352]" table:style-name="ce1">
            <text:p>0,257048</text:p>
          </table:table-cell>
          <table:table-cell table:number-columns-repeated="16378"/>
        </table:table-row>
        <table:table-row table:style-name="ro2">
          <table:table-cell office:value-type="time" office:time-value="PT18H35M23S" table:style-name="ce5">
            <text:p>18:35:23</text:p>
          </table:table-cell>
          <table:table-cell office:value-type="time" office:time-value="PT18H35M24S" table:style-name="ce5">
            <text:p>18:35:24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7400000000000002" table:style-name="ce1">
            <text:p>0,274</text:p>
          </table:table-cell>
          <table:table-cell office:value-type="float" office:value="0.27756199999999998" table:formula="of:=[.C353]/1000*[.E353]" table:style-name="ce1">
            <text:p>0,277562</text:p>
          </table:table-cell>
          <table:table-cell table:number-columns-repeated="16378"/>
        </table:table-row>
        <table:table-row table:style-name="ro2">
          <table:table-cell office:value-type="time" office:time-value="PT18H35M24S" table:style-name="ce5">
            <text:p>18:35:24</text:p>
          </table:table-cell>
          <table:table-cell office:value-type="time" office:time-value="PT18H35M25S" table:style-name="ce5">
            <text:p>18:35:25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9399999999999998" table:style-name="ce1">
            <text:p>0,294</text:p>
          </table:table-cell>
          <table:table-cell office:value-type="float" office:value="0.29782199999999998" table:formula="of:=[.C354]/1000*[.E354]" table:style-name="ce1">
            <text:p>0,297822</text:p>
          </table:table-cell>
          <table:table-cell table:number-columns-repeated="16378"/>
        </table:table-row>
        <table:table-row table:style-name="ro2">
          <table:table-cell office:value-type="time" office:time-value="PT18H35M25S" table:style-name="ce5">
            <text:p>18:35:25</text:p>
          </table:table-cell>
          <table:table-cell office:value-type="time" office:time-value="PT18H35M26S" table:style-name="ce5">
            <text:p>18:35:26</text:p>
          </table:table-cell>
          <table:table-cell office:value-type="float" office:value="1013" table:style-name="ce1">
            <text:p>1013</text:p>
          </table:table-cell>
          <table:table-cell office:value-type="float" office:value="3.4550000000000001" table:style-name="ce1">
            <text:p>3,455</text:p>
          </table:table-cell>
          <table:table-cell office:value-type="float" office:value="0.27200000000000002" table:style-name="ce1">
            <text:p>0,272</text:p>
          </table:table-cell>
          <table:table-cell office:value-type="float" office:value="0.275536" table:formula="of:=[.C355]/1000*[.E355]" table:style-name="ce1">
            <text:p>0,275536</text:p>
          </table:table-cell>
          <table:table-cell table:number-columns-repeated="16378"/>
        </table:table-row>
        <table:table-row table:style-name="ro2">
          <table:table-cell office:value-type="time" office:time-value="PT18H35M26S" table:style-name="ce5">
            <text:p>18:35:26</text:p>
          </table:table-cell>
          <table:table-cell office:value-type="time" office:time-value="PT18H35M27S" table:style-name="ce5">
            <text:p>18:35:27</text:p>
          </table:table-cell>
          <table:table-cell office:value-type="float" office:value="1016" table:style-name="ce1">
            <text:p>1016</text:p>
          </table:table-cell>
          <table:table-cell office:value-type="float" office:value="3.9369999999999998" table:style-name="ce1">
            <text:p>3,937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0.28346400000000005" table:formula="of:=[.C356]/1000*[.E356]" table:style-name="ce1">
            <text:p>0,283464</text:p>
          </table:table-cell>
          <table:table-cell table:number-columns-repeated="16378"/>
        </table:table-row>
        <table:table-row table:style-name="ro2">
          <table:table-cell office:value-type="time" office:time-value="PT18H35M27S" table:style-name="ce5">
            <text:p>18:35:27</text:p>
          </table:table-cell>
          <table:table-cell office:value-type="time" office:time-value="PT18H35M28S" table:style-name="ce5">
            <text:p>18:35:28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7900000000000003" table:style-name="ce1">
            <text:p>0,279</text:p>
          </table:table-cell>
          <table:table-cell office:value-type="float" office:value="0.28262700000000002" table:formula="of:=[.C357]/1000*[.E357]" table:style-name="ce1">
            <text:p>0,282627</text:p>
          </table:table-cell>
          <table:table-cell table:number-columns-repeated="16378"/>
        </table:table-row>
        <table:table-row table:style-name="ro2">
          <table:table-cell office:value-type="time" office:time-value="PT18H35M28S" table:style-name="ce5">
            <text:p>18:35:28</text:p>
          </table:table-cell>
          <table:table-cell office:value-type="time" office:time-value="PT18H35M29S" table:style-name="ce5">
            <text:p>18:35:29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313" table:style-name="ce1">
            <text:p>0,313</text:p>
          </table:table-cell>
          <table:table-cell office:value-type="float" office:value="0.31706899999999999" table:formula="of:=[.C358]/1000*[.E358]" table:style-name="ce1">
            <text:p>0,317069</text:p>
          </table:table-cell>
          <table:table-cell table:number-columns-repeated="16378"/>
        </table:table-row>
        <table:table-row table:style-name="ro2">
          <table:table-cell office:value-type="time" office:time-value="PT18H35M29S" table:style-name="ce5">
            <text:p>18:35:29</text:p>
          </table:table-cell>
          <table:table-cell office:value-type="time" office:time-value="PT18H35M30S" table:style-name="ce5">
            <text:p>18:35:30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0.300564" table:formula="of:=[.C359]/1000*[.E359]" table:style-name="ce1">
            <text:p>0,300564</text:p>
          </table:table-cell>
          <table:table-cell table:number-columns-repeated="16378"/>
        </table:table-row>
        <table:table-row table:style-name="ro2">
          <table:table-cell office:value-type="time" office:time-value="PT18H35M30S" table:style-name="ce5">
            <text:p>18:35:30</text:p>
          </table:table-cell>
          <table:table-cell office:value-type="time" office:time-value="PT18H35M31S" table:style-name="ce5">
            <text:p>18:35:31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9799999999999999" table:style-name="ce1">
            <text:p>0,298</text:p>
          </table:table-cell>
          <table:table-cell office:value-type="float" office:value="0.30187399999999998" table:formula="of:=[.C360]/1000*[.E360]" table:style-name="ce1">
            <text:p>0,301874</text:p>
          </table:table-cell>
          <table:table-cell table:number-columns-repeated="16378"/>
        </table:table-row>
        <table:table-row table:style-name="ro2">
          <table:table-cell office:value-type="time" office:time-value="PT18H35M31S" table:style-name="ce5">
            <text:p>18:35:31</text:p>
          </table:table-cell>
          <table:table-cell office:value-type="time" office:time-value="PT18H35M33S" table:style-name="ce5">
            <text:p>18:35:33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27700000000000002" table:style-name="ce1">
            <text:p>0,277</text:p>
          </table:table-cell>
          <table:table-cell office:value-type="float" office:value="0.28060099999999999" table:formula="of:=[.C361]/1000*[.E361]" table:style-name="ce1">
            <text:p>0,280601</text:p>
          </table:table-cell>
          <table:table-cell table:number-columns-repeated="16378"/>
        </table:table-row>
        <table:table-row table:style-name="ro2">
          <table:table-cell office:value-type="time" office:time-value="PT18H35M33S" table:style-name="ce5">
            <text:p>18:35:33</text:p>
          </table:table-cell>
          <table:table-cell office:value-type="time" office:time-value="PT18H35M34S" table:style-name="ce5">
            <text:p>18:35:34</text:p>
          </table:table-cell>
          <table:table-cell office:value-type="float" office:value="1011" table:style-name="ce1">
            <text:p>1011</text:p>
          </table:table-cell>
          <table:table-cell office:value-type="float" office:value="3.7090000000000001" table:style-name="ce1">
            <text:p>3,709</text:p>
          </table:table-cell>
          <table:table-cell office:value-type="float" office:value="0.29099999999999998" table:style-name="ce1">
            <text:p>0,291</text:p>
          </table:table-cell>
          <table:table-cell office:value-type="float" office:value="0.29420099999999993" table:formula="of:=[.C362]/1000*[.E362]" table:style-name="ce1">
            <text:p>0,294201</text:p>
          </table:table-cell>
          <table:table-cell table:number-columns-repeated="16378"/>
        </table:table-row>
        <table:table-row table:style-name="ro2">
          <table:table-cell office:value-type="time" office:time-value="PT18H35M34S" table:style-name="ce5">
            <text:p>18:35:34</text:p>
          </table:table-cell>
          <table:table-cell office:value-type="time" office:time-value="PT18H35M35S" table:style-name="ce5">
            <text:p>18:35:35</text:p>
          </table:table-cell>
          <table:table-cell office:value-type="float" office:value="1012" table:style-name="ce1">
            <text:p>1012</text:p>
          </table:table-cell>
          <table:table-cell office:value-type="float" office:value="3.706" table:style-name="ce1">
            <text:p>3,706</text:p>
          </table:table-cell>
          <table:table-cell office:value-type="float" office:value="0.29199999999999998" table:style-name="ce1">
            <text:p>0,292</text:p>
          </table:table-cell>
          <table:table-cell office:value-type="float" office:value="0.29550399999999999" table:formula="of:=[.C363]/1000*[.E363]" table:style-name="ce1">
            <text:p>0,295504</text:p>
          </table:table-cell>
          <table:table-cell table:number-columns-repeated="16378"/>
        </table:table-row>
        <table:table-row table:style-name="ro2">
          <table:table-cell office:value-type="time" office:time-value="PT18H35M35S" table:style-name="ce5">
            <text:p>18:35:35</text:p>
          </table:table-cell>
          <table:table-cell office:value-type="time" office:time-value="PT18H35M36S" table:style-name="ce5">
            <text:p>18:35:36</text:p>
          </table:table-cell>
          <table:table-cell office:value-type="float" office:value="1010" table:style-name="ce1">
            <text:p>1010</text:p>
          </table:table-cell>
          <table:table-cell office:value-type="float" office:value="3.96" table:style-name="ce1">
            <text:p>3,96</text:p>
          </table:table-cell>
          <table:table-cell office:value-type="float" office:value="0.28100000000000003" table:style-name="ce1">
            <text:p>0,281</text:p>
          </table:table-cell>
          <table:table-cell office:value-type="float" office:value="0.28381000000000001" table:formula="of:=[.C364]/1000*[.E364]" table:style-name="ce1">
            <text:p>0,28381</text:p>
          </table:table-cell>
          <table:table-cell table:number-columns-repeated="16378"/>
        </table:table-row>
        <table:table-row table:style-name="ro2">
          <table:table-cell office:value-type="time" office:time-value="PT18H35M36S" table:style-name="ce5">
            <text:p>18:35:36</text:p>
          </table:table-cell>
          <table:table-cell office:value-type="time" office:time-value="PT18H35M37S" table:style-name="ce5">
            <text:p>18:35:37</text:p>
          </table:table-cell>
          <table:table-cell office:value-type="float" office:value="1011" table:style-name="ce1">
            <text:p>1011</text:p>
          </table:table-cell>
          <table:table-cell office:value-type="float" office:value="3.4620000000000002" table:style-name="ce1">
            <text:p>3,462</text:p>
          </table:table-cell>
          <table:table-cell office:value-type="float" office:value="0.28499999999999998" table:style-name="ce1">
            <text:p>0,285</text:p>
          </table:table-cell>
          <table:table-cell office:value-type="float" office:value="0.28813499999999992" table:formula="of:=[.C365]/1000*[.E365]" table:style-name="ce1">
            <text:p>0,288135</text:p>
          </table:table-cell>
          <table:table-cell table:number-columns-repeated="16378"/>
        </table:table-row>
        <table:table-row table:style-name="ro2">
          <table:table-cell office:value-type="time" office:time-value="PT18H35M37S" table:style-name="ce5">
            <text:p>18:35:37</text:p>
          </table:table-cell>
          <table:table-cell office:value-type="time" office:time-value="PT18H35M38S" table:style-name="ce5">
            <text:p>18:35:38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" table:style-name="ce1">
            <text:p>0,3</text:p>
          </table:table-cell>
          <table:table-cell office:value-type="float" office:value="0.30389999999999995" table:formula="of:=[.C366]/1000*[.E366]" table:style-name="ce1">
            <text:p>0,3039</text:p>
          </table:table-cell>
          <table:table-cell table:number-columns-repeated="16378"/>
        </table:table-row>
        <table:table-row table:style-name="ro2">
          <table:table-cell office:value-type="time" office:time-value="PT18H35M38S" table:style-name="ce5">
            <text:p>18:35:38</text:p>
          </table:table-cell>
          <table:table-cell office:value-type="time" office:time-value="PT18H35M39S" table:style-name="ce5">
            <text:p>18:35:39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0199999999999999" table:style-name="ce1">
            <text:p>0,302</text:p>
          </table:table-cell>
          <table:table-cell office:value-type="float" office:value="0.30592599999999998" table:formula="of:=[.C367]/1000*[.E367]" table:style-name="ce1">
            <text:p>0,305926</text:p>
          </table:table-cell>
          <table:table-cell table:number-columns-repeated="16378"/>
        </table:table-row>
        <table:table-row table:style-name="ro2">
          <table:table-cell office:value-type="time" office:time-value="PT18H35M39S" table:style-name="ce5">
            <text:p>18:35:39</text:p>
          </table:table-cell>
          <table:table-cell office:value-type="time" office:time-value="PT18H35M40S" table:style-name="ce5">
            <text:p>18:35:40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78" table:style-name="ce1">
            <text:p>0,378</text:p>
          </table:table-cell>
          <table:table-cell office:value-type="float" office:value="0.38291399999999998" table:formula="of:=[.C368]/1000*[.E368]" table:style-name="ce1">
            <text:p>0,382914</text:p>
          </table:table-cell>
          <table:table-cell table:number-columns-repeated="16378"/>
        </table:table-row>
        <table:table-row table:style-name="ro2">
          <table:table-cell office:value-type="time" office:time-value="PT18H35M40S" table:style-name="ce5">
            <text:p>18:35:40</text:p>
          </table:table-cell>
          <table:table-cell office:value-type="time" office:time-value="PT18H35M41S" table:style-name="ce5">
            <text:p>18:35:41</text:p>
          </table:table-cell>
          <table:table-cell office:value-type="float" office:value="1013" table:style-name="ce1">
            <text:p>1013</text:p>
          </table:table-cell>
          <table:table-cell office:value-type="float" office:value="3.702" table:style-name="ce1">
            <text:p>3,702</text:p>
          </table:table-cell>
          <table:table-cell office:value-type="float" office:value="0.30299999999999999" table:style-name="ce1">
            <text:p>0,303</text:p>
          </table:table-cell>
          <table:table-cell office:value-type="float" office:value="0.30693899999999996" table:formula="of:=[.C369]/1000*[.E369]" table:style-name="ce1">
            <text:p>0,306939</text:p>
          </table:table-cell>
          <table:table-cell table:number-columns-repeated="16378"/>
        </table:table-row>
        <table:table-row table:style-name="ro2">
          <table:table-cell office:value-type="time" office:time-value="PT18H35M41S" table:style-name="ce5">
            <text:p>18:35:41</text:p>
          </table:table-cell>
          <table:table-cell office:value-type="time" office:time-value="PT18H35M42S" table:style-name="ce5">
            <text:p>18:35:42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0.30086099999999993" table:formula="of:=[.C370]/1000*[.E370]" table:style-name="ce1">
            <text:p>0,300861</text:p>
          </table:table-cell>
          <table:table-cell table:number-columns-repeated="16378"/>
        </table:table-row>
        <table:table-row table:style-name="ro2">
          <table:table-cell office:value-type="time" office:time-value="PT18H35M42S" table:style-name="ce5">
            <text:p>18:35:42</text:p>
          </table:table-cell>
          <table:table-cell office:value-type="time" office:time-value="PT18H35M43S" table:style-name="ce5">
            <text:p>18:35:43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09" table:style-name="ce1">
            <text:p>0,309</text:p>
          </table:table-cell>
          <table:table-cell office:value-type="float" office:value="0.31270799999999999" table:formula="of:=[.C371]/1000*[.E371]" table:style-name="ce1">
            <text:p>0,312708</text:p>
          </table:table-cell>
          <table:table-cell table:number-columns-repeated="16378"/>
        </table:table-row>
        <table:table-row table:style-name="ro2">
          <table:table-cell office:value-type="time" office:time-value="PT18H35M43S" table:style-name="ce5">
            <text:p>18:35:43</text:p>
          </table:table-cell>
          <table:table-cell office:value-type="time" office:time-value="PT18H35M44S" table:style-name="ce5">
            <text:p>18:35:44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16" table:style-name="ce1">
            <text:p>0,316</text:p>
          </table:table-cell>
          <table:table-cell office:value-type="float" office:value="0.32010799999999995" table:formula="of:=[.C372]/1000*[.E372]" table:style-name="ce1">
            <text:p>0,320108</text:p>
          </table:table-cell>
          <table:table-cell table:number-columns-repeated="16378"/>
        </table:table-row>
        <table:table-row table:style-name="ro2">
          <table:table-cell office:value-type="time" office:time-value="PT18H35M44S" table:style-name="ce5">
            <text:p>18:35:44</text:p>
          </table:table-cell>
          <table:table-cell office:value-type="time" office:time-value="PT18H35M45S" table:style-name="ce5">
            <text:p>18:35:45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2" table:style-name="ce1">
            <text:p>0,32</text:p>
          </table:table-cell>
          <table:table-cell office:value-type="float" office:value="0.32415999999999995" table:formula="of:=[.C373]/1000*[.E373]" table:style-name="ce1">
            <text:p>0,32416</text:p>
          </table:table-cell>
          <table:table-cell table:number-columns-repeated="16378"/>
        </table:table-row>
        <table:table-row table:style-name="ro2">
          <table:table-cell office:value-type="time" office:time-value="PT18H35M45S" table:style-name="ce5">
            <text:p>18:35:45</text:p>
          </table:table-cell>
          <table:table-cell office:value-type="time" office:time-value="PT18H35M46S" table:style-name="ce5">
            <text:p>18:35:46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33193600000000001" table:formula="of:=[.C374]/1000*[.E374]" table:style-name="ce1">
            <text:p>0,331936</text:p>
          </table:table-cell>
          <table:table-cell table:number-columns-repeated="16378"/>
        </table:table-row>
        <table:table-row table:style-name="ro2">
          <table:table-cell office:value-type="time" office:time-value="PT18H35M46S" table:style-name="ce5">
            <text:p>18:35:46</text:p>
          </table:table-cell>
          <table:table-cell office:value-type="time" office:time-value="PT18H35M47S" table:style-name="ce5">
            <text:p>18:35:47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3800000000000002" table:style-name="ce1">
            <text:p>0,338</text:p>
          </table:table-cell>
          <table:table-cell office:value-type="float" office:value="0.34205600000000003" table:formula="of:=[.C375]/1000*[.E375]" table:style-name="ce1">
            <text:p>0,342056</text:p>
          </table:table-cell>
          <table:table-cell table:number-columns-repeated="16378"/>
        </table:table-row>
        <table:table-row table:style-name="ro2">
          <table:table-cell office:value-type="time" office:time-value="PT18H35M47S" table:style-name="ce5">
            <text:p>18:35:47</text:p>
          </table:table-cell>
          <table:table-cell office:value-type="time" office:time-value="PT18H35M48S" table:style-name="ce5">
            <text:p>18:35:48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13" table:style-name="ce1">
            <text:p>0,313</text:p>
          </table:table-cell>
          <table:table-cell office:value-type="float" office:value="0.31675599999999998" table:formula="of:=[.C376]/1000*[.E376]" table:style-name="ce1">
            <text:p>0,316756</text:p>
          </table:table-cell>
          <table:table-cell table:number-columns-repeated="16378"/>
        </table:table-row>
        <table:table-row table:style-name="ro2">
          <table:table-cell office:value-type="time" office:time-value="PT18H35M48S" table:style-name="ce5">
            <text:p>18:35:48</text:p>
          </table:table-cell>
          <table:table-cell office:value-type="time" office:time-value="PT18H35M49S" table:style-name="ce5">
            <text:p>18:35:49</text:p>
          </table:table-cell>
          <table:table-cell office:value-type="float" office:value="1011" table:style-name="ce1">
            <text:p>1011</text:p>
          </table:table-cell>
          <table:table-cell office:value-type="float" office:value="3.956" table:style-name="ce1">
            <text:p>3,956</text:p>
          </table:table-cell>
          <table:table-cell office:value-type="float" office:value="0.30499999999999999" table:style-name="ce1">
            <text:p>0,305</text:p>
          </table:table-cell>
          <table:table-cell office:value-type="float" office:value="0.30835499999999993" table:formula="of:=[.C377]/1000*[.E377]" table:style-name="ce1">
            <text:p>0,308355</text:p>
          </table:table-cell>
          <table:table-cell table:number-columns-repeated="16378"/>
        </table:table-row>
        <table:table-row table:style-name="ro2">
          <table:table-cell office:value-type="time" office:time-value="PT18H35M49S" table:style-name="ce5">
            <text:p>18:35:49</text:p>
          </table:table-cell>
          <table:table-cell office:value-type="time" office:time-value="PT18H35M50S" table:style-name="ce5">
            <text:p>18:35:50</text:p>
          </table:table-cell>
          <table:table-cell office:value-type="float" office:value="1010" table:style-name="ce1">
            <text:p>1010</text:p>
          </table:table-cell>
          <table:table-cell office:value-type="float" office:value="4.2080000000000002" table:style-name="ce1">
            <text:p>4,208</text:p>
          </table:table-cell>
          <table:table-cell office:value-type="float" office:value="0.312" table:style-name="ce1">
            <text:p>0,312</text:p>
          </table:table-cell>
          <table:table-cell office:value-type="float" office:value="0.31512000000000001" table:formula="of:=[.C378]/1000*[.E378]" table:style-name="ce1">
            <text:p>0,31512</text:p>
          </table:table-cell>
          <table:table-cell table:number-columns-repeated="16378"/>
        </table:table-row>
        <table:table-row table:style-name="ro2">
          <table:table-cell office:value-type="time" office:time-value="PT18H35M50S" table:style-name="ce5">
            <text:p>18:35:50</text:p>
          </table:table-cell>
          <table:table-cell office:value-type="time" office:time-value="PT18H35M51S" table:style-name="ce5">
            <text:p>18:35:51</text:p>
          </table:table-cell>
          <table:table-cell office:value-type="float" office:value="1011" table:style-name="ce1">
            <text:p>1011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0.33800000000000002" table:style-name="ce1">
            <text:p>0,338</text:p>
          </table:table-cell>
          <table:table-cell office:value-type="float" office:value="0.34171799999999997" table:formula="of:=[.C379]/1000*[.E379]" table:style-name="ce1">
            <text:p>0,341718</text:p>
          </table:table-cell>
          <table:table-cell table:number-columns-repeated="16378"/>
        </table:table-row>
        <table:table-row table:style-name="ro2">
          <table:table-cell office:value-type="time" office:time-value="PT18H35M51S" table:style-name="ce5">
            <text:p>18:35:51</text:p>
          </table:table-cell>
          <table:table-cell office:value-type="time" office:time-value="PT18H35M52S" table:style-name="ce5">
            <text:p>18:35:52</text:p>
          </table:table-cell>
          <table:table-cell office:value-type="float" office:value="1013" table:style-name="ce1">
            <text:p>1013</text:p>
          </table:table-cell>
          <table:table-cell office:value-type="float" office:value="3.9489999999999998" table:style-name="ce1">
            <text:p>3,949</text:p>
          </table:table-cell>
          <table:table-cell office:value-type="float" office:value="0.31900000000000001" table:style-name="ce1">
            <text:p>0,319</text:p>
          </table:table-cell>
          <table:table-cell office:value-type="float" office:value="0.32314699999999996" table:formula="of:=[.C380]/1000*[.E380]" table:style-name="ce1">
            <text:p>0,323147</text:p>
          </table:table-cell>
          <table:table-cell table:number-columns-repeated="16378"/>
        </table:table-row>
        <table:table-row table:style-name="ro2">
          <table:table-cell office:value-type="time" office:time-value="PT18H35M52S" table:style-name="ce5">
            <text:p>18:35:52</text:p>
          </table:table-cell>
          <table:table-cell office:value-type="time" office:time-value="PT18H35M53S" table:style-name="ce5">
            <text:p>18:35:53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4399999999999997" table:style-name="ce1">
            <text:p>0,344</text:p>
          </table:table-cell>
          <table:table-cell office:value-type="float" office:value="0.34812799999999999" table:formula="of:=[.C381]/1000*[.E381]" table:style-name="ce1">
            <text:p>0,348128</text:p>
          </table:table-cell>
          <table:table-cell table:number-columns-repeated="16378"/>
        </table:table-row>
        <table:table-row table:style-name="ro2">
          <table:table-cell office:value-type="time" office:time-value="PT18H35M53S" table:style-name="ce5">
            <text:p>18:35:53</text:p>
          </table:table-cell>
          <table:table-cell office:value-type="time" office:time-value="PT18H35M54S" table:style-name="ce5">
            <text:p>18:35:54</text:p>
          </table:table-cell>
          <table:table-cell office:value-type="float" office:value="1012" table:style-name="ce1">
            <text:p>1012</text:p>
          </table:table-cell>
          <table:table-cell office:value-type="float" office:value="4.2" table:style-name="ce1">
            <text:p>4,2</text:p>
          </table:table-cell>
          <table:table-cell office:value-type="float" office:value="0.35399999999999998" table:style-name="ce1">
            <text:p>0,354</text:p>
          </table:table-cell>
          <table:table-cell office:value-type="float" office:value="0.35824800000000001" table:formula="of:=[.C382]/1000*[.E382]" table:style-name="ce1">
            <text:p>0,358248</text:p>
          </table:table-cell>
          <table:table-cell table:number-columns-repeated="16378"/>
        </table:table-row>
        <table:table-row table:style-name="ro2">
          <table:table-cell office:value-type="time" office:time-value="PT18H35M54S" table:style-name="ce5">
            <text:p>18:35:54</text:p>
          </table:table-cell>
          <table:table-cell office:value-type="time" office:time-value="PT18H35M55S" table:style-name="ce5">
            <text:p>18:35:55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9100000000000001" table:style-name="ce1">
            <text:p>0,391</text:p>
          </table:table-cell>
          <table:table-cell office:value-type="float" office:value="0.39608299999999996" table:formula="of:=[.C383]/1000*[.E383]" table:style-name="ce1">
            <text:p>0,396083</text:p>
          </table:table-cell>
          <table:table-cell table:number-columns-repeated="16378"/>
        </table:table-row>
        <table:table-row table:style-name="ro2">
          <table:table-cell office:value-type="time" office:time-value="PT18H35M55S" table:style-name="ce5">
            <text:p>18:35:55</text:p>
          </table:table-cell>
          <table:table-cell office:value-type="time" office:time-value="PT18H35M56S" table:style-name="ce5">
            <text:p>18:35:56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5599999999999998" table:style-name="ce1">
            <text:p>0,356</text:p>
          </table:table-cell>
          <table:table-cell office:value-type="float" office:value="0.36062799999999995" table:formula="of:=[.C384]/1000*[.E384]" table:style-name="ce1">
            <text:p>0,360628</text:p>
          </table:table-cell>
          <table:table-cell table:number-columns-repeated="16378"/>
        </table:table-row>
        <table:table-row table:style-name="ro2">
          <table:table-cell office:value-type="time" office:time-value="PT18H35M56S" table:style-name="ce5">
            <text:p>18:35:56</text:p>
          </table:table-cell>
          <table:table-cell office:value-type="time" office:time-value="PT18H35M57S" table:style-name="ce5">
            <text:p>18:35:57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33935499999999996" table:formula="of:=[.C385]/1000*[.E385]" table:style-name="ce1">
            <text:p>0,339355</text:p>
          </table:table-cell>
          <table:table-cell table:number-columns-repeated="16378"/>
        </table:table-row>
        <table:table-row table:style-name="ro2">
          <table:table-cell office:value-type="time" office:time-value="PT18H35M57S" table:style-name="ce5">
            <text:p>18:35:57</text:p>
          </table:table-cell>
          <table:table-cell office:value-type="time" office:time-value="PT18H35M58S" table:style-name="ce5">
            <text:p>18:35:58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3900000000000002" table:style-name="ce1">
            <text:p>0,339</text:p>
          </table:table-cell>
          <table:table-cell office:value-type="float" office:value="0.34340700000000002" table:formula="of:=[.C386]/1000*[.E386]" table:style-name="ce1">
            <text:p>0,343407</text:p>
          </table:table-cell>
          <table:table-cell table:number-columns-repeated="16378"/>
        </table:table-row>
        <table:table-row table:style-name="ro2">
          <table:table-cell office:value-type="time" office:time-value="PT18H35M58S" table:style-name="ce5">
            <text:p>18:35:58</text:p>
          </table:table-cell>
          <table:table-cell office:value-type="time" office:time-value="PT18H35M59S" table:style-name="ce5">
            <text:p>18:35:59</text:p>
          </table:table-cell>
          <table:table-cell office:value-type="float" office:value="1013" table:style-name="ce1">
            <text:p>1013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0.34399999999999997" table:style-name="ce1">
            <text:p>0,344</text:p>
          </table:table-cell>
          <table:table-cell office:value-type="float" office:value="0.34847199999999995" table:formula="of:=[.C387]/1000*[.E387]" table:style-name="ce1">
            <text:p>0,348472</text:p>
          </table:table-cell>
          <table:table-cell table:number-columns-repeated="16378"/>
        </table:table-row>
        <table:table-row table:style-name="ro2">
          <table:table-cell office:value-type="time" office:time-value="PT18H35M59S" table:style-name="ce5">
            <text:p>18:35:59</text:p>
          </table:table-cell>
          <table:table-cell office:value-type="time" office:time-value="PT18H36M0S" table:style-name="ce5">
            <text:p>18:36:00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5299999999999998" table:style-name="ce1">
            <text:p>0,353</text:p>
          </table:table-cell>
          <table:table-cell office:value-type="float" office:value="0.35758899999999993" table:formula="of:=[.C388]/1000*[.E388]" table:style-name="ce1">
            <text:p>0,357589</text:p>
          </table:table-cell>
          <table:table-cell table:number-columns-repeated="16378"/>
        </table:table-row>
        <table:table-row table:style-name="ro2">
          <table:table-cell office:value-type="time" office:time-value="PT18H36M0S" table:style-name="ce5">
            <text:p>18:36:00</text:p>
          </table:table-cell>
          <table:table-cell office:value-type="time" office:time-value="PT18H36M1S" table:style-name="ce5">
            <text:p>18:36:01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74" table:style-name="ce1">
            <text:p>0,374</text:p>
          </table:table-cell>
          <table:table-cell office:value-type="float" office:value="0.37848799999999999" table:formula="of:=[.C389]/1000*[.E389]" table:style-name="ce1">
            <text:p>0,378488</text:p>
          </table:table-cell>
          <table:table-cell table:number-columns-repeated="16378"/>
        </table:table-row>
        <table:table-row table:style-name="ro2">
          <table:table-cell office:value-type="time" office:time-value="PT18H36M1S" table:style-name="ce5">
            <text:p>18:36:01</text:p>
          </table:table-cell>
          <table:table-cell office:value-type="time" office:time-value="PT18H36M2S" table:style-name="ce5">
            <text:p>18:36:02</text:p>
          </table:table-cell>
          <table:table-cell office:value-type="float" office:value="1011" table:style-name="ce1">
            <text:p>1011</text:p>
          </table:table-cell>
          <table:table-cell office:value-type="float" office:value="4.4509999999999996" table:style-name="ce1">
            <text:p>4,451</text:p>
          </table:table-cell>
          <table:table-cell office:value-type="float" office:value="0.35899999999999999" table:style-name="ce1">
            <text:p>0,359</text:p>
          </table:table-cell>
          <table:table-cell office:value-type="float" office:value="0.36294899999999997" table:formula="of:=[.C390]/1000*[.E390]" table:style-name="ce1">
            <text:p>0,362949</text:p>
          </table:table-cell>
          <table:table-cell table:number-columns-repeated="16378"/>
        </table:table-row>
        <table:table-row table:style-name="ro2">
          <table:table-cell office:value-type="time" office:time-value="PT18H36M2S" table:style-name="ce5">
            <text:p>18:36:02</text:p>
          </table:table-cell>
          <table:table-cell office:value-type="time" office:time-value="PT18H36M3S" table:style-name="ce5">
            <text:p>18:36:03</text:p>
          </table:table-cell>
          <table:table-cell office:value-type="float" office:value="1010" table:style-name="ce1">
            <text:p>1010</text:p>
          </table:table-cell>
          <table:table-cell office:value-type="float" office:value="4.2080000000000002" table:style-name="ce1">
            <text:p>4,208</text:p>
          </table:table-cell>
          <table:table-cell office:value-type="float" office:value="0.33" table:style-name="ce1">
            <text:p>0,33</text:p>
          </table:table-cell>
          <table:table-cell office:value-type="float" office:value="0.33330000000000004" table:formula="of:=[.C391]/1000*[.E391]" table:style-name="ce1">
            <text:p>0,3333</text:p>
          </table:table-cell>
          <table:table-cell table:number-columns-repeated="16378"/>
        </table:table-row>
        <table:table-row table:style-name="ro2">
          <table:table-cell office:value-type="time" office:time-value="PT18H36M3S" table:style-name="ce5">
            <text:p>18:36:03</text:p>
          </table:table-cell>
          <table:table-cell office:value-type="time" office:time-value="PT18H36M4S" table:style-name="ce5">
            <text:p>18:36:04</text:p>
          </table:table-cell>
          <table:table-cell office:value-type="float" office:value="1008" table:style-name="ce1">
            <text:p>1008</text:p>
          </table:table-cell>
          <table:table-cell office:value-type="float" office:value="4.2160000000000002" table:style-name="ce1">
            <text:p>4,216</text:p>
          </table:table-cell>
          <table:table-cell office:value-type="float" office:value="0.34300000000000003" table:style-name="ce1">
            <text:p>0,343</text:p>
          </table:table-cell>
          <table:table-cell office:value-type="float" office:value="0.34574400000000005" table:formula="of:=[.C392]/1000*[.E392]" table:style-name="ce1">
            <text:p>0,345744</text:p>
          </table:table-cell>
          <table:table-cell table:number-columns-repeated="16378"/>
        </table:table-row>
        <table:table-row table:style-name="ro2">
          <table:table-cell office:value-type="time" office:time-value="PT18H36M4S" table:style-name="ce5">
            <text:p>18:36:04</text:p>
          </table:table-cell>
          <table:table-cell office:value-type="time" office:time-value="PT18H36M5S" table:style-name="ce5">
            <text:p>18:36:05</text:p>
          </table:table-cell>
          <table:table-cell office:value-type="float" office:value="1012" table:style-name="ce1">
            <text:p>1012</text:p>
          </table:table-cell>
          <table:table-cell office:value-type="float" office:value="3.9529999999999998" table:style-name="ce1">
            <text:p>3,953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0.33497200000000005" table:formula="of:=[.C393]/1000*[.E393]" table:style-name="ce1">
            <text:p>0,334972</text:p>
          </table:table-cell>
          <table:table-cell table:number-columns-repeated="16378"/>
        </table:table-row>
        <table:table-row table:style-name="ro2">
          <table:table-cell office:value-type="time" office:time-value="PT18H36M5S" table:style-name="ce5">
            <text:p>18:36:05</text:p>
          </table:table-cell>
          <table:table-cell office:value-type="time" office:time-value="PT18H36M6S" table:style-name="ce5">
            <text:p>18:36:06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0.396704" table:formula="of:=[.C394]/1000*[.E394]" table:style-name="ce1">
            <text:p>0,396704</text:p>
          </table:table-cell>
          <table:table-cell table:number-columns-repeated="16378"/>
        </table:table-row>
        <table:table-row table:style-name="ro2">
          <table:table-cell office:value-type="time" office:time-value="PT18H36M6S" table:style-name="ce5">
            <text:p>18:36:06</text:p>
          </table:table-cell>
          <table:table-cell office:value-type="time" office:time-value="PT18H36M7S" table:style-name="ce5">
            <text:p>18:36:07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2299999999999999" table:style-name="ce1">
            <text:p>0,423</text:p>
          </table:table-cell>
          <table:table-cell office:value-type="float" office:value="0.42849899999999996" table:formula="of:=[.C395]/1000*[.E395]" table:style-name="ce1">
            <text:p>0,428499</text:p>
          </table:table-cell>
          <table:table-cell table:number-columns-repeated="16378"/>
        </table:table-row>
        <table:table-row table:style-name="ro2">
          <table:table-cell office:value-type="time" office:time-value="PT18H36M7S" table:style-name="ce5">
            <text:p>18:36:07</text:p>
          </table:table-cell>
          <table:table-cell office:value-type="time" office:time-value="PT18H36M8S" table:style-name="ce5">
            <text:p>18:36:08</text:p>
          </table:table-cell>
          <table:table-cell office:value-type="float" office:value="1021" table:style-name="ce1">
            <text:p>1021</text:p>
          </table:table-cell>
          <table:table-cell office:value-type="float" office:value="4.8970000000000002" table:style-name="ce1">
            <text:p>4,897</text:p>
          </table:table-cell>
          <table:table-cell office:value-type="float" office:value="0.38" table:style-name="ce1">
            <text:p>0,38</text:p>
          </table:table-cell>
          <table:table-cell office:value-type="float" office:value="0.38797999999999999" table:formula="of:=[.C396]/1000*[.E396]" table:style-name="ce1">
            <text:p>0,38798</text:p>
          </table:table-cell>
          <table:table-cell table:number-columns-repeated="16378"/>
        </table:table-row>
        <table:table-row table:style-name="ro2">
          <table:table-cell office:value-type="time" office:time-value="PT18H36M8S" table:style-name="ce5">
            <text:p>18:36:08</text:p>
          </table:table-cell>
          <table:table-cell office:value-type="time" office:time-value="PT18H36M9S" table:style-name="ce5">
            <text:p>18:36:09</text:p>
          </table:table-cell>
          <table:table-cell office:value-type="float" office:value="1012" table:style-name="ce1">
            <text:p>1012</text:p>
          </table:table-cell>
          <table:table-cell office:value-type="float" office:value="4.4470000000000001" table:style-name="ce1">
            <text:p>4,447</text:p>
          </table:table-cell>
          <table:table-cell office:value-type="float" office:value="0.374" table:style-name="ce1">
            <text:p>0,374</text:p>
          </table:table-cell>
          <table:table-cell office:value-type="float" office:value="0.37848799999999999" table:formula="of:=[.C397]/1000*[.E397]" table:style-name="ce1">
            <text:p>0,378488</text:p>
          </table:table-cell>
          <table:table-cell table:number-columns-repeated="16378"/>
        </table:table-row>
        <table:table-row table:style-name="ro2">
          <table:table-cell office:value-type="time" office:time-value="PT18H36M9S" table:style-name="ce5">
            <text:p>18:36:09</text:p>
          </table:table-cell>
          <table:table-cell office:value-type="time" office:time-value="PT18H36M10S" table:style-name="ce5">
            <text:p>18:36:10</text:p>
          </table:table-cell>
          <table:table-cell office:value-type="float" office:value="1013" table:style-name="ce1">
            <text:p>1013</text:p>
          </table:table-cell>
          <table:table-cell office:value-type="float" office:value="4.6890000000000001" table:style-name="ce1">
            <text:p>4,689</text:p>
          </table:table-cell>
          <table:table-cell office:value-type="float" office:value="0.35599999999999998" table:style-name="ce1">
            <text:p>0,356</text:p>
          </table:table-cell>
          <table:table-cell office:value-type="float" office:value="0.36062799999999995" table:formula="of:=[.C398]/1000*[.E398]" table:style-name="ce1">
            <text:p>0,360628</text:p>
          </table:table-cell>
          <table:table-cell table:number-columns-repeated="16378"/>
        </table:table-row>
        <table:table-row table:style-name="ro2">
          <table:table-cell office:value-type="time" office:time-value="PT18H36M10S" table:style-name="ce5">
            <text:p>18:36:10</text:p>
          </table:table-cell>
          <table:table-cell office:value-type="time" office:time-value="PT18H36M11S" table:style-name="ce5">
            <text:p>18:36:11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9600000000000002" table:style-name="ce1">
            <text:p>0,396</text:p>
          </table:table-cell>
          <table:table-cell office:value-type="float" office:value="0.400752" table:formula="of:=[.C399]/1000*[.E399]" table:style-name="ce1">
            <text:p>0,400752</text:p>
          </table:table-cell>
          <table:table-cell table:number-columns-repeated="16378"/>
        </table:table-row>
        <table:table-row table:style-name="ro2">
          <table:table-cell office:value-type="time" office:time-value="PT18H36M11S" table:style-name="ce5">
            <text:p>18:36:11</text:p>
          </table:table-cell>
          <table:table-cell office:value-type="time" office:time-value="PT18H36M12S" table:style-name="ce5">
            <text:p>18:36:12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6799999999999999" table:style-name="ce1">
            <text:p>0,368</text:p>
          </table:table-cell>
          <table:table-cell office:value-type="float" office:value="0.37278399999999995" table:formula="of:=[.C400]/1000*[.E400]" table:style-name="ce1">
            <text:p>0,372784</text:p>
          </table:table-cell>
          <table:table-cell table:number-columns-repeated="16378"/>
        </table:table-row>
        <table:table-row table:style-name="ro2">
          <table:table-cell office:value-type="time" office:time-value="PT18H36M12S" table:style-name="ce5">
            <text:p>18:36:12</text:p>
          </table:table-cell>
          <table:table-cell office:value-type="time" office:time-value="PT18H36M13S" table:style-name="ce5">
            <text:p>18:36:13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0.39265600000000001" table:formula="of:=[.C401]/1000*[.E401]" table:style-name="ce1">
            <text:p>0,392656</text:p>
          </table:table-cell>
          <table:table-cell table:number-columns-repeated="16378"/>
        </table:table-row>
        <table:table-row table:style-name="ro2">
          <table:table-cell office:value-type="time" office:time-value="PT18H36M13S" table:style-name="ce5">
            <text:p>18:36:13</text:p>
          </table:table-cell>
          <table:table-cell office:value-type="time" office:time-value="PT18H36M14S" table:style-name="ce5">
            <text:p>18:36:14</text:p>
          </table:table-cell>
          <table:table-cell office:value-type="float" office:value="1013" table:style-name="ce1">
            <text:p>1013</text:p>
          </table:table-cell>
          <table:table-cell office:value-type="float" office:value="4.4420000000000002" table:style-name="ce1">
            <text:p>4,442</text:p>
          </table:table-cell>
          <table:table-cell office:value-type="float" office:value="0.36899999999999999" table:style-name="ce1">
            <text:p>0,369</text:p>
          </table:table-cell>
          <table:table-cell office:value-type="float" office:value="0.37379699999999993" table:formula="of:=[.C402]/1000*[.E402]" table:style-name="ce1">
            <text:p>0,373797</text:p>
          </table:table-cell>
          <table:table-cell table:number-columns-repeated="16378"/>
        </table:table-row>
        <table:table-row table:style-name="ro2">
          <table:table-cell office:value-type="time" office:time-value="PT18H36M14S" table:style-name="ce5">
            <text:p>18:36:14</text:p>
          </table:table-cell>
          <table:table-cell office:value-type="time" office:time-value="PT18H36M15S" table:style-name="ce5">
            <text:p>18:36:15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8" table:style-name="ce1">
            <text:p>0,38</text:p>
          </table:table-cell>
          <table:table-cell office:value-type="float" office:value="0.38456000000000001" table:formula="of:=[.C403]/1000*[.E403]" table:style-name="ce1">
            <text:p>0,38456</text:p>
          </table:table-cell>
          <table:table-cell table:number-columns-repeated="16378"/>
        </table:table-row>
        <table:table-row table:style-name="ro2">
          <table:table-cell office:value-type="time" office:time-value="PT18H36M15S" table:style-name="ce5">
            <text:p>18:36:15</text:p>
          </table:table-cell>
          <table:table-cell office:value-type="time" office:time-value="PT18H36M16S" table:style-name="ce5">
            <text:p>18:36:16</text:p>
          </table:table-cell>
          <table:table-cell office:value-type="float" office:value="1011" table:style-name="ce1">
            <text:p>1011</text:p>
          </table:table-cell>
          <table:table-cell office:value-type="float" office:value="4.9459999999999997" table:style-name="ce1">
            <text:p>4,946</text:p>
          </table:table-cell>
          <table:table-cell office:value-type="float" office:value="0.38500000000000001" table:style-name="ce1">
            <text:p>0,385</text:p>
          </table:table-cell>
          <table:table-cell office:value-type="float" office:value="0.389235" table:formula="of:=[.C404]/1000*[.E404]" table:style-name="ce1">
            <text:p>0,389235</text:p>
          </table:table-cell>
          <table:table-cell table:number-columns-repeated="16378"/>
        </table:table-row>
        <table:table-row table:style-name="ro2">
          <table:table-cell office:value-type="time" office:time-value="PT18H36M16S" table:style-name="ce5">
            <text:p>18:36:16</text:p>
          </table:table-cell>
          <table:table-cell office:value-type="time" office:time-value="PT18H36M17S" table:style-name="ce5">
            <text:p>18:36:17</text:p>
          </table:table-cell>
          <table:table-cell office:value-type="float" office:value="1008" table:style-name="ce1">
            <text:p>1008</text:p>
          </table:table-cell>
          <table:table-cell office:value-type="float" office:value="4.7119999999999997" table:style-name="ce1">
            <text:p>4,712</text:p>
          </table:table-cell>
          <table:table-cell office:value-type="float" office:value="0.376" table:style-name="ce1">
            <text:p>0,376</text:p>
          </table:table-cell>
          <table:table-cell office:value-type="float" office:value="0.37900800000000001" table:formula="of:=[.C405]/1000*[.E405]" table:style-name="ce1">
            <text:p>0,379008</text:p>
          </table:table-cell>
          <table:table-cell table:number-columns-repeated="16378"/>
        </table:table-row>
        <table:table-row table:style-name="ro2">
          <table:table-cell office:value-type="time" office:time-value="PT18H36M17S" table:style-name="ce5">
            <text:p>18:36:17</text:p>
          </table:table-cell>
          <table:table-cell office:value-type="time" office:time-value="PT18H36M18S" table:style-name="ce5">
            <text:p>18:36:18</text:p>
          </table:table-cell>
          <table:table-cell office:value-type="float" office:value="1011" table:style-name="ce1">
            <text:p>1011</text:p>
          </table:table-cell>
          <table:table-cell office:value-type="float" office:value="4.4509999999999996" table:style-name="ce1">
            <text:p>4,451</text:p>
          </table:table-cell>
          <table:table-cell office:value-type="float" office:value="0.38200000000000001" table:style-name="ce1">
            <text:p>0,382</text:p>
          </table:table-cell>
          <table:table-cell office:value-type="float" office:value="0.38620199999999999" table:formula="of:=[.C406]/1000*[.E406]" table:style-name="ce1">
            <text:p>0,386202</text:p>
          </table:table-cell>
          <table:table-cell table:number-columns-repeated="16378"/>
        </table:table-row>
        <table:table-row table:style-name="ro2">
          <table:table-cell office:value-type="time" office:time-value="PT18H36M18S" table:style-name="ce5">
            <text:p>18:36:18</text:p>
          </table:table-cell>
          <table:table-cell office:value-type="time" office:time-value="PT18H36M19S" table:style-name="ce5">
            <text:p>18:36:19</text:p>
          </table:table-cell>
          <table:table-cell office:value-type="float" office:value="1012" table:style-name="ce1">
            <text:p>1012</text:p>
          </table:table-cell>
          <table:table-cell office:value-type="float" office:value="4.694" table:style-name="ce1">
            <text:p>4,694</text:p>
          </table:table-cell>
          <table:table-cell office:value-type="float" office:value="0.372" table:style-name="ce1">
            <text:p>0,372</text:p>
          </table:table-cell>
          <table:table-cell office:value-type="float" office:value="0.37646400000000002" table:formula="of:=[.C407]/1000*[.E407]" table:style-name="ce1">
            <text:p>0,376464</text:p>
          </table:table-cell>
          <table:table-cell table:number-columns-repeated="16378"/>
        </table:table-row>
        <table:table-row table:style-name="ro2">
          <table:table-cell office:value-type="time" office:time-value="PT18H36M19S" table:style-name="ce5">
            <text:p>18:36:19</text:p>
          </table:table-cell>
          <table:table-cell office:value-type="time" office:time-value="PT18H36M20S" table:style-name="ce5">
            <text:p>18:36:20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0300000000000002" table:style-name="ce1">
            <text:p>0,403</text:p>
          </table:table-cell>
          <table:table-cell office:value-type="float" office:value="0.40823899999999996" table:formula="of:=[.C408]/1000*[.E408]" table:style-name="ce1">
            <text:p>0,408239</text:p>
          </table:table-cell>
          <table:table-cell table:number-columns-repeated="16378"/>
        </table:table-row>
        <table:table-row table:style-name="ro2">
          <table:table-cell office:value-type="time" office:time-value="PT18H36M20S" table:style-name="ce5">
            <text:p>18:36:20</text:p>
          </table:table-cell>
          <table:table-cell office:value-type="time" office:time-value="PT18H36M21S" table:style-name="ce5">
            <text:p>18:36:21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502" table:style-name="ce1">
            <text:p>0,502</text:p>
          </table:table-cell>
          <table:table-cell office:value-type="float" office:value="0.50852599999999992" table:formula="of:=[.C409]/1000*[.E409]" table:style-name="ce1">
            <text:p>0,508526</text:p>
          </table:table-cell>
          <table:table-cell table:number-columns-repeated="16378"/>
        </table:table-row>
        <table:table-row table:style-name="ro2">
          <table:table-cell office:value-type="time" office:time-value="PT18H36M21S" table:style-name="ce5">
            <text:p>18:36:21</text:p>
          </table:table-cell>
          <table:table-cell office:value-type="time" office:time-value="PT18H36M22S" table:style-name="ce5">
            <text:p>18:36:22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39500000000000002" table:style-name="ce1">
            <text:p>0,395</text:p>
          </table:table-cell>
          <table:table-cell office:value-type="float" office:value="0.39974000000000004" table:formula="of:=[.C410]/1000*[.E410]" table:style-name="ce1">
            <text:p>0,39974</text:p>
          </table:table-cell>
          <table:table-cell table:number-columns-repeated="16378"/>
        </table:table-row>
        <table:table-row table:style-name="ro2">
          <table:table-cell office:value-type="time" office:time-value="PT18H36M22S" table:style-name="ce5">
            <text:p>18:36:22</text:p>
          </table:table-cell>
          <table:table-cell office:value-type="time" office:time-value="PT18H36M23S" table:style-name="ce5">
            <text:p>18:36:23</text:p>
          </table:table-cell>
          <table:table-cell office:value-type="float" office:value="1013" table:style-name="ce1">
            <text:p>1013</text:p>
          </table:table-cell>
          <table:table-cell office:value-type="float" office:value="4.9359999999999999" table:style-name="ce1">
            <text:p>4,936</text:p>
          </table:table-cell>
          <table:table-cell office:value-type="float" office:value="0.39300000000000002" table:style-name="ce1">
            <text:p>0,393</text:p>
          </table:table-cell>
          <table:table-cell office:value-type="float" office:value="0.39810899999999999" table:formula="of:=[.C411]/1000*[.E411]" table:style-name="ce1">
            <text:p>0,398109</text:p>
          </table:table-cell>
          <table:table-cell table:number-columns-repeated="16378"/>
        </table:table-row>
        <table:table-row table:style-name="ro2">
          <table:table-cell office:value-type="time" office:time-value="PT18H36M23S" table:style-name="ce5">
            <text:p>18:36:23</text:p>
          </table:table-cell>
          <table:table-cell office:value-type="time" office:time-value="PT18H36M24S" table:style-name="ce5">
            <text:p>18:36:24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4" table:style-name="ce1">
            <text:p>0,44</text:p>
          </table:table-cell>
          <table:table-cell office:value-type="float" office:value="0.44571999999999995" table:formula="of:=[.C412]/1000*[.E412]" table:style-name="ce1">
            <text:p>0,44572</text:p>
          </table:table-cell>
          <table:table-cell table:number-columns-repeated="16378"/>
        </table:table-row>
        <table:table-row table:style-name="ro2">
          <table:table-cell office:value-type="time" office:time-value="PT18H36M24S" table:style-name="ce5">
            <text:p>18:36:24</text:p>
          </table:table-cell>
          <table:table-cell office:value-type="time" office:time-value="PT18H36M25S" table:style-name="ce5">
            <text:p>18:36:25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6100000000000002" table:style-name="ce1">
            <text:p>0,461</text:p>
          </table:table-cell>
          <table:table-cell office:value-type="float" office:value="0.46699299999999999" table:formula="of:=[.C413]/1000*[.E413]" table:style-name="ce1">
            <text:p>0,466993</text:p>
          </table:table-cell>
          <table:table-cell table:number-columns-repeated="16378"/>
        </table:table-row>
        <table:table-row table:style-name="ro2">
          <table:table-cell office:value-type="time" office:time-value="PT18H36M25S" table:style-name="ce5">
            <text:p>18:36:25</text:p>
          </table:table-cell>
          <table:table-cell office:value-type="time" office:time-value="PT18H36M26S" table:style-name="ce5">
            <text:p>18:36:26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42444699999999996" table:formula="of:=[.C414]/1000*[.E414]" table:style-name="ce1">
            <text:p>0,424447</text:p>
          </table:table-cell>
          <table:table-cell table:number-columns-repeated="16378"/>
        </table:table-row>
        <table:table-row table:style-name="ro2">
          <table:table-cell office:value-type="time" office:time-value="PT18H36M26S" table:style-name="ce5">
            <text:p>18:36:26</text:p>
          </table:table-cell>
          <table:table-cell office:value-type="time" office:time-value="PT18H36M27S" table:style-name="ce5">
            <text:p>18:36:27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1199999999999998" table:style-name="ce1">
            <text:p>0,412</text:p>
          </table:table-cell>
          <table:table-cell office:value-type="float" office:value="0.41735599999999995" table:formula="of:=[.C415]/1000*[.E415]" table:style-name="ce1">
            <text:p>0,417356</text:p>
          </table:table-cell>
          <table:table-cell table:number-columns-repeated="16378"/>
        </table:table-row>
        <table:table-row table:style-name="ro2">
          <table:table-cell office:value-type="time" office:time-value="PT18H36M27S" table:style-name="ce5">
            <text:p>18:36:27</text:p>
          </table:table-cell>
          <table:table-cell office:value-type="time" office:time-value="PT18H36M28S" table:style-name="ce5">
            <text:p>18:36:28</text:p>
          </table:table-cell>
          <table:table-cell office:value-type="float" office:value="1011" table:style-name="ce1">
            <text:p>1011</text:p>
          </table:table-cell>
          <table:table-cell office:value-type="float" office:value="4.9459999999999997" table:style-name="ce1">
            <text:p>4,946</text:p>
          </table:table-cell>
          <table:table-cell office:value-type="float" office:value="0.40400000000000003" table:style-name="ce1">
            <text:p>0,404</text:p>
          </table:table-cell>
          <table:table-cell office:value-type="float" office:value="0.40844399999999997" table:formula="of:=[.C416]/1000*[.E416]" table:style-name="ce1">
            <text:p>0,408444</text:p>
          </table:table-cell>
          <table:table-cell table:number-columns-repeated="16378"/>
        </table:table-row>
        <table:table-row table:style-name="ro2">
          <table:table-cell office:value-type="time" office:time-value="PT18H36M28S" table:style-name="ce5">
            <text:p>18:36:28</text:p>
          </table:table-cell>
          <table:table-cell office:value-type="time" office:time-value="PT18H36M29S" table:style-name="ce5">
            <text:p>18:36:29</text:p>
          </table:table-cell>
          <table:table-cell office:value-type="float" office:value="1011" table:style-name="ce1">
            <text:p>1011</text:p>
          </table:table-cell>
          <table:table-cell office:value-type="float" office:value="5.1929999999999996" table:style-name="ce1">
            <text:p>5,193</text:p>
          </table:table-cell>
          <table:table-cell office:value-type="float" office:value="0.40500000000000003" table:style-name="ce1">
            <text:p>0,405</text:p>
          </table:table-cell>
          <table:table-cell office:value-type="float" office:value="0.40945500000000001" table:formula="of:=[.C417]/1000*[.E417]" table:style-name="ce1">
            <text:p>0,409455</text:p>
          </table:table-cell>
          <table:table-cell table:number-columns-repeated="16378"/>
        </table:table-row>
        <table:table-row table:style-name="ro2">
          <table:table-cell office:value-type="time" office:time-value="PT18H36M29S" table:style-name="ce5">
            <text:p>18:36:29</text:p>
          </table:table-cell>
          <table:table-cell office:value-type="time" office:time-value="PT18H36M30S" table:style-name="ce5">
            <text:p>18:36:30</text:p>
          </table:table-cell>
          <table:table-cell office:value-type="float" office:value="1008" table:style-name="ce1">
            <text:p>1008</text:p>
          </table:table-cell>
          <table:table-cell office:value-type="float" office:value="4.7119999999999997" table:style-name="ce1">
            <text:p>4,712</text:p>
          </table:table-cell>
          <table:table-cell office:value-type="float" office:value="0.40100000000000002" table:style-name="ce1">
            <text:p>0,401</text:p>
          </table:table-cell>
          <table:table-cell office:value-type="float" office:value="0.40420800000000001" table:formula="of:=[.C418]/1000*[.E418]" table:style-name="ce1">
            <text:p>0,404208</text:p>
          </table:table-cell>
          <table:table-cell table:number-columns-repeated="16378"/>
        </table:table-row>
        <table:table-row table:style-name="ro2">
          <table:table-cell office:value-type="time" office:time-value="PT18H36M30S" table:style-name="ce5">
            <text:p>18:36:30</text:p>
          </table:table-cell>
          <table:table-cell office:value-type="time" office:time-value="PT18H36M31S" table:style-name="ce5">
            <text:p>18:36:31</text:p>
          </table:table-cell>
          <table:table-cell office:value-type="float" office:value="1009" table:style-name="ce1">
            <text:p>1009</text:p>
          </table:table-cell>
          <table:table-cell office:value-type="float" office:value="4.46" table:style-name="ce1">
            <text:p>4,46</text:p>
          </table:table-cell>
          <table:table-cell office:value-type="float" office:value="0.39800000000000002" table:style-name="ce1">
            <text:p>0,398</text:p>
          </table:table-cell>
          <table:table-cell office:value-type="float" office:value="0.40158199999999999" table:formula="of:=[.C419]/1000*[.E419]" table:style-name="ce1">
            <text:p>0,401582</text:p>
          </table:table-cell>
          <table:table-cell table:number-columns-repeated="16378"/>
        </table:table-row>
        <table:table-row table:style-name="ro2">
          <table:table-cell office:value-type="time" office:time-value="PT18H36M31S" table:style-name="ce5">
            <text:p>18:36:31</text:p>
          </table:table-cell>
          <table:table-cell office:value-type="time" office:time-value="PT18H36M32S" table:style-name="ce5">
            <text:p>18:36:32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33" table:style-name="ce1">
            <text:p>0,433</text:p>
          </table:table-cell>
          <table:table-cell office:value-type="float" office:value="0.43819599999999997" table:formula="of:=[.C420]/1000*[.E420]" table:style-name="ce1">
            <text:p>0,438196</text:p>
          </table:table-cell>
          <table:table-cell table:number-columns-repeated="16378"/>
        </table:table-row>
        <table:table-row table:style-name="ro2">
          <table:table-cell office:value-type="time" office:time-value="PT18H36M32S" table:style-name="ce5">
            <text:p>18:36:32</text:p>
          </table:table-cell>
          <table:table-cell office:value-type="time" office:time-value="PT18H36M33S" table:style-name="ce5">
            <text:p>18:36:33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4" table:style-name="ce1">
            <text:p>0,44</text:p>
          </table:table-cell>
          <table:table-cell office:value-type="float" office:value="0.44571999999999995" table:formula="of:=[.C421]/1000*[.E421]" table:style-name="ce1">
            <text:p>0,44572</text:p>
          </table:table-cell>
          <table:table-cell table:number-columns-repeated="16378"/>
        </table:table-row>
        <table:table-row table:style-name="ro2">
          <table:table-cell office:value-type="time" office:time-value="PT18H36M33S" table:style-name="ce5">
            <text:p>18:36:33</text:p>
          </table:table-cell>
          <table:table-cell office:value-type="time" office:time-value="PT18H36M34S" table:style-name="ce5">
            <text:p>18:36:34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3" table:style-name="ce1">
            <text:p>0,43</text:p>
          </table:table-cell>
          <table:table-cell office:value-type="float" office:value="0.43558999999999998" table:formula="of:=[.C422]/1000*[.E422]" table:style-name="ce1">
            <text:p>0,43559</text:p>
          </table:table-cell>
          <table:table-cell table:number-columns-repeated="16378"/>
        </table:table-row>
        <table:table-row table:style-name="ro2">
          <table:table-cell office:value-type="time" office:time-value="PT18H36M34S" table:style-name="ce5">
            <text:p>18:36:34</text:p>
          </table:table-cell>
          <table:table-cell office:value-type="time" office:time-value="PT18H36M35S" table:style-name="ce5">
            <text:p>18:36:35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37" table:style-name="ce1">
            <text:p>0,437</text:p>
          </table:table-cell>
          <table:table-cell office:value-type="float" office:value="0.44268099999999994" table:formula="of:=[.C423]/1000*[.E423]" table:style-name="ce1">
            <text:p>0,442681</text:p>
          </table:table-cell>
          <table:table-cell table:number-columns-repeated="16378"/>
        </table:table-row>
        <table:table-row table:style-name="ro2">
          <table:table-cell office:value-type="time" office:time-value="PT18H36M36S" table:style-name="ce5">
            <text:p>18:36:36</text:p>
          </table:table-cell>
          <table:table-cell office:value-type="time" office:time-value="PT18H36M37S" table:style-name="ce5">
            <text:p>18:36:37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2399999999999999" table:style-name="ce1">
            <text:p>0,424</text:p>
          </table:table-cell>
          <table:table-cell office:value-type="float" office:value="0.42951199999999995" table:formula="of:=[.C424]/1000*[.E424]" table:style-name="ce1">
            <text:p>0,429512</text:p>
          </table:table-cell>
          <table:table-cell table:number-columns-repeated="16378"/>
        </table:table-row>
        <table:table-row table:style-name="ro2">
          <table:table-cell office:value-type="time" office:time-value="PT18H36M37S" table:style-name="ce5">
            <text:p>18:36:37</text:p>
          </table:table-cell>
          <table:table-cell office:value-type="time" office:time-value="PT18H36M38S" table:style-name="ce5">
            <text:p>18:36:38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42444699999999996" table:formula="of:=[.C425]/1000*[.E425]" table:style-name="ce1">
            <text:p>0,424447</text:p>
          </table:table-cell>
          <table:table-cell table:number-columns-repeated="16378"/>
        </table:table-row>
        <table:table-row table:style-name="ro2">
          <table:table-cell office:value-type="time" office:time-value="PT18H36M38S" table:style-name="ce5">
            <text:p>18:36:38</text:p>
          </table:table-cell>
          <table:table-cell office:value-type="time" office:time-value="PT18H36M39S" table:style-name="ce5">
            <text:p>18:36:39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435" table:style-name="ce1">
            <text:p>0,435</text:p>
          </table:table-cell>
          <table:table-cell office:value-type="float" office:value="0.44022" table:formula="of:=[.C426]/1000*[.E426]" table:style-name="ce1">
            <text:p>0,44022</text:p>
          </table:table-cell>
          <table:table-cell table:number-columns-repeated="16378"/>
        </table:table-row>
        <table:table-row table:style-name="ro2">
          <table:table-cell office:value-type="time" office:time-value="PT18H36M39S" table:style-name="ce5">
            <text:p>18:36:39</text:p>
          </table:table-cell>
          <table:table-cell office:value-type="time" office:time-value="PT18H36M40S" table:style-name="ce5">
            <text:p>18:36:40</text:p>
          </table:table-cell>
          <table:table-cell office:value-type="float" office:value="1012" table:style-name="ce1">
            <text:p>1012</text:p>
          </table:table-cell>
          <table:table-cell office:value-type="float" office:value="4.9409999999999998" table:style-name="ce1">
            <text:p>4,941</text:p>
          </table:table-cell>
          <table:table-cell office:value-type="float" office:value="0.434" table:style-name="ce1">
            <text:p>0,434</text:p>
          </table:table-cell>
          <table:table-cell office:value-type="float" office:value="0.43920799999999999" table:formula="of:=[.C427]/1000*[.E427]" table:style-name="ce1">
            <text:p>0,439208</text:p>
          </table:table-cell>
          <table:table-cell table:number-columns-repeated="16378"/>
        </table:table-row>
        <table:table-row table:style-name="ro2">
          <table:table-cell office:value-type="time" office:time-value="PT18H36M40S" table:style-name="ce5">
            <text:p>18:36:40</text:p>
          </table:table-cell>
          <table:table-cell office:value-type="time" office:time-value="PT18H36M41S" table:style-name="ce5">
            <text:p>18:36:41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51" table:style-name="ce1">
            <text:p>0,51</text:p>
          </table:table-cell>
          <table:table-cell office:value-type="float" office:value="0.51662999999999992" table:formula="of:=[.C428]/1000*[.E428]" table:style-name="ce1">
            <text:p>0,51663</text:p>
          </table:table-cell>
          <table:table-cell table:number-columns-repeated="16378"/>
        </table:table-row>
        <table:table-row table:style-name="ro2">
          <table:table-cell office:value-type="time" office:time-value="PT18H36M41S" table:style-name="ce5">
            <text:p>18:36:41</text:p>
          </table:table-cell>
          <table:table-cell office:value-type="time" office:time-value="PT18H36M42S" table:style-name="ce5">
            <text:p>18:36:42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35" table:style-name="ce1">
            <text:p>0,435</text:p>
          </table:table-cell>
          <table:table-cell office:value-type="float" office:value="0.44022" table:formula="of:=[.C429]/1000*[.E429]" table:style-name="ce1">
            <text:p>0,44022</text:p>
          </table:table-cell>
          <table:table-cell table:number-columns-repeated="16378"/>
        </table:table-row>
        <table:table-row table:style-name="ro2">
          <table:table-cell office:value-type="time" office:time-value="PT18H36M42S" table:style-name="ce5">
            <text:p>18:36:42</text:p>
          </table:table-cell>
          <table:table-cell office:value-type="time" office:time-value="PT18H36M43S" table:style-name="ce5">
            <text:p>18:36:43</text:p>
          </table:table-cell>
          <table:table-cell office:value-type="float" office:value="1011" table:style-name="ce1">
            <text:p>1011</text:p>
          </table:table-cell>
          <table:table-cell office:value-type="float" office:value="5.44" table:style-name="ce1">
            <text:p>5,44</text:p>
          </table:table-cell>
          <table:table-cell office:value-type="float" office:value="0.40699999999999997" table:style-name="ce1">
            <text:p>0,407</text:p>
          </table:table-cell>
          <table:table-cell office:value-type="float" office:value="0.41147699999999993" table:formula="of:=[.C430]/1000*[.E430]" table:style-name="ce1">
            <text:p>0,411477</text:p>
          </table:table-cell>
          <table:table-cell table:number-columns-repeated="16378"/>
        </table:table-row>
        <table:table-row table:style-name="ro2">
          <table:table-cell office:value-type="time" office:time-value="PT18H36M43S" table:style-name="ce5">
            <text:p>18:36:43</text:p>
          </table:table-cell>
          <table:table-cell office:value-type="time" office:time-value="PT18H36M44S" table:style-name="ce5">
            <text:p>18:36:44</text:p>
          </table:table-cell>
          <table:table-cell office:value-type="float" office:value="1009" table:style-name="ce1">
            <text:p>1009</text:p>
          </table:table-cell>
          <table:table-cell office:value-type="float" office:value="4.7080000000000002" table:style-name="ce1">
            <text:p>4,708</text:p>
          </table:table-cell>
          <table:table-cell office:value-type="float" office:value="0.39400000000000002" table:style-name="ce1">
            <text:p>0,394</text:p>
          </table:table-cell>
          <table:table-cell office:value-type="float" office:value="0.39754599999999995" table:formula="of:=[.C431]/1000*[.E431]" table:style-name="ce1">
            <text:p>0,397546</text:p>
          </table:table-cell>
          <table:table-cell table:number-columns-repeated="16378"/>
        </table:table-row>
        <table:table-row table:style-name="ro2">
          <table:table-cell office:value-type="time" office:time-value="PT18H36M44S" table:style-name="ce5">
            <text:p>18:36:44</text:p>
          </table:table-cell>
          <table:table-cell office:value-type="time" office:time-value="PT18H36M45S" table:style-name="ce5">
            <text:p>18:36:45</text:p>
          </table:table-cell>
          <table:table-cell office:value-type="float" office:value="1010" table:style-name="ce1">
            <text:p>1010</text:p>
          </table:table-cell>
          <table:table-cell office:value-type="float" office:value="5.1980000000000004" table:style-name="ce1">
            <text:p>5,198</text:p>
          </table:table-cell>
          <table:table-cell office:value-type="float" office:value="0.43099999999999999" table:style-name="ce1">
            <text:p>0,431</text:p>
          </table:table-cell>
          <table:table-cell office:value-type="float" office:value="0.43530999999999997" table:formula="of:=[.C432]/1000*[.E432]" table:style-name="ce1">
            <text:p>0,43531</text:p>
          </table:table-cell>
          <table:table-cell table:number-columns-repeated="16378"/>
        </table:table-row>
        <table:table-row table:style-name="ro2">
          <table:table-cell office:value-type="time" office:time-value="PT18H36M45S" table:style-name="ce5">
            <text:p>18:36:45</text:p>
          </table:table-cell>
          <table:table-cell office:value-type="time" office:time-value="PT18H36M46S" table:style-name="ce5">
            <text:p>18:36:46</text:p>
          </table:table-cell>
          <table:table-cell office:value-type="float" office:value="1012" table:style-name="ce1">
            <text:p>1012</text:p>
          </table:table-cell>
          <table:table-cell office:value-type="float" office:value="5.1879999999999997" table:style-name="ce1">
            <text:p>5,188</text:p>
          </table:table-cell>
          <table:table-cell office:value-type="float" office:value="0.435" table:style-name="ce1">
            <text:p>0,435</text:p>
          </table:table-cell>
          <table:table-cell office:value-type="float" office:value="0.44022" table:formula="of:=[.C433]/1000*[.E433]" table:style-name="ce1">
            <text:p>0,44022</text:p>
          </table:table-cell>
          <table:table-cell table:number-columns-repeated="16378"/>
        </table:table-row>
        <table:table-row table:style-name="ro2">
          <table:table-cell office:value-type="time" office:time-value="PT18H36M46S" table:style-name="ce5">
            <text:p>18:36:46</text:p>
          </table:table-cell>
          <table:table-cell office:value-type="time" office:time-value="PT18H36M47S" table:style-name="ce5">
            <text:p>18:36:47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41" table:style-name="ce1">
            <text:p>0,441</text:p>
          </table:table-cell>
          <table:table-cell office:value-type="float" office:value="0.44673299999999994" table:formula="of:=[.C434]/1000*[.E434]" table:style-name="ce1">
            <text:p>0,446733</text:p>
          </table:table-cell>
          <table:table-cell table:number-columns-repeated="16378"/>
        </table:table-row>
        <table:table-row table:style-name="ro2">
          <table:table-cell office:value-type="time" office:time-value="PT18H36M47S" table:style-name="ce5">
            <text:p>18:36:47</text:p>
          </table:table-cell>
          <table:table-cell office:value-type="time" office:time-value="PT18H36M48S" table:style-name="ce5">
            <text:p>18:36:48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4500000000000001" table:style-name="ce1">
            <text:p>0,445</text:p>
          </table:table-cell>
          <table:table-cell office:value-type="float" office:value="0.45078499999999994" table:formula="of:=[.C435]/1000*[.E435]" table:style-name="ce1">
            <text:p>0,450785</text:p>
          </table:table-cell>
          <table:table-cell table:number-columns-repeated="16378"/>
        </table:table-row>
        <table:table-row table:style-name="ro2">
          <table:table-cell office:value-type="time" office:time-value="PT18H36M48S" table:style-name="ce5">
            <text:p>18:36:48</text:p>
          </table:table-cell>
          <table:table-cell office:value-type="time" office:time-value="PT18H36M49S" table:style-name="ce5">
            <text:p>18:36:49</text:p>
          </table:table-cell>
          <table:table-cell office:value-type="float" office:value="1012" table:style-name="ce1">
            <text:p>1012</text:p>
          </table:table-cell>
          <table:table-cell office:value-type="float" office:value="5.6820000000000004" table:style-name="ce1">
            <text:p>5,682</text:p>
          </table:table-cell>
          <table:table-cell office:value-type="float" office:value="0.47" table:style-name="ce1">
            <text:p>0,47</text:p>
          </table:table-cell>
          <table:table-cell office:value-type="float" office:value="0.47563999999999995" table:formula="of:=[.C436]/1000*[.E436]" table:style-name="ce1">
            <text:p>0,47564</text:p>
          </table:table-cell>
          <table:table-cell table:number-columns-repeated="16378"/>
        </table:table-row>
        <table:table-row table:style-name="ro2">
          <table:table-cell office:value-type="time" office:time-value="PT18H36M49S" table:style-name="ce5">
            <text:p>18:36:49</text:p>
          </table:table-cell>
          <table:table-cell office:value-type="time" office:time-value="PT18H36M50S" table:style-name="ce5">
            <text:p>18:36:50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6899999999999997" table:style-name="ce1">
            <text:p>0,469</text:p>
          </table:table-cell>
          <table:table-cell office:value-type="float" office:value="0.47509699999999994" table:formula="of:=[.C437]/1000*[.E437]" table:style-name="ce1">
            <text:p>0,475097</text:p>
          </table:table-cell>
          <table:table-cell table:number-columns-repeated="16378"/>
        </table:table-row>
        <table:table-row table:style-name="ro2">
          <table:table-cell office:value-type="time" office:time-value="PT18H36M50S" table:style-name="ce5">
            <text:p>18:36:50</text:p>
          </table:table-cell>
          <table:table-cell office:value-type="time" office:time-value="PT18H36M51S" table:style-name="ce5">
            <text:p>18:36:51</text:p>
          </table:table-cell>
          <table:table-cell office:value-type="float" office:value="1013" table:style-name="ce1">
            <text:p>1013</text:p>
          </table:table-cell>
          <table:table-cell office:value-type="float" office:value="5.1829999999999998" table:style-name="ce1">
            <text:p>5,183</text:p>
          </table:table-cell>
          <table:table-cell office:value-type="float" office:value="0.46700000000000003" table:style-name="ce1">
            <text:p>0,467</text:p>
          </table:table-cell>
          <table:table-cell office:value-type="float" office:value="0.47307099999999996" table:formula="of:=[.C438]/1000*[.E438]" table:style-name="ce1">
            <text:p>0,473071</text:p>
          </table:table-cell>
          <table:table-cell table:number-columns-repeated="16378"/>
        </table:table-row>
        <table:table-row table:style-name="ro2">
          <table:table-cell office:value-type="time" office:time-value="PT18H36M51S" table:style-name="ce5">
            <text:p>18:36:51</text:p>
          </table:table-cell>
          <table:table-cell office:value-type="time" office:time-value="PT18H36M52S" table:style-name="ce5">
            <text:p>18:36:52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6200000000000002" table:style-name="ce1">
            <text:p>0,462</text:p>
          </table:table-cell>
          <table:table-cell office:value-type="float" office:value="0.46800599999999998" table:formula="of:=[.C439]/1000*[.E439]" table:style-name="ce1">
            <text:p>0,468006</text:p>
          </table:table-cell>
          <table:table-cell table:number-columns-repeated="16378"/>
        </table:table-row>
        <table:table-row table:style-name="ro2">
          <table:table-cell office:value-type="time" office:time-value="PT18H36M52S" table:style-name="ce5">
            <text:p>18:36:52</text:p>
          </table:table-cell>
          <table:table-cell office:value-type="time" office:time-value="PT18H36M53S" table:style-name="ce5">
            <text:p>18:36:53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5200000000000001" table:style-name="ce1">
            <text:p>0,452</text:p>
          </table:table-cell>
          <table:table-cell office:value-type="float" office:value="0.45787599999999995" table:formula="of:=[.C440]/1000*[.E440]" table:style-name="ce1">
            <text:p>0,457876</text:p>
          </table:table-cell>
          <table:table-cell table:number-columns-repeated="16378"/>
        </table:table-row>
        <table:table-row table:style-name="ro2">
          <table:table-cell office:value-type="time" office:time-value="PT18H36M53S" table:style-name="ce5">
            <text:p>18:36:53</text:p>
          </table:table-cell>
          <table:table-cell office:value-type="time" office:time-value="PT18H36M54S" table:style-name="ce5">
            <text:p>18:36:54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46300000000000002" table:style-name="ce1">
            <text:p>0,463</text:p>
          </table:table-cell>
          <table:table-cell office:value-type="float" office:value="0.46855600000000003" table:formula="of:=[.C441]/1000*[.E441]" table:style-name="ce1">
            <text:p>0,468556</text:p>
          </table:table-cell>
          <table:table-cell table:number-columns-repeated="16378"/>
        </table:table-row>
        <table:table-row table:style-name="ro2">
          <table:table-cell office:value-type="time" office:time-value="PT18H36M54S" table:style-name="ce5">
            <text:p>18:36:54</text:p>
          </table:table-cell>
          <table:table-cell office:value-type="time" office:time-value="PT18H36M55S" table:style-name="ce5">
            <text:p>18:36:55</text:p>
          </table:table-cell>
          <table:table-cell office:value-type="float" office:value="1011" table:style-name="ce1">
            <text:p>1011</text:p>
          </table:table-cell>
          <table:table-cell office:value-type="float" office:value="6.4290000000000003" table:style-name="ce1">
            <text:p>6,429</text:p>
          </table:table-cell>
          <table:table-cell office:value-type="float" office:value="0.52800000000000002" table:style-name="ce1">
            <text:p>0,528</text:p>
          </table:table-cell>
          <table:table-cell office:value-type="float" office:value="0.53380799999999995" table:formula="of:=[.C442]/1000*[.E442]" table:style-name="ce1">
            <text:p>0,533808</text:p>
          </table:table-cell>
          <table:table-cell table:number-columns-repeated="16378"/>
        </table:table-row>
        <table:table-row table:style-name="ro2">
          <table:table-cell office:value-type="time" office:time-value="PT18H36M55S" table:style-name="ce5">
            <text:p>18:36:55</text:p>
          </table:table-cell>
          <table:table-cell office:value-type="time" office:time-value="PT18H36M56S" table:style-name="ce5">
            <text:p>18:36:56</text:p>
          </table:table-cell>
          <table:table-cell office:value-type="float" office:value="1008" table:style-name="ce1">
            <text:p>1008</text:p>
          </table:table-cell>
          <table:table-cell office:value-type="float" office:value="5.952" table:style-name="ce1">
            <text:p>5,952</text:p>
          </table:table-cell>
          <table:table-cell office:value-type="float" office:value="0.47299999999999998" table:style-name="ce1">
            <text:p>0,473</text:p>
          </table:table-cell>
          <table:table-cell office:value-type="float" office:value="0.47678399999999999" table:formula="of:=[.C443]/1000*[.E443]" table:style-name="ce1">
            <text:p>0,476784</text:p>
          </table:table-cell>
          <table:table-cell table:number-columns-repeated="16378"/>
        </table:table-row>
        <table:table-row table:style-name="ro2">
          <table:table-cell office:value-type="time" office:time-value="PT18H36M56S" table:style-name="ce5">
            <text:p>18:36:56</text:p>
          </table:table-cell>
          <table:table-cell office:value-type="time" office:time-value="PT18H36M57S" table:style-name="ce5">
            <text:p>18:36:57</text:p>
          </table:table-cell>
          <table:table-cell office:value-type="float" office:value="1008" table:style-name="ce1">
            <text:p>1008</text:p>
          </table:table-cell>
          <table:table-cell office:value-type="float" office:value="5.4560000000000004" table:style-name="ce1">
            <text:p>5,456</text:p>
          </table:table-cell>
          <table:table-cell office:value-type="float" office:value="0.46100000000000002" table:style-name="ce1">
            <text:p>0,461</text:p>
          </table:table-cell>
          <table:table-cell office:value-type="float" office:value="0.46468800000000005" table:formula="of:=[.C444]/1000*[.E444]" table:style-name="ce1">
            <text:p>0,464688</text:p>
          </table:table-cell>
          <table:table-cell table:number-columns-repeated="16378"/>
        </table:table-row>
        <table:table-row table:style-name="ro2">
          <table:table-cell office:value-type="time" office:time-value="PT18H36M57S" table:style-name="ce5">
            <text:p>18:36:57</text:p>
          </table:table-cell>
          <table:table-cell office:value-type="time" office:time-value="PT18H36M58S" table:style-name="ce5">
            <text:p>18:36:58</text:p>
          </table:table-cell>
          <table:table-cell office:value-type="float" office:value="1010" table:style-name="ce1">
            <text:p>1010</text:p>
          </table:table-cell>
          <table:table-cell office:value-type="float" office:value="5.6929999999999996" table:style-name="ce1">
            <text:p>5,693</text:p>
          </table:table-cell>
          <table:table-cell office:value-type="float" office:value="0.46400000000000002" table:style-name="ce1">
            <text:p>0,464</text:p>
          </table:table-cell>
          <table:table-cell office:value-type="float" office:value="0.46864" table:formula="of:=[.C445]/1000*[.E445]" table:style-name="ce1">
            <text:p>0,46864</text:p>
          </table:table-cell>
          <table:table-cell table:number-columns-repeated="16378"/>
        </table:table-row>
        <table:table-row table:style-name="ro2">
          <table:table-cell office:value-type="time" office:time-value="PT18H36M58S" table:style-name="ce5">
            <text:p>18:36:58</text:p>
          </table:table-cell>
          <table:table-cell office:value-type="time" office:time-value="PT18H36M59S" table:style-name="ce5">
            <text:p>18:36:59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6899999999999997" table:style-name="ce1">
            <text:p>0,469</text:p>
          </table:table-cell>
          <table:table-cell office:value-type="float" office:value="0.47509699999999994" table:formula="of:=[.C446]/1000*[.E446]" table:style-name="ce1">
            <text:p>0,475097</text:p>
          </table:table-cell>
          <table:table-cell table:number-columns-repeated="16378"/>
        </table:table-row>
        <table:table-row table:style-name="ro2">
          <table:table-cell office:value-type="time" office:time-value="PT18H36M59S" table:style-name="ce5">
            <text:p>18:36:59</text:p>
          </table:table-cell>
          <table:table-cell office:value-type="time" office:time-value="PT18H37M0S" table:style-name="ce5">
            <text:p>18:37:00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46800000000000003" table:style-name="ce1">
            <text:p>0,468</text:p>
          </table:table-cell>
          <table:table-cell office:value-type="float" office:value="0.47408400000000001" table:formula="of:=[.C447]/1000*[.E447]" table:style-name="ce1">
            <text:p>0,474084</text:p>
          </table:table-cell>
          <table:table-cell table:number-columns-repeated="16378"/>
        </table:table-row>
        <table:table-row table:style-name="ro2">
          <table:table-cell office:value-type="time" office:time-value="PT18H37M0S" table:style-name="ce5">
            <text:p>18:37:00</text:p>
          </table:table-cell>
          <table:table-cell office:value-type="time" office:time-value="PT18H37M1S" table:style-name="ce5">
            <text:p>18:37:01</text:p>
          </table:table-cell>
          <table:table-cell office:value-type="float" office:value="1012" table:style-name="ce1">
            <text:p>1012</text:p>
          </table:table-cell>
          <table:table-cell office:value-type="float" office:value="5.4349999999999996" table:style-name="ce1">
            <text:p>5,435</text:p>
          </table:table-cell>
          <table:table-cell office:value-type="float" office:value="0.49099999999999999" table:style-name="ce1">
            <text:p>0,491</text:p>
          </table:table-cell>
          <table:table-cell office:value-type="float" office:value="0.496892" table:formula="of:=[.C448]/1000*[.E448]" table:style-name="ce1">
            <text:p>0,496892</text:p>
          </table:table-cell>
          <table:table-cell table:number-columns-repeated="16378"/>
        </table:table-row>
        <table:table-row table:style-name="ro2">
          <table:table-cell office:value-type="time" office:time-value="PT18H37M1S" table:style-name="ce5">
            <text:p>18:37:01</text:p>
          </table:table-cell>
          <table:table-cell office:value-type="time" office:time-value="PT18H37M2S" table:style-name="ce5">
            <text:p>18:37:02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48599999999999999" table:style-name="ce1">
            <text:p>0,486</text:p>
          </table:table-cell>
          <table:table-cell office:value-type="float" office:value="0.49231799999999992" table:formula="of:=[.C449]/1000*[.E449]" table:style-name="ce1">
            <text:p>0,492318</text:p>
          </table:table-cell>
          <table:table-cell table:number-columns-repeated="16378"/>
        </table:table-row>
        <table:table-row table:style-name="ro2">
          <table:table-cell office:value-type="time" office:time-value="PT18H37M2S" table:style-name="ce5">
            <text:p>18:37:02</text:p>
          </table:table-cell>
          <table:table-cell office:value-type="time" office:time-value="PT18H37M3S" table:style-name="ce5">
            <text:p>18:37:03</text:p>
          </table:table-cell>
          <table:table-cell office:value-type="float" office:value="1013" table:style-name="ce1">
            <text:p>1013</text:p>
          </table:table-cell>
          <table:table-cell office:value-type="float" office:value="5.6760000000000002" table:style-name="ce1">
            <text:p>5,676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0.49434399999999995" table:formula="of:=[.C450]/1000*[.E450]" table:style-name="ce1">
            <text:p>0,494344</text:p>
          </table:table-cell>
          <table:table-cell table:number-columns-repeated="16378"/>
        </table:table-row>
        <table:table-row table:style-name="ro2">
          <table:table-cell office:value-type="time" office:time-value="PT18H37M3S" table:style-name="ce5">
            <text:p>18:37:03</text:p>
          </table:table-cell>
          <table:table-cell office:value-type="time" office:time-value="PT18H37M4S" table:style-name="ce5">
            <text:p>18:37:04</text:p>
          </table:table-cell>
          <table:table-cell office:value-type="float" office:value="1013" table:style-name="ce1">
            <text:p>1013</text:p>
          </table:table-cell>
          <table:table-cell office:value-type="float" office:value="5.4290000000000003" table:style-name="ce1">
            <text:p>5,429</text:p>
          </table:table-cell>
          <table:table-cell office:value-type="float" office:value="0.48599999999999999" table:style-name="ce1">
            <text:p>0,486</text:p>
          </table:table-cell>
          <table:table-cell office:value-type="float" office:value="0.49231799999999992" table:formula="of:=[.C451]/1000*[.E451]" table:style-name="ce1">
            <text:p>0,492318</text:p>
          </table:table-cell>
          <table:table-cell table:number-columns-repeated="16378"/>
        </table:table-row>
        <table:table-row table:style-name="ro2">
          <table:table-cell office:value-type="time" office:time-value="PT18H37M4S" table:style-name="ce5">
            <text:p>18:37:04</text:p>
          </table:table-cell>
          <table:table-cell office:value-type="time" office:time-value="PT18H37M5S" table:style-name="ce5">
            <text:p>18:37:05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496" table:style-name="ce1">
            <text:p>0,496</text:p>
          </table:table-cell>
          <table:table-cell office:value-type="float" office:value="0.50195199999999995" table:formula="of:=[.C452]/1000*[.E452]" table:style-name="ce1">
            <text:p>0,501952</text:p>
          </table:table-cell>
          <table:table-cell table:number-columns-repeated="16378"/>
        </table:table-row>
        <table:table-row table:style-name="ro2">
          <table:table-cell office:value-type="time" office:time-value="PT18H37M5S" table:style-name="ce5">
            <text:p>18:37:05</text:p>
          </table:table-cell>
          <table:table-cell office:value-type="time" office:time-value="PT18H37M6S" table:style-name="ce5">
            <text:p>18:37:06</text:p>
          </table:table-cell>
          <table:table-cell office:value-type="float" office:value="1014" table:style-name="ce1">
            <text:p>1014</text:p>
          </table:table-cell>
          <table:table-cell office:value-type="float" office:value="6.41" table:style-name="ce1">
            <text:p>6,41</text:p>
          </table:table-cell>
          <table:table-cell office:value-type="float" office:value="0.50600000000000001" table:style-name="ce1">
            <text:p>0,506</text:p>
          </table:table-cell>
          <table:table-cell office:value-type="float" office:value="0.51308399999999998" table:formula="of:=[.C453]/1000*[.E453]" table:style-name="ce1">
            <text:p>0,513084</text:p>
          </table:table-cell>
          <table:table-cell table:number-columns-repeated="16378"/>
        </table:table-row>
        <table:table-row table:style-name="ro2">
          <table:table-cell office:value-type="time" office:time-value="PT18H37M6S" table:style-name="ce5">
            <text:p>18:37:06</text:p>
          </table:table-cell>
          <table:table-cell office:value-type="time" office:time-value="PT18H37M7S" table:style-name="ce5">
            <text:p>18:37:07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52100000000000002" table:style-name="ce1">
            <text:p>0,521</text:p>
          </table:table-cell>
          <table:table-cell office:value-type="float" office:value="0.52725200000000005" table:formula="of:=[.C454]/1000*[.E454]" table:style-name="ce1">
            <text:p>0,527252</text:p>
          </table:table-cell>
          <table:table-cell table:number-columns-repeated="16378"/>
        </table:table-row>
        <table:table-row table:style-name="ro2">
          <table:table-cell office:value-type="time" office:time-value="PT18H37M7S" table:style-name="ce5">
            <text:p>18:37:07</text:p>
          </table:table-cell>
          <table:table-cell office:value-type="time" office:time-value="PT18H37M8S" table:style-name="ce5">
            <text:p>18:37:08</text:p>
          </table:table-cell>
          <table:table-cell office:value-type="float" office:value="1011" table:style-name="ce1">
            <text:p>1011</text:p>
          </table:table-cell>
          <table:table-cell office:value-type="float" office:value="6.1820000000000004" table:style-name="ce1">
            <text:p>6,182</text:p>
          </table:table-cell>
          <table:table-cell office:value-type="float" office:value="0.51200000000000001" table:style-name="ce1">
            <text:p>0,512</text:p>
          </table:table-cell>
          <table:table-cell office:value-type="float" office:value="0.51763199999999998" table:formula="of:=[.C455]/1000*[.E455]" table:style-name="ce1">
            <text:p>0,517632</text:p>
          </table:table-cell>
          <table:table-cell table:number-columns-repeated="16378"/>
        </table:table-row>
        <table:table-row table:style-name="ro2">
          <table:table-cell office:value-type="time" office:time-value="PT18H37M8S" table:style-name="ce5">
            <text:p>18:37:08</text:p>
          </table:table-cell>
          <table:table-cell office:value-type="time" office:time-value="PT18H37M9S" table:style-name="ce5">
            <text:p>18:37:09</text:p>
          </table:table-cell>
          <table:table-cell office:value-type="float" office:value="1008" table:style-name="ce1">
            <text:p>1008</text:p>
          </table:table-cell>
          <table:table-cell office:value-type="float" office:value="6.2" table:style-name="ce1">
            <text:p>6,2</text:p>
          </table:table-cell>
          <table:table-cell office:value-type="float" office:value="0.47799999999999998" table:style-name="ce1">
            <text:p>0,478</text:p>
          </table:table-cell>
          <table:table-cell office:value-type="float" office:value="0.48182399999999997" table:formula="of:=[.C456]/1000*[.E456]" table:style-name="ce1">
            <text:p>0,481824</text:p>
          </table:table-cell>
          <table:table-cell table:number-columns-repeated="16378"/>
        </table:table-row>
        <table:table-row table:style-name="ro2">
          <table:table-cell office:value-type="time" office:time-value="PT18H37M9S" table:style-name="ce5">
            <text:p>18:37:09</text:p>
          </table:table-cell>
          <table:table-cell office:value-type="time" office:time-value="PT18H37M10S" table:style-name="ce5">
            <text:p>18:37:10</text:p>
          </table:table-cell>
          <table:table-cell office:value-type="float" office:value="1008" table:style-name="ce1">
            <text:p>1008</text:p>
          </table:table-cell>
          <table:table-cell office:value-type="float" office:value="5.2080000000000002" table:style-name="ce1">
            <text:p>5,208</text:p>
          </table:table-cell>
          <table:table-cell office:value-type="float" office:value="0.44" table:style-name="ce1">
            <text:p>0,44</text:p>
          </table:table-cell>
          <table:table-cell office:value-type="float" office:value="0.44352000000000003" table:formula="of:=[.C457]/1000*[.E457]" table:style-name="ce1">
            <text:p>0,44352</text:p>
          </table:table-cell>
          <table:table-cell table:number-columns-repeated="16378"/>
        </table:table-row>
        <table:table-row table:style-name="ro2">
          <table:table-cell office:value-type="time" office:time-value="PT18H37M10S" table:style-name="ce5">
            <text:p>18:37:10</text:p>
          </table:table-cell>
          <table:table-cell office:value-type="time" office:time-value="PT18H37M11S" table:style-name="ce5">
            <text:p>18:37:11</text:p>
          </table:table-cell>
          <table:table-cell office:value-type="float" office:value="1010" table:style-name="ce1">
            <text:p>1010</text:p>
          </table:table-cell>
          <table:table-cell office:value-type="float" office:value="6.1879999999999997" table:style-name="ce1">
            <text:p>6,188</text:p>
          </table:table-cell>
          <table:table-cell office:value-type="float" office:value="0.52800000000000002" table:style-name="ce1">
            <text:p>0,528</text:p>
          </table:table-cell>
          <table:table-cell office:value-type="float" office:value="0.53327999999999998" table:formula="of:=[.C458]/1000*[.E458]" table:style-name="ce1">
            <text:p>0,53328</text:p>
          </table:table-cell>
          <table:table-cell table:number-columns-repeated="16378"/>
        </table:table-row>
        <table:table-row table:style-name="ro2">
          <table:table-cell office:value-type="time" office:time-value="PT18H37M11S" table:style-name="ce5">
            <text:p>18:37:11</text:p>
          </table:table-cell>
          <table:table-cell office:value-type="time" office:time-value="PT18H37M12S" table:style-name="ce5">
            <text:p>18:37:12</text:p>
          </table:table-cell>
          <table:table-cell office:value-type="float" office:value="1026" table:style-name="ce1">
            <text:p>1026</text:p>
          </table:table-cell>
          <table:table-cell office:value-type="float" office:value="5.8479999999999999" table:style-name="ce1">
            <text:p>5,848</text:p>
          </table:table-cell>
          <table:table-cell office:value-type="float" office:value="0.51100000000000001" table:style-name="ce1">
            <text:p>0,511</text:p>
          </table:table-cell>
          <table:table-cell office:value-type="float" office:value="0.52428600000000003" table:formula="of:=[.C459]/1000*[.E459]" table:style-name="ce1">
            <text:p>0,524286</text:p>
          </table:table-cell>
          <table:table-cell table:number-columns-repeated="16378"/>
        </table:table-row>
        <table:table-row table:style-name="ro2">
          <table:table-cell office:value-type="time" office:time-value="PT18H37M12S" table:style-name="ce5">
            <text:p>18:37:12</text:p>
          </table:table-cell>
          <table:table-cell office:value-type="time" office:time-value="PT18H37M13S" table:style-name="ce5">
            <text:p>18:37:13</text:p>
          </table:table-cell>
          <table:table-cell office:value-type="float" office:value="1012" table:style-name="ce1">
            <text:p>1012</text:p>
          </table:table-cell>
          <table:table-cell office:value-type="float" office:value="5.9290000000000003" table:style-name="ce1">
            <text:p>5,929</text:p>
          </table:table-cell>
          <table:table-cell office:value-type="float" office:value="0.51300000000000001" table:style-name="ce1">
            <text:p>0,513</text:p>
          </table:table-cell>
          <table:table-cell office:value-type="float" office:value="0.51915600000000006" table:formula="of:=[.C460]/1000*[.E460]" table:style-name="ce1">
            <text:p>0,519156</text:p>
          </table:table-cell>
          <table:table-cell table:number-columns-repeated="16378"/>
        </table:table-row>
        <table:table-row table:style-name="ro2">
          <table:table-cell office:value-type="time" office:time-value="PT18H37M13S" table:style-name="ce5">
            <text:p>18:37:13</text:p>
          </table:table-cell>
          <table:table-cell office:value-type="time" office:time-value="PT18H37M14S" table:style-name="ce5">
            <text:p>18:37:14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1" table:style-name="ce1">
            <text:p>0,51</text:p>
          </table:table-cell>
          <table:table-cell office:value-type="float" office:value="0.51662999999999992" table:formula="of:=[.C461]/1000*[.E461]" table:style-name="ce1">
            <text:p>0,51663</text:p>
          </table:table-cell>
          <table:table-cell table:number-columns-repeated="16378"/>
        </table:table-row>
        <table:table-row table:style-name="ro2">
          <table:table-cell office:value-type="time" office:time-value="PT18H37M14S" table:style-name="ce5">
            <text:p>18:37:14</text:p>
          </table:table-cell>
          <table:table-cell office:value-type="time" office:time-value="PT18H37M15S" table:style-name="ce5">
            <text:p>18:37:15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2800000000000002" table:style-name="ce1">
            <text:p>0,528</text:p>
          </table:table-cell>
          <table:table-cell office:value-type="float" office:value="0.53486400000000001" table:formula="of:=[.C462]/1000*[.E462]" table:style-name="ce1">
            <text:p>0,534864</text:p>
          </table:table-cell>
          <table:table-cell table:number-columns-repeated="16378"/>
        </table:table-row>
        <table:table-row table:style-name="ro2">
          <table:table-cell office:value-type="time" office:time-value="PT18H37M15S" table:style-name="ce5">
            <text:p>18:37:15</text:p>
          </table:table-cell>
          <table:table-cell office:value-type="time" office:time-value="PT18H37M16S" table:style-name="ce5">
            <text:p>18:37:16</text:p>
          </table:table-cell>
          <table:table-cell office:value-type="float" office:value="1013" table:style-name="ce1">
            <text:p>1013</text:p>
          </table:table-cell>
          <table:table-cell office:value-type="float" office:value="6.17" table:style-name="ce1">
            <text:p>6,17</text:p>
          </table:table-cell>
          <table:table-cell office:value-type="float" office:value="0.51300000000000001" table:style-name="ce1">
            <text:p>0,513</text:p>
          </table:table-cell>
          <table:table-cell office:value-type="float" office:value="0.51966899999999994" table:formula="of:=[.C463]/1000*[.E463]" table:style-name="ce1">
            <text:p>0,519669</text:p>
          </table:table-cell>
          <table:table-cell table:number-columns-repeated="16378"/>
        </table:table-row>
        <table:table-row table:style-name="ro2">
          <table:table-cell office:value-type="time" office:time-value="PT18H37M16S" table:style-name="ce5">
            <text:p>18:37:16</text:p>
          </table:table-cell>
          <table:table-cell office:value-type="time" office:time-value="PT18H37M17S" table:style-name="ce5">
            <text:p>18:37:17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2500000000000002" table:style-name="ce1">
            <text:p>0,525</text:p>
          </table:table-cell>
          <table:table-cell office:value-type="float" office:value="0.53129999999999999" table:formula="of:=[.C464]/1000*[.E464]" table:style-name="ce1">
            <text:p>0,5313</text:p>
          </table:table-cell>
          <table:table-cell table:number-columns-repeated="16378"/>
        </table:table-row>
        <table:table-row table:style-name="ro2">
          <table:table-cell office:value-type="time" office:time-value="PT18H37M17S" table:style-name="ce5">
            <text:p>18:37:17</text:p>
          </table:table-cell>
          <table:table-cell office:value-type="time" office:time-value="PT18H37M18S" table:style-name="ce5">
            <text:p>18:37:18</text:p>
          </table:table-cell>
          <table:table-cell office:value-type="float" office:value="1013" table:style-name="ce1">
            <text:p>1013</text:p>
          </table:table-cell>
          <table:table-cell office:value-type="float" office:value="6.4169999999999998" table:style-name="ce1">
            <text:p>6,417</text:p>
          </table:table-cell>
          <table:table-cell office:value-type="float" office:value="0.53" table:style-name="ce1">
            <text:p>0,53</text:p>
          </table:table-cell>
          <table:table-cell office:value-type="float" office:value="0.53688999999999998" table:formula="of:=[.C465]/1000*[.E465]" table:style-name="ce1">
            <text:p>0,53689</text:p>
          </table:table-cell>
          <table:table-cell table:number-columns-repeated="16378"/>
        </table:table-row>
        <table:table-row table:style-name="ro2">
          <table:table-cell office:value-type="time" office:time-value="PT18H37M18S" table:style-name="ce5">
            <text:p>18:37:18</text:p>
          </table:table-cell>
          <table:table-cell office:value-type="time" office:time-value="PT18H37M19S" table:style-name="ce5">
            <text:p>18:37:19</text:p>
          </table:table-cell>
          <table:table-cell office:value-type="float" office:value="1013" table:style-name="ce1">
            <text:p>1013</text:p>
          </table:table-cell>
          <table:table-cell office:value-type="float" office:value="5.923" table:style-name="ce1">
            <text:p>5,923</text:p>
          </table:table-cell>
          <table:table-cell office:value-type="float" office:value="0.52" table:style-name="ce1">
            <text:p>0,52</text:p>
          </table:table-cell>
          <table:table-cell office:value-type="float" office:value="0.52676000000000001" table:formula="of:=[.C466]/1000*[.E466]" table:style-name="ce1">
            <text:p>0,52676</text:p>
          </table:table-cell>
          <table:table-cell table:number-columns-repeated="16378"/>
        </table:table-row>
        <table:table-row table:style-name="ro2">
          <table:table-cell office:value-type="time" office:time-value="PT18H37M19S" table:style-name="ce5">
            <text:p>18:37:19</text:p>
          </table:table-cell>
          <table:table-cell office:value-type="time" office:time-value="PT18H37M20S" table:style-name="ce5">
            <text:p>18:37:20</text:p>
          </table:table-cell>
          <table:table-cell office:value-type="float" office:value="1013" table:style-name="ce1">
            <text:p>1013</text:p>
          </table:table-cell>
          <table:table-cell office:value-type="float" office:value="7.4039999999999999" table:style-name="ce1">
            <text:p>7,404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0.57740999999999987" table:formula="of:=[.C467]/1000*[.E467]" table:style-name="ce1">
            <text:p>0,57741</text:p>
          </table:table-cell>
          <table:table-cell table:number-columns-repeated="16378"/>
        </table:table-row>
        <table:table-row table:style-name="ro2">
          <table:table-cell office:value-type="time" office:time-value="PT18H37M20S" table:style-name="ce5">
            <text:p>18:37:20</text:p>
          </table:table-cell>
          <table:table-cell office:value-type="time" office:time-value="PT18H37M21S" table:style-name="ce5">
            <text:p>18:37:21</text:p>
          </table:table-cell>
          <table:table-cell office:value-type="float" office:value="1012" table:style-name="ce1">
            <text:p>1012</text:p>
          </table:table-cell>
          <table:table-cell office:value-type="float" office:value="6.1760000000000002" table:style-name="ce1">
            <text:p>6,176</text:p>
          </table:table-cell>
          <table:table-cell office:value-type="float" office:value="0.54300000000000004" table:style-name="ce1">
            <text:p>0,543</text:p>
          </table:table-cell>
          <table:table-cell office:value-type="float" office:value="0.549516" table:formula="of:=[.C468]/1000*[.E468]" table:style-name="ce1">
            <text:p>0,549516</text:p>
          </table:table-cell>
          <table:table-cell table:number-columns-repeated="16378"/>
        </table:table-row>
        <table:table-row table:style-name="ro2">
          <table:table-cell office:value-type="time" office:time-value="PT18H37M21S" table:style-name="ce5">
            <text:p>18:37:21</text:p>
          </table:table-cell>
          <table:table-cell office:value-type="time" office:time-value="PT18H37M22S" table:style-name="ce5">
            <text:p>18:37:22</text:p>
          </table:table-cell>
          <table:table-cell office:value-type="float" office:value="1010" table:style-name="ce1">
            <text:p>1010</text:p>
          </table:table-cell>
          <table:table-cell office:value-type="float" office:value="6.4359999999999999" table:style-name="ce1">
            <text:p>6,436</text:p>
          </table:table-cell>
          <table:table-cell office:value-type="float" office:value="0.505" table:style-name="ce1">
            <text:p>0,505</text:p>
          </table:table-cell>
          <table:table-cell office:value-type="float" office:value="0.51005" table:formula="of:=[.C469]/1000*[.E469]" table:style-name="ce1">
            <text:p>0,51005</text:p>
          </table:table-cell>
          <table:table-cell table:number-columns-repeated="16378"/>
        </table:table-row>
        <table:table-row table:style-name="ro2">
          <table:table-cell office:value-type="time" office:time-value="PT18H37M22S" table:style-name="ce5">
            <text:p>18:37:22</text:p>
          </table:table-cell>
          <table:table-cell office:value-type="time" office:time-value="PT18H37M23S" table:style-name="ce5">
            <text:p>18:37:23</text:p>
          </table:table-cell>
          <table:table-cell office:value-type="float" office:value="1009" table:style-name="ce1">
            <text:p>1009</text:p>
          </table:table-cell>
          <table:table-cell office:value-type="float" office:value="6.194" table:style-name="ce1">
            <text:p>6,194</text:p>
          </table:table-cell>
          <table:table-cell office:value-type="float" office:value="0.51900000000000002" table:style-name="ce1">
            <text:p>0,519</text:p>
          </table:table-cell>
          <table:table-cell office:value-type="float" office:value="0.523671" table:formula="of:=[.C470]/1000*[.E470]" table:style-name="ce1">
            <text:p>0,523671</text:p>
          </table:table-cell>
          <table:table-cell table:number-columns-repeated="16378"/>
        </table:table-row>
        <table:table-row table:style-name="ro2">
          <table:table-cell office:value-type="time" office:time-value="PT18H37M23S" table:style-name="ce5">
            <text:p>18:37:23</text:p>
          </table:table-cell>
          <table:table-cell office:value-type="time" office:time-value="PT18H37M24S" table:style-name="ce5">
            <text:p>18:37:24</text:p>
          </table:table-cell>
          <table:table-cell office:value-type="float" office:value="1009" table:style-name="ce1">
            <text:p>1009</text:p>
          </table:table-cell>
          <table:table-cell office:value-type="float" office:value="5.9459999999999997" table:style-name="ce1">
            <text:p>5,946</text:p>
          </table:table-cell>
          <table:table-cell office:value-type="float" office:value="0.51700000000000002" table:style-name="ce1">
            <text:p>0,517</text:p>
          </table:table-cell>
          <table:table-cell office:value-type="float" office:value="0.52165299999999992" table:formula="of:=[.C471]/1000*[.E471]" table:style-name="ce1">
            <text:p>0,521653</text:p>
          </table:table-cell>
          <table:table-cell table:number-columns-repeated="16378"/>
        </table:table-row>
        <table:table-row table:style-name="ro2">
          <table:table-cell office:value-type="time" office:time-value="PT18H37M24S" table:style-name="ce5">
            <text:p>18:37:24</text:p>
          </table:table-cell>
          <table:table-cell office:value-type="time" office:time-value="PT18H37M25S" table:style-name="ce5">
            <text:p>18:37:25</text:p>
          </table:table-cell>
          <table:table-cell office:value-type="float" office:value="1010" table:style-name="ce1">
            <text:p>1010</text:p>
          </table:table-cell>
          <table:table-cell office:value-type="float" office:value="5.9409999999999998" table:style-name="ce1">
            <text:p>5,941</text:p>
          </table:table-cell>
          <table:table-cell office:value-type="float" office:value="0.53600000000000003" table:style-name="ce1">
            <text:p>0,536</text:p>
          </table:table-cell>
          <table:table-cell office:value-type="float" office:value="0.54136000000000006" table:formula="of:=[.C472]/1000*[.E472]" table:style-name="ce1">
            <text:p>0,54136</text:p>
          </table:table-cell>
          <table:table-cell table:number-columns-repeated="16378"/>
        </table:table-row>
        <table:table-row table:style-name="ro2">
          <table:table-cell office:value-type="time" office:time-value="PT18H37M25S" table:style-name="ce5">
            <text:p>18:37:25</text:p>
          </table:table-cell>
          <table:table-cell office:value-type="time" office:time-value="PT18H37M26S" table:style-name="ce5">
            <text:p>18:37:26</text:p>
          </table:table-cell>
          <table:table-cell office:value-type="float" office:value="1012" table:style-name="ce1">
            <text:p>1012</text:p>
          </table:table-cell>
          <table:table-cell office:value-type="float" office:value="6.423" table:style-name="ce1">
            <text:p>6,423</text:p>
          </table:table-cell>
          <table:table-cell office:value-type="float" office:value="0.53800000000000003" table:style-name="ce1">
            <text:p>0,538</text:p>
          </table:table-cell>
          <table:table-cell office:value-type="float" office:value="0.54445600000000005" table:formula="of:=[.C473]/1000*[.E473]" table:style-name="ce1">
            <text:p>0,544456</text:p>
          </table:table-cell>
          <table:table-cell table:number-columns-repeated="16378"/>
        </table:table-row>
        <table:table-row table:style-name="ro1">
          <table:table-cell table:number-columns-repeated="4" table:style-name="ce3"/>
          <table:table-cell office:value-type="string" table:style-name="ce3">
            <text:p>Total energy</text:p>
          </table:table-cell>
          <table:table-cell office:value-type="float" office:value="66.536593999999994" table:formula="of:=SUM([.F271:.F473])" table:style-name="ce3">
            <text:p>66,536594</text:p>
          </table:table-cell>
          <table:table-cell table:number-columns-repeated="16378" table:style-name="ce3"/>
        </table:table-row>
        <table:table-row table:number-rows-repeated="104810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ennifer</dc:creator>
    <meta:creation-date>2024-04-24T10:54:29Z</meta:creation-date>
    <dc:date>2024-04-30T14:57:07Z</dc:date>
    <meta:editing-cycles>2</meta:editing-cycles>
    <meta:editing-duration>PT212S</meta:editing-duration>
  </office:meta>
</office:document-meta>
</file>